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3.079cm"/>
    </style:style>
    <style:style style:name="co13" style:family="table-column">
      <style:table-column-properties fo:break-before="auto" style:column-width="17.681cm"/>
    </style:style>
    <style:style style:name="co14" style:family="table-column">
      <style:table-column-properties fo:break-before="auto" style:column-width="8.694cm"/>
    </style:style>
    <style:style style:name="co15" style:family="table-column">
      <style:table-column-properties fo:break-before="auto" style:column-width="4.038cm"/>
    </style:style>
    <style:style style:name="co16" style:family="table-column">
      <style:table-column-properties fo:break-before="auto" style:column-width="3.847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3.276cm"/>
    </style:style>
    <style:style style:name="co20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" style:family="table-cell" style:parent-style-name="Default" style:data-style-name="N100"/>
    <style:style style:name="ce4" style:family="table-cell" style:parent-style-name="Default" style:data-style-name="N81"/>
    <style:style style:name="T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number-columns-repeated="4" table:default-cell-style-name="Default"/>
        <table:table-column table:style-name="co5" table:number-columns-repeated="11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6342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office:value-type="string" calcext:value-type="string">
            <text:p>Conversionfactor</text:p>
          </table:table-cell>
          <table:table-cell table:style-name="ce2" office:value-type="string" calcext:value-type="string">
            <text:p>New Uni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6343"/>
        </table:table-row>
        <table:table-row table:style-name="ro1">
          <table:table-cell table:style-name="ce8" office:value-type="string" calcext:value-type="string">
            <text:p>Secondary Fossil Energy Output</text:p>
          </table:table-cell>
          <table:table-cell table:style-name="ce8" office:value-type="float" office:value="7614.6292" calcext:value-type="float">
            <text:p>7614.63</text:p>
          </table:table-cell>
          <table:table-cell table:style-name="ce8" office:value-type="float" office:value="7722.2179" calcext:value-type="float">
            <text:p>7722.22</text:p>
          </table:table-cell>
          <table:table-cell table:style-name="ce8" office:value-type="float" office:value="7807.5196" calcext:value-type="float">
            <text:p>7807.52</text:p>
          </table:table-cell>
          <table:table-cell table:style-name="ce8" office:value-type="float" office:value="7858.3298" calcext:value-type="float">
            <text:p>7858.33</text:p>
          </table:table-cell>
          <table:table-cell table:style-name="ce8" office:value-type="float" office:value="8119.1229" calcext:value-type="float">
            <text:p>8119.12</text:p>
          </table:table-cell>
          <table:table-cell table:style-name="ce8" office:value-type="float" office:value="8335.2589" calcext:value-type="float">
            <text:p>8335.26</text:p>
          </table:table-cell>
          <table:table-cell table:style-name="ce8" office:value-type="float" office:value="8626.9507" calcext:value-type="float">
            <text:p>8626.95</text:p>
          </table:table-cell>
          <table:table-cell table:style-name="ce8" office:value-type="float" office:value="8911.3345" calcext:value-type="float">
            <text:p>8911.33</text:p>
          </table:table-cell>
          <table:table-cell table:style-name="ce8" office:value-type="float" office:value="9214.4557" calcext:value-type="float">
            <text:p>9214.46</text:p>
          </table:table-cell>
          <table:table-cell table:style-name="ce8" office:value-type="float" office:value="9498.2689" calcext:value-type="float">
            <text:p>9498.27</text:p>
          </table:table-cell>
          <table:table-cell table:style-name="ce8" office:value-type="float" office:value="9609.74" calcext:value-type="float">
            <text:p>9609.74</text:p>
          </table:table-cell>
          <table:table-cell table:style-name="ce8" office:value-type="float" office:value="9826.39" calcext:value-type="float">
            <text:p>9826.39</text:p>
          </table:table-cell>
          <table:table-cell table:style-name="ce8" office:value-type="float" office:value="10265.48" calcext:value-type="float">
            <text:p>10265.48</text:p>
          </table:table-cell>
          <table:table-cell table:style-name="ce8" office:value-type="float" office:value="10822.59" calcext:value-type="float">
            <text:p>10822.59</text:p>
          </table:table-cell>
          <table:table-cell table:style-name="ce8" office:value-type="float" office:value="11283.27" calcext:value-type="float">
            <text:p>11283.27</text:p>
          </table:table-cell>
          <table:table-cell table:style-name="ce8" office:value-type="float" office:value="11806.97" calcext:value-type="float">
            <text:p>11806.97</text:p>
          </table:table-cell>
          <table:table-cell table:style-name="ce8" office:value-type="float" office:value="12329.32" calcext:value-type="float">
            <text:p>12329.32</text:p>
          </table:table-cell>
          <table:table-cell table:style-name="ce8" office:value-type="float" office:value="13160.68" calcext:value-type="float">
            <text:p>13160.68</text:p>
          </table:table-cell>
          <table:table-cell table:style-name="ce8" office:value-type="float" office:value="13217.09" calcext:value-type="float">
            <text:p>13217.09</text:p>
          </table:table-cell>
          <table:table-cell table:style-name="ce8" office:value-type="float" office:value="13070.16" calcext:value-type="float">
            <text:p>13070.16</text:p>
          </table:table-cell>
          <table:table-cell table:style-name="ce8" office:value-type="float" office:value="14071.65" calcext:value-type="float">
            <text:p>14071.65</text:p>
          </table:table-cell>
          <table:table-cell table:style-name="ce8" office:value-type="float" office:value="14685.28" calcext:value-type="float">
            <text:p>14685.28</text:p>
          </table:table-cell>
          <table:table-cell table:style-name="ce8" office:value-type="float" office:value="15055.62" calcext:value-type="float">
            <text:p>15055.62</text:p>
          </table:table-cell>
          <table:table-cell table:style-name="ce8" office:value-type="float" office:value="15364.88" calcext:value-type="float">
            <text:p>15364.88</text:p>
          </table:table-cell>
          <table:table-cell table:style-name="ce8" office:value-type="float" office:value="15655.38" calcext:value-type="float">
            <text:p>15655.38</text:p>
          </table:table-cell>
          <table:table-cell table:style-name="ce8" office:value-type="float" office:value="15647.27" calcext:value-type="float">
            <text:p>15647.27</text:p>
          </table:table-cell>
          <table:table-cell table:style-name="ce8" office:value-type="float" office:value="15900.89" calcext:value-type="float">
            <text:p>15900.89</text:p>
          </table:table-cell>
          <table:table-cell table:style-name="ce8" office:value-type="float" office:value="16223.81" calcext:value-type="float">
            <text:p>16223.81</text:p>
          </table:table-cell>
          <table:table-cell table:style-name="ce8" office:value-type="float" office:value="16756.02" calcext:value-type="float">
            <text:p>16756.02</text:p>
          </table:table-cell>
          <table:table-cell table:style-name="ce8" office:value-type="float" office:value="16634.04" calcext:value-type="float">
            <text:p>16634.04</text:p>
          </table:table-cell>
          <table:table-cell table:style-name="ce8" office:value-type="float" office:value="16166.37" calcext:value-type="float">
            <text:p>16166.37</text:p>
          </table:table-cell>
          <table:table-cell table:style-name="ce8" office:value-type="float" office:value="17201.33" calcext:value-type="float">
            <text:p>17201.33</text:p>
          </table:table-cell>
          <table:table-cell table:style-name="ce8" office:value-type="float" office:value="17385.15" calcext:value-type="float">
            <text:p>17385.15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il gas and coal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Renewable Energy Output</text:p>
          </table:table-cell>
          <table:table-cell table:style-name="ce8" office:value-type="float" office:value="2162.87482055" calcext:value-type="float">
            <text:p>2162.87</text:p>
          </table:table-cell>
          <table:table-cell table:style-name="ce8" office:value-type="float" office:value="2213.2934299" calcext:value-type="float">
            <text:p>2213.29</text:p>
          </table:table-cell>
          <table:table-cell table:style-name="ce8" office:value-type="float" office:value="2213.6586911" calcext:value-type="float">
            <text:p>2213.66</text:p>
          </table:table-cell>
          <table:table-cell table:style-name="ce8" office:value-type="float" office:value="2347.7205465" calcext:value-type="float">
            <text:p>2347.72</text:p>
          </table:table-cell>
          <table:table-cell table:style-name="ce8" office:value-type="float" office:value="2363.9317129" calcext:value-type="float">
            <text:p>2363.93</text:p>
          </table:table-cell>
          <table:table-cell table:style-name="ce8" office:value-type="float" office:value="2492.59780576" calcext:value-type="float">
            <text:p>2492.60</text:p>
          </table:table-cell>
          <table:table-cell table:style-name="ce8" office:value-type="float" office:value="2526.94483096" calcext:value-type="float">
            <text:p>2526.94</text:p>
          </table:table-cell>
          <table:table-cell table:style-name="ce8" office:value-type="float" office:value="2574.1368718" calcext:value-type="float">
            <text:p>2574.14</text:p>
          </table:table-cell>
          <table:table-cell table:style-name="ce8" office:value-type="float" office:value="2597.861512" calcext:value-type="float">
            <text:p>2597.86</text:p>
          </table:table-cell>
          <table:table-cell table:style-name="ce8" office:value-type="float" office:value="2622.7821859" calcext:value-type="float">
            <text:p>2622.78</text:p>
          </table:table-cell>
          <table:table-cell table:style-name="ce8" office:value-type="float" office:value="2653.6" calcext:value-type="float">
            <text:p>2653.60</text:p>
          </table:table-cell>
          <table:table-cell table:style-name="ce8" office:value-type="float" office:value="2600.55" calcext:value-type="float">
            <text:p>2600.55</text:p>
          </table:table-cell>
          <table:table-cell table:style-name="ce8" office:value-type="float" office:value="2655.12" calcext:value-type="float">
            <text:p>2655.12</text:p>
          </table:table-cell>
          <table:table-cell table:style-name="ce8" office:value-type="float" office:value="2667.83" calcext:value-type="float">
            <text:p>2667.83</text:p>
          </table:table-cell>
          <table:table-cell table:style-name="ce8" office:value-type="float" office:value="2884.66" calcext:value-type="float">
            <text:p>2884.66</text:p>
          </table:table-cell>
          <table:table-cell table:style-name="ce8" office:value-type="float" office:value="3002.84" calcext:value-type="float">
            <text:p>3002.84</text:p>
          </table:table-cell>
          <table:table-cell table:style-name="ce8" office:value-type="float" office:value="3139.43" calcext:value-type="float">
            <text:p>3139.43</text:p>
          </table:table-cell>
          <table:table-cell table:style-name="ce8" office:value-type="float" office:value="3224.01" calcext:value-type="float">
            <text:p>3224.01</text:p>
          </table:table-cell>
          <table:table-cell table:style-name="ce8" office:value-type="float" office:value="3462.5" calcext:value-type="float">
            <text:p>3462.50</text:p>
          </table:table-cell>
          <table:table-cell table:style-name="ce8" office:value-type="float" office:value="3524.62" calcext:value-type="float">
            <text:p>3524.62</text:p>
          </table:table-cell>
          <table:table-cell table:style-name="ce8" office:value-type="float" office:value="3789.37" calcext:value-type="float">
            <text:p>3789.37</text:p>
          </table:table-cell>
          <table:table-cell table:style-name="ce8" office:value-type="float" office:value="3981.49" calcext:value-type="float">
            <text:p>3981.49</text:p>
          </table:table-cell>
          <table:table-cell table:style-name="ce8" office:value-type="float" office:value="4269.31" calcext:value-type="float">
            <text:p>4269.31</text:p>
          </table:table-cell>
          <table:table-cell table:style-name="ce8" office:value-type="float" office:value="4549.47" calcext:value-type="float">
            <text:p>4549.47</text:p>
          </table:table-cell>
          <table:table-cell table:style-name="ce8" office:value-type="float" office:value="4778.6" calcext:value-type="float">
            <text:p>4778.60</text:p>
          </table:table-cell>
          <table:table-cell table:style-name="ce8" office:value-type="float" office:value="4953.28" calcext:value-type="float">
            <text:p>4953.28</text:p>
          </table:table-cell>
          <table:table-cell table:style-name="ce8" office:value-type="float" office:value="5285.34" calcext:value-type="float">
            <text:p>5285.34</text:p>
          </table:table-cell>
          <table:table-cell table:style-name="ce8" office:value-type="float" office:value="5634.91" calcext:value-type="float">
            <text:p>5634.91</text:p>
          </table:table-cell>
          <table:table-cell table:style-name="ce8" office:value-type="float" office:value="6010.67" calcext:value-type="float">
            <text:p>6010.67</text:p>
          </table:table-cell>
          <table:table-cell table:style-name="ce8" office:value-type="float" office:value="6340.81" calcext:value-type="float">
            <text:p>6340.81</text:p>
          </table:table-cell>
          <table:table-cell table:style-name="ce8" office:value-type="float" office:value="6779.12" calcext:value-type="float">
            <text:p>6779.12</text:p>
          </table:table-cell>
          <table:table-cell table:style-name="ce8" office:value-type="float" office:value="7134.03" calcext:value-type="float">
            <text:p>7134.03</text:p>
          </table:table-cell>
          <table:table-cell table:style-name="ce8" office:value-type="float" office:value="7755.26" calcext:value-type="float">
            <text:p>7755.26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, wind and hydro. Excludes bioenergy and nuclear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Wind and Solar Energy Output</text:p>
          </table:table-cell>
          <table:table-cell table:style-name="ce8" office:value-type="float" office:value="4.02082055" calcext:value-type="float">
            <text:p>4.02</text:p>
          </table:table-cell>
          <table:table-cell table:style-name="ce8" office:value-type="float" office:value="4.5914299" calcext:value-type="float">
            <text:p>4.59</text:p>
          </table:table-cell>
          <table:table-cell table:style-name="ce8" office:value-type="float" office:value="5.1994911" calcext:value-type="float">
            <text:p>5.20</text:p>
          </table:table-cell>
          <table:table-cell table:style-name="ce8" office:value-type="float" office:value="6.2608465" calcext:value-type="float">
            <text:p>6.26</text:p>
          </table:table-cell>
          <table:table-cell table:style-name="ce8" office:value-type="float" office:value="7.7287129" calcext:value-type="float">
            <text:p>7.73</text:p>
          </table:table-cell>
          <table:table-cell table:style-name="ce8" office:value-type="float" office:value="8.91100576" calcext:value-type="float">
            <text:p>8.91</text:p>
          </table:table-cell>
          <table:table-cell table:style-name="ce8" office:value-type="float" office:value="9.91483096" calcext:value-type="float">
            <text:p>9.91</text:p>
          </table:table-cell>
          <table:table-cell table:style-name="ce8" office:value-type="float" office:value="12.7778718" calcext:value-type="float">
            <text:p>12.78</text:p>
          </table:table-cell>
          <table:table-cell table:style-name="ce8" office:value-type="float" office:value="16.741112" calcext:value-type="float">
            <text:p>16.74</text:p>
          </table:table-cell>
          <table:table-cell table:style-name="ce8" office:value-type="float" office:value="22.1321859" calcext:value-type="float">
            <text:p>22.13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9.51" calcext:value-type="float">
            <text:p>39.51</text:p>
          </table:table-cell>
          <table:table-cell table:style-name="ce8" office:value-type="float" office:value="53.73" calcext:value-type="float">
            <text:p>53.73</text:p>
          </table:table-cell>
          <table:table-cell table:style-name="ce8" office:value-type="float" office:value="65.5" calcext:value-type="float">
            <text:p>65.50</text:p>
          </table:table-cell>
          <table:table-cell table:style-name="ce8" office:value-type="float" office:value="87.97" calcext:value-type="float">
            <text:p>87.97</text:p>
          </table:table-cell>
          <table:table-cell table:style-name="ce8" office:value-type="float" office:value="107.67" calcext:value-type="float">
            <text:p>107.67</text:p>
          </table:table-cell>
          <table:table-cell table:style-name="ce8" office:value-type="float" office:value="137.9" calcext:value-type="float">
            <text:p>137.90</text:p>
          </table:table-cell>
          <table:table-cell table:style-name="ce8" office:value-type="float" office:value="177.83" calcext:value-type="float">
            <text:p>177.83</text:p>
          </table:table-cell>
          <table:table-cell table:style-name="ce8" office:value-type="float" office:value="231.43" calcext:value-type="float">
            <text:p>231.43</text:p>
          </table:table-cell>
          <table:table-cell table:style-name="ce8" office:value-type="float" office:value="295.07" calcext:value-type="float">
            <text:p>295.07</text:p>
          </table:table-cell>
          <table:table-cell table:style-name="ce8" office:value-type="float" office:value="377.04" calcext:value-type="float">
            <text:p>377.04</text:p>
          </table:table-cell>
          <table:table-cell table:style-name="ce8" office:value-type="float" office:value="502.24" calcext:value-type="float">
            <text:p>502.24</text:p>
          </table:table-cell>
          <table:table-cell table:style-name="ce8" office:value-type="float" office:value="624.29" calcext:value-type="float">
            <text:p>624.29</text:p>
          </table:table-cell>
          <table:table-cell table:style-name="ce8" office:value-type="float" office:value="772.59" calcext:value-type="float">
            <text:p>772.59</text:p>
          </table:table-cell>
          <table:table-cell table:style-name="ce8" office:value-type="float" office:value="912.97" calcext:value-type="float">
            <text:p>912.97</text:p>
          </table:table-cell>
          <table:table-cell table:style-name="ce8" office:value-type="float" office:value="1083.24" calcext:value-type="float">
            <text:p>1083.24</text:p>
          </table:table-cell>
          <table:table-cell table:style-name="ce8" office:value-type="float" office:value="1288.8" calcext:value-type="float">
            <text:p>1288.80</text:p>
          </table:table-cell>
          <table:table-cell table:style-name="ce8" office:value-type="float" office:value="1580.95" calcext:value-type="float">
            <text:p>1580.95</text:p>
          </table:table-cell>
          <table:table-cell table:style-name="ce8" office:value-type="float" office:value="1835.86" calcext:value-type="float">
            <text:p>1835.86</text:p>
          </table:table-cell>
          <table:table-cell table:style-name="ce8" office:value-type="float" office:value="2120.7" calcext:value-type="float">
            <text:p>2120.70</text:p>
          </table:table-cell>
          <table:table-cell table:style-name="ce8" office:value-type="float" office:value="2438.02" calcext:value-type="float">
            <text:p>2438.02</text:p>
          </table:table-cell>
          <table:table-cell table:style-name="ce8" office:value-type="float" office:value="2889.46" calcext:value-type="float">
            <text:p>2889.46</text:p>
          </table:table-cell>
          <table:table-cell table:style-name="ce8" office:value-type="float" office:value="3428.5" calcext:value-type="float">
            <text:p>3428.50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Hydropower Energy Output</text:p>
          </table:table-cell>
          <table:table-cell table:style-name="ce8" office:value-type="float" office:value="2158.854" calcext:value-type="float">
            <text:p>2158.85</text:p>
          </table:table-cell>
          <table:table-cell table:style-name="ce8" office:value-type="float" office:value="2208.702" calcext:value-type="float">
            <text:p>2208.70</text:p>
          </table:table-cell>
          <table:table-cell table:style-name="ce8" office:value-type="float" office:value="2208.4592" calcext:value-type="float">
            <text:p>2208.46</text:p>
          </table:table-cell>
          <table:table-cell table:style-name="ce8" office:value-type="float" office:value="2341.4597" calcext:value-type="float">
            <text:p>2341.46</text:p>
          </table:table-cell>
          <table:table-cell table:style-name="ce8" office:value-type="float" office:value="2356.203" calcext:value-type="float">
            <text:p>2356.20</text:p>
          </table:table-cell>
          <table:table-cell table:style-name="ce8" office:value-type="float" office:value="2483.6868" calcext:value-type="float">
            <text:p>2483.69</text:p>
          </table:table-cell>
          <table:table-cell table:style-name="ce8" office:value-type="float" office:value="2517.03" calcext:value-type="float">
            <text:p>2517.03</text:p>
          </table:table-cell>
          <table:table-cell table:style-name="ce8" office:value-type="float" office:value="2561.359" calcext:value-type="float">
            <text:p>2561.36</text:p>
          </table:table-cell>
          <table:table-cell table:style-name="ce8" office:value-type="float" office:value="2581.1204" calcext:value-type="float">
            <text:p>2581.12</text:p>
          </table:table-cell>
          <table:table-cell table:style-name="ce8" office:value-type="float" office:value="2600.65" calcext:value-type="float">
            <text:p>2600.65</text:p>
          </table:table-cell>
          <table:table-cell table:style-name="ce8" office:value-type="float" office:value="2621.36" calcext:value-type="float">
            <text:p>2621.36</text:p>
          </table:table-cell>
          <table:table-cell table:style-name="ce8" office:value-type="float" office:value="2561.04" calcext:value-type="float">
            <text:p>2561.04</text:p>
          </table:table-cell>
          <table:table-cell table:style-name="ce8" office:value-type="float" office:value="2601.39" calcext:value-type="float">
            <text:p>2601.39</text:p>
          </table:table-cell>
          <table:table-cell table:style-name="ce8" office:value-type="float" office:value="2602.33" calcext:value-type="float">
            <text:p>2602.33</text:p>
          </table:table-cell>
          <table:table-cell table:style-name="ce8" office:value-type="float" office:value="2796.69" calcext:value-type="float">
            <text:p>2796.69</text:p>
          </table:table-cell>
          <table:table-cell table:style-name="ce8" office:value-type="float" office:value="2895.17" calcext:value-type="float">
            <text:p>2895.17</text:p>
          </table:table-cell>
          <table:table-cell table:style-name="ce8" office:value-type="float" office:value="3001.53" calcext:value-type="float">
            <text:p>3001.53</text:p>
          </table:table-cell>
          <table:table-cell table:style-name="ce8" office:value-type="float" office:value="3046.18" calcext:value-type="float">
            <text:p>3046.18</text:p>
          </table:table-cell>
          <table:table-cell table:style-name="ce8" office:value-type="float" office:value="3231.07" calcext:value-type="float">
            <text:p>3231.07</text:p>
          </table:table-cell>
          <table:table-cell table:style-name="ce8" office:value-type="float" office:value="3229.55" calcext:value-type="float">
            <text:p>3229.55</text:p>
          </table:table-cell>
          <table:table-cell table:style-name="ce8" office:value-type="float" office:value="3412.33" calcext:value-type="float">
            <text:p>3412.33</text:p>
          </table:table-cell>
          <table:table-cell table:style-name="ce8" office:value-type="float" office:value="3479.25" calcext:value-type="float">
            <text:p>3479.25</text:p>
          </table:table-cell>
          <table:table-cell table:style-name="ce8" office:value-type="float" office:value="3645.02" calcext:value-type="float">
            <text:p>3645.02</text:p>
          </table:table-cell>
          <table:table-cell table:style-name="ce8" office:value-type="float" office:value="3776.88" calcext:value-type="float">
            <text:p>3776.88</text:p>
          </table:table-cell>
          <table:table-cell table:style-name="ce8" office:value-type="float" office:value="3865.63" calcext:value-type="float">
            <text:p>3865.63</text:p>
          </table:table-cell>
          <table:table-cell table:style-name="ce8" office:value-type="float" office:value="3870.04" calcext:value-type="float">
            <text:p>3870.04</text:p>
          </table:table-cell>
          <table:table-cell table:style-name="ce8" office:value-type="float" office:value="3996.54" calcext:value-type="float">
            <text:p>3996.54</text:p>
          </table:table-cell>
          <table:table-cell table:style-name="ce8" office:value-type="float" office:value="4053.96" calcext:value-type="float">
            <text:p>4053.96</text:p>
          </table:table-cell>
          <table:table-cell table:style-name="ce8" office:value-type="float" office:value="4174.81" calcext:value-type="float">
            <text:p>4174.81</text:p>
          </table:table-cell>
          <table:table-cell table:style-name="ce8" office:value-type="float" office:value="4220.11" calcext:value-type="float">
            <text:p>4220.11</text:p>
          </table:table-cell>
          <table:table-cell table:style-name="ce8" office:value-type="float" office:value="4341.1" calcext:value-type="float">
            <text:p>4341.10</text:p>
          </table:table-cell>
          <table:table-cell table:style-name="ce8" office:value-type="float" office:value="4244.57" calcext:value-type="float">
            <text:p>4244.57</text:p>
          </table:table-cell>
          <table:table-cell table:style-name="ce8" office:value-type="float" office:value="4326.76" calcext:value-type="float">
            <text:p>4326.76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hydropower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Nuclear Energy Output</text:p>
          </table:table-cell>
          <table:table-cell table:style-name="ce8" office:value-type="float" office:value="2000.596" calcext:value-type="float">
            <text:p>2000.60</text:p>
          </table:table-cell>
          <table:table-cell table:style-name="ce8" office:value-type="float" office:value="2096.3098" calcext:value-type="float">
            <text:p>2096.31</text:p>
          </table:table-cell>
          <table:table-cell table:style-name="ce8" office:value-type="float" office:value="2112.223" calcext:value-type="float">
            <text:p>2112.22</text:p>
          </table:table-cell>
          <table:table-cell table:style-name="ce8" office:value-type="float" office:value="2184.9646" calcext:value-type="float">
            <text:p>2184.96</text:p>
          </table:table-cell>
          <table:table-cell table:style-name="ce8" office:value-type="float" office:value="2225.9788" calcext:value-type="float">
            <text:p>2225.98</text:p>
          </table:table-cell>
          <table:table-cell table:style-name="ce8" office:value-type="float" office:value="2322.5298" calcext:value-type="float">
            <text:p>2322.53</text:p>
          </table:table-cell>
          <table:table-cell table:style-name="ce8" office:value-type="float" office:value="2406.615" calcext:value-type="float">
            <text:p>2406.62</text:p>
          </table:table-cell>
          <table:table-cell table:style-name="ce8" office:value-type="float" office:value="2390.0642" calcext:value-type="float">
            <text:p>2390.06</text:p>
          </table:table-cell>
          <table:table-cell table:style-name="ce8" office:value-type="float" office:value="2431.1948" calcext:value-type="float">
            <text:p>2431.19</text:p>
          </table:table-cell>
          <table:table-cell table:style-name="ce8" office:value-type="float" office:value="2523.7056" calcext:value-type="float">
            <text:p>2523.71</text:p>
          </table:table-cell>
          <table:table-cell table:style-name="ce8" office:value-type="float" office:value="2507.43" calcext:value-type="float">
            <text:p>2507.43</text:p>
          </table:table-cell>
          <table:table-cell table:style-name="ce8" office:value-type="float" office:value="2573.71" calcext:value-type="float">
            <text:p>2573.71</text:p>
          </table:table-cell>
          <table:table-cell table:style-name="ce8" office:value-type="float" office:value="2601.89" calcext:value-type="float">
            <text:p>2601.89</text:p>
          </table:table-cell>
          <table:table-cell table:style-name="ce8" office:value-type="float" office:value="2577.71" calcext:value-type="float">
            <text:p>2577.71</text:p>
          </table:table-cell>
          <table:table-cell table:style-name="ce8" office:value-type="float" office:value="2682.73" calcext:value-type="float">
            <text:p>2682.73</text:p>
          </table:table-cell>
          <table:table-cell table:style-name="ce8" office:value-type="float" office:value="2686.95" calcext:value-type="float">
            <text:p>2686.95</text:p>
          </table:table-cell>
          <table:table-cell table:style-name="ce8" office:value-type="float" office:value="2721.42" calcext:value-type="float">
            <text:p>2721.42</text:p>
          </table:table-cell>
          <table:table-cell table:style-name="ce8" office:value-type="float" office:value="2666.92" calcext:value-type="float">
            <text:p>2666.92</text:p>
          </table:table-cell>
          <table:table-cell table:style-name="ce8" office:value-type="float" office:value="2656.04" calcext:value-type="float">
            <text:p>2656.04</text:p>
          </table:table-cell>
          <table:table-cell table:style-name="ce8" office:value-type="float" office:value="2619" calcext:value-type="float">
            <text:p>2619.00</text:p>
          </table:table-cell>
          <table:table-cell table:style-name="ce8" office:value-type="float" office:value="2686.44" calcext:value-type="float">
            <text:p>2686.44</text:p>
          </table:table-cell>
          <table:table-cell table:style-name="ce8" office:value-type="float" office:value="2575.35" calcext:value-type="float">
            <text:p>2575.35</text:p>
          </table:table-cell>
          <table:table-cell table:style-name="ce8" office:value-type="float" office:value="2403.21" calcext:value-type="float">
            <text:p>2403.21</text:p>
          </table:table-cell>
          <table:table-cell table:style-name="ce8" office:value-type="float" office:value="2418.44" calcext:value-type="float">
            <text:p>2418.44</text:p>
          </table:table-cell>
          <table:table-cell table:style-name="ce8" office:value-type="float" office:value="2472.7" calcext:value-type="float">
            <text:p>2472.70</text:p>
          </table:table-cell>
          <table:table-cell table:style-name="ce8" office:value-type="float" office:value="2502.45" calcext:value-type="float">
            <text:p>2502.45</text:p>
          </table:table-cell>
          <table:table-cell table:style-name="ce8" office:value-type="float" office:value="2540.48" calcext:value-type="float">
            <text:p>2540.48</text:p>
          </table:table-cell>
          <table:table-cell table:style-name="ce8" office:value-type="float" office:value="2566.22" calcext:value-type="float">
            <text:p>2566.22</text:p>
          </table:table-cell>
          <table:table-cell table:style-name="ce8" office:value-type="float" office:value="2619.57" calcext:value-type="float">
            <text:p>2619.57</text:p>
          </table:table-cell>
          <table:table-cell table:style-name="ce8" office:value-type="float" office:value="2724.08" calcext:value-type="float">
            <text:p>2724.08</text:p>
          </table:table-cell>
          <table:table-cell table:style-name="ce8" office:value-type="float" office:value="2634.69" calcext:value-type="float">
            <text:p>2634.69</text:p>
          </table:table-cell>
          <table:table-cell table:style-name="ce8" office:value-type="float" office:value="2740.78" calcext:value-type="float">
            <text:p>2740.78</text:p>
          </table:table-cell>
          <table:table-cell table:style-name="ce8" office:value-type="float" office:value="2610.04" calcext:value-type="float">
            <text:p>2610.0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Other Energy Output</text:p>
          </table:table-cell>
          <table:table-cell table:style-name="ce8" table:number-columns-repeated="10"/>
          <table:table-cell table:style-name="ce8" office:value-type="float" office:value="201.02" calcext:value-type="float">
            <text:p>201.02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8" office:value-type="float" office:value="210.69" calcext:value-type="float">
            <text:p>210.69</text:p>
          </table:table-cell>
          <table:table-cell table:style-name="ce8" office:value-type="float" office:value="223.98" calcext:value-type="float">
            <text:p>223.98</text:p>
          </table:table-cell>
          <table:table-cell table:style-name="ce8" office:value-type="float" office:value="242.48" calcext:value-type="float">
            <text:p>242.48</text:p>
          </table:table-cell>
          <table:table-cell table:style-name="ce8" office:value-type="float" office:value="267.18" calcext:value-type="float">
            <text:p>267.18</text:p>
          </table:table-cell>
          <table:table-cell table:style-name="ce8" office:value-type="float" office:value="281.07" calcext:value-type="float">
            <text:p>281.07</text:p>
          </table:table-cell>
          <table:table-cell table:style-name="ce8" office:value-type="float" office:value="306.01" calcext:value-type="float">
            <text:p>306.01</text:p>
          </table:table-cell>
          <table:table-cell table:style-name="ce8" office:value-type="float" office:value="324.41" calcext:value-type="float">
            <text:p>324.41</text:p>
          </table:table-cell>
          <table:table-cell table:style-name="ce8" office:value-type="float" office:value="347.57" calcext:value-type="float">
            <text:p>347.57</text:p>
          </table:table-cell>
          <table:table-cell table:style-name="ce8" office:value-type="float" office:value="390.6" calcext:value-type="float">
            <text:p>390.60</text:p>
          </table:table-cell>
          <table:table-cell table:style-name="ce8" office:value-type="float" office:value="412.11" calcext:value-type="float">
            <text:p>412.11</text:p>
          </table:table-cell>
          <table:table-cell table:style-name="ce8" office:value-type="float" office:value="441.75" calcext:value-type="float">
            <text:p>441.75</text:p>
          </table:table-cell>
          <table:table-cell table:style-name="ce8" office:value-type="float" office:value="475.5" calcext:value-type="float">
            <text:p>475.50</text:p>
          </table:table-cell>
          <table:table-cell table:style-name="ce8" office:value-type="float" office:value="516.15" calcext:value-type="float">
            <text:p>516.15</text:p>
          </table:table-cell>
          <table:table-cell table:style-name="ce8" office:value-type="float" office:value="557.36" calcext:value-type="float">
            <text:p>557.36</text:p>
          </table:table-cell>
          <table:table-cell table:style-name="ce8" office:value-type="float" office:value="567.68" calcext:value-type="float">
            <text:p>567.68</text:p>
          </table:table-cell>
          <table:table-cell table:style-name="ce8" office:value-type="float" office:value="601.46" calcext:value-type="float">
            <text:p>601.46</text:p>
          </table:table-cell>
          <table:table-cell table:style-name="ce8" office:value-type="float" office:value="635.75" calcext:value-type="float">
            <text:p>635.75</text:p>
          </table:table-cell>
          <table:table-cell table:style-name="ce8" office:value-type="float" office:value="666.65" calcext:value-type="float">
            <text:p>666.65</text:p>
          </table:table-cell>
          <table:table-cell table:style-name="ce8" office:value-type="float" office:value="696.73" calcext:value-type="float">
            <text:p>696.73</text:p>
          </table:table-cell>
          <table:table-cell table:style-name="ce8" office:value-type="float" office:value="758.78" calcext:value-type="float">
            <text:p>758.78</text:p>
          </table:table-cell>
          <table:table-cell table:style-name="ce8" office:value-type="float" office:value="777.31" calcext:value-type="float">
            <text:p>777.3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bioenergy and other ren excl. bioenergy summed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Total Energy Output</text:p>
          </table:table-cell>
          <table:table-cell table:style-name="ce8" office:value-type="float" office:value="11844455.21" calcext:value-type="float">
            <text:p>11844455.21</text:p>
          </table:table-cell>
          <table:table-cell table:style-name="ce8" office:value-type="float" office:value="12111861.55" calcext:value-type="float">
            <text:p>12111861.55</text:p>
          </table:table-cell>
          <table:table-cell table:style-name="ce8" office:value-type="float" office:value="12224662.81" calcext:value-type="float">
            <text:p>12224662.81</text:p>
          </table:table-cell>
          <table:table-cell table:style-name="ce8" office:value-type="float" office:value="12511943.21" calcext:value-type="float">
            <text:p>12511943.21</text:p>
          </table:table-cell>
          <table:table-cell table:style-name="ce8" office:value-type="float" office:value="12818520.78" calcext:value-type="float">
            <text:p>12818520.78</text:p>
          </table:table-cell>
          <table:table-cell table:style-name="ce8" office:value-type="float" office:value="13250739.32" calcext:value-type="float">
            <text:p>13250739.32</text:p>
          </table:table-cell>
          <table:table-cell table:style-name="ce8" office:value-type="float" office:value="13673189.11" calcext:value-type="float">
            <text:p>13673189.11</text:p>
          </table:table-cell>
          <table:table-cell table:style-name="ce8" office:value-type="float" office:value="13963923.97" calcext:value-type="float">
            <text:p>13963923.97</text:p>
          </table:table-cell>
          <table:table-cell table:style-name="ce8" office:value-type="float" office:value="14322729.36" calcext:value-type="float">
            <text:p>14322729.36</text:p>
          </table:table-cell>
          <table:table-cell table:style-name="ce8" office:value-type="float" office:value="14734416.16" calcext:value-type="float">
            <text:p>14734416.16</text:p>
          </table:table-cell>
          <table:table-cell table:style-name="ce8" office:value-type="float" office:value="15427628.81" calcext:value-type="float">
            <text:p>15427628.81</text:p>
          </table:table-cell>
          <table:table-cell table:style-name="ce8" office:value-type="float" office:value="15547350.09" calcext:value-type="float">
            <text:p>15547350.09</text:p>
          </table:table-cell>
          <table:table-cell table:style-name="ce8" office:value-type="float" office:value="16159273.74" calcext:value-type="float">
            <text:p>16159273.74</text:p>
          </table:table-cell>
          <table:table-cell table:style-name="ce8" office:value-type="float" office:value="16750906.17" calcext:value-type="float">
            <text:p>16750906.17</text:p>
          </table:table-cell>
          <table:table-cell table:style-name="ce8" office:value-type="float" office:value="17522148.13" calcext:value-type="float">
            <text:p>17522148.13</text:p>
          </table:table-cell>
          <table:table-cell table:style-name="ce8" office:value-type="float" office:value="18284563.52" calcext:value-type="float">
            <text:p>18284563.52</text:p>
          </table:table-cell>
          <table:table-cell table:style-name="ce8" office:value-type="float" office:value="19003442.39" calcext:value-type="float">
            <text:p>19003442.39</text:p>
          </table:table-cell>
          <table:table-cell table:style-name="ce8" office:value-type="float" office:value="19836954.05" calcext:value-type="float">
            <text:p>19836954.05</text:p>
          </table:table-cell>
          <table:table-cell table:style-name="ce8" office:value-type="float" office:value="20227893.9" calcext:value-type="float">
            <text:p>20227893.90</text:p>
          </table:table-cell>
          <table:table-cell table:style-name="ce8" office:value-type="float" office:value="20161836.51" calcext:value-type="float">
            <text:p>20161836.51</text:p>
          </table:table-cell>
          <table:table-cell table:style-name="ce8" office:value-type="float" office:value="21539096.31" calcext:value-type="float">
            <text:p>21539096.31</text:p>
          </table:table-cell>
          <table:table-cell table:style-name="ce8" office:value-type="float" office:value="22224874.42" calcext:value-type="float">
            <text:p>22224874.42</text:p>
          </table:table-cell>
          <table:table-cell table:style-name="ce8" office:value-type="float" office:value="22746643.92" calcext:value-type="float">
            <text:p>22746643.92</text:p>
          </table:table-cell>
          <table:table-cell table:style-name="ce8" office:value-type="float" office:value="23432784.06" calcext:value-type="float">
            <text:p>23432784.06</text:p>
          </table:table-cell>
          <table:table-cell table:style-name="ce8" office:value-type="float" office:value="23998013.38" calcext:value-type="float">
            <text:p>23998013.38</text:p>
          </table:table-cell>
          <table:table-cell table:style-name="ce8" office:value-type="float" office:value="24287144.58" calcext:value-type="float">
            <text:p>24287144.58</text:p>
          </table:table-cell>
          <table:table-cell table:style-name="ce8" office:value-type="float" office:value="24961458.03" calcext:value-type="float">
            <text:p>24961458.03</text:p>
          </table:table-cell>
          <table:table-cell table:style-name="ce8" office:value-type="float" office:value="25700849.38" calcext:value-type="float">
            <text:p>25700849.38</text:p>
          </table:table-cell>
          <table:table-cell table:style-name="ce8" office:value-type="float" office:value="26612997.45" calcext:value-type="float">
            <text:p>26612997.45</text:p>
          </table:table-cell>
          <table:table-cell table:style-name="ce8" office:value-type="float" office:value="26957570.8" calcext:value-type="float">
            <text:p>26957570.80</text:p>
          </table:table-cell>
          <table:table-cell table:style-name="ce8" office:value-type="float" office:value="26720546.12" calcext:value-type="float">
            <text:p>26720546.12</text:p>
          </table:table-cell>
          <table:table-cell table:style-name="ce8" table:number-columns-repeated="4"/>
          <table:table-cell table:style-name="ce8" office:value-type="string" calcext:value-type="string">
            <text:p>GWh</text:p>
          </table:table-cell>
          <table:table-cell office:value-type="float" office:value="0.001" calcext:value-type="float">
            <text:p>1.00E-03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total</text:p>
          </table:table-cell>
          <table:table-cell table:style-name="ce8" office:value-type="string" calcext:value-type="string">
            <text:p>world energy balances highlights 2022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Total Renewable Energy Capacity</text:p>
          </table:table-cell>
          <table:table-cell table:style-name="ce8" table:number-columns-repeated="10"/>
          <table:table-cell table:style-name="ce8" office:value-type="float" office:value="715352.741" calcext:value-type="float">
            <text:p>715352.74</text:p>
          </table:table-cell>
          <table:table-cell table:style-name="ce8" office:value-type="float" office:value="734528.475" calcext:value-type="float">
            <text:p>734528.48</text:p>
          </table:table-cell>
          <table:table-cell table:style-name="ce8" office:value-type="float" office:value="752785.921" calcext:value-type="float">
            <text:p>752785.92</text:p>
          </table:table-cell>
          <table:table-cell table:style-name="ce8" office:value-type="float" office:value="781446.167" calcext:value-type="float">
            <text:p>781446.17</text:p>
          </table:table-cell>
          <table:table-cell table:style-name="ce8" office:value-type="float" office:value="812451.846" calcext:value-type="float">
            <text:p>812451.85</text:p>
          </table:table-cell>
          <table:table-cell table:style-name="ce8" office:value-type="float" office:value="847451.199" calcext:value-type="float">
            <text:p>847451.20</text:p>
          </table:table-cell>
          <table:table-cell table:style-name="ce8" office:value-type="float" office:value="885138.164" calcext:value-type="float">
            <text:p>885138.16</text:p>
          </table:table-cell>
          <table:table-cell table:style-name="ce8" office:value-type="float" office:value="932934.007" calcext:value-type="float">
            <text:p>932934.01</text:p>
          </table:table-cell>
          <table:table-cell table:style-name="ce8" office:value-type="float" office:value="992613.206" calcext:value-type="float">
            <text:p>992613.21</text:p>
          </table:table-cell>
          <table:table-cell table:style-name="ce8" office:value-type="float" office:value="1065355.228" calcext:value-type="float">
            <text:p>1065355.23</text:p>
          </table:table-cell>
          <table:table-cell table:style-name="ce8" office:value-type="float" office:value="1148412.824" calcext:value-type="float">
            <text:p>1148412.82</text:p>
          </table:table-cell>
          <table:table-cell table:style-name="ce8" office:value-type="float" office:value="1248120.55" calcext:value-type="float">
            <text:p>1248120.55</text:p>
          </table:table-cell>
          <table:table-cell table:style-name="ce8" office:value-type="float" office:value="1356179.19" calcext:value-type="float">
            <text:p>1356179.19</text:p>
          </table:table-cell>
          <table:table-cell table:style-name="ce8" office:value-type="float" office:value="1470103.66" calcext:value-type="float">
            <text:p>1470103.66</text:p>
          </table:table-cell>
          <table:table-cell table:style-name="ce8" office:value-type="float" office:value="1596371.02" calcext:value-type="float">
            <text:p>1596371.02</text:p>
          </table:table-cell>
          <table:table-cell table:style-name="ce8" office:value-type="float" office:value="1743696.12" calcext:value-type="float">
            <text:p>1743696.12</text:p>
          </table:table-cell>
          <table:table-cell table:style-name="ce8" office:value-type="float" office:value="1897111.52" calcext:value-type="float">
            <text:p>1897111.52</text:p>
          </table:table-cell>
          <table:table-cell table:style-name="ce8" office:value-type="float" office:value="2061478.86" calcext:value-type="float">
            <text:p>2061478.86</text:p>
          </table:table-cell>
          <table:table-cell table:style-name="ce8" office:value-type="float" office:value="2227205.27" calcext:value-type="float">
            <text:p>2227205.27</text:p>
          </table:table-cell>
          <table:table-cell table:style-name="ce8" office:value-type="float" office:value="2404563.9" calcext:value-type="float">
            <text:p>2404563.90</text:p>
          </table:table-cell>
          <table:table-cell table:style-name="ce8" office:value-type="float" office:value="2664983.1" calcext:value-type="float">
            <text:p>2664983.10</text:p>
          </table:table-cell>
          <table:table-cell table:style-name="ce8" office:value-type="float" office:value="2920718.15" calcext:value-type="float">
            <text:p>2920718.15</text:p>
          </table:table-cell>
          <table:table-cell table:style-name="ce8" office:value-type="float" office:value="3207479.85" calcext:value-type="float">
            <text:p>3207479.8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wind and hydro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Wind and Solar Energy Capacity</text:p>
          </table:table-cell>
          <table:table-cell table:style-name="ce8" table:number-columns-repeated="10"/>
          <table:table-cell table:style-name="ce8" office:value-type="float" office:value="18169.041" calcext:value-type="float">
            <text:p>18169.04</text:p>
          </table:table-cell>
          <table:table-cell table:style-name="ce8" office:value-type="float" office:value="25451.675" calcext:value-type="float">
            <text:p>25451.68</text:p>
          </table:table-cell>
          <table:table-cell table:style-name="ce8" office:value-type="float" office:value="32559.981" calcext:value-type="float">
            <text:p>32559.98</text:p>
          </table:table-cell>
          <table:table-cell table:style-name="ce8" office:value-type="float" office:value="41024.967" calcext:value-type="float">
            <text:p>41024.97</text:p>
          </table:table-cell>
          <table:table-cell table:style-name="ce8" office:value-type="float" office:value="51123.846" calcext:value-type="float">
            <text:p>51123.85</text:p>
          </table:table-cell>
          <table:table-cell table:style-name="ce8" office:value-type="float" office:value="63354.899" calcext:value-type="float">
            <text:p>63354.90</text:p>
          </table:table-cell>
          <table:table-cell table:style-name="ce8" office:value-type="float" office:value="79663.104" calcext:value-type="float">
            <text:p>79663.10</text:p>
          </table:table-cell>
          <table:table-cell table:style-name="ce8" office:value-type="float" office:value="100522.947" calcext:value-type="float">
            <text:p>100522.95</text:p>
          </table:table-cell>
          <table:table-cell table:style-name="ce8" office:value-type="float" office:value="130817.806" calcext:value-type="float">
            <text:p>130817.81</text:p>
          </table:table-cell>
          <table:table-cell table:style-name="ce8" office:value-type="float" office:value="173741.928" calcext:value-type="float">
            <text:p>173741.93</text:p>
          </table:table-cell>
          <table:table-cell table:style-name="ce8" office:value-type="float" office:value="222675.824" calcext:value-type="float">
            <text:p>222675.82</text:p>
          </table:table-cell>
          <table:table-cell table:style-name="ce8" office:value-type="float" office:value="294150.75" calcext:value-type="float">
            <text:p>294150.75</text:p>
          </table:table-cell>
          <table:table-cell table:style-name="ce8" office:value-type="float" office:value="371500.75" calcext:value-type="float">
            <text:p>371500.75</text:p>
          </table:table-cell>
          <table:table-cell table:style-name="ce8" office:value-type="float" office:value="440541.26" calcext:value-type="float">
            <text:p>440541.26</text:p>
          </table:table-cell>
          <table:table-cell table:style-name="ce8" office:value-type="float" office:value="530178.22" calcext:value-type="float">
            <text:p>530178.22</text:p>
          </table:table-cell>
          <table:table-cell table:style-name="ce8" office:value-type="float" office:value="645266.62" calcext:value-type="float">
            <text:p>645266.62</text:p>
          </table:table-cell>
          <table:table-cell table:style-name="ce8" office:value-type="float" office:value="768110.72" calcext:value-type="float">
            <text:p>768110.72</text:p>
          </table:table-cell>
          <table:table-cell table:style-name="ce8" office:value-type="float" office:value="910369.46" calcext:value-type="float">
            <text:p>910369.46</text:p>
          </table:table-cell>
          <table:table-cell table:style-name="ce8" office:value-type="float" office:value="1053818.87" calcext:value-type="float">
            <text:p>1053818.87</text:p>
          </table:table-cell>
          <table:table-cell table:style-name="ce8" office:value-type="float" office:value="1213085.9" calcext:value-type="float">
            <text:p>1213085.90</text:p>
          </table:table-cell>
          <table:table-cell table:style-name="ce8" office:value-type="float" office:value="1452084.2" calcext:value-type="float">
            <text:p>1452084.20</text:p>
          </table:table-cell>
          <table:table-cell table:style-name="ce8" office:value-type="float" office:value="1685708.15" calcext:value-type="float">
            <text:p>1685708.15</text:p>
          </table:table-cell>
          <table:table-cell table:style-name="ce8" office:value-type="float" office:value="1951939.45" calcext:value-type="float">
            <text:p>1951939.4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Hydropower Energy Capacity</text:p>
          </table:table-cell>
          <table:table-cell table:style-name="ce8" table:number-columns-repeated="10"/>
          <table:table-cell table:style-name="ce8" office:value-type="float" office:value="697183.7" calcext:value-type="float">
            <text:p>697183.70</text:p>
          </table:table-cell>
          <table:table-cell table:style-name="ce8" office:value-type="float" office:value="709076.8" calcext:value-type="float">
            <text:p>709076.80</text:p>
          </table:table-cell>
          <table:table-cell table:style-name="ce8" office:value-type="float" office:value="720225.94" calcext:value-type="float">
            <text:p>720225.94</text:p>
          </table:table-cell>
          <table:table-cell table:style-name="ce8" office:value-type="float" office:value="740421.2" calcext:value-type="float">
            <text:p>740421.20</text:p>
          </table:table-cell>
          <table:table-cell table:style-name="ce8" office:value-type="float" office:value="761328" calcext:value-type="float">
            <text:p>761328.00</text:p>
          </table:table-cell>
          <table:table-cell table:style-name="ce8" office:value-type="float" office:value="784096.3" calcext:value-type="float">
            <text:p>784096.30</text:p>
          </table:table-cell>
          <table:table-cell table:style-name="ce8" office:value-type="float" office:value="805475.06" calcext:value-type="float">
            <text:p>805475.06</text:p>
          </table:table-cell>
          <table:table-cell table:style-name="ce8" office:value-type="float" office:value="832411.06" calcext:value-type="float">
            <text:p>832411.06</text:p>
          </table:table-cell>
          <table:table-cell table:style-name="ce8" office:value-type="float" office:value="861795.4" calcext:value-type="float">
            <text:p>861795.40</text:p>
          </table:table-cell>
          <table:table-cell table:style-name="ce8" office:value-type="float" office:value="891613.3" calcext:value-type="float">
            <text:p>891613.30</text:p>
          </table:table-cell>
          <table:table-cell table:style-name="ce8" office:value-type="float" office:value="925737" calcext:value-type="float">
            <text:p>925737.00</text:p>
          </table:table-cell>
          <table:table-cell table:style-name="ce8" office:value-type="float" office:value="953969.8" calcext:value-type="float">
            <text:p>953969.80</text:p>
          </table:table-cell>
          <table:table-cell table:style-name="ce8" office:value-type="float" office:value="984678.44" calcext:value-type="float">
            <text:p>984678.44</text:p>
          </table:table-cell>
          <table:table-cell table:style-name="ce8" office:value-type="float" office:value="1029562.4" calcext:value-type="float">
            <text:p>1029562.40</text:p>
          </table:table-cell>
          <table:table-cell table:style-name="ce8" office:value-type="float" office:value="1066192.8" calcext:value-type="float">
            <text:p>1066192.80</text:p>
          </table:table-cell>
          <table:table-cell table:style-name="ce8" office:value-type="float" office:value="1098429.5" calcext:value-type="float">
            <text:p>1098429.50</text:p>
          </table:table-cell>
          <table:table-cell table:style-name="ce8" office:value-type="float" office:value="1129000.8" calcext:value-type="float">
            <text:p>1129000.80</text:p>
          </table:table-cell>
          <table:table-cell table:style-name="ce8" office:value-type="float" office:value="1151109.4" calcext:value-type="float">
            <text:p>1151109.40</text:p>
          </table:table-cell>
          <table:table-cell table:style-name="ce8" office:value-type="float" office:value="1173386.4" calcext:value-type="float">
            <text:p>1173386.40</text:p>
          </table:table-cell>
          <table:table-cell table:style-name="ce8" office:value-type="float" office:value="1191478" calcext:value-type="float">
            <text:p>1191478.00</text:p>
          </table:table-cell>
          <table:table-cell table:style-name="ce8" office:value-type="float" office:value="1212898.9" calcext:value-type="float">
            <text:p>1212898.90</text:p>
          </table:table-cell>
          <table:table-cell table:style-name="ce8" office:value-type="float" office:value="1235010" calcext:value-type="float">
            <text:p>1235010.00</text:p>
          </table:table-cell>
          <table:table-cell table:style-name="ce8" office:value-type="float" office:value="1255540.4" calcext:value-type="float">
            <text:p>1255540.40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<text:span text:style-name="T1">world; </text:span><text:span text:style-name="T2">Renewable hydropower including mixed plants (excludes pumped storage)</text:span> 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Other Energy Capacity</text:p>
          </table:table-cell>
          <table:table-cell table:style-name="ce8" table:number-columns-repeated="10"/>
          <table:table-cell table:style-name="ce8" office:value-type="float" office:value="36593.91" calcext:value-type="float">
            <text:p>36593.91</text:p>
          </table:table-cell>
          <table:table-cell table:style-name="ce8" office:value-type="float" office:value="39466.21" calcext:value-type="float">
            <text:p>39466.21</text:p>
          </table:table-cell>
          <table:table-cell table:style-name="ce8" office:value-type="float" office:value="41152.45" calcext:value-type="float">
            <text:p>41152.45</text:p>
          </table:table-cell>
          <table:table-cell table:style-name="ce8" office:value-type="float" office:value="43499.49" calcext:value-type="float">
            <text:p>43499.49</text:p>
          </table:table-cell>
          <table:table-cell table:style-name="ce8" office:value-type="float" office:value="46389.82" calcext:value-type="float">
            <text:p>46389.82</text:p>
          </table:table-cell>
          <table:table-cell table:style-name="ce8" office:value-type="float" office:value="51978.095" calcext:value-type="float">
            <text:p>51978.10</text:p>
          </table:table-cell>
          <table:table-cell table:style-name="ce8" office:value-type="float" office:value="56222.595" calcext:value-type="float">
            <text:p>56222.60</text:p>
          </table:table-cell>
          <table:table-cell table:style-name="ce8" office:value-type="float" office:value="59649.035" calcext:value-type="float">
            <text:p>59649.04</text:p>
          </table:table-cell>
          <table:table-cell table:style-name="ce8" office:value-type="float" office:value="63938.355" calcext:value-type="float">
            <text:p>63938.36</text:p>
          </table:table-cell>
          <table:table-cell table:style-name="ce8" office:value-type="float" office:value="71117.89" calcext:value-type="float">
            <text:p>71117.89</text:p>
          </table:table-cell>
          <table:table-cell table:style-name="ce8" office:value-type="float" office:value="76117.865" calcext:value-type="float">
            <text:p>76117.87</text:p>
          </table:table-cell>
          <table:table-cell table:style-name="ce8" office:value-type="float" office:value="82963.24" calcext:value-type="float">
            <text:p>82963.24</text:p>
          </table:table-cell>
          <table:table-cell table:style-name="ce8" office:value-type="float" office:value="88476.229" calcext:value-type="float">
            <text:p>88476.23</text:p>
          </table:table-cell>
          <table:table-cell table:style-name="ce8" office:value-type="float" office:value="96371.686" calcext:value-type="float">
            <text:p>96371.69</text:p>
          </table:table-cell>
          <table:table-cell table:style-name="ce8" office:value-type="float" office:value="102681.477" calcext:value-type="float">
            <text:p>102681.48</text:p>
          </table:table-cell>
          <table:table-cell table:style-name="ce8" office:value-type="float" office:value="109081.228" calcext:value-type="float">
            <text:p>109081.23</text:p>
          </table:table-cell>
          <table:table-cell table:style-name="ce8" office:value-type="float" office:value="118352.088" calcext:value-type="float">
            <text:p>118352.09</text:p>
          </table:table-cell>
          <table:table-cell table:style-name="ce8" office:value-type="float" office:value="124558.634" calcext:value-type="float">
            <text:p>124558.63</text:p>
          </table:table-cell>
          <table:table-cell table:style-name="ce8" office:value-type="float" office:value="132192.976" calcext:value-type="float">
            <text:p>132192.98</text:p>
          </table:table-cell>
          <table:table-cell table:style-name="ce8" office:value-type="float" office:value="138813.996" calcext:value-type="float">
            <text:p>138814.00</text:p>
          </table:table-cell>
          <table:table-cell table:style-name="ce8" office:value-type="float" office:value="148176.051" calcext:value-type="float">
            <text:p>148176.05</text:p>
          </table:table-cell>
          <table:table-cell table:style-name="ce8" office:value-type="float" office:value="156520.178" calcext:value-type="float">
            <text:p>156520.18</text:p>
          </table:table-cell>
          <table:table-cell table:style-name="ce8" office:value-type="float" office:value="164312.658" calcext:value-type="float">
            <text:p>164312.66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marine, bioenergy and geothermal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Nuclear Energy Capacity</text:p>
          </table:table-cell>
          <table:table-cell table:style-name="ce8" table:number-columns-repeated="13"/>
          <table:table-cell table:style-name="ce8" office:value-type="float" office:value="359.83" calcext:value-type="float">
            <text:p>359.83</text:p>
          </table:table-cell>
          <table:table-cell table:style-name="ce8" office:value-type="float" office:value="364.54" calcext:value-type="float">
            <text:p>364.54</text:p>
          </table:table-cell>
          <table:table-cell table:style-name="ce8" office:value-type="float" office:value="368.04" calcext:value-type="float">
            <text:p>368.04</text:p>
          </table:table-cell>
          <table:table-cell table:style-name="ce8" office:value-type="float" office:value="369.49" calcext:value-type="float">
            <text:p>369.49</text:p>
          </table:table-cell>
          <table:table-cell table:style-name="ce8" office:value-type="float" office:value="369.48" calcext:value-type="float">
            <text:p>369.48</text:p>
          </table:table-cell>
          <table:table-cell table:style-name="ce8" office:value-type="float" office:value="368.27" calcext:value-type="float">
            <text:p>368.27</text:p>
          </table:table-cell>
          <table:table-cell table:style-name="ce8" office:value-type="float" office:value="367.41" calcext:value-type="float">
            <text:p>367.41</text:p>
          </table:table-cell>
          <table:table-cell table:style-name="ce8" office:value-type="float" office:value="370.93" calcext:value-type="float">
            <text:p>370.93</text:p>
          </table:table-cell>
          <table:table-cell table:style-name="ce8" office:value-type="float" office:value="350.66" calcext:value-type="float">
            <text:p>350.66</text:p>
          </table:table-cell>
          <table:table-cell table:style-name="ce8" office:value-type="float" office:value="350.94" calcext:value-type="float">
            <text:p>350.94</text:p>
          </table:table-cell>
          <table:table-cell table:style-name="ce8" office:value-type="float" office:value="349.47" calcext:value-type="float">
            <text:p>349.47</text:p>
          </table:table-cell>
          <table:table-cell table:style-name="ce8" office:value-type="float" office:value="353.96" calcext:value-type="float">
            <text:p>353.96</text:p>
          </table:table-cell>
          <table:table-cell table:style-name="ce8" office:value-type="float" office:value="360.5" calcext:value-type="float">
            <text:p>360.50</text:p>
          </table:table-cell>
          <table:table-cell table:style-name="ce8" office:value-type="float" office:value="368.19" calcext:value-type="float">
            <text:p>368.19</text:p>
          </table:table-cell>
          <table:table-cell table:style-name="ce8" office:value-type="float" office:value="369.42" calcext:value-type="float">
            <text:p>369.42</text:p>
          </table:table-cell>
          <table:table-cell table:style-name="ce8" office:value-type="float" office:value="374.11" calcext:value-type="float">
            <text:p>374.11</text:p>
          </table:table-cell>
          <table:table-cell table:style-name="ce8" office:value-type="float" office:value="369.59" calcext:value-type="float">
            <text:p>369.59</text:p>
          </table:table-cell>
          <table:table-cell table:style-name="ce8" office:value-type="float" office:value="369.8" calcext:value-type="float">
            <text:p>369.80</text:p>
          </table:table-cell>
          <table:table-cell table:style-name="ce8" office:value-type="float" office:value="366.79" calcext:value-type="float">
            <text:p>366.79</text:p>
          </table:table-cell>
          <table:table-cell table:style-name="ce8" office:value-type="float" office:value="370.99" calcext:value-type="float">
            <text:p>370.99</text:p>
          </table:table-cell>
          <table:table-cell table:style-name="ce8" table:number-columns-repeated="2"/>
          <table:table-cell table:style-name="ce8" office:value-type="string" calcext:value-type="string">
            <text:p>GW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pris.iaea.org/PRIS/WorldStatistics/WorldTrendNuclearPowerCapacity.aspx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Primary Fossil Energy (FUEL)</text:p>
          </table:table-cell>
          <table:table-cell table:style-name="ce8" office:value-type="float" office:value="82768.898" calcext:value-type="float">
            <text:p>82768.90</text:p>
          </table:table-cell>
          <table:table-cell table:style-name="ce8" office:value-type="float" office:value="82216.201" calcext:value-type="float">
            <text:p>82216.20</text:p>
          </table:table-cell>
          <table:table-cell table:style-name="ce8" office:value-type="float" office:value="82748.764" calcext:value-type="float">
            <text:p>82748.76</text:p>
          </table:table-cell>
          <table:table-cell table:style-name="ce8" office:value-type="float" office:value="82153.709" calcext:value-type="float">
            <text:p>82153.71</text:p>
          </table:table-cell>
          <table:table-cell table:style-name="ce8" office:value-type="float" office:value="83533.346" calcext:value-type="float">
            <text:p>83533.35</text:p>
          </table:table-cell>
          <table:table-cell table:style-name="ce8" office:value-type="float" office:value="85165.627" calcext:value-type="float">
            <text:p>85165.63</text:p>
          </table:table-cell>
          <table:table-cell table:style-name="ce8" office:value-type="float" office:value="87552.406" calcext:value-type="float">
            <text:p>87552.41</text:p>
          </table:table-cell>
          <table:table-cell table:style-name="ce8" office:value-type="float" office:value="88796.155" calcext:value-type="float">
            <text:p>88796.16</text:p>
          </table:table-cell>
          <table:table-cell table:style-name="ce8" office:value-type="float" office:value="89903.496" calcext:value-type="float">
            <text:p>89903.50</text:p>
          </table:table-cell>
          <table:table-cell table:style-name="ce8" office:value-type="float" office:value="89622.659" calcext:value-type="float">
            <text:p>89622.66</text:p>
          </table:table-cell>
          <table:table-cell table:style-name="ce8" office:value-type="float" office:value="92653.306" calcext:value-type="float">
            <text:p>92653.31</text:p>
          </table:table-cell>
          <table:table-cell table:style-name="ce8" office:value-type="float" office:value="94354.384" calcext:value-type="float">
            <text:p>94354.38</text:p>
          </table:table-cell>
          <table:table-cell table:style-name="ce8" office:value-type="float" office:value="94760.123" calcext:value-type="float">
            <text:p>94760.12</text:p>
          </table:table-cell>
          <table:table-cell table:style-name="ce8" office:value-type="float" office:value="99569.533" calcext:value-type="float">
            <text:p>99569.53</text:p>
          </table:table-cell>
          <table:table-cell table:style-name="ce8" office:value-type="float" office:value="105241.165" calcext:value-type="float">
            <text:p>105241.17</text:p>
          </table:table-cell>
          <table:table-cell table:style-name="ce8" office:value-type="float" office:value="108349.211" calcext:value-type="float">
            <text:p>108349.21</text:p>
          </table:table-cell>
          <table:table-cell table:style-name="ce8" office:value-type="float" office:value="111465.649" calcext:value-type="float">
            <text:p>111465.65</text:p>
          </table:table-cell>
          <table:table-cell table:style-name="ce8" office:value-type="float" office:value="113756.134" calcext:value-type="float">
            <text:p>113756.13</text:p>
          </table:table-cell>
          <table:table-cell table:style-name="ce8" office:value-type="float" office:value="116579.01" calcext:value-type="float">
            <text:p>116579.01</text:p>
          </table:table-cell>
          <table:table-cell table:style-name="ce8" office:value-type="float" office:value="114421.114" calcext:value-type="float">
            <text:p>114421.11</text:p>
          </table:table-cell>
          <table:table-cell table:style-name="ce8" office:value-type="float" office:value="119541.688" calcext:value-type="float">
            <text:p>119541.69</text:p>
          </table:table-cell>
          <table:table-cell table:style-name="ce8" office:value-type="float" office:value="123936.212" calcext:value-type="float">
            <text:p>123936.21</text:p>
          </table:table-cell>
          <table:table-cell table:style-name="ce8" office:value-type="float" office:value="126392.485" calcext:value-type="float">
            <text:p>126392.49</text:p>
          </table:table-cell>
          <table:table-cell table:style-name="ce8" office:value-type="float" office:value="127578.901" calcext:value-type="float">
            <text:p>127578.90</text:p>
          </table:table-cell>
          <table:table-cell table:style-name="ce8" office:value-type="float" office:value="129291.48" calcext:value-type="float">
            <text:p>129291.48</text:p>
          </table:table-cell>
          <table:table-cell table:style-name="ce8" office:value-type="float" office:value="130389.098" calcext:value-type="float">
            <text:p>130389.10</text:p>
          </table:table-cell>
          <table:table-cell table:style-name="ce8" office:value-type="float" office:value="128455.718" calcext:value-type="float">
            <text:p>128455.72</text:p>
          </table:table-cell>
          <table:table-cell table:style-name="ce8" office:value-type="float" office:value="130774.808" calcext:value-type="float">
            <text:p>130774.81</text:p>
          </table:table-cell>
          <table:table-cell table:style-name="ce8" office:value-type="float" office:value="135832.78" calcext:value-type="float">
            <text:p>135832.78</text:p>
          </table:table-cell>
          <table:table-cell table:style-name="ce8" office:value-type="float" office:value="137318.956" calcext:value-type="float">
            <text:p>137318.96</text:p>
          </table:table-cell>
          <table:table-cell table:style-name="ce8" office:value-type="float" office:value="130561.404" calcext:value-type="float">
            <text:p>130561.40</text:p>
          </table:table-cell>
          <table:table-cell table:style-name="ce8" office:value-type="float" office:value="134863.769" calcext:value-type="float">
            <text:p>134863.77</text:p>
          </table:table-cell>
          <table:table-cell table:style-name="ce8" office:value-type="float" office:value="140183.73" calcext:value-type="float">
            <text:p>140183.7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ver coal, oil, and gas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demand for energy</text:p>
          </table:table-cell>
          <table:table-cell table:style-name="ce8" table:number-columns-repeated="10"/>
          <table:table-cell table:style-name="ce8" office:value-type="float" office:value="14971.79" calcext:value-type="float">
            <text:p>14971.79</text:p>
          </table:table-cell>
          <table:table-cell table:style-name="ce8" office:value-type="float" office:value="15196.35" calcext:value-type="float">
            <text:p>15196.35</text:p>
          </table:table-cell>
          <table:table-cell table:style-name="ce8" office:value-type="float" office:value="15733.18" calcext:value-type="float">
            <text:p>15733.18</text:p>
          </table:table-cell>
          <table:table-cell table:style-name="ce8" office:value-type="float" office:value="16292.11" calcext:value-type="float">
            <text:p>16292.11</text:p>
          </table:table-cell>
          <table:table-cell table:style-name="ce8" office:value-type="float" office:value="17093.14" calcext:value-type="float">
            <text:p>17093.14</text:p>
          </table:table-cell>
          <table:table-cell table:style-name="ce8" office:value-type="float" office:value="17763.94" calcext:value-type="float">
            <text:p>17763.94</text:p>
          </table:table-cell>
          <table:table-cell table:style-name="ce8" office:value-type="float" office:value="18471.24" calcext:value-type="float">
            <text:p>18471.24</text:p>
          </table:table-cell>
          <table:table-cell table:style-name="ce8" office:value-type="float" office:value="19357.62" calcext:value-type="float">
            <text:p>19357.62</text:p>
          </table:table-cell>
          <table:table-cell table:style-name="ce8" office:value-type="float" office:value="19660.04" calcext:value-type="float">
            <text:p>19660.04</text:p>
          </table:table-cell>
          <table:table-cell table:style-name="ce8" office:value-type="float" office:value="19561.35" calcext:value-type="float">
            <text:p>19561.35</text:p>
          </table:table-cell>
          <table:table-cell table:style-name="ce8" office:value-type="float" office:value="20938.06" calcext:value-type="float">
            <text:p>20938.06</text:p>
          </table:table-cell>
          <table:table-cell table:style-name="ce8" office:value-type="float" office:value="21654.23" calcext:value-type="float">
            <text:p>21654.23</text:p>
          </table:table-cell>
          <table:table-cell table:style-name="ce8" office:value-type="float" office:value="22169.89" calcext:value-type="float">
            <text:p>22169.89</text:p>
          </table:table-cell>
          <table:table-cell table:style-name="ce8" office:value-type="float" office:value="22808.29" calcext:value-type="float">
            <text:p>22808.29</text:p>
          </table:table-cell>
          <table:table-cell table:style-name="ce8" office:value-type="float" office:value="23422.83" calcext:value-type="float">
            <text:p>23422.83</text:p>
          </table:table-cell>
          <table:table-cell table:style-name="ce8" office:value-type="float" office:value="23660.36" calcext:value-type="float">
            <text:p>23660.36</text:p>
          </table:table-cell>
          <table:table-cell table:style-name="ce8" office:value-type="float" office:value="24294.39" calcext:value-type="float">
            <text:p>24294.39</text:p>
          </table:table-cell>
          <table:table-cell table:style-name="ce8" office:value-type="float" office:value="25026.4" calcext:value-type="float">
            <text:p>25026.40</text:p>
          </table:table-cell>
          <table:table-cell table:style-name="ce8" office:value-type="float" office:value="26022.01" calcext:value-type="float">
            <text:p>26022.01</text:p>
          </table:table-cell>
          <table:table-cell table:style-name="ce8" office:value-type="float" office:value="26365.58" calcext:value-type="float">
            <text:p>26365.58</text:p>
          </table:table-cell>
          <table:table-cell table:style-name="ce8" office:value-type="float" office:value="26276.91" calcext:value-type="float">
            <text:p>26276.91</text:p>
          </table:table-cell>
          <table:table-cell table:style-name="ce8" office:value-type="float" office:value="27834.92" calcext:value-type="float">
            <text:p>27834.92</text:p>
          </table:table-cell>
          <table:table-cell table:style-name="ce8" office:value-type="float" office:value="28527.76" calcext:value-type="float">
            <text:p>28527.76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ourworldindata.org/grapher/electricity-demand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Investments in Fossil Fuel Extraction Capital</text:p>
          </table:table-cell>
          <table:table-cell table:style-name="ce8" table:number-columns-repeated="20"/>
          <table:table-cell table:style-name="ce8" office:value-type="float" office:value="1097.75112443778" calcext:value-type="float">
            <text:p>1097.75</text:p>
          </table:table-cell>
          <table:table-cell table:style-name="ce8" office:value-type="float" office:value="1202.69865067466" calcext:value-type="float">
            <text:p>1202.70</text:p>
          </table:table-cell>
          <table:table-cell table:style-name="ce8" office:value-type="float" office:value="1347.52623688156" calcext:value-type="float">
            <text:p>1347.53</text:p>
          </table:table-cell>
          <table:table-cell table:style-name="ce8" office:value-type="float" office:value="1374.81259370315" calcext:value-type="float">
            <text:p>1374.81</text:p>
          </table:table-cell>
          <table:table-cell table:style-name="ce8" office:value-type="float" office:value="1387.40629685157" calcext:value-type="float">
            <text:p>1387.41</text:p>
          </table:table-cell>
          <table:table-cell table:style-name="ce8" office:value-type="float" office:value="1148" calcext:value-type="float">
            <text:p>1148.00</text:p>
          </table:table-cell>
          <table:table-cell table:style-name="ce8" office:value-type="float" office:value="939" calcext:value-type="float">
            <text:p>939.00</text:p>
          </table:table-cell>
          <table:table-cell table:style-name="ce8" office:value-type="float" office:value="961" calcext:value-type="float">
            <text:p>961.00</text:p>
          </table:table-cell>
          <table:table-cell table:style-name="ce8" office:value-type="float" office:value="971" calcext:value-type="float">
            <text:p>971.00</text:p>
          </table:table-cell>
          <table:table-cell table:style-name="ce8" office:value-type="float" office:value="932" calcext:value-type="float">
            <text:p>932.00</text:p>
          </table:table-cell>
          <table:table-cell table:style-name="ce8" office:value-type="float" office:value="733" calcext:value-type="float">
            <text:p>733.00</text:p>
          </table:table-cell>
          <table:table-cell table:style-name="ce8" office:value-type="float" office:value="807" calcext:value-type="float">
            <text:p>807.00</text:p>
          </table:table-cell>
          <table:table-cell table:style-name="ce8" office:value-type="float" office:value="897" calcext:value-type="float">
            <text:p>897.00</text:p>
          </table:table-cell>
          <table:table-cell table:style-name="ce8" office:value-type="float" office:value="953" calcext:value-type="float">
            <text:p>953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oil gas and coal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42"/>
        </table:table-row>
        <table:table-row table:style-name="ro1">
          <table:table-cell table:style-name="ce8" office:value-type="string" calcext:value-type="string">
            <text:p>Investments in Fossil Energy Capital</text:p>
          </table:table-cell>
          <table:table-cell table:style-name="ce8" table:number-columns-repeated="25"/>
          <table:table-cell table:style-name="ce8" office:value-type="float" office:value="171" calcext:value-type="float">
            <text:p>171.00</text:p>
          </table:table-cell>
          <table:table-cell table:style-name="ce8" office:value-type="float" office:value="166.1" calcext:value-type="float">
            <text:p>166.10</text:p>
          </table:table-cell>
          <table:table-cell table:style-name="ce8" office:value-type="float" office:value="153.3" calcext:value-type="float">
            <text:p>153.30</text:p>
          </table:table-cell>
          <table:table-cell table:style-name="ce8" office:value-type="float" office:value="137.8" calcext:value-type="float">
            <text:p>137.80</text:p>
          </table:table-cell>
          <table:table-cell table:style-name="ce8" office:value-type="float" office:value="134.4" calcext:value-type="float">
            <text:p>134.4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107.3" calcext:value-type="float">
            <text:p>107.3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98" calcext:value-type="float">
            <text:p>98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coal and oil and gas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43"/>
        </table:table-row>
        <table:table-row table:style-name="ro1">
          <table:table-cell table:style-name="ce8" office:value-type="string" calcext:value-type="string">
            <text:p>Investments in Solar and Wind Energy Capacity</text:p>
          </table:table-cell>
          <table:table-cell table:style-name="ce8" table:number-columns-repeated="14"/>
          <table:table-cell table:style-name="ce8" office:value-type="float" office:value="29599999000" calcext:value-type="float">
            <text:p>29599999000.00</text:p>
          </table:table-cell>
          <table:table-cell table:style-name="ce8" office:value-type="float" office:value="42600000000" calcext:value-type="float">
            <text:p>42600000000.00</text:p>
          </table:table-cell>
          <table:table-cell table:style-name="ce8" office:value-type="float" office:value="57800000000" calcext:value-type="float">
            <text:p>57800000000.00</text:p>
          </table:table-cell>
          <table:table-cell table:style-name="ce8" office:value-type="float" office:value="96600000000" calcext:value-type="float">
            <text:p>96600000000.00</text:p>
          </table:table-cell>
          <table:table-cell table:style-name="ce8" office:value-type="float" office:value="134200000000" calcext:value-type="float">
            <text:p>134200000000.00</text:p>
          </table:table-cell>
          <table:table-cell table:style-name="ce8" office:value-type="float" office:value="136700000000" calcext:value-type="float">
            <text:p>136700000000.00</text:p>
          </table:table-cell>
          <table:table-cell table:style-name="ce8" office:value-type="float" office:value="199999990000" calcext:value-type="float">
            <text:p>199999990000.00</text:p>
          </table:table-cell>
          <table:table-cell table:style-name="ce8" office:value-type="float" office:value="243500000000" calcext:value-type="float">
            <text:p>243500000000.00</text:p>
          </table:table-cell>
          <table:table-cell table:style-name="ce8" office:value-type="float" office:value="220799995000" calcext:value-type="float">
            <text:p>220799995000.00</text:p>
          </table:table-cell>
          <table:table-cell table:style-name="ce8" office:value-type="float" office:value="204600000000" calcext:value-type="float">
            <text:p>204600000000.00</text:p>
          </table:table-cell>
          <table:table-cell table:style-name="ce8" office:value-type="float" office:value="258699995000" calcext:value-type="float">
            <text:p>258699995000.00</text:p>
          </table:table-cell>
          <table:table-cell table:style-name="ce8" office:value-type="float" office:value="297699990000" calcext:value-type="float">
            <text:p>297699990000.00</text:p>
          </table:table-cell>
          <table:table-cell table:style-name="ce8" office:value-type="float" office:value="271200010000" calcext:value-type="float">
            <text:p>271200010000.00</text:p>
          </table:table-cell>
          <table:table-cell table:style-name="ce8" office:value-type="float" office:value="309699996000" calcext:value-type="float">
            <text:p>309699996000.00</text:p>
          </table:table-cell>
          <table:table-cell table:style-name="ce8" office:value-type="float" office:value="272600000000" calcext:value-type="float">
            <text:p>2726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Investments in Renewables</text:p>
          </table:table-cell>
          <table:table-cell table:style-name="ce8" table:number-columns-repeated="25"/>
          <table:table-cell table:style-name="ce8" office:value-type="float" office:value="331" calcext:value-type="float">
            <text:p>331.00</text:p>
          </table:table-cell>
          <table:table-cell table:style-name="ce8" office:value-type="float" office:value="340" calcext:value-type="float">
            <text:p>340.00</text:p>
          </table:table-cell>
          <table:table-cell table:style-name="ce8" office:value-type="float" office:value="351" calcext:value-type="float">
            <text:p>351.00</text:p>
          </table:table-cell>
          <table:table-cell table:style-name="ce8" office:value-type="float" office:value="377" calcext:value-type="float">
            <text:p>377.00</text:p>
          </table:table-cell>
          <table:table-cell table:style-name="ce8" office:value-type="float" office:value="451" calcext:value-type="float">
            <text:p>451.00</text:p>
          </table:table-cell>
          <table:table-cell table:style-name="ce8" office:value-type="float" office:value="494" calcext:value-type="float">
            <text:p>494.00</text:p>
          </table:table-cell>
          <table:table-cell table:style-name="ce8" office:value-type="float" office:value="517" calcext:value-type="float">
            <text:p>517.00</text:p>
          </table:table-cell>
          <table:table-cell table:style-name="ce8" office:value-type="float" office:value="596" calcext:value-type="float">
            <text:p>596.00</text:p>
          </table:table-cell>
          <table:table-cell table:style-name="ce8" office:value-type="float" office:value="659" calcext:value-type="float">
            <text:p>659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https://www.iea.org/reports/world-energy-investment-2023 datafile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Investments in Nuclear Capacity</text:p>
          </table:table-cell>
          <table:table-cell table:style-name="ce8" table:number-columns-repeated="25"/>
          <table:table-cell table:style-name="ce8" office:value-type="float" office:value="28.8" calcext:value-type="float">
            <text:p>28.80</text:p>
          </table:table-cell>
          <table:table-cell table:style-name="ce8" office:value-type="float" office:value="34.9" calcext:value-type="float">
            <text:p>34.90</text:p>
          </table:table-cell>
          <table:table-cell table:style-name="ce8" office:value-type="float" office:value="38.6" calcext:value-type="float">
            <text:p>38.60</text:p>
          </table:table-cell>
          <table:table-cell table:style-name="ce8" office:value-type="float" office:value="36.3" calcext:value-type="float">
            <text:p>36.30</text:p>
          </table:table-cell>
          <table:table-cell table:style-name="ce8" office:value-type="float" office:value="37.1" calcext:value-type="float">
            <text:p>37.10</text:p>
          </table:table-cell>
          <table:table-cell table:style-name="ce8" office:value-type="float" office:value="40.4" calcext:value-type="float">
            <text:p>40.40</text:p>
          </table:table-cell>
          <table:table-cell table:style-name="ce8" office:value-type="float" office:value="45.3" calcext:value-type="float">
            <text:p>45.30</text:p>
          </table:table-cell>
          <table:table-cell table:style-name="ce8" office:value-type="float" office:value="52.9" calcext:value-type="float">
            <text:p>52.90</text:p>
          </table:table-cell>
          <table:table-cell table:style-name="ce8" office:value-type="float" office:value="62.6" calcext:value-type="float">
            <text:p>62.6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Investments in Other Capacity</text:p>
          </table:table-cell>
          <table:table-cell table:style-name="ce8" table:number-columns-repeated="14"/>
          <table:table-cell table:style-name="ce8" office:value-type="float" office:value="12900000000" calcext:value-type="float">
            <text:p>12900000000.00</text:p>
          </table:table-cell>
          <table:table-cell table:style-name="ce8" office:value-type="float" office:value="20000001000" calcext:value-type="float">
            <text:p>20000001000.00</text:p>
          </table:table-cell>
          <table:table-cell table:style-name="ce8" office:value-type="float" office:value="39600000000" calcext:value-type="float">
            <text:p>39600000000.00</text:p>
          </table:table-cell>
          <table:table-cell table:style-name="ce8" office:value-type="float" office:value="44699999000" calcext:value-type="float">
            <text:p>44699999000.00</text:p>
          </table:table-cell>
          <table:table-cell table:style-name="ce8" office:value-type="float" office:value="35700001000" calcext:value-type="float">
            <text:p>35700001000.00</text:p>
          </table:table-cell>
          <table:table-cell table:style-name="ce8" office:value-type="float" office:value="25599998000" calcext:value-type="float">
            <text:p>25599998000.00</text:p>
          </table:table-cell>
          <table:table-cell table:style-name="ce8" office:value-type="float" office:value="30500000000" calcext:value-type="float">
            <text:p>30500000000.00</text:p>
          </table:table-cell>
          <table:table-cell table:style-name="ce8" office:value-type="float" office:value="35400000000" calcext:value-type="float">
            <text:p>35400000000.00</text:p>
          </table:table-cell>
          <table:table-cell table:style-name="ce8" office:value-type="float" office:value="25100000000" calcext:value-type="float">
            <text:p>25100000000.00</text:p>
          </table:table-cell>
          <table:table-cell table:style-name="ce8" office:value-type="float" office:value="22600000700" calcext:value-type="float">
            <text:p>22600000700.00</text:p>
          </table:table-cell>
          <table:table-cell table:style-name="ce8" office:value-type="float" office:value="21700000000" calcext:value-type="float">
            <text:p>21700000000.00</text:p>
          </table:table-cell>
          <table:table-cell table:style-name="ce8" office:value-type="float" office:value="16600000000" calcext:value-type="float">
            <text:p>16600000000.00</text:p>
          </table:table-cell>
          <table:table-cell table:style-name="ce8" office:value-type="float" office:value="18599999900" calcext:value-type="float">
            <text:p>18599999900.00</text:p>
          </table:table-cell>
          <table:table-cell table:style-name="ce8" office:value-type="float" office:value="11400000000" calcext:value-type="float">
            <text:p>11400000000.00</text:p>
          </table:table-cell>
          <table:table-cell table:style-name="ce8" office:value-type="float" office:value="14800000000" calcext:value-type="float">
            <text:p>148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all excl. hydro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Installation Cost of S&amp;W capacity</text:p>
          </table:table-cell>
          <table:table-cell table:style-name="ce8" table:number-columns-repeated="24"/>
          <table:table-cell table:style-name="ce8" office:value-type="float" office:value="0.870425741180947" calcext:value-type="float">
            <text:p>0.87</text:p>
          </table:table-cell>
          <table:table-cell table:style-name="ce8" office:value-type="float" office:value="0.806430190851043" calcext:value-type="float">
            <text:p>0.81</text:p>
          </table:table-cell>
          <table:table-cell table:style-name="ce8" office:value-type="float" office:value="0.717593291398346" calcext:value-type="float">
            <text:p>0.72</text:p>
          </table:table-cell>
          <table:table-cell table:style-name="ce8" office:value-type="float" office:value="0.617464770674102" calcext:value-type="float">
            <text:p>0.62</text:p>
          </table:table-cell>
          <table:table-cell table:style-name="ce8" office:value-type="float" office:value="0.532158497368439" calcext:value-type="float">
            <text:p>0.53</text:p>
          </table:table-cell>
          <table:table-cell table:style-name="ce8" office:value-type="float" office:value="0.492927941118471" calcext:value-type="float">
            <text:p>0.49</text:p>
          </table:table-cell>
          <table:table-cell table:style-name="ce8" office:value-type="float" office:value="0.49768054234464" calcext:value-type="float">
            <text:p>0.50</text:p>
          </table:table-cell>
          <table:table-cell table:style-name="ce8" office:value-type="float" office:value="0.506649965048249" calcext:value-type="float">
            <text:p>0.51</text:p>
          </table:table-cell>
          <table:table-cell table:style-name="ce8" office:value-type="float" office:value="0.523713487984807" calcext:value-type="float">
            <text:p>0.52</text:p>
          </table:table-cell>
          <table:table-cell table:style-name="ce8" table:number-columns-repeated="2"/>
          <table:table-cell table:style-name="ce8" office:value-type="string" calcext:value-type="string">
            <text:p>M$/MW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$/kW</text:p>
          </table:table-cell>
          <table:table-cell table:style-name="ce8"/>
          <table:table-cell table:style-name="ce8" office:value-type="string" calcext:value-type="string">
            <text:p>https://www.iea.org/data-and-statistics/charts/average-prices-for-selected-technologies-2014-2022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share of GDP invested in fuel extraction</text:p>
          </table:table-cell>
          <table:table-cell table:style-name="ce8" table:number-columns-repeated="24"/>
          <table:table-cell table:style-name="ce8" office:value-type="float" office:value="1.64915254237288" calcext:value-type="float">
            <text:p>1.65</text:p>
          </table:table-cell>
          <table:table-cell table:style-name="ce8" office:value-type="float" office:value="1.29915254237288" calcext:value-type="float">
            <text:p>1.30</text:p>
          </table:table-cell>
          <table:table-cell table:style-name="ce8" office:value-type="float" office:value="1.04851694915254" calcext:value-type="float">
            <text:p>1.05</text:p>
          </table:table-cell>
          <table:table-cell table:style-name="ce8" office:value-type="float" office:value="1.03516949152542" calcext:value-type="float">
            <text:p>1.04</text:p>
          </table:table-cell>
          <table:table-cell table:style-name="ce8" office:value-type="float" office:value="1.00847457627119" calcext:value-type="float">
            <text:p>1.01</text:p>
          </table:table-cell>
          <table:table-cell table:style-name="ce8" office:value-type="float" office:value="0.981779661016949" calcext:value-type="float">
            <text:p>0.98</text:p>
          </table:table-cell>
          <table:table-cell table:style-name="ce8" office:value-type="float" office:value="0.722245762711865" calcext:value-type="float">
            <text:p>0.7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8" office:value-type="string" calcext:value-type="string">
            <text:p>share of GDP invested in Energy Production</text:p>
          </table:table-cell>
          <table:table-cell table:style-name="ce8" table:number-columns-repeated="24"/>
          <table:table-cell table:style-name="ce8" office:value-type="float" office:value="1.00402542372881" calcext:value-type="float">
            <text:p>1.00</text:p>
          </table:table-cell>
          <table:table-cell table:style-name="ce8" office:value-type="float" office:value="1.00995762711864" calcext:value-type="float">
            <text:p>1.01</text:p>
          </table:table-cell>
          <table:table-cell table:style-name="ce8" office:value-type="float" office:value="1.00254237288136" calcext:value-type="float">
            <text:p>1.00</text:p>
          </table:table-cell>
          <table:table-cell table:style-name="ce8" office:value-type="float" office:value="0.950635593220339" calcext:value-type="float">
            <text:p>0.95</text:p>
          </table:table-cell>
          <table:table-cell table:style-name="ce8" office:value-type="float" office:value="0.909110169491526" calcext:value-type="float">
            <text:p>0.91</text:p>
          </table:table-cell>
          <table:table-cell table:style-name="ce8" office:value-type="float" office:value="0.870550847457627" calcext:value-type="float">
            <text:p>0.87</text:p>
          </table:table-cell>
          <table:table-cell table:style-name="ce8" office:value-type="float" office:value="0.820127118644068" calcext:value-type="float">
            <text:p>0.8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42"/>
        </table:table-row>
        <table:table-row table:style-name="ro1">
          <table:table-cell table:style-name="ce9" office:value-type="string" calcext:value-type="string">
            <text:p>CO2 emissions from fossil fuels</text:p>
          </table:table-cell>
          <table:table-cell table:style-name="ce10" office:value-type="float" office:value="22.041699273216" calcext:value-type="float">
            <text:p>22.04</text:p>
          </table:table-cell>
          <table:table-cell table:style-name="ce10" office:value-type="float" office:value="22.5228498425012" calcext:value-type="float">
            <text:p>22.52</text:p>
          </table:table-cell>
          <table:table-cell table:style-name="ce10" office:value-type="float" office:value="21.8364067212029" calcext:value-type="float">
            <text:p>21.84</text:p>
          </table:table-cell>
          <table:table-cell table:style-name="ce10" office:value-type="float" office:value="22.0475215186396" calcext:value-type="float">
            <text:p>22.05</text:p>
          </table:table-cell>
          <table:table-cell table:style-name="ce10" office:value-type="float" office:value="22.1671222730407" calcext:value-type="float">
            <text:p>22.17</text:p>
          </table:table-cell>
          <table:table-cell table:style-name="ce10" office:value-type="float" office:value="22.6154850759198" calcext:value-type="float">
            <text:p>22.62</text:p>
          </table:table-cell>
          <table:table-cell table:style-name="ce10" office:value-type="float" office:value="23.3050073973432" calcext:value-type="float">
            <text:p>23.31</text:p>
          </table:table-cell>
          <table:table-cell table:style-name="ce10" office:value-type="float" office:value="23.4205244795503" calcext:value-type="float">
            <text:p>23.42</text:p>
          </table:table-cell>
          <table:table-cell table:style-name="ce10" office:value-type="float" office:value="23.3370216264251" calcext:value-type="float">
            <text:p>23.34</text:p>
          </table:table-cell>
          <table:table-cell table:style-name="ce10" office:value-type="float" office:value="23.8250668732969" calcext:value-type="float">
            <text:p>23.83</text:p>
          </table:table-cell>
          <table:table-cell table:style-name="ce10" office:value-type="float" office:value="24.5184138123653" calcext:value-type="float">
            <text:p>24.52</text:p>
          </table:table-cell>
          <table:table-cell table:style-name="ce10" office:value-type="float" office:value="24.7036473100738" calcext:value-type="float">
            <text:p>24.70</text:p>
          </table:table-cell>
          <table:table-cell table:style-name="ce10" office:value-type="float" office:value="25.2723087204166" calcext:value-type="float">
            <text:p>25.27</text:p>
          </table:table-cell>
          <table:table-cell table:style-name="ce10" office:value-type="float" office:value="26.5821991758423" calcext:value-type="float">
            <text:p>26.58</text:p>
          </table:table-cell>
          <table:table-cell table:style-name="ce10" office:value-type="float" office:value="27.4984306182001" calcext:value-type="float">
            <text:p>27.50</text:p>
          </table:table-cell>
          <table:table-cell table:style-name="ce10" office:value-type="float" office:value="28.4119541116871" calcext:value-type="float">
            <text:p>28.41</text:p>
          </table:table-cell>
          <table:table-cell table:style-name="ce10" office:value-type="float" office:value="29.2923987056594" calcext:value-type="float">
            <text:p>29.29</text:p>
          </table:table-cell>
          <table:table-cell table:style-name="ce10" office:value-type="float" office:value="30.1218132688879" calcext:value-type="float">
            <text:p>30.12</text:p>
          </table:table-cell>
          <table:table-cell table:style-name="ce10" office:value-type="float" office:value="30.6862244059293" calcext:value-type="float">
            <text:p>30.69</text:p>
          </table:table-cell>
          <table:table-cell table:style-name="ce10" office:value-type="float" office:value="30.1484043940044" calcext:value-type="float">
            <text:p>30.15</text:p>
          </table:table-cell>
          <table:table-cell table:style-name="ce10" office:value-type="float" office:value="31.8673790234856" calcext:value-type="float">
            <text:p>31.87</text:p>
          </table:table-cell>
          <table:table-cell table:style-name="ce10" office:value-type="float" office:value="32.8663961755341" calcext:value-type="float">
            <text:p>32.87</text:p>
          </table:table-cell>
          <table:table-cell table:style-name="ce10" office:value-type="float" office:value="33.3494731563762" calcext:value-type="float">
            <text:p>33.35</text:p>
          </table:table-cell>
          <table:table-cell table:style-name="ce10" office:value-type="float" office:value="33.5850847813671" calcext:value-type="float">
            <text:p>33.59</text:p>
          </table:table-cell>
          <table:table-cell table:style-name="ce10" office:value-type="float" office:value="33.7768659026317" calcext:value-type="float">
            <text:p>33.78</text:p>
          </table:table-cell>
          <table:table-cell table:style-name="ce10" office:value-type="float" office:value="33.8154791936955" calcext:value-type="float">
            <text:p>33.82</text:p>
          </table:table-cell>
          <table:table-cell table:style-name="ce10" office:value-type="float" office:value="33.7405819566107" calcext:value-type="float">
            <text:p>33.74</text:p>
          </table:table-cell>
          <table:table-cell table:style-name="ce10" office:value-type="float" office:value="34.2906983257504" calcext:value-type="float">
            <text:p>34.29</text:p>
          </table:table-cell>
          <table:table-cell table:style-name="ce10" office:value-type="float" office:value="34.9590671846834" calcext:value-type="float">
            <text:p>34.96</text:p>
          </table:table-cell>
          <table:table-cell table:style-name="ce10" office:value-type="float" office:value="35.1626960923174" calcext:value-type="float">
            <text:p>35.16</text:p>
          </table:table-cell>
          <table:table-cell table:style-name="ce10" office:value-type="float" office:value="33.3343063187952" calcext:value-type="float">
            <text:p>33.33</text:p>
          </table:table-cell>
          <table:table-cell table:style-name="ce10" office:value-type="float" office:value="35.1593943144017" calcext:value-type="float">
            <text:p>35.16</text:p>
          </table:table-cell>
          <table:table-cell table:style-name="ce8" table:number-columns-repeated="3"/>
          <table:table-cell table:style-name="ce8" office:value-type="string" calcext:value-type="string">
            <text:p>GtCO2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CO2/year</text:p>
          </table:table-cell>
          <table:table-cell table:style-name="ce8" office:value-type="string" calcext:value-type="string">
            <text:p>GCP</text:p>
          </table:table-cell>
          <table:table-cell table:style-name="ce8" table:number-columns-repeated="2"/>
          <table:table-cell table:number-columns-repeated="16342"/>
        </table:table-row>
        <table:table-row table:style-name="ro1">
          <table:table-cell table:style-name="ce9" office:value-type="string" calcext:value-type="string">
            <text:p>CH4 emissions from fossil fuels</text:p>
          </table:table-cell>
          <table:table-cell table:style-name="ce10" office:value-type="float" office:value="0.122631562118799" calcext:value-type="float">
            <text:p>0.12</text:p>
          </table:table-cell>
          <table:table-cell table:style-name="ce10" office:value-type="float" office:value="0.120561048622222" calcext:value-type="float">
            <text:p>0.12</text:p>
          </table:table-cell>
          <table:table-cell table:style-name="ce10" office:value-type="float" office:value="0.117135742554693" calcext:value-type="float">
            <text:p>0.12</text:p>
          </table:table-cell>
          <table:table-cell table:style-name="ce10" office:value-type="float" office:value="0.116450729695393" calcext:value-type="float">
            <text:p>0.12</text:p>
          </table:table-cell>
          <table:table-cell table:style-name="ce10" office:value-type="float" office:value="0.115841758536183" calcext:value-type="float">
            <text:p>0.12</text:p>
          </table:table-cell>
          <table:table-cell table:style-name="ce10" office:value-type="float" office:value="0.118831379713127" calcext:value-type="float">
            <text:p>0.12</text:p>
          </table:table-cell>
          <table:table-cell table:style-name="ce10" office:value-type="float" office:value="0.121411925984392" calcext:value-type="float">
            <text:p>0.12</text:p>
          </table:table-cell>
          <table:table-cell table:style-name="ce10" office:value-type="float" office:value="0.121892114213974" calcext:value-type="float">
            <text:p>0.12</text:p>
          </table:table-cell>
          <table:table-cell table:style-name="ce10" office:value-type="float" office:value="0.121486898330985" calcext:value-type="float">
            <text:p>0.12</text:p>
          </table:table-cell>
          <table:table-cell table:style-name="ce10" office:value-type="float" office:value="0.119944281305481" calcext:value-type="float">
            <text:p>0.12</text:p>
          </table:table-cell>
          <table:table-cell table:style-name="ce10" office:value-type="float" office:value="0.122392881629777" calcext:value-type="float">
            <text:p>0.12</text:p>
          </table:table-cell>
          <table:table-cell table:style-name="ce10" office:value-type="float" office:value="0.1238904838903" calcext:value-type="float">
            <text:p>0.12</text:p>
          </table:table-cell>
          <table:table-cell table:style-name="ce10" office:value-type="float" office:value="0.124861146703742" calcext:value-type="float">
            <text:p>0.12</text:p>
          </table:table-cell>
          <table:table-cell table:style-name="ce10" office:value-type="float" office:value="0.130687267061304" calcext:value-type="float">
            <text:p>0.13</text:p>
          </table:table-cell>
          <table:table-cell table:style-name="ce10" office:value-type="float" office:value="0.138763717232827" calcext:value-type="float">
            <text:p>0.14</text:p>
          </table:table-cell>
          <table:table-cell table:style-name="ce10" office:value-type="float" office:value="0.14326814173951" calcext:value-type="float">
            <text:p>0.14</text:p>
          </table:table-cell>
          <table:table-cell table:style-name="ce10" office:value-type="float" office:value="0.146917595194835" calcext:value-type="float">
            <text:p>0.15</text:p>
          </table:table-cell>
          <table:table-cell table:style-name="ce10" office:value-type="float" office:value="0.149116696545918" calcext:value-type="float">
            <text:p>0.15</text:p>
          </table:table-cell>
          <table:table-cell table:style-name="ce10" office:value-type="float" office:value="0.155192920165377" calcext:value-type="float">
            <text:p>0.16</text:p>
          </table:table-cell>
          <table:table-cell table:style-name="ce10" office:value-type="float" office:value="0.154854402882264" calcext:value-type="float">
            <text:p>0.15</text:p>
          </table:table-cell>
          <table:table-cell table:style-name="ce10" office:value-type="float" office:value="0.160665001373648" calcext:value-type="float">
            <text:p>0.16</text:p>
          </table:table-cell>
          <table:table-cell table:style-name="ce10" office:value-type="float" office:value="0.162503086589809" calcext:value-type="float">
            <text:p>0.16</text:p>
          </table:table-cell>
          <table:table-cell table:style-name="ce10" office:value-type="float" office:value="0.166551461228884" calcext:value-type="float">
            <text:p>0.17</text:p>
          </table:table-cell>
          <table:table-cell table:style-name="ce10" office:value-type="float" office:value="0.167692172211274" calcext:value-type="float">
            <text:p>0.17</text:p>
          </table:table-cell>
          <table:table-cell table:style-name="ce10" office:value-type="float" office:value="0.166885650892668" calcext:value-type="float">
            <text:p>0.17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CH4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CH4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42"/>
        </table:table-row>
        <table:table-row table:style-name="ro1">
          <table:table-cell table:style-name="ce9" office:value-type="string" calcext:value-type="string">
            <text:p>N20 emissions from fossil fuels</text:p>
          </table:table-cell>
          <table:table-cell table:style-name="ce10" office:value-type="float" office:value="0.000909144746002712" calcext:value-type="float">
            <text:p>0.00</text:p>
          </table:table-cell>
          <table:table-cell table:style-name="ce10" office:value-type="float" office:value="0.00115101941458253" calcext:value-type="float">
            <text:p>0.00</text:p>
          </table:table-cell>
          <table:table-cell table:style-name="ce10" office:value-type="float" office:value="0.00121320908111897" calcext:value-type="float">
            <text:p>0.00</text:p>
          </table:table-cell>
          <table:table-cell table:style-name="ce10" office:value-type="float" office:value="0.0010636595944508" calcext:value-type="float">
            <text:p>0.00</text:p>
          </table:table-cell>
          <table:table-cell table:style-name="ce10" office:value-type="float" office:value="0.00116968730255171" calcext:value-type="float">
            <text:p>0.00</text:p>
          </table:table-cell>
          <table:table-cell table:style-name="ce10" office:value-type="float" office:value="0.00107939706542218" calcext:value-type="float">
            <text:p>0.00</text:p>
          </table:table-cell>
          <table:table-cell table:style-name="ce10" office:value-type="float" office:value="0.00102881429768062" calcext:value-type="float">
            <text:p>0.00</text:p>
          </table:table-cell>
          <table:table-cell table:style-name="ce10" office:value-type="float" office:value="0.00142470289584598" calcext:value-type="float">
            <text:p>0.00</text:p>
          </table:table-cell>
          <table:table-cell table:style-name="ce10" office:value-type="float" office:value="0.00101756683574336" calcext:value-type="float">
            <text:p>0.00</text:p>
          </table:table-cell>
          <table:table-cell table:style-name="ce10" office:value-type="float" office:value="0.000903611658344026" calcext:value-type="float">
            <text:p>0.00</text:p>
          </table:table-cell>
          <table:table-cell table:style-name="ce10" office:value-type="float" office:value="0.000910105697145982" calcext:value-type="float">
            <text:p>0.00</text:p>
          </table:table-cell>
          <table:table-cell table:style-name="ce10" office:value-type="float" office:value="0.000894171363744367" calcext:value-type="float">
            <text:p>0.00</text:p>
          </table:table-cell>
          <table:table-cell table:style-name="ce10" office:value-type="float" office:value="0.000978912869218947" calcext:value-type="float">
            <text:p>0.00</text:p>
          </table:table-cell>
          <table:table-cell table:style-name="ce10" office:value-type="float" office:value="0.000915399550098554" calcext:value-type="float">
            <text:p>0.00</text:p>
          </table:table-cell>
          <table:table-cell table:style-name="ce10" office:value-type="float" office:value="0.000949251797757946" calcext:value-type="float">
            <text:p>0.00</text:p>
          </table:table-cell>
          <table:table-cell table:style-name="ce10" office:value-type="float" office:value="0.000896943824541488" calcext:value-type="float">
            <text:p>0.00</text:p>
          </table:table-cell>
          <table:table-cell table:style-name="ce10" office:value-type="float" office:value="0.000996742797172011" calcext:value-type="float">
            <text:p>0.00</text:p>
          </table:table-cell>
          <table:table-cell table:style-name="ce10" office:value-type="float" office:value="0.000876874547293947" calcext:value-type="float">
            <text:p>0.00</text:p>
          </table:table-cell>
          <table:table-cell table:style-name="ce10" office:value-type="float" office:value="0.000673343918920299" calcext:value-type="float">
            <text:p>0.00</text:p>
          </table:table-cell>
          <table:table-cell table:style-name="ce10" office:value-type="float" office:value="0.000692552219234329" calcext:value-type="float">
            <text:p>0.00</text:p>
          </table:table-cell>
          <table:table-cell table:style-name="ce10" office:value-type="float" office:value="0.000675564752500571" calcext:value-type="float">
            <text:p>0.00</text:p>
          </table:table-cell>
          <table:table-cell table:style-name="ce10" office:value-type="float" office:value="0.000698256317853123" calcext:value-type="float">
            <text:p>0.00</text:p>
          </table:table-cell>
          <table:table-cell table:style-name="ce10" office:value-type="float" office:value="0.000669014747076612" calcext:value-type="float">
            <text:p>0.00</text:p>
          </table:table-cell>
          <table:table-cell table:style-name="ce10" office:value-type="float" office:value="0.000672008426452217" calcext:value-type="float">
            <text:p>0.00</text:p>
          </table:table-cell>
          <table:table-cell table:style-name="ce10" office:value-type="float" office:value="0.000630595480581728" calcext:value-type="float">
            <text:p>0.00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N2O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N2O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42"/>
        </table:table-row>
        <table:table-row table:style-name="ro1">
          <table:table-cell table:style-name="ce9" office:value-type="string" calcext:value-type="string">
            <text:p>SO2 emissions from fossil fuels</text:p>
          </table:table-cell>
          <table:table-cell table:style-name="ce10" office:value-type="float" office:value="0.1319264911168" calcext:value-type="float">
            <text:p>0.13</text:p>
          </table:table-cell>
          <table:table-cell table:style-name="ce10" office:value-type="float" office:value="0.130070576223647" calcext:value-type="float">
            <text:p>0.13</text:p>
          </table:table-cell>
          <table:table-cell table:style-name="ce10" office:value-type="float" office:value="0.126300515088782" calcext:value-type="float">
            <text:p>0.13</text:p>
          </table:table-cell>
          <table:table-cell table:style-name="ce10" office:value-type="float" office:value="0.124077416582409" calcext:value-type="float">
            <text:p>0.12</text:p>
          </table:table-cell>
          <table:table-cell table:style-name="ce10" office:value-type="float" office:value="0.120915694841301" calcext:value-type="float">
            <text:p>0.12</text:p>
          </table:table-cell>
          <table:table-cell table:style-name="ce10" office:value-type="float" office:value="0.118836578688368" calcext:value-type="float">
            <text:p>0.12</text:p>
          </table:table-cell>
          <table:table-cell table:style-name="ce10" office:value-type="float" office:value="0.116980543387329" calcext:value-type="float">
            <text:p>0.12</text:p>
          </table:table-cell>
          <table:table-cell table:style-name="ce10" office:value-type="float" office:value="0.116639342263335" calcext:value-type="float">
            <text:p>0.12</text:p>
          </table:table-cell>
          <table:table-cell table:style-name="ce10" office:value-type="float" office:value="0.113780333553251" calcext:value-type="float">
            <text:p>0.11</text:p>
          </table:table-cell>
          <table:table-cell table:style-name="ce10" office:value-type="float" office:value="0.108523575166655" calcext:value-type="float">
            <text:p>0.11</text:p>
          </table:table-cell>
          <table:table-cell table:style-name="ce10" office:value-type="float" office:value="0.109131206660588" calcext:value-type="float">
            <text:p>0.11</text:p>
          </table:table-cell>
          <table:table-cell table:style-name="ce10" office:value-type="float" office:value="0.109875295204526" calcext:value-type="float">
            <text:p>0.11</text:p>
          </table:table-cell>
          <table:table-cell table:style-name="ce10" office:value-type="float" office:value="0.108626517688117" calcext:value-type="float">
            <text:p>0.11</text:p>
          </table:table-cell>
          <table:table-cell table:style-name="ce10" office:value-type="float" office:value="0.112506874810505" calcext:value-type="float">
            <text:p>0.11</text:p>
          </table:table-cell>
          <table:table-cell table:style-name="ce10" office:value-type="float" office:value="0.118214671775208" calcext:value-type="float">
            <text:p>0.12</text:p>
          </table:table-cell>
          <table:table-cell table:style-name="ce10" office:value-type="float" office:value="0.12268864065259" calcext:value-type="float">
            <text:p>0.12</text:p>
          </table:table-cell>
          <table:table-cell table:style-name="ce10" office:value-type="float" office:value="0.123586368346891" calcext:value-type="float">
            <text:p>0.12</text:p>
          </table:table-cell>
          <table:table-cell table:style-name="ce10" office:value-type="float" office:value="0.122839257946234" calcext:value-type="float">
            <text:p>0.12</text:p>
          </table:table-cell>
          <table:table-cell table:style-name="ce10" office:value-type="float" office:value="0.120302673647715" calcext:value-type="float">
            <text:p>0.12</text:p>
          </table:table-cell>
          <table:table-cell table:style-name="ce10" office:value-type="float" office:value="0.11532608333834" calcext:value-type="float">
            <text:p>0.12</text:p>
          </table:table-cell>
          <table:table-cell table:style-name="ce10" office:value-type="float" office:value="0.11408239271754" calcext:value-type="float">
            <text:p>0.11</text:p>
          </table:table-cell>
          <table:table-cell table:style-name="ce10" office:value-type="float" office:value="0.115487077423088" calcext:value-type="float">
            <text:p>0.12</text:p>
          </table:table-cell>
          <table:table-cell table:style-name="ce10" office:value-type="float" office:value="0.113338982204123" calcext:value-type="float">
            <text:p>0.11</text:p>
          </table:table-cell>
          <table:table-cell table:style-name="ce10" office:value-type="float" office:value="0.112684135976888" calcext:value-type="float">
            <text:p>0.11</text:p>
          </table:table-cell>
          <table:table-cell table:style-name="ce10" office:value-type="float" office:value="0.111763264776835" calcext:value-type="float">
            <text:p>0.11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SO2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SO2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42"/>
        </table:table-row>
        <table:table-row table:style-name="ro1" table:number-rows-repeated="10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6">
          <table:table-cell table:number-columns-repeated="25"/>
          <table:table-cell table:style-name="ce2" table:number-columns-repeated="3"/>
          <table:table-cell table:number-columns-repeated="16356"/>
        </table:table-row>
        <table:table-row table:style-name="ro1" table:number-rows-repeated="9">
          <table:table-cell table:number-columns-repeated="26"/>
          <table:table-cell table:style-name="ce2" table:number-columns-repeated="2"/>
          <table:table-cell table:number-columns-repeated="16356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lWorldCalibrationData-scaled" table:style-name="ta1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5" table:default-cell-style-name="Default"/>
        <table:table-column table:style-name="co15" table:number-columns-repeated="16" table:default-cell-style-name="Default"/>
        <table:table-column table:style-name="co18" table:number-columns-repeated="2" table:default-cell-style-name="Default"/>
        <table:table-column table:style-name="co16" table:number-columns-repeated="4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formula="of:=[$'realWorldCalibrationData-collectedUnscaled'.B1]" office:value-type="float" office:value="1990" calcext:value-type="float">
            <text:p>1990</text:p>
          </table:table-cell>
          <table:table-cell table:formula="of:=[$'realWorldCalibrationData-collectedUnscaled'.C1]" office:value-type="float" office:value="1991" calcext:value-type="float">
            <text:p>1991</text:p>
          </table:table-cell>
          <table:table-cell table:formula="of:=[$'realWorldCalibrationData-collectedUnscaled'.D1]" office:value-type="float" office:value="1992" calcext:value-type="float">
            <text:p>1992</text:p>
          </table:table-cell>
          <table:table-cell table:formula="of:=[$'realWorldCalibrationData-collectedUnscaled'.E1]" office:value-type="float" office:value="1993" calcext:value-type="float">
            <text:p>1993</text:p>
          </table:table-cell>
          <table:table-cell table:formula="of:=[$'realWorldCalibrationData-collectedUnscaled'.F1]" office:value-type="float" office:value="1994" calcext:value-type="float">
            <text:p>1994</text:p>
          </table:table-cell>
          <table:table-cell table:formula="of:=[$'realWorldCalibrationData-collectedUnscaled'.G1]" office:value-type="float" office:value="1995" calcext:value-type="float">
            <text:p>1995</text:p>
          </table:table-cell>
          <table:table-cell table:formula="of:=[$'realWorldCalibrationData-collectedUnscaled'.H1]" office:value-type="float" office:value="1996" calcext:value-type="float">
            <text:p>1996</text:p>
          </table:table-cell>
          <table:table-cell table:formula="of:=[$'realWorldCalibrationData-collectedUnscaled'.I1]" office:value-type="float" office:value="1997" calcext:value-type="float">
            <text:p>1997</text:p>
          </table:table-cell>
          <table:table-cell table:formula="of:=[$'realWorldCalibrationData-collectedUnscaled'.J1]" office:value-type="float" office:value="1998" calcext:value-type="float">
            <text:p>1998</text:p>
          </table:table-cell>
          <table:table-cell table:formula="of:=[$'realWorldCalibrationData-collectedUnscaled'.K1]" office:value-type="float" office:value="1999" calcext:value-type="float">
            <text:p>1999</text:p>
          </table:table-cell>
          <table:table-cell table:formula="of:=[$'realWorldCalibrationData-collectedUnscaled'.L1]" office:value-type="float" office:value="2000" calcext:value-type="float">
            <text:p>2000</text:p>
          </table:table-cell>
          <table:table-cell table:formula="of:=[$'realWorldCalibrationData-collectedUnscaled'.M1]" office:value-type="float" office:value="2001" calcext:value-type="float">
            <text:p>2001</text:p>
          </table:table-cell>
          <table:table-cell table:formula="of:=[$'realWorldCalibrationData-collectedUnscaled'.N1]" office:value-type="float" office:value="2002" calcext:value-type="float">
            <text:p>2002</text:p>
          </table:table-cell>
          <table:table-cell table:formula="of:=[$'realWorldCalibrationData-collectedUnscaled'.O1]" office:value-type="float" office:value="2003" calcext:value-type="float">
            <text:p>2003</text:p>
          </table:table-cell>
          <table:table-cell table:formula="of:=[$'realWorldCalibrationData-collectedUnscaled'.P1]" office:value-type="float" office:value="2004" calcext:value-type="float">
            <text:p>2004</text:p>
          </table:table-cell>
          <table:table-cell table:formula="of:=[$'realWorldCalibrationData-collectedUnscaled'.Q1]" office:value-type="float" office:value="2005" calcext:value-type="float">
            <text:p>2005</text:p>
          </table:table-cell>
          <table:table-cell table:formula="of:=[$'realWorldCalibrationData-collectedUnscaled'.R1]" office:value-type="float" office:value="2006" calcext:value-type="float">
            <text:p>2006</text:p>
          </table:table-cell>
          <table:table-cell table:formula="of:=[$'realWorldCalibrationData-collectedUnscaled'.S1]" office:value-type="float" office:value="2007" calcext:value-type="float">
            <text:p>2007</text:p>
          </table:table-cell>
          <table:table-cell table:formula="of:=[$'realWorldCalibrationData-collectedUnscaled'.T1]" office:value-type="float" office:value="2008" calcext:value-type="float">
            <text:p>2008</text:p>
          </table:table-cell>
          <table:table-cell table:formula="of:=[$'realWorldCalibrationData-collectedUnscaled'.U1]" office:value-type="float" office:value="2009" calcext:value-type="float">
            <text:p>2009</text:p>
          </table:table-cell>
          <table:table-cell table:formula="of:=[$'realWorldCalibrationData-collectedUnscaled'.V1]" office:value-type="float" office:value="2010" calcext:value-type="float">
            <text:p>2010</text:p>
          </table:table-cell>
          <table:table-cell table:formula="of:=[$'realWorldCalibrationData-collectedUnscaled'.W1]" office:value-type="float" office:value="2011" calcext:value-type="float">
            <text:p>2011</text:p>
          </table:table-cell>
          <table:table-cell table:formula="of:=[$'realWorldCalibrationData-collectedUnscaled'.X1]" office:value-type="float" office:value="2012" calcext:value-type="float">
            <text:p>2012</text:p>
          </table:table-cell>
          <table:table-cell table:formula="of:=[$'realWorldCalibrationData-collectedUnscaled'.Y1]" office:value-type="float" office:value="2013" calcext:value-type="float">
            <text:p>2013</text:p>
          </table:table-cell>
          <table:table-cell table:formula="of:=[$'realWorldCalibrationData-collectedUnscaled'.Z1]" office:value-type="float" office:value="2014" calcext:value-type="float">
            <text:p>2014</text:p>
          </table:table-cell>
          <table:table-cell table:formula="of:=[$'realWorldCalibrationData-collectedUnscaled'.AA1]" office:value-type="float" office:value="2015" calcext:value-type="float">
            <text:p>2015</text:p>
          </table:table-cell>
          <table:table-cell table:formula="of:=[$'realWorldCalibrationData-collectedUnscaled'.AB1]" office:value-type="float" office:value="2016" calcext:value-type="float">
            <text:p>2016</text:p>
          </table:table-cell>
          <table:table-cell table:formula="of:=[$'realWorldCalibrationData-collectedUnscaled'.AC1]" office:value-type="float" office:value="2017" calcext:value-type="float">
            <text:p>2017</text:p>
          </table:table-cell>
          <table:table-cell table:formula="of:=[$'realWorldCalibrationData-collectedUnscaled'.AD1]" office:value-type="float" office:value="2018" calcext:value-type="float">
            <text:p>2018</text:p>
          </table:table-cell>
          <table:table-cell table:formula="of:=[$'realWorldCalibrationData-collectedUnscaled'.AE1]" office:value-type="float" office:value="2019" calcext:value-type="float">
            <text:p>2019</text:p>
          </table:table-cell>
          <table:table-cell table:formula="of:=[$'realWorldCalibrationData-collectedUnscaled'.AF1]" office:value-type="float" office:value="2020" calcext:value-type="float">
            <text:p>2020</text:p>
          </table:table-cell>
          <table:table-cell table:formula="of:=[$'realWorldCalibrationData-collectedUnscaled'.AG1]" office:value-type="float" office:value="2021" calcext:value-type="float">
            <text:p>2021</text:p>
          </table:table-cell>
          <table:table-cell table:formula="of:=[$'realWorldCalibrationData-collectedUnscaled'.AH1]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Secondary Fossil Energy Output" calcext:value-type="string">
            <text:p>Secondary Fossil Energy Output</text:p>
          </table:table-cell>
          <table:table-cell table:formula="of:=IF([$'realWorldCalibrationData-collectedUnscaled'.B2];[$'realWorldCalibrationData-collectedUnscaled'.B2]*[$'realWorldCalibrationData-collectedUnscaled'.$AL2];&quot;&quot;)" office:value-type="float" office:value="7614.6292" calcext:value-type="float">
            <text:p>7614.6292</text:p>
          </table:table-cell>
          <table:table-cell table:formula="of:=IF([$'realWorldCalibrationData-collectedUnscaled'.C2];[$'realWorldCalibrationData-collectedUnscaled'.C2]*[$'realWorldCalibrationData-collectedUnscaled'.$AL2];&quot;&quot;)" office:value-type="float" office:value="7722.2179" calcext:value-type="float">
            <text:p>7722.2179</text:p>
          </table:table-cell>
          <table:table-cell table:formula="of:=IF([$'realWorldCalibrationData-collectedUnscaled'.D2];[$'realWorldCalibrationData-collectedUnscaled'.D2]*[$'realWorldCalibrationData-collectedUnscaled'.$AL2];&quot;&quot;)" office:value-type="float" office:value="7807.5196" calcext:value-type="float">
            <text:p>7807.5196</text:p>
          </table:table-cell>
          <table:table-cell table:formula="of:=IF([$'realWorldCalibrationData-collectedUnscaled'.E2];[$'realWorldCalibrationData-collectedUnscaled'.E2]*[$'realWorldCalibrationData-collectedUnscaled'.$AL2];&quot;&quot;)" office:value-type="float" office:value="7858.3298" calcext:value-type="float">
            <text:p>7858.3298</text:p>
          </table:table-cell>
          <table:table-cell table:formula="of:=IF([$'realWorldCalibrationData-collectedUnscaled'.F2];[$'realWorldCalibrationData-collectedUnscaled'.F2]*[$'realWorldCalibrationData-collectedUnscaled'.$AL2];&quot;&quot;)" office:value-type="float" office:value="8119.1229" calcext:value-type="float">
            <text:p>8119.1229</text:p>
          </table:table-cell>
          <table:table-cell table:formula="of:=IF([$'realWorldCalibrationData-collectedUnscaled'.G2];[$'realWorldCalibrationData-collectedUnscaled'.G2]*[$'realWorldCalibrationData-collectedUnscaled'.$AL2];&quot;&quot;)" office:value-type="float" office:value="8335.2589" calcext:value-type="float">
            <text:p>8335.2589</text:p>
          </table:table-cell>
          <table:table-cell table:formula="of:=IF([$'realWorldCalibrationData-collectedUnscaled'.H2];[$'realWorldCalibrationData-collectedUnscaled'.H2]*[$'realWorldCalibrationData-collectedUnscaled'.$AL2];&quot;&quot;)" office:value-type="float" office:value="8626.9507" calcext:value-type="float">
            <text:p>8626.9507</text:p>
          </table:table-cell>
          <table:table-cell table:formula="of:=IF([$'realWorldCalibrationData-collectedUnscaled'.I2];[$'realWorldCalibrationData-collectedUnscaled'.I2]*[$'realWorldCalibrationData-collectedUnscaled'.$AL2];&quot;&quot;)" office:value-type="float" office:value="8911.3345" calcext:value-type="float">
            <text:p>8911.3345</text:p>
          </table:table-cell>
          <table:table-cell table:formula="of:=IF([$'realWorldCalibrationData-collectedUnscaled'.J2];[$'realWorldCalibrationData-collectedUnscaled'.J2]*[$'realWorldCalibrationData-collectedUnscaled'.$AL2];&quot;&quot;)" office:value-type="float" office:value="9214.4557" calcext:value-type="float">
            <text:p>9214.4557</text:p>
          </table:table-cell>
          <table:table-cell table:formula="of:=IF([$'realWorldCalibrationData-collectedUnscaled'.K2];[$'realWorldCalibrationData-collectedUnscaled'.K2]*[$'realWorldCalibrationData-collectedUnscaled'.$AL2];&quot;&quot;)" office:value-type="float" office:value="9498.2689" calcext:value-type="float">
            <text:p>9498.2689</text:p>
          </table:table-cell>
          <table:table-cell table:formula="of:=IF([$'realWorldCalibrationData-collectedUnscaled'.L2];[$'realWorldCalibrationData-collectedUnscaled'.L2]*[$'realWorldCalibrationData-collectedUnscaled'.$AL2];&quot;&quot;)" office:value-type="float" office:value="9609.74" calcext:value-type="float">
            <text:p>9609.74</text:p>
          </table:table-cell>
          <table:table-cell table:formula="of:=IF([$'realWorldCalibrationData-collectedUnscaled'.M2];[$'realWorldCalibrationData-collectedUnscaled'.M2]*[$'realWorldCalibrationData-collectedUnscaled'.$AL2];&quot;&quot;)" office:value-type="float" office:value="9826.39" calcext:value-type="float">
            <text:p>9826.39</text:p>
          </table:table-cell>
          <table:table-cell table:formula="of:=IF([$'realWorldCalibrationData-collectedUnscaled'.N2];[$'realWorldCalibrationData-collectedUnscaled'.N2]*[$'realWorldCalibrationData-collectedUnscaled'.$AL2];&quot;&quot;)" office:value-type="float" office:value="10265.48" calcext:value-type="float">
            <text:p>10265.48</text:p>
          </table:table-cell>
          <table:table-cell table:formula="of:=IF([$'realWorldCalibrationData-collectedUnscaled'.O2];[$'realWorldCalibrationData-collectedUnscaled'.O2]*[$'realWorldCalibrationData-collectedUnscaled'.$AL2];&quot;&quot;)" office:value-type="float" office:value="10822.59" calcext:value-type="float">
            <text:p>10822.59</text:p>
          </table:table-cell>
          <table:table-cell table:formula="of:=IF([$'realWorldCalibrationData-collectedUnscaled'.P2];[$'realWorldCalibrationData-collectedUnscaled'.P2]*[$'realWorldCalibrationData-collectedUnscaled'.$AL2];&quot;&quot;)" office:value-type="float" office:value="11283.27" calcext:value-type="float">
            <text:p>11283.27</text:p>
          </table:table-cell>
          <table:table-cell table:formula="of:=IF([$'realWorldCalibrationData-collectedUnscaled'.Q2];[$'realWorldCalibrationData-collectedUnscaled'.Q2]*[$'realWorldCalibrationData-collectedUnscaled'.$AL2];&quot;&quot;)" office:value-type="float" office:value="11806.97" calcext:value-type="float">
            <text:p>11806.97</text:p>
          </table:table-cell>
          <table:table-cell table:formula="of:=IF([$'realWorldCalibrationData-collectedUnscaled'.R2];[$'realWorldCalibrationData-collectedUnscaled'.R2]*[$'realWorldCalibrationData-collectedUnscaled'.$AL2];&quot;&quot;)" office:value-type="float" office:value="12329.32" calcext:value-type="float">
            <text:p>12329.32</text:p>
          </table:table-cell>
          <table:table-cell table:formula="of:=IF([$'realWorldCalibrationData-collectedUnscaled'.S2];[$'realWorldCalibrationData-collectedUnscaled'.S2]*[$'realWorldCalibrationData-collectedUnscaled'.$AL2];&quot;&quot;)" office:value-type="float" office:value="13160.68" calcext:value-type="float">
            <text:p>13160.68</text:p>
          </table:table-cell>
          <table:table-cell table:formula="of:=IF([$'realWorldCalibrationData-collectedUnscaled'.T2];[$'realWorldCalibrationData-collectedUnscaled'.T2]*[$'realWorldCalibrationData-collectedUnscaled'.$AL2];&quot;&quot;)" office:value-type="float" office:value="13217.09" calcext:value-type="float">
            <text:p>13217.09</text:p>
          </table:table-cell>
          <table:table-cell table:formula="of:=IF([$'realWorldCalibrationData-collectedUnscaled'.U2];[$'realWorldCalibrationData-collectedUnscaled'.U2]*[$'realWorldCalibrationData-collectedUnscaled'.$AL2];&quot;&quot;)" office:value-type="float" office:value="13070.16" calcext:value-type="float">
            <text:p>13070.16</text:p>
          </table:table-cell>
          <table:table-cell table:formula="of:=IF([$'realWorldCalibrationData-collectedUnscaled'.V2];[$'realWorldCalibrationData-collectedUnscaled'.V2]*[$'realWorldCalibrationData-collectedUnscaled'.$AL2];&quot;&quot;)" office:value-type="float" office:value="14071.65" calcext:value-type="float">
            <text:p>14071.65</text:p>
          </table:table-cell>
          <table:table-cell table:formula="of:=IF([$'realWorldCalibrationData-collectedUnscaled'.W2];[$'realWorldCalibrationData-collectedUnscaled'.W2]*[$'realWorldCalibrationData-collectedUnscaled'.$AL2];&quot;&quot;)" office:value-type="float" office:value="14685.28" calcext:value-type="float">
            <text:p>14685.28</text:p>
          </table:table-cell>
          <table:table-cell table:formula="of:=IF([$'realWorldCalibrationData-collectedUnscaled'.X2];[$'realWorldCalibrationData-collectedUnscaled'.X2]*[$'realWorldCalibrationData-collectedUnscaled'.$AL2];&quot;&quot;)" office:value-type="float" office:value="15055.62" calcext:value-type="float">
            <text:p>15055.62</text:p>
          </table:table-cell>
          <table:table-cell table:formula="of:=IF([$'realWorldCalibrationData-collectedUnscaled'.Y2];[$'realWorldCalibrationData-collectedUnscaled'.Y2]*[$'realWorldCalibrationData-collectedUnscaled'.$AL2];&quot;&quot;)" office:value-type="float" office:value="15364.88" calcext:value-type="float">
            <text:p>15364.88</text:p>
          </table:table-cell>
          <table:table-cell table:formula="of:=IF([$'realWorldCalibrationData-collectedUnscaled'.Z2];[$'realWorldCalibrationData-collectedUnscaled'.Z2]*[$'realWorldCalibrationData-collectedUnscaled'.$AL2];&quot;&quot;)" office:value-type="float" office:value="15655.38" calcext:value-type="float">
            <text:p>15655.38</text:p>
          </table:table-cell>
          <table:table-cell table:formula="of:=IF([$'realWorldCalibrationData-collectedUnscaled'.AA2];[$'realWorldCalibrationData-collectedUnscaled'.AA2]*[$'realWorldCalibrationData-collectedUnscaled'.$AL2];&quot;&quot;)" office:value-type="float" office:value="15647.27" calcext:value-type="float">
            <text:p>15647.27</text:p>
          </table:table-cell>
          <table:table-cell table:formula="of:=IF([$'realWorldCalibrationData-collectedUnscaled'.AB2];[$'realWorldCalibrationData-collectedUnscaled'.AB2]*[$'realWorldCalibrationData-collectedUnscaled'.$AL2];&quot;&quot;)" office:value-type="float" office:value="15900.89" calcext:value-type="float">
            <text:p>15900.89</text:p>
          </table:table-cell>
          <table:table-cell table:formula="of:=IF([$'realWorldCalibrationData-collectedUnscaled'.AC2];[$'realWorldCalibrationData-collectedUnscaled'.AC2]*[$'realWorldCalibrationData-collectedUnscaled'.$AL2];&quot;&quot;)" office:value-type="float" office:value="16223.81" calcext:value-type="float">
            <text:p>16223.81</text:p>
          </table:table-cell>
          <table:table-cell table:formula="of:=IF([$'realWorldCalibrationData-collectedUnscaled'.AD2];[$'realWorldCalibrationData-collectedUnscaled'.AD2]*[$'realWorldCalibrationData-collectedUnscaled'.$AL2];&quot;&quot;)" office:value-type="float" office:value="16756.02" calcext:value-type="float">
            <text:p>16756.02</text:p>
          </table:table-cell>
          <table:table-cell table:formula="of:=IF([$'realWorldCalibrationData-collectedUnscaled'.AE2];[$'realWorldCalibrationData-collectedUnscaled'.AE2]*[$'realWorldCalibrationData-collectedUnscaled'.$AL2];&quot;&quot;)" office:value-type="float" office:value="16634.04" calcext:value-type="float">
            <text:p>16634.04</text:p>
          </table:table-cell>
          <table:table-cell table:formula="of:=IF([$'realWorldCalibrationData-collectedUnscaled'.AF2];[$'realWorldCalibrationData-collectedUnscaled'.AF2]*[$'realWorldCalibrationData-collectedUnscaled'.$AL2];&quot;&quot;)" office:value-type="float" office:value="16166.37" calcext:value-type="float">
            <text:p>16166.37</text:p>
          </table:table-cell>
          <table:table-cell table:formula="of:=IF([$'realWorldCalibrationData-collectedUnscaled'.AG2];[$'realWorldCalibrationData-collectedUnscaled'.AG2]*[$'realWorldCalibrationData-collectedUnscaled'.$AL2];&quot;&quot;)" office:value-type="float" office:value="17201.33" calcext:value-type="float">
            <text:p>17201.33</text:p>
          </table:table-cell>
          <table:table-cell table:formula="of:=IF([$'realWorldCalibrationData-collectedUnscaled'.AH2];[$'realWorldCalibrationData-collectedUnscaled'.AH2]*[$'realWorldCalibrationData-collectedUnscaled'.$AL2];&quot;&quot;)" office:value-type="float" office:value="17385.15" calcext:value-type="float">
            <text:p>17385.15</text:p>
          </table:table-cell>
          <table:table-cell table:formula="of:=IF([$'realWorldCalibrationData-collectedUnscaled'.AI2];[$'realWorldCalibrationData-collectedUnscaled'.AI2]*[$'realWorldCalibrationData-collectedUnscaled'.$AL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Renewable Energy Output" calcext:value-type="string">
            <text:p>Renewable Energy Output</text:p>
          </table:table-cell>
          <table:table-cell table:formula="of:=IF([$'realWorldCalibrationData-collectedUnscaled'.B3];[$'realWorldCalibrationData-collectedUnscaled'.B3]*[$'realWorldCalibrationData-collectedUnscaled'.$AL3];&quot;&quot;)" office:value-type="float" office:value="2162.87482055" calcext:value-type="float">
            <text:p>2162.87482055</text:p>
          </table:table-cell>
          <table:table-cell table:formula="of:=IF([$'realWorldCalibrationData-collectedUnscaled'.C3];[$'realWorldCalibrationData-collectedUnscaled'.C3]*[$'realWorldCalibrationData-collectedUnscaled'.$AL3];&quot;&quot;)" office:value-type="float" office:value="2213.2934299" calcext:value-type="float">
            <text:p>2213.2934299</text:p>
          </table:table-cell>
          <table:table-cell table:formula="of:=IF([$'realWorldCalibrationData-collectedUnscaled'.D3];[$'realWorldCalibrationData-collectedUnscaled'.D3]*[$'realWorldCalibrationData-collectedUnscaled'.$AL3];&quot;&quot;)" office:value-type="float" office:value="2213.6586911" calcext:value-type="float">
            <text:p>2213.6586911</text:p>
          </table:table-cell>
          <table:table-cell table:formula="of:=IF([$'realWorldCalibrationData-collectedUnscaled'.E3];[$'realWorldCalibrationData-collectedUnscaled'.E3]*[$'realWorldCalibrationData-collectedUnscaled'.$AL3];&quot;&quot;)" office:value-type="float" office:value="2347.7205465" calcext:value-type="float">
            <text:p>2347.7205465</text:p>
          </table:table-cell>
          <table:table-cell table:formula="of:=IF([$'realWorldCalibrationData-collectedUnscaled'.F3];[$'realWorldCalibrationData-collectedUnscaled'.F3]*[$'realWorldCalibrationData-collectedUnscaled'.$AL3];&quot;&quot;)" office:value-type="float" office:value="2363.9317129" calcext:value-type="float">
            <text:p>2363.9317129</text:p>
          </table:table-cell>
          <table:table-cell table:formula="of:=IF([$'realWorldCalibrationData-collectedUnscaled'.G3];[$'realWorldCalibrationData-collectedUnscaled'.G3]*[$'realWorldCalibrationData-collectedUnscaled'.$AL3];&quot;&quot;)" office:value-type="float" office:value="2492.59780576" calcext:value-type="float">
            <text:p>2492.59780576</text:p>
          </table:table-cell>
          <table:table-cell table:formula="of:=IF([$'realWorldCalibrationData-collectedUnscaled'.H3];[$'realWorldCalibrationData-collectedUnscaled'.H3]*[$'realWorldCalibrationData-collectedUnscaled'.$AL3];&quot;&quot;)" office:value-type="float" office:value="2526.94483096" calcext:value-type="float">
            <text:p>2526.94483096</text:p>
          </table:table-cell>
          <table:table-cell table:formula="of:=IF([$'realWorldCalibrationData-collectedUnscaled'.I3];[$'realWorldCalibrationData-collectedUnscaled'.I3]*[$'realWorldCalibrationData-collectedUnscaled'.$AL3];&quot;&quot;)" office:value-type="float" office:value="2574.1368718" calcext:value-type="float">
            <text:p>2574.1368718</text:p>
          </table:table-cell>
          <table:table-cell table:formula="of:=IF([$'realWorldCalibrationData-collectedUnscaled'.J3];[$'realWorldCalibrationData-collectedUnscaled'.J3]*[$'realWorldCalibrationData-collectedUnscaled'.$AL3];&quot;&quot;)" office:value-type="float" office:value="2597.861512" calcext:value-type="float">
            <text:p>2597.861512</text:p>
          </table:table-cell>
          <table:table-cell table:formula="of:=IF([$'realWorldCalibrationData-collectedUnscaled'.K3];[$'realWorldCalibrationData-collectedUnscaled'.K3]*[$'realWorldCalibrationData-collectedUnscaled'.$AL3];&quot;&quot;)" office:value-type="float" office:value="2622.7821859" calcext:value-type="float">
            <text:p>2622.7821859</text:p>
          </table:table-cell>
          <table:table-cell table:formula="of:=IF([$'realWorldCalibrationData-collectedUnscaled'.L3];[$'realWorldCalibrationData-collectedUnscaled'.L3]*[$'realWorldCalibrationData-collectedUnscaled'.$AL3];&quot;&quot;)" office:value-type="float" office:value="2653.6" calcext:value-type="float">
            <text:p>2653.6</text:p>
          </table:table-cell>
          <table:table-cell table:formula="of:=IF([$'realWorldCalibrationData-collectedUnscaled'.M3];[$'realWorldCalibrationData-collectedUnscaled'.M3]*[$'realWorldCalibrationData-collectedUnscaled'.$AL3];&quot;&quot;)" office:value-type="float" office:value="2600.55" calcext:value-type="float">
            <text:p>2600.55</text:p>
          </table:table-cell>
          <table:table-cell table:formula="of:=IF([$'realWorldCalibrationData-collectedUnscaled'.N3];[$'realWorldCalibrationData-collectedUnscaled'.N3]*[$'realWorldCalibrationData-collectedUnscaled'.$AL3];&quot;&quot;)" office:value-type="float" office:value="2655.12" calcext:value-type="float">
            <text:p>2655.12</text:p>
          </table:table-cell>
          <table:table-cell table:formula="of:=IF([$'realWorldCalibrationData-collectedUnscaled'.O3];[$'realWorldCalibrationData-collectedUnscaled'.O3]*[$'realWorldCalibrationData-collectedUnscaled'.$AL3];&quot;&quot;)" office:value-type="float" office:value="2667.83" calcext:value-type="float">
            <text:p>2667.83</text:p>
          </table:table-cell>
          <table:table-cell table:formula="of:=IF([$'realWorldCalibrationData-collectedUnscaled'.P3];[$'realWorldCalibrationData-collectedUnscaled'.P3]*[$'realWorldCalibrationData-collectedUnscaled'.$AL3];&quot;&quot;)" office:value-type="float" office:value="2884.66" calcext:value-type="float">
            <text:p>2884.66</text:p>
          </table:table-cell>
          <table:table-cell table:formula="of:=IF([$'realWorldCalibrationData-collectedUnscaled'.Q3];[$'realWorldCalibrationData-collectedUnscaled'.Q3]*[$'realWorldCalibrationData-collectedUnscaled'.$AL3];&quot;&quot;)" office:value-type="float" office:value="3002.84" calcext:value-type="float">
            <text:p>3002.84</text:p>
          </table:table-cell>
          <table:table-cell table:formula="of:=IF([$'realWorldCalibrationData-collectedUnscaled'.R3];[$'realWorldCalibrationData-collectedUnscaled'.R3]*[$'realWorldCalibrationData-collectedUnscaled'.$AL3];&quot;&quot;)" office:value-type="float" office:value="3139.43" calcext:value-type="float">
            <text:p>3139.43</text:p>
          </table:table-cell>
          <table:table-cell table:formula="of:=IF([$'realWorldCalibrationData-collectedUnscaled'.S3];[$'realWorldCalibrationData-collectedUnscaled'.S3]*[$'realWorldCalibrationData-collectedUnscaled'.$AL3];&quot;&quot;)" office:value-type="float" office:value="3224.01" calcext:value-type="float">
            <text:p>3224.01</text:p>
          </table:table-cell>
          <table:table-cell table:formula="of:=IF([$'realWorldCalibrationData-collectedUnscaled'.T3];[$'realWorldCalibrationData-collectedUnscaled'.T3]*[$'realWorldCalibrationData-collectedUnscaled'.$AL3];&quot;&quot;)" office:value-type="float" office:value="3462.5" calcext:value-type="float">
            <text:p>3462.5</text:p>
          </table:table-cell>
          <table:table-cell table:formula="of:=IF([$'realWorldCalibrationData-collectedUnscaled'.U3];[$'realWorldCalibrationData-collectedUnscaled'.U3]*[$'realWorldCalibrationData-collectedUnscaled'.$AL3];&quot;&quot;)" office:value-type="float" office:value="3524.62" calcext:value-type="float">
            <text:p>3524.62</text:p>
          </table:table-cell>
          <table:table-cell table:formula="of:=IF([$'realWorldCalibrationData-collectedUnscaled'.V3];[$'realWorldCalibrationData-collectedUnscaled'.V3]*[$'realWorldCalibrationData-collectedUnscaled'.$AL3];&quot;&quot;)" office:value-type="float" office:value="3789.37" calcext:value-type="float">
            <text:p>3789.37</text:p>
          </table:table-cell>
          <table:table-cell table:formula="of:=IF([$'realWorldCalibrationData-collectedUnscaled'.W3];[$'realWorldCalibrationData-collectedUnscaled'.W3]*[$'realWorldCalibrationData-collectedUnscaled'.$AL3];&quot;&quot;)" office:value-type="float" office:value="3981.49" calcext:value-type="float">
            <text:p>3981.49</text:p>
          </table:table-cell>
          <table:table-cell table:formula="of:=IF([$'realWorldCalibrationData-collectedUnscaled'.X3];[$'realWorldCalibrationData-collectedUnscaled'.X3]*[$'realWorldCalibrationData-collectedUnscaled'.$AL3];&quot;&quot;)" office:value-type="float" office:value="4269.31" calcext:value-type="float">
            <text:p>4269.31</text:p>
          </table:table-cell>
          <table:table-cell table:formula="of:=IF([$'realWorldCalibrationData-collectedUnscaled'.Y3];[$'realWorldCalibrationData-collectedUnscaled'.Y3]*[$'realWorldCalibrationData-collectedUnscaled'.$AL3];&quot;&quot;)" office:value-type="float" office:value="4549.47" calcext:value-type="float">
            <text:p>4549.47</text:p>
          </table:table-cell>
          <table:table-cell table:formula="of:=IF([$'realWorldCalibrationData-collectedUnscaled'.Z3];[$'realWorldCalibrationData-collectedUnscaled'.Z3]*[$'realWorldCalibrationData-collectedUnscaled'.$AL3];&quot;&quot;)" office:value-type="float" office:value="4778.6" calcext:value-type="float">
            <text:p>4778.6</text:p>
          </table:table-cell>
          <table:table-cell table:formula="of:=IF([$'realWorldCalibrationData-collectedUnscaled'.AA3];[$'realWorldCalibrationData-collectedUnscaled'.AA3]*[$'realWorldCalibrationData-collectedUnscaled'.$AL3];&quot;&quot;)" office:value-type="float" office:value="4953.28" calcext:value-type="float">
            <text:p>4953.28</text:p>
          </table:table-cell>
          <table:table-cell table:formula="of:=IF([$'realWorldCalibrationData-collectedUnscaled'.AB3];[$'realWorldCalibrationData-collectedUnscaled'.AB3]*[$'realWorldCalibrationData-collectedUnscaled'.$AL3];&quot;&quot;)" office:value-type="float" office:value="5285.34" calcext:value-type="float">
            <text:p>5285.34</text:p>
          </table:table-cell>
          <table:table-cell table:formula="of:=IF([$'realWorldCalibrationData-collectedUnscaled'.AC3];[$'realWorldCalibrationData-collectedUnscaled'.AC3]*[$'realWorldCalibrationData-collectedUnscaled'.$AL3];&quot;&quot;)" office:value-type="float" office:value="5634.91" calcext:value-type="float">
            <text:p>5634.91</text:p>
          </table:table-cell>
          <table:table-cell table:formula="of:=IF([$'realWorldCalibrationData-collectedUnscaled'.AD3];[$'realWorldCalibrationData-collectedUnscaled'.AD3]*[$'realWorldCalibrationData-collectedUnscaled'.$AL3];&quot;&quot;)" office:value-type="float" office:value="6010.67" calcext:value-type="float">
            <text:p>6010.67</text:p>
          </table:table-cell>
          <table:table-cell table:formula="of:=IF([$'realWorldCalibrationData-collectedUnscaled'.AE3];[$'realWorldCalibrationData-collectedUnscaled'.AE3]*[$'realWorldCalibrationData-collectedUnscaled'.$AL3];&quot;&quot;)" office:value-type="float" office:value="6340.81" calcext:value-type="float">
            <text:p>6340.81</text:p>
          </table:table-cell>
          <table:table-cell table:formula="of:=IF([$'realWorldCalibrationData-collectedUnscaled'.AF3];[$'realWorldCalibrationData-collectedUnscaled'.AF3]*[$'realWorldCalibrationData-collectedUnscaled'.$AL3];&quot;&quot;)" office:value-type="float" office:value="6779.12" calcext:value-type="float">
            <text:p>6779.12</text:p>
          </table:table-cell>
          <table:table-cell table:formula="of:=IF([$'realWorldCalibrationData-collectedUnscaled'.AG3];[$'realWorldCalibrationData-collectedUnscaled'.AG3]*[$'realWorldCalibrationData-collectedUnscaled'.$AL3];&quot;&quot;)" office:value-type="float" office:value="7134.03" calcext:value-type="float">
            <text:p>7134.03</text:p>
          </table:table-cell>
          <table:table-cell table:formula="of:=IF([$'realWorldCalibrationData-collectedUnscaled'.AH3];[$'realWorldCalibrationData-collectedUnscaled'.AH3]*[$'realWorldCalibrationData-collectedUnscaled'.$AL3];&quot;&quot;)" office:value-type="float" office:value="7755.26" calcext:value-type="float">
            <text:p>7755.26</text:p>
          </table:table-cell>
          <table:table-cell table:formula="of:=IF([$'realWorldCalibrationData-collectedUnscaled'.AI3];[$'realWorldCalibrationData-collectedUnscaled'.AI3]*[$'realWorldCalibrationData-collectedUnscaled'.$AL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Wind and Solar Energy Output" calcext:value-type="string">
            <text:p>Wind and Solar Energy Output</text:p>
          </table:table-cell>
          <table:table-cell table:formula="of:=IF([$'realWorldCalibrationData-collectedUnscaled'.B4];[$'realWorldCalibrationData-collectedUnscaled'.B4]*[$'realWorldCalibrationData-collectedUnscaled'.$AL4];&quot;&quot;)" office:value-type="float" office:value="4.02082055" calcext:value-type="float">
            <text:p>4.02082055</text:p>
          </table:table-cell>
          <table:table-cell table:formula="of:=IF([$'realWorldCalibrationData-collectedUnscaled'.C4];[$'realWorldCalibrationData-collectedUnscaled'.C4]*[$'realWorldCalibrationData-collectedUnscaled'.$AL4];&quot;&quot;)" office:value-type="float" office:value="4.5914299" calcext:value-type="float">
            <text:p>4.5914299</text:p>
          </table:table-cell>
          <table:table-cell table:formula="of:=IF([$'realWorldCalibrationData-collectedUnscaled'.D4];[$'realWorldCalibrationData-collectedUnscaled'.D4]*[$'realWorldCalibrationData-collectedUnscaled'.$AL4];&quot;&quot;)" office:value-type="float" office:value="5.1994911" calcext:value-type="float">
            <text:p>5.1994911</text:p>
          </table:table-cell>
          <table:table-cell table:formula="of:=IF([$'realWorldCalibrationData-collectedUnscaled'.E4];[$'realWorldCalibrationData-collectedUnscaled'.E4]*[$'realWorldCalibrationData-collectedUnscaled'.$AL4];&quot;&quot;)" office:value-type="float" office:value="6.2608465" calcext:value-type="float">
            <text:p>6.2608465</text:p>
          </table:table-cell>
          <table:table-cell table:formula="of:=IF([$'realWorldCalibrationData-collectedUnscaled'.F4];[$'realWorldCalibrationData-collectedUnscaled'.F4]*[$'realWorldCalibrationData-collectedUnscaled'.$AL4];&quot;&quot;)" office:value-type="float" office:value="7.7287129" calcext:value-type="float">
            <text:p>7.7287129</text:p>
          </table:table-cell>
          <table:table-cell table:formula="of:=IF([$'realWorldCalibrationData-collectedUnscaled'.G4];[$'realWorldCalibrationData-collectedUnscaled'.G4]*[$'realWorldCalibrationData-collectedUnscaled'.$AL4];&quot;&quot;)" office:value-type="float" office:value="8.91100576" calcext:value-type="float">
            <text:p>8.91100576</text:p>
          </table:table-cell>
          <table:table-cell table:formula="of:=IF([$'realWorldCalibrationData-collectedUnscaled'.H4];[$'realWorldCalibrationData-collectedUnscaled'.H4]*[$'realWorldCalibrationData-collectedUnscaled'.$AL4];&quot;&quot;)" office:value-type="float" office:value="9.91483096" calcext:value-type="float">
            <text:p>9.91483096</text:p>
          </table:table-cell>
          <table:table-cell table:formula="of:=IF([$'realWorldCalibrationData-collectedUnscaled'.I4];[$'realWorldCalibrationData-collectedUnscaled'.I4]*[$'realWorldCalibrationData-collectedUnscaled'.$AL4];&quot;&quot;)" office:value-type="float" office:value="12.7778718" calcext:value-type="float">
            <text:p>12.7778718</text:p>
          </table:table-cell>
          <table:table-cell table:formula="of:=IF([$'realWorldCalibrationData-collectedUnscaled'.J4];[$'realWorldCalibrationData-collectedUnscaled'.J4]*[$'realWorldCalibrationData-collectedUnscaled'.$AL4];&quot;&quot;)" office:value-type="float" office:value="16.741112" calcext:value-type="float">
            <text:p>16.741112</text:p>
          </table:table-cell>
          <table:table-cell table:formula="of:=IF([$'realWorldCalibrationData-collectedUnscaled'.K4];[$'realWorldCalibrationData-collectedUnscaled'.K4]*[$'realWorldCalibrationData-collectedUnscaled'.$AL4];&quot;&quot;)" office:value-type="float" office:value="22.1321859" calcext:value-type="float">
            <text:p>22.1321859</text:p>
          </table:table-cell>
          <table:table-cell table:formula="of:=IF([$'realWorldCalibrationData-collectedUnscaled'.L4];[$'realWorldCalibrationData-collectedUnscaled'.L4]*[$'realWorldCalibrationData-collectedUnscaled'.$AL4];&quot;&quot;)" office:value-type="float" office:value="32.24" calcext:value-type="float">
            <text:p>32.24</text:p>
          </table:table-cell>
          <table:table-cell table:formula="of:=IF([$'realWorldCalibrationData-collectedUnscaled'.M4];[$'realWorldCalibrationData-collectedUnscaled'.M4]*[$'realWorldCalibrationData-collectedUnscaled'.$AL4];&quot;&quot;)" office:value-type="float" office:value="39.51" calcext:value-type="float">
            <text:p>39.51</text:p>
          </table:table-cell>
          <table:table-cell table:formula="of:=IF([$'realWorldCalibrationData-collectedUnscaled'.N4];[$'realWorldCalibrationData-collectedUnscaled'.N4]*[$'realWorldCalibrationData-collectedUnscaled'.$AL4];&quot;&quot;)" office:value-type="float" office:value="53.73" calcext:value-type="float">
            <text:p>53.73</text:p>
          </table:table-cell>
          <table:table-cell table:formula="of:=IF([$'realWorldCalibrationData-collectedUnscaled'.O4];[$'realWorldCalibrationData-collectedUnscaled'.O4]*[$'realWorldCalibrationData-collectedUnscaled'.$AL4];&quot;&quot;)" office:value-type="float" office:value="65.5" calcext:value-type="float">
            <text:p>65.5</text:p>
          </table:table-cell>
          <table:table-cell table:formula="of:=IF([$'realWorldCalibrationData-collectedUnscaled'.P4];[$'realWorldCalibrationData-collectedUnscaled'.P4]*[$'realWorldCalibrationData-collectedUnscaled'.$AL4];&quot;&quot;)" office:value-type="float" office:value="87.97" calcext:value-type="float">
            <text:p>87.97</text:p>
          </table:table-cell>
          <table:table-cell table:formula="of:=IF([$'realWorldCalibrationData-collectedUnscaled'.Q4];[$'realWorldCalibrationData-collectedUnscaled'.Q4]*[$'realWorldCalibrationData-collectedUnscaled'.$AL4];&quot;&quot;)" office:value-type="float" office:value="107.67" calcext:value-type="float">
            <text:p>107.67</text:p>
          </table:table-cell>
          <table:table-cell table:formula="of:=IF([$'realWorldCalibrationData-collectedUnscaled'.R4];[$'realWorldCalibrationData-collectedUnscaled'.R4]*[$'realWorldCalibrationData-collectedUnscaled'.$AL4];&quot;&quot;)" office:value-type="float" office:value="137.9" calcext:value-type="float">
            <text:p>137.9</text:p>
          </table:table-cell>
          <table:table-cell table:formula="of:=IF([$'realWorldCalibrationData-collectedUnscaled'.S4];[$'realWorldCalibrationData-collectedUnscaled'.S4]*[$'realWorldCalibrationData-collectedUnscaled'.$AL4];&quot;&quot;)" office:value-type="float" office:value="177.83" calcext:value-type="float">
            <text:p>177.83</text:p>
          </table:table-cell>
          <table:table-cell table:formula="of:=IF([$'realWorldCalibrationData-collectedUnscaled'.T4];[$'realWorldCalibrationData-collectedUnscaled'.T4]*[$'realWorldCalibrationData-collectedUnscaled'.$AL4];&quot;&quot;)" office:value-type="float" office:value="231.43" calcext:value-type="float">
            <text:p>231.43</text:p>
          </table:table-cell>
          <table:table-cell table:formula="of:=IF([$'realWorldCalibrationData-collectedUnscaled'.U4];[$'realWorldCalibrationData-collectedUnscaled'.U4]*[$'realWorldCalibrationData-collectedUnscaled'.$AL4];&quot;&quot;)" office:value-type="float" office:value="295.07" calcext:value-type="float">
            <text:p>295.07</text:p>
          </table:table-cell>
          <table:table-cell table:formula="of:=IF([$'realWorldCalibrationData-collectedUnscaled'.V4];[$'realWorldCalibrationData-collectedUnscaled'.V4]*[$'realWorldCalibrationData-collectedUnscaled'.$AL4];&quot;&quot;)" office:value-type="float" office:value="377.04" calcext:value-type="float">
            <text:p>377.04</text:p>
          </table:table-cell>
          <table:table-cell table:formula="of:=IF([$'realWorldCalibrationData-collectedUnscaled'.W4];[$'realWorldCalibrationData-collectedUnscaled'.W4]*[$'realWorldCalibrationData-collectedUnscaled'.$AL4];&quot;&quot;)" office:value-type="float" office:value="502.24" calcext:value-type="float">
            <text:p>502.24</text:p>
          </table:table-cell>
          <table:table-cell table:formula="of:=IF([$'realWorldCalibrationData-collectedUnscaled'.X4];[$'realWorldCalibrationData-collectedUnscaled'.X4]*[$'realWorldCalibrationData-collectedUnscaled'.$AL4];&quot;&quot;)" office:value-type="float" office:value="624.29" calcext:value-type="float">
            <text:p>624.29</text:p>
          </table:table-cell>
          <table:table-cell table:formula="of:=IF([$'realWorldCalibrationData-collectedUnscaled'.Y4];[$'realWorldCalibrationData-collectedUnscaled'.Y4]*[$'realWorldCalibrationData-collectedUnscaled'.$AL4];&quot;&quot;)" office:value-type="float" office:value="772.59" calcext:value-type="float">
            <text:p>772.59</text:p>
          </table:table-cell>
          <table:table-cell table:formula="of:=IF([$'realWorldCalibrationData-collectedUnscaled'.Z4];[$'realWorldCalibrationData-collectedUnscaled'.Z4]*[$'realWorldCalibrationData-collectedUnscaled'.$AL4];&quot;&quot;)" office:value-type="float" office:value="912.97" calcext:value-type="float">
            <text:p>912.97</text:p>
          </table:table-cell>
          <table:table-cell table:formula="of:=IF([$'realWorldCalibrationData-collectedUnscaled'.AA4];[$'realWorldCalibrationData-collectedUnscaled'.AA4]*[$'realWorldCalibrationData-collectedUnscaled'.$AL4];&quot;&quot;)" office:value-type="float" office:value="1083.24" calcext:value-type="float">
            <text:p>1083.24</text:p>
          </table:table-cell>
          <table:table-cell table:formula="of:=IF([$'realWorldCalibrationData-collectedUnscaled'.AB4];[$'realWorldCalibrationData-collectedUnscaled'.AB4]*[$'realWorldCalibrationData-collectedUnscaled'.$AL4];&quot;&quot;)" office:value-type="float" office:value="1288.8" calcext:value-type="float">
            <text:p>1288.8</text:p>
          </table:table-cell>
          <table:table-cell table:formula="of:=IF([$'realWorldCalibrationData-collectedUnscaled'.AC4];[$'realWorldCalibrationData-collectedUnscaled'.AC4]*[$'realWorldCalibrationData-collectedUnscaled'.$AL4];&quot;&quot;)" office:value-type="float" office:value="1580.95" calcext:value-type="float">
            <text:p>1580.95</text:p>
          </table:table-cell>
          <table:table-cell table:formula="of:=IF([$'realWorldCalibrationData-collectedUnscaled'.AD4];[$'realWorldCalibrationData-collectedUnscaled'.AD4]*[$'realWorldCalibrationData-collectedUnscaled'.$AL4];&quot;&quot;)" office:value-type="float" office:value="1835.86" calcext:value-type="float">
            <text:p>1835.86</text:p>
          </table:table-cell>
          <table:table-cell table:formula="of:=IF([$'realWorldCalibrationData-collectedUnscaled'.AE4];[$'realWorldCalibrationData-collectedUnscaled'.AE4]*[$'realWorldCalibrationData-collectedUnscaled'.$AL4];&quot;&quot;)" office:value-type="float" office:value="2120.7" calcext:value-type="float">
            <text:p>2120.7</text:p>
          </table:table-cell>
          <table:table-cell table:formula="of:=IF([$'realWorldCalibrationData-collectedUnscaled'.AF4];[$'realWorldCalibrationData-collectedUnscaled'.AF4]*[$'realWorldCalibrationData-collectedUnscaled'.$AL4];&quot;&quot;)" office:value-type="float" office:value="2438.02" calcext:value-type="float">
            <text:p>2438.02</text:p>
          </table:table-cell>
          <table:table-cell table:formula="of:=IF([$'realWorldCalibrationData-collectedUnscaled'.AG4];[$'realWorldCalibrationData-collectedUnscaled'.AG4]*[$'realWorldCalibrationData-collectedUnscaled'.$AL4];&quot;&quot;)" office:value-type="float" office:value="2889.46" calcext:value-type="float">
            <text:p>2889.46</text:p>
          </table:table-cell>
          <table:table-cell table:formula="of:=IF([$'realWorldCalibrationData-collectedUnscaled'.AH4];[$'realWorldCalibrationData-collectedUnscaled'.AH4]*[$'realWorldCalibrationData-collectedUnscaled'.$AL4];&quot;&quot;)" office:value-type="float" office:value="3428.5" calcext:value-type="float">
            <text:p>3428.5</text:p>
          </table:table-cell>
          <table:table-cell table:formula="of:=IF([$'realWorldCalibrationData-collectedUnscaled'.AI4];[$'realWorldCalibrationData-collectedUnscaled'.AI4]*[$'realWorldCalibrationData-collectedUnscaled'.$AL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Hydropower Energy Output" calcext:value-type="string">
            <text:p>Hydropower Energy Output</text:p>
          </table:table-cell>
          <table:table-cell table:formula="of:=IF([$'realWorldCalibrationData-collectedUnscaled'.B5];[$'realWorldCalibrationData-collectedUnscaled'.B5]*[$'realWorldCalibrationData-collectedUnscaled'.$AL5];&quot;&quot;)" office:value-type="float" office:value="2158.854" calcext:value-type="float">
            <text:p>2158.854</text:p>
          </table:table-cell>
          <table:table-cell table:formula="of:=IF([$'realWorldCalibrationData-collectedUnscaled'.C5];[$'realWorldCalibrationData-collectedUnscaled'.C5]*[$'realWorldCalibrationData-collectedUnscaled'.$AL5];&quot;&quot;)" office:value-type="float" office:value="2208.702" calcext:value-type="float">
            <text:p>2208.702</text:p>
          </table:table-cell>
          <table:table-cell table:formula="of:=IF([$'realWorldCalibrationData-collectedUnscaled'.D5];[$'realWorldCalibrationData-collectedUnscaled'.D5]*[$'realWorldCalibrationData-collectedUnscaled'.$AL5];&quot;&quot;)" office:value-type="float" office:value="2208.4592" calcext:value-type="float">
            <text:p>2208.4592</text:p>
          </table:table-cell>
          <table:table-cell table:formula="of:=IF([$'realWorldCalibrationData-collectedUnscaled'.E5];[$'realWorldCalibrationData-collectedUnscaled'.E5]*[$'realWorldCalibrationData-collectedUnscaled'.$AL5];&quot;&quot;)" office:value-type="float" office:value="2341.4597" calcext:value-type="float">
            <text:p>2341.4597</text:p>
          </table:table-cell>
          <table:table-cell table:formula="of:=IF([$'realWorldCalibrationData-collectedUnscaled'.F5];[$'realWorldCalibrationData-collectedUnscaled'.F5]*[$'realWorldCalibrationData-collectedUnscaled'.$AL5];&quot;&quot;)" office:value-type="float" office:value="2356.203" calcext:value-type="float">
            <text:p>2356.203</text:p>
          </table:table-cell>
          <table:table-cell table:formula="of:=IF([$'realWorldCalibrationData-collectedUnscaled'.G5];[$'realWorldCalibrationData-collectedUnscaled'.G5]*[$'realWorldCalibrationData-collectedUnscaled'.$AL5];&quot;&quot;)" office:value-type="float" office:value="2483.6868" calcext:value-type="float">
            <text:p>2483.6868</text:p>
          </table:table-cell>
          <table:table-cell table:formula="of:=IF([$'realWorldCalibrationData-collectedUnscaled'.H5];[$'realWorldCalibrationData-collectedUnscaled'.H5]*[$'realWorldCalibrationData-collectedUnscaled'.$AL5];&quot;&quot;)" office:value-type="float" office:value="2517.03" calcext:value-type="float">
            <text:p>2517.03</text:p>
          </table:table-cell>
          <table:table-cell table:formula="of:=IF([$'realWorldCalibrationData-collectedUnscaled'.I5];[$'realWorldCalibrationData-collectedUnscaled'.I5]*[$'realWorldCalibrationData-collectedUnscaled'.$AL5];&quot;&quot;)" office:value-type="float" office:value="2561.359" calcext:value-type="float">
            <text:p>2561.359</text:p>
          </table:table-cell>
          <table:table-cell table:formula="of:=IF([$'realWorldCalibrationData-collectedUnscaled'.J5];[$'realWorldCalibrationData-collectedUnscaled'.J5]*[$'realWorldCalibrationData-collectedUnscaled'.$AL5];&quot;&quot;)" office:value-type="float" office:value="2581.1204" calcext:value-type="float">
            <text:p>2581.1204</text:p>
          </table:table-cell>
          <table:table-cell table:formula="of:=IF([$'realWorldCalibrationData-collectedUnscaled'.K5];[$'realWorldCalibrationData-collectedUnscaled'.K5]*[$'realWorldCalibrationData-collectedUnscaled'.$AL5];&quot;&quot;)" office:value-type="float" office:value="2600.65" calcext:value-type="float">
            <text:p>2600.65</text:p>
          </table:table-cell>
          <table:table-cell table:formula="of:=IF([$'realWorldCalibrationData-collectedUnscaled'.L5];[$'realWorldCalibrationData-collectedUnscaled'.L5]*[$'realWorldCalibrationData-collectedUnscaled'.$AL5];&quot;&quot;)" office:value-type="float" office:value="2621.36" calcext:value-type="float">
            <text:p>2621.36</text:p>
          </table:table-cell>
          <table:table-cell table:formula="of:=IF([$'realWorldCalibrationData-collectedUnscaled'.M5];[$'realWorldCalibrationData-collectedUnscaled'.M5]*[$'realWorldCalibrationData-collectedUnscaled'.$AL5];&quot;&quot;)" office:value-type="float" office:value="2561.04" calcext:value-type="float">
            <text:p>2561.04</text:p>
          </table:table-cell>
          <table:table-cell table:formula="of:=IF([$'realWorldCalibrationData-collectedUnscaled'.N5];[$'realWorldCalibrationData-collectedUnscaled'.N5]*[$'realWorldCalibrationData-collectedUnscaled'.$AL5];&quot;&quot;)" office:value-type="float" office:value="2601.39" calcext:value-type="float">
            <text:p>2601.39</text:p>
          </table:table-cell>
          <table:table-cell table:formula="of:=IF([$'realWorldCalibrationData-collectedUnscaled'.O5];[$'realWorldCalibrationData-collectedUnscaled'.O5]*[$'realWorldCalibrationData-collectedUnscaled'.$AL5];&quot;&quot;)" office:value-type="float" office:value="2602.33" calcext:value-type="float">
            <text:p>2602.33</text:p>
          </table:table-cell>
          <table:table-cell table:formula="of:=IF([$'realWorldCalibrationData-collectedUnscaled'.P5];[$'realWorldCalibrationData-collectedUnscaled'.P5]*[$'realWorldCalibrationData-collectedUnscaled'.$AL5];&quot;&quot;)" office:value-type="float" office:value="2796.69" calcext:value-type="float">
            <text:p>2796.69</text:p>
          </table:table-cell>
          <table:table-cell table:formula="of:=IF([$'realWorldCalibrationData-collectedUnscaled'.Q5];[$'realWorldCalibrationData-collectedUnscaled'.Q5]*[$'realWorldCalibrationData-collectedUnscaled'.$AL5];&quot;&quot;)" office:value-type="float" office:value="2895.17" calcext:value-type="float">
            <text:p>2895.17</text:p>
          </table:table-cell>
          <table:table-cell table:formula="of:=IF([$'realWorldCalibrationData-collectedUnscaled'.R5];[$'realWorldCalibrationData-collectedUnscaled'.R5]*[$'realWorldCalibrationData-collectedUnscaled'.$AL5];&quot;&quot;)" office:value-type="float" office:value="3001.53" calcext:value-type="float">
            <text:p>3001.53</text:p>
          </table:table-cell>
          <table:table-cell table:formula="of:=IF([$'realWorldCalibrationData-collectedUnscaled'.S5];[$'realWorldCalibrationData-collectedUnscaled'.S5]*[$'realWorldCalibrationData-collectedUnscaled'.$AL5];&quot;&quot;)" office:value-type="float" office:value="3046.18" calcext:value-type="float">
            <text:p>3046.18</text:p>
          </table:table-cell>
          <table:table-cell table:formula="of:=IF([$'realWorldCalibrationData-collectedUnscaled'.T5];[$'realWorldCalibrationData-collectedUnscaled'.T5]*[$'realWorldCalibrationData-collectedUnscaled'.$AL5];&quot;&quot;)" office:value-type="float" office:value="3231.07" calcext:value-type="float">
            <text:p>3231.07</text:p>
          </table:table-cell>
          <table:table-cell table:formula="of:=IF([$'realWorldCalibrationData-collectedUnscaled'.U5];[$'realWorldCalibrationData-collectedUnscaled'.U5]*[$'realWorldCalibrationData-collectedUnscaled'.$AL5];&quot;&quot;)" office:value-type="float" office:value="3229.55" calcext:value-type="float">
            <text:p>3229.55</text:p>
          </table:table-cell>
          <table:table-cell table:formula="of:=IF([$'realWorldCalibrationData-collectedUnscaled'.V5];[$'realWorldCalibrationData-collectedUnscaled'.V5]*[$'realWorldCalibrationData-collectedUnscaled'.$AL5];&quot;&quot;)" office:value-type="float" office:value="3412.33" calcext:value-type="float">
            <text:p>3412.33</text:p>
          </table:table-cell>
          <table:table-cell table:formula="of:=IF([$'realWorldCalibrationData-collectedUnscaled'.W5];[$'realWorldCalibrationData-collectedUnscaled'.W5]*[$'realWorldCalibrationData-collectedUnscaled'.$AL5];&quot;&quot;)" office:value-type="float" office:value="3479.25" calcext:value-type="float">
            <text:p>3479.25</text:p>
          </table:table-cell>
          <table:table-cell table:formula="of:=IF([$'realWorldCalibrationData-collectedUnscaled'.X5];[$'realWorldCalibrationData-collectedUnscaled'.X5]*[$'realWorldCalibrationData-collectedUnscaled'.$AL5];&quot;&quot;)" office:value-type="float" office:value="3645.02" calcext:value-type="float">
            <text:p>3645.02</text:p>
          </table:table-cell>
          <table:table-cell table:formula="of:=IF([$'realWorldCalibrationData-collectedUnscaled'.Y5];[$'realWorldCalibrationData-collectedUnscaled'.Y5]*[$'realWorldCalibrationData-collectedUnscaled'.$AL5];&quot;&quot;)" office:value-type="float" office:value="3776.88" calcext:value-type="float">
            <text:p>3776.88</text:p>
          </table:table-cell>
          <table:table-cell table:formula="of:=IF([$'realWorldCalibrationData-collectedUnscaled'.Z5];[$'realWorldCalibrationData-collectedUnscaled'.Z5]*[$'realWorldCalibrationData-collectedUnscaled'.$AL5];&quot;&quot;)" office:value-type="float" office:value="3865.63" calcext:value-type="float">
            <text:p>3865.63</text:p>
          </table:table-cell>
          <table:table-cell table:formula="of:=IF([$'realWorldCalibrationData-collectedUnscaled'.AA5];[$'realWorldCalibrationData-collectedUnscaled'.AA5]*[$'realWorldCalibrationData-collectedUnscaled'.$AL5];&quot;&quot;)" office:value-type="float" office:value="3870.04" calcext:value-type="float">
            <text:p>3870.04</text:p>
          </table:table-cell>
          <table:table-cell table:formula="of:=IF([$'realWorldCalibrationData-collectedUnscaled'.AB5];[$'realWorldCalibrationData-collectedUnscaled'.AB5]*[$'realWorldCalibrationData-collectedUnscaled'.$AL5];&quot;&quot;)" office:value-type="float" office:value="3996.54" calcext:value-type="float">
            <text:p>3996.54</text:p>
          </table:table-cell>
          <table:table-cell table:formula="of:=IF([$'realWorldCalibrationData-collectedUnscaled'.AC5];[$'realWorldCalibrationData-collectedUnscaled'.AC5]*[$'realWorldCalibrationData-collectedUnscaled'.$AL5];&quot;&quot;)" office:value-type="float" office:value="4053.96" calcext:value-type="float">
            <text:p>4053.96</text:p>
          </table:table-cell>
          <table:table-cell table:formula="of:=IF([$'realWorldCalibrationData-collectedUnscaled'.AD5];[$'realWorldCalibrationData-collectedUnscaled'.AD5]*[$'realWorldCalibrationData-collectedUnscaled'.$AL5];&quot;&quot;)" office:value-type="float" office:value="4174.81" calcext:value-type="float">
            <text:p>4174.81</text:p>
          </table:table-cell>
          <table:table-cell table:formula="of:=IF([$'realWorldCalibrationData-collectedUnscaled'.AE5];[$'realWorldCalibrationData-collectedUnscaled'.AE5]*[$'realWorldCalibrationData-collectedUnscaled'.$AL5];&quot;&quot;)" office:value-type="float" office:value="4220.11" calcext:value-type="float">
            <text:p>4220.11</text:p>
          </table:table-cell>
          <table:table-cell table:formula="of:=IF([$'realWorldCalibrationData-collectedUnscaled'.AF5];[$'realWorldCalibrationData-collectedUnscaled'.AF5]*[$'realWorldCalibrationData-collectedUnscaled'.$AL5];&quot;&quot;)" office:value-type="float" office:value="4341.1" calcext:value-type="float">
            <text:p>4341.1</text:p>
          </table:table-cell>
          <table:table-cell table:formula="of:=IF([$'realWorldCalibrationData-collectedUnscaled'.AG5];[$'realWorldCalibrationData-collectedUnscaled'.AG5]*[$'realWorldCalibrationData-collectedUnscaled'.$AL5];&quot;&quot;)" office:value-type="float" office:value="4244.57" calcext:value-type="float">
            <text:p>4244.57</text:p>
          </table:table-cell>
          <table:table-cell table:formula="of:=IF([$'realWorldCalibrationData-collectedUnscaled'.AH5];[$'realWorldCalibrationData-collectedUnscaled'.AH5]*[$'realWorldCalibrationData-collectedUnscaled'.$AL5];&quot;&quot;)" office:value-type="float" office:value="4326.76" calcext:value-type="float">
            <text:p>4326.76</text:p>
          </table:table-cell>
          <table:table-cell table:formula="of:=IF([$'realWorldCalibrationData-collectedUnscaled'.AI5];[$'realWorldCalibrationData-collectedUnscaled'.AI5]*[$'realWorldCalibrationData-collectedUnscaled'.$AL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Nuclear Energy Output" calcext:value-type="string">
            <text:p>Nuclear Energy Output</text:p>
          </table:table-cell>
          <table:table-cell table:formula="of:=IF([$'realWorldCalibrationData-collectedUnscaled'.B6];[$'realWorldCalibrationData-collectedUnscaled'.B6]*[$'realWorldCalibrationData-collectedUnscaled'.$AL6];&quot;&quot;)" office:value-type="float" office:value="2000.596" calcext:value-type="float">
            <text:p>2000.596</text:p>
          </table:table-cell>
          <table:table-cell table:formula="of:=IF([$'realWorldCalibrationData-collectedUnscaled'.C6];[$'realWorldCalibrationData-collectedUnscaled'.C6]*[$'realWorldCalibrationData-collectedUnscaled'.$AL6];&quot;&quot;)" office:value-type="float" office:value="2096.3098" calcext:value-type="float">
            <text:p>2096.3098</text:p>
          </table:table-cell>
          <table:table-cell table:formula="of:=IF([$'realWorldCalibrationData-collectedUnscaled'.D6];[$'realWorldCalibrationData-collectedUnscaled'.D6]*[$'realWorldCalibrationData-collectedUnscaled'.$AL6];&quot;&quot;)" office:value-type="float" office:value="2112.223" calcext:value-type="float">
            <text:p>2112.223</text:p>
          </table:table-cell>
          <table:table-cell table:formula="of:=IF([$'realWorldCalibrationData-collectedUnscaled'.E6];[$'realWorldCalibrationData-collectedUnscaled'.E6]*[$'realWorldCalibrationData-collectedUnscaled'.$AL6];&quot;&quot;)" office:value-type="float" office:value="2184.9646" calcext:value-type="float">
            <text:p>2184.9646</text:p>
          </table:table-cell>
          <table:table-cell table:formula="of:=IF([$'realWorldCalibrationData-collectedUnscaled'.F6];[$'realWorldCalibrationData-collectedUnscaled'.F6]*[$'realWorldCalibrationData-collectedUnscaled'.$AL6];&quot;&quot;)" office:value-type="float" office:value="2225.9788" calcext:value-type="float">
            <text:p>2225.9788</text:p>
          </table:table-cell>
          <table:table-cell table:formula="of:=IF([$'realWorldCalibrationData-collectedUnscaled'.G6];[$'realWorldCalibrationData-collectedUnscaled'.G6]*[$'realWorldCalibrationData-collectedUnscaled'.$AL6];&quot;&quot;)" office:value-type="float" office:value="2322.5298" calcext:value-type="float">
            <text:p>2322.5298</text:p>
          </table:table-cell>
          <table:table-cell table:formula="of:=IF([$'realWorldCalibrationData-collectedUnscaled'.H6];[$'realWorldCalibrationData-collectedUnscaled'.H6]*[$'realWorldCalibrationData-collectedUnscaled'.$AL6];&quot;&quot;)" office:value-type="float" office:value="2406.615" calcext:value-type="float">
            <text:p>2406.615</text:p>
          </table:table-cell>
          <table:table-cell table:formula="of:=IF([$'realWorldCalibrationData-collectedUnscaled'.I6];[$'realWorldCalibrationData-collectedUnscaled'.I6]*[$'realWorldCalibrationData-collectedUnscaled'.$AL6];&quot;&quot;)" office:value-type="float" office:value="2390.0642" calcext:value-type="float">
            <text:p>2390.0642</text:p>
          </table:table-cell>
          <table:table-cell table:formula="of:=IF([$'realWorldCalibrationData-collectedUnscaled'.J6];[$'realWorldCalibrationData-collectedUnscaled'.J6]*[$'realWorldCalibrationData-collectedUnscaled'.$AL6];&quot;&quot;)" office:value-type="float" office:value="2431.1948" calcext:value-type="float">
            <text:p>2431.1948</text:p>
          </table:table-cell>
          <table:table-cell table:formula="of:=IF([$'realWorldCalibrationData-collectedUnscaled'.K6];[$'realWorldCalibrationData-collectedUnscaled'.K6]*[$'realWorldCalibrationData-collectedUnscaled'.$AL6];&quot;&quot;)" office:value-type="float" office:value="2523.7056" calcext:value-type="float">
            <text:p>2523.7056</text:p>
          </table:table-cell>
          <table:table-cell table:formula="of:=IF([$'realWorldCalibrationData-collectedUnscaled'.L6];[$'realWorldCalibrationData-collectedUnscaled'.L6]*[$'realWorldCalibrationData-collectedUnscaled'.$AL6];&quot;&quot;)" office:value-type="float" office:value="2507.43" calcext:value-type="float">
            <text:p>2507.43</text:p>
          </table:table-cell>
          <table:table-cell table:formula="of:=IF([$'realWorldCalibrationData-collectedUnscaled'.M6];[$'realWorldCalibrationData-collectedUnscaled'.M6]*[$'realWorldCalibrationData-collectedUnscaled'.$AL6];&quot;&quot;)" office:value-type="float" office:value="2573.71" calcext:value-type="float">
            <text:p>2573.71</text:p>
          </table:table-cell>
          <table:table-cell table:formula="of:=IF([$'realWorldCalibrationData-collectedUnscaled'.N6];[$'realWorldCalibrationData-collectedUnscaled'.N6]*[$'realWorldCalibrationData-collectedUnscaled'.$AL6];&quot;&quot;)" office:value-type="float" office:value="2601.89" calcext:value-type="float">
            <text:p>2601.89</text:p>
          </table:table-cell>
          <table:table-cell table:formula="of:=IF([$'realWorldCalibrationData-collectedUnscaled'.O6];[$'realWorldCalibrationData-collectedUnscaled'.O6]*[$'realWorldCalibrationData-collectedUnscaled'.$AL6];&quot;&quot;)" office:value-type="float" office:value="2577.71" calcext:value-type="float">
            <text:p>2577.71</text:p>
          </table:table-cell>
          <table:table-cell table:formula="of:=IF([$'realWorldCalibrationData-collectedUnscaled'.P6];[$'realWorldCalibrationData-collectedUnscaled'.P6]*[$'realWorldCalibrationData-collectedUnscaled'.$AL6];&quot;&quot;)" office:value-type="float" office:value="2682.73" calcext:value-type="float">
            <text:p>2682.73</text:p>
          </table:table-cell>
          <table:table-cell table:formula="of:=IF([$'realWorldCalibrationData-collectedUnscaled'.Q6];[$'realWorldCalibrationData-collectedUnscaled'.Q6]*[$'realWorldCalibrationData-collectedUnscaled'.$AL6];&quot;&quot;)" office:value-type="float" office:value="2686.95" calcext:value-type="float">
            <text:p>2686.95</text:p>
          </table:table-cell>
          <table:table-cell table:formula="of:=IF([$'realWorldCalibrationData-collectedUnscaled'.R6];[$'realWorldCalibrationData-collectedUnscaled'.R6]*[$'realWorldCalibrationData-collectedUnscaled'.$AL6];&quot;&quot;)" office:value-type="float" office:value="2721.42" calcext:value-type="float">
            <text:p>2721.42</text:p>
          </table:table-cell>
          <table:table-cell table:formula="of:=IF([$'realWorldCalibrationData-collectedUnscaled'.S6];[$'realWorldCalibrationData-collectedUnscaled'.S6]*[$'realWorldCalibrationData-collectedUnscaled'.$AL6];&quot;&quot;)" office:value-type="float" office:value="2666.92" calcext:value-type="float">
            <text:p>2666.92</text:p>
          </table:table-cell>
          <table:table-cell table:formula="of:=IF([$'realWorldCalibrationData-collectedUnscaled'.T6];[$'realWorldCalibrationData-collectedUnscaled'.T6]*[$'realWorldCalibrationData-collectedUnscaled'.$AL6];&quot;&quot;)" office:value-type="float" office:value="2656.04" calcext:value-type="float">
            <text:p>2656.04</text:p>
          </table:table-cell>
          <table:table-cell table:formula="of:=IF([$'realWorldCalibrationData-collectedUnscaled'.U6];[$'realWorldCalibrationData-collectedUnscaled'.U6]*[$'realWorldCalibrationData-collectedUnscaled'.$AL6];&quot;&quot;)" office:value-type="float" office:value="2619" calcext:value-type="float">
            <text:p>2619</text:p>
          </table:table-cell>
          <table:table-cell table:formula="of:=IF([$'realWorldCalibrationData-collectedUnscaled'.V6];[$'realWorldCalibrationData-collectedUnscaled'.V6]*[$'realWorldCalibrationData-collectedUnscaled'.$AL6];&quot;&quot;)" office:value-type="float" office:value="2686.44" calcext:value-type="float">
            <text:p>2686.44</text:p>
          </table:table-cell>
          <table:table-cell table:formula="of:=IF([$'realWorldCalibrationData-collectedUnscaled'.W6];[$'realWorldCalibrationData-collectedUnscaled'.W6]*[$'realWorldCalibrationData-collectedUnscaled'.$AL6];&quot;&quot;)" office:value-type="float" office:value="2575.35" calcext:value-type="float">
            <text:p>2575.35</text:p>
          </table:table-cell>
          <table:table-cell table:formula="of:=IF([$'realWorldCalibrationData-collectedUnscaled'.X6];[$'realWorldCalibrationData-collectedUnscaled'.X6]*[$'realWorldCalibrationData-collectedUnscaled'.$AL6];&quot;&quot;)" office:value-type="float" office:value="2403.21" calcext:value-type="float">
            <text:p>2403.21</text:p>
          </table:table-cell>
          <table:table-cell table:formula="of:=IF([$'realWorldCalibrationData-collectedUnscaled'.Y6];[$'realWorldCalibrationData-collectedUnscaled'.Y6]*[$'realWorldCalibrationData-collectedUnscaled'.$AL6];&quot;&quot;)" office:value-type="float" office:value="2418.44" calcext:value-type="float">
            <text:p>2418.44</text:p>
          </table:table-cell>
          <table:table-cell table:formula="of:=IF([$'realWorldCalibrationData-collectedUnscaled'.Z6];[$'realWorldCalibrationData-collectedUnscaled'.Z6]*[$'realWorldCalibrationData-collectedUnscaled'.$AL6];&quot;&quot;)" office:value-type="float" office:value="2472.7" calcext:value-type="float">
            <text:p>2472.7</text:p>
          </table:table-cell>
          <table:table-cell table:formula="of:=IF([$'realWorldCalibrationData-collectedUnscaled'.AA6];[$'realWorldCalibrationData-collectedUnscaled'.AA6]*[$'realWorldCalibrationData-collectedUnscaled'.$AL6];&quot;&quot;)" office:value-type="float" office:value="2502.45" calcext:value-type="float">
            <text:p>2502.45</text:p>
          </table:table-cell>
          <table:table-cell table:formula="of:=IF([$'realWorldCalibrationData-collectedUnscaled'.AB6];[$'realWorldCalibrationData-collectedUnscaled'.AB6]*[$'realWorldCalibrationData-collectedUnscaled'.$AL6];&quot;&quot;)" office:value-type="float" office:value="2540.48" calcext:value-type="float">
            <text:p>2540.48</text:p>
          </table:table-cell>
          <table:table-cell table:formula="of:=IF([$'realWorldCalibrationData-collectedUnscaled'.AC6];[$'realWorldCalibrationData-collectedUnscaled'.AC6]*[$'realWorldCalibrationData-collectedUnscaled'.$AL6];&quot;&quot;)" office:value-type="float" office:value="2566.22" calcext:value-type="float">
            <text:p>2566.22</text:p>
          </table:table-cell>
          <table:table-cell table:formula="of:=IF([$'realWorldCalibrationData-collectedUnscaled'.AD6];[$'realWorldCalibrationData-collectedUnscaled'.AD6]*[$'realWorldCalibrationData-collectedUnscaled'.$AL6];&quot;&quot;)" office:value-type="float" office:value="2619.57" calcext:value-type="float">
            <text:p>2619.57</text:p>
          </table:table-cell>
          <table:table-cell table:formula="of:=IF([$'realWorldCalibrationData-collectedUnscaled'.AE6];[$'realWorldCalibrationData-collectedUnscaled'.AE6]*[$'realWorldCalibrationData-collectedUnscaled'.$AL6];&quot;&quot;)" office:value-type="float" office:value="2724.08" calcext:value-type="float">
            <text:p>2724.08</text:p>
          </table:table-cell>
          <table:table-cell table:formula="of:=IF([$'realWorldCalibrationData-collectedUnscaled'.AF6];[$'realWorldCalibrationData-collectedUnscaled'.AF6]*[$'realWorldCalibrationData-collectedUnscaled'.$AL6];&quot;&quot;)" office:value-type="float" office:value="2634.69" calcext:value-type="float">
            <text:p>2634.69</text:p>
          </table:table-cell>
          <table:table-cell table:formula="of:=IF([$'realWorldCalibrationData-collectedUnscaled'.AG6];[$'realWorldCalibrationData-collectedUnscaled'.AG6]*[$'realWorldCalibrationData-collectedUnscaled'.$AL6];&quot;&quot;)" office:value-type="float" office:value="2740.78" calcext:value-type="float">
            <text:p>2740.78</text:p>
          </table:table-cell>
          <table:table-cell table:formula="of:=IF([$'realWorldCalibrationData-collectedUnscaled'.AH6];[$'realWorldCalibrationData-collectedUnscaled'.AH6]*[$'realWorldCalibrationData-collectedUnscaled'.$AL6];&quot;&quot;)" office:value-type="float" office:value="2610.04" calcext:value-type="float">
            <text:p>2610.04</text:p>
          </table:table-cell>
          <table:table-cell table:formula="of:=IF([$'realWorldCalibrationData-collectedUnscaled'.AI6];[$'realWorldCalibrationData-collectedUnscaled'.AI6]*[$'realWorldCalibrationData-collectedUnscaled'.$AL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Other Energy Output" calcext:value-type="string">
            <text:p>Other Energy Output</text:p>
          </table:table-cell>
          <table:table-cell table:formula="of:=IF([$'realWorldCalibrationData-collectedUnscaled'.B7];[$'realWorldCalibrationData-collectedUnscaled'.B7]*[$'realWorldCalibrationData-collectedUnscaled'.$AL7];&quot;&quot;)">
            <text:p/>
          </table:table-cell>
          <table:table-cell table:formula="of:=IF([$'realWorldCalibrationData-collectedUnscaled'.C7];[$'realWorldCalibrationData-collectedUnscaled'.C7]*[$'realWorldCalibrationData-collectedUnscaled'.$AL7];&quot;&quot;)">
            <text:p/>
          </table:table-cell>
          <table:table-cell table:formula="of:=IF([$'realWorldCalibrationData-collectedUnscaled'.D7];[$'realWorldCalibrationData-collectedUnscaled'.D7]*[$'realWorldCalibrationData-collectedUnscaled'.$AL7];&quot;&quot;)">
            <text:p/>
          </table:table-cell>
          <table:table-cell table:formula="of:=IF([$'realWorldCalibrationData-collectedUnscaled'.E7];[$'realWorldCalibrationData-collectedUnscaled'.E7]*[$'realWorldCalibrationData-collectedUnscaled'.$AL7];&quot;&quot;)">
            <text:p/>
          </table:table-cell>
          <table:table-cell table:formula="of:=IF([$'realWorldCalibrationData-collectedUnscaled'.F7];[$'realWorldCalibrationData-collectedUnscaled'.F7]*[$'realWorldCalibrationData-collectedUnscaled'.$AL7];&quot;&quot;)">
            <text:p/>
          </table:table-cell>
          <table:table-cell table:formula="of:=IF([$'realWorldCalibrationData-collectedUnscaled'.G7];[$'realWorldCalibrationData-collectedUnscaled'.G7]*[$'realWorldCalibrationData-collectedUnscaled'.$AL7];&quot;&quot;)">
            <text:p/>
          </table:table-cell>
          <table:table-cell table:formula="of:=IF([$'realWorldCalibrationData-collectedUnscaled'.H7];[$'realWorldCalibrationData-collectedUnscaled'.H7]*[$'realWorldCalibrationData-collectedUnscaled'.$AL7];&quot;&quot;)">
            <text:p/>
          </table:table-cell>
          <table:table-cell table:formula="of:=IF([$'realWorldCalibrationData-collectedUnscaled'.I7];[$'realWorldCalibrationData-collectedUnscaled'.I7]*[$'realWorldCalibrationData-collectedUnscaled'.$AL7];&quot;&quot;)">
            <text:p/>
          </table:table-cell>
          <table:table-cell table:formula="of:=IF([$'realWorldCalibrationData-collectedUnscaled'.J7];[$'realWorldCalibrationData-collectedUnscaled'.J7]*[$'realWorldCalibrationData-collectedUnscaled'.$AL7];&quot;&quot;)">
            <text:p/>
          </table:table-cell>
          <table:table-cell table:formula="of:=IF([$'realWorldCalibrationData-collectedUnscaled'.K7];[$'realWorldCalibrationData-collectedUnscaled'.K7]*[$'realWorldCalibrationData-collectedUnscaled'.$AL7];&quot;&quot;)">
            <text:p/>
          </table:table-cell>
          <table:table-cell table:formula="of:=IF([$'realWorldCalibrationData-collectedUnscaled'.L7];[$'realWorldCalibrationData-collectedUnscaled'.L7]*[$'realWorldCalibrationData-collectedUnscaled'.$AL7];&quot;&quot;)" office:value-type="float" office:value="201.02" calcext:value-type="float">
            <text:p>201.02</text:p>
          </table:table-cell>
          <table:table-cell table:formula="of:=IF([$'realWorldCalibrationData-collectedUnscaled'.M7];[$'realWorldCalibrationData-collectedUnscaled'.M7]*[$'realWorldCalibrationData-collectedUnscaled'.$AL7];&quot;&quot;)" office:value-type="float" office:value="195.7" calcext:value-type="float">
            <text:p>195.7</text:p>
          </table:table-cell>
          <table:table-cell table:formula="of:=IF([$'realWorldCalibrationData-collectedUnscaled'.N7];[$'realWorldCalibrationData-collectedUnscaled'.N7]*[$'realWorldCalibrationData-collectedUnscaled'.$AL7];&quot;&quot;)" office:value-type="float" office:value="210.69" calcext:value-type="float">
            <text:p>210.69</text:p>
          </table:table-cell>
          <table:table-cell table:formula="of:=IF([$'realWorldCalibrationData-collectedUnscaled'.O7];[$'realWorldCalibrationData-collectedUnscaled'.O7]*[$'realWorldCalibrationData-collectedUnscaled'.$AL7];&quot;&quot;)" office:value-type="float" office:value="223.98" calcext:value-type="float">
            <text:p>223.98</text:p>
          </table:table-cell>
          <table:table-cell table:formula="of:=IF([$'realWorldCalibrationData-collectedUnscaled'.P7];[$'realWorldCalibrationData-collectedUnscaled'.P7]*[$'realWorldCalibrationData-collectedUnscaled'.$AL7];&quot;&quot;)" office:value-type="float" office:value="242.48" calcext:value-type="float">
            <text:p>242.48</text:p>
          </table:table-cell>
          <table:table-cell table:formula="of:=IF([$'realWorldCalibrationData-collectedUnscaled'.Q7];[$'realWorldCalibrationData-collectedUnscaled'.Q7]*[$'realWorldCalibrationData-collectedUnscaled'.$AL7];&quot;&quot;)" office:value-type="float" office:value="267.18" calcext:value-type="float">
            <text:p>267.18</text:p>
          </table:table-cell>
          <table:table-cell table:formula="of:=IF([$'realWorldCalibrationData-collectedUnscaled'.R7];[$'realWorldCalibrationData-collectedUnscaled'.R7]*[$'realWorldCalibrationData-collectedUnscaled'.$AL7];&quot;&quot;)" office:value-type="float" office:value="281.07" calcext:value-type="float">
            <text:p>281.07</text:p>
          </table:table-cell>
          <table:table-cell table:formula="of:=IF([$'realWorldCalibrationData-collectedUnscaled'.S7];[$'realWorldCalibrationData-collectedUnscaled'.S7]*[$'realWorldCalibrationData-collectedUnscaled'.$AL7];&quot;&quot;)" office:value-type="float" office:value="306.01" calcext:value-type="float">
            <text:p>306.01</text:p>
          </table:table-cell>
          <table:table-cell table:formula="of:=IF([$'realWorldCalibrationData-collectedUnscaled'.T7];[$'realWorldCalibrationData-collectedUnscaled'.T7]*[$'realWorldCalibrationData-collectedUnscaled'.$AL7];&quot;&quot;)" office:value-type="float" office:value="324.41" calcext:value-type="float">
            <text:p>324.41</text:p>
          </table:table-cell>
          <table:table-cell table:formula="of:=IF([$'realWorldCalibrationData-collectedUnscaled'.U7];[$'realWorldCalibrationData-collectedUnscaled'.U7]*[$'realWorldCalibrationData-collectedUnscaled'.$AL7];&quot;&quot;)" office:value-type="float" office:value="347.57" calcext:value-type="float">
            <text:p>347.57</text:p>
          </table:table-cell>
          <table:table-cell table:formula="of:=IF([$'realWorldCalibrationData-collectedUnscaled'.V7];[$'realWorldCalibrationData-collectedUnscaled'.V7]*[$'realWorldCalibrationData-collectedUnscaled'.$AL7];&quot;&quot;)" office:value-type="float" office:value="390.6" calcext:value-type="float">
            <text:p>390.6</text:p>
          </table:table-cell>
          <table:table-cell table:formula="of:=IF([$'realWorldCalibrationData-collectedUnscaled'.W7];[$'realWorldCalibrationData-collectedUnscaled'.W7]*[$'realWorldCalibrationData-collectedUnscaled'.$AL7];&quot;&quot;)" office:value-type="float" office:value="412.11" calcext:value-type="float">
            <text:p>412.11</text:p>
          </table:table-cell>
          <table:table-cell table:formula="of:=IF([$'realWorldCalibrationData-collectedUnscaled'.X7];[$'realWorldCalibrationData-collectedUnscaled'.X7]*[$'realWorldCalibrationData-collectedUnscaled'.$AL7];&quot;&quot;)" office:value-type="float" office:value="441.75" calcext:value-type="float">
            <text:p>441.75</text:p>
          </table:table-cell>
          <table:table-cell table:formula="of:=IF([$'realWorldCalibrationData-collectedUnscaled'.Y7];[$'realWorldCalibrationData-collectedUnscaled'.Y7]*[$'realWorldCalibrationData-collectedUnscaled'.$AL7];&quot;&quot;)" office:value-type="float" office:value="475.5" calcext:value-type="float">
            <text:p>475.5</text:p>
          </table:table-cell>
          <table:table-cell table:formula="of:=IF([$'realWorldCalibrationData-collectedUnscaled'.Z7];[$'realWorldCalibrationData-collectedUnscaled'.Z7]*[$'realWorldCalibrationData-collectedUnscaled'.$AL7];&quot;&quot;)" office:value-type="float" office:value="516.15" calcext:value-type="float">
            <text:p>516.15</text:p>
          </table:table-cell>
          <table:table-cell table:formula="of:=IF([$'realWorldCalibrationData-collectedUnscaled'.AA7];[$'realWorldCalibrationData-collectedUnscaled'.AA7]*[$'realWorldCalibrationData-collectedUnscaled'.$AL7];&quot;&quot;)" office:value-type="float" office:value="557.36" calcext:value-type="float">
            <text:p>557.36</text:p>
          </table:table-cell>
          <table:table-cell table:formula="of:=IF([$'realWorldCalibrationData-collectedUnscaled'.AB7];[$'realWorldCalibrationData-collectedUnscaled'.AB7]*[$'realWorldCalibrationData-collectedUnscaled'.$AL7];&quot;&quot;)" office:value-type="float" office:value="567.68" calcext:value-type="float">
            <text:p>567.68</text:p>
          </table:table-cell>
          <table:table-cell table:formula="of:=IF([$'realWorldCalibrationData-collectedUnscaled'.AC7];[$'realWorldCalibrationData-collectedUnscaled'.AC7]*[$'realWorldCalibrationData-collectedUnscaled'.$AL7];&quot;&quot;)" office:value-type="float" office:value="601.46" calcext:value-type="float">
            <text:p>601.46</text:p>
          </table:table-cell>
          <table:table-cell table:formula="of:=IF([$'realWorldCalibrationData-collectedUnscaled'.AD7];[$'realWorldCalibrationData-collectedUnscaled'.AD7]*[$'realWorldCalibrationData-collectedUnscaled'.$AL7];&quot;&quot;)" office:value-type="float" office:value="635.75" calcext:value-type="float">
            <text:p>635.75</text:p>
          </table:table-cell>
          <table:table-cell table:formula="of:=IF([$'realWorldCalibrationData-collectedUnscaled'.AE7];[$'realWorldCalibrationData-collectedUnscaled'.AE7]*[$'realWorldCalibrationData-collectedUnscaled'.$AL7];&quot;&quot;)" office:value-type="float" office:value="666.65" calcext:value-type="float">
            <text:p>666.65</text:p>
          </table:table-cell>
          <table:table-cell table:formula="of:=IF([$'realWorldCalibrationData-collectedUnscaled'.AF7];[$'realWorldCalibrationData-collectedUnscaled'.AF7]*[$'realWorldCalibrationData-collectedUnscaled'.$AL7];&quot;&quot;)" office:value-type="float" office:value="696.73" calcext:value-type="float">
            <text:p>696.73</text:p>
          </table:table-cell>
          <table:table-cell table:formula="of:=IF([$'realWorldCalibrationData-collectedUnscaled'.AG7];[$'realWorldCalibrationData-collectedUnscaled'.AG7]*[$'realWorldCalibrationData-collectedUnscaled'.$AL7];&quot;&quot;)" office:value-type="float" office:value="758.78" calcext:value-type="float">
            <text:p>758.78</text:p>
          </table:table-cell>
          <table:table-cell table:formula="of:=IF([$'realWorldCalibrationData-collectedUnscaled'.AH7];[$'realWorldCalibrationData-collectedUnscaled'.AH7]*[$'realWorldCalibrationData-collectedUnscaled'.$AL7];&quot;&quot;)" office:value-type="float" office:value="777.31" calcext:value-type="float">
            <text:p>777.31</text:p>
          </table:table-cell>
          <table:table-cell table:formula="of:=IF([$'realWorldCalibrationData-collectedUnscaled'.AI7];[$'realWorldCalibrationData-collectedUnscaled'.AI7]*[$'realWorldCalibrationData-collectedUnscaled'.$AL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Total Energy Output" calcext:value-type="string">
            <text:p>Total Energy Output</text:p>
          </table:table-cell>
          <table:table-cell table:formula="of:=IF([$'realWorldCalibrationData-collectedUnscaled'.B8];[$'realWorldCalibrationData-collectedUnscaled'.B8]*[$'realWorldCalibrationData-collectedUnscaled'.$AL8];&quot;&quot;)" office:value-type="float" office:value="11844.45521" calcext:value-type="float">
            <text:p>11844.45521</text:p>
          </table:table-cell>
          <table:table-cell table:formula="of:=IF([$'realWorldCalibrationData-collectedUnscaled'.C8];[$'realWorldCalibrationData-collectedUnscaled'.C8]*[$'realWorldCalibrationData-collectedUnscaled'.$AL8];&quot;&quot;)" office:value-type="float" office:value="12111.86155" calcext:value-type="float">
            <text:p>12111.86155</text:p>
          </table:table-cell>
          <table:table-cell table:formula="of:=IF([$'realWorldCalibrationData-collectedUnscaled'.D8];[$'realWorldCalibrationData-collectedUnscaled'.D8]*[$'realWorldCalibrationData-collectedUnscaled'.$AL8];&quot;&quot;)" office:value-type="float" office:value="12224.66281" calcext:value-type="float">
            <text:p>12224.66281</text:p>
          </table:table-cell>
          <table:table-cell table:formula="of:=IF([$'realWorldCalibrationData-collectedUnscaled'.E8];[$'realWorldCalibrationData-collectedUnscaled'.E8]*[$'realWorldCalibrationData-collectedUnscaled'.$AL8];&quot;&quot;)" office:value-type="float" office:value="12511.94321" calcext:value-type="float">
            <text:p>12511.94321</text:p>
          </table:table-cell>
          <table:table-cell table:formula="of:=IF([$'realWorldCalibrationData-collectedUnscaled'.F8];[$'realWorldCalibrationData-collectedUnscaled'.F8]*[$'realWorldCalibrationData-collectedUnscaled'.$AL8];&quot;&quot;)" office:value-type="float" office:value="12818.52078" calcext:value-type="float">
            <text:p>12818.52078</text:p>
          </table:table-cell>
          <table:table-cell table:formula="of:=IF([$'realWorldCalibrationData-collectedUnscaled'.G8];[$'realWorldCalibrationData-collectedUnscaled'.G8]*[$'realWorldCalibrationData-collectedUnscaled'.$AL8];&quot;&quot;)" office:value-type="float" office:value="13250.73932" calcext:value-type="float">
            <text:p>13250.73932</text:p>
          </table:table-cell>
          <table:table-cell table:formula="of:=IF([$'realWorldCalibrationData-collectedUnscaled'.H8];[$'realWorldCalibrationData-collectedUnscaled'.H8]*[$'realWorldCalibrationData-collectedUnscaled'.$AL8];&quot;&quot;)" office:value-type="float" office:value="13673.18911" calcext:value-type="float">
            <text:p>13673.18911</text:p>
          </table:table-cell>
          <table:table-cell table:formula="of:=IF([$'realWorldCalibrationData-collectedUnscaled'.I8];[$'realWorldCalibrationData-collectedUnscaled'.I8]*[$'realWorldCalibrationData-collectedUnscaled'.$AL8];&quot;&quot;)" office:value-type="float" office:value="13963.92397" calcext:value-type="float">
            <text:p>13963.92397</text:p>
          </table:table-cell>
          <table:table-cell table:formula="of:=IF([$'realWorldCalibrationData-collectedUnscaled'.J8];[$'realWorldCalibrationData-collectedUnscaled'.J8]*[$'realWorldCalibrationData-collectedUnscaled'.$AL8];&quot;&quot;)" office:value-type="float" office:value="14322.72936" calcext:value-type="float">
            <text:p>14322.72936</text:p>
          </table:table-cell>
          <table:table-cell table:formula="of:=IF([$'realWorldCalibrationData-collectedUnscaled'.K8];[$'realWorldCalibrationData-collectedUnscaled'.K8]*[$'realWorldCalibrationData-collectedUnscaled'.$AL8];&quot;&quot;)" office:value-type="float" office:value="14734.41616" calcext:value-type="float">
            <text:p>14734.41616</text:p>
          </table:table-cell>
          <table:table-cell table:formula="of:=IF([$'realWorldCalibrationData-collectedUnscaled'.L8];[$'realWorldCalibrationData-collectedUnscaled'.L8]*[$'realWorldCalibrationData-collectedUnscaled'.$AL8];&quot;&quot;)" office:value-type="float" office:value="15427.62881" calcext:value-type="float">
            <text:p>15427.62881</text:p>
          </table:table-cell>
          <table:table-cell table:formula="of:=IF([$'realWorldCalibrationData-collectedUnscaled'.M8];[$'realWorldCalibrationData-collectedUnscaled'.M8]*[$'realWorldCalibrationData-collectedUnscaled'.$AL8];&quot;&quot;)" office:value-type="float" office:value="15547.35009" calcext:value-type="float">
            <text:p>15547.35009</text:p>
          </table:table-cell>
          <table:table-cell table:formula="of:=IF([$'realWorldCalibrationData-collectedUnscaled'.N8];[$'realWorldCalibrationData-collectedUnscaled'.N8]*[$'realWorldCalibrationData-collectedUnscaled'.$AL8];&quot;&quot;)" office:value-type="float" office:value="16159.27374" calcext:value-type="float">
            <text:p>16159.27374</text:p>
          </table:table-cell>
          <table:table-cell table:formula="of:=IF([$'realWorldCalibrationData-collectedUnscaled'.O8];[$'realWorldCalibrationData-collectedUnscaled'.O8]*[$'realWorldCalibrationData-collectedUnscaled'.$AL8];&quot;&quot;)" office:value-type="float" office:value="16750.90617" calcext:value-type="float">
            <text:p>16750.90617</text:p>
          </table:table-cell>
          <table:table-cell table:formula="of:=IF([$'realWorldCalibrationData-collectedUnscaled'.P8];[$'realWorldCalibrationData-collectedUnscaled'.P8]*[$'realWorldCalibrationData-collectedUnscaled'.$AL8];&quot;&quot;)" office:value-type="float" office:value="17522.14813" calcext:value-type="float">
            <text:p>17522.14813</text:p>
          </table:table-cell>
          <table:table-cell table:formula="of:=IF([$'realWorldCalibrationData-collectedUnscaled'.Q8];[$'realWorldCalibrationData-collectedUnscaled'.Q8]*[$'realWorldCalibrationData-collectedUnscaled'.$AL8];&quot;&quot;)" office:value-type="float" office:value="18284.56352" calcext:value-type="float">
            <text:p>18284.56352</text:p>
          </table:table-cell>
          <table:table-cell table:formula="of:=IF([$'realWorldCalibrationData-collectedUnscaled'.R8];[$'realWorldCalibrationData-collectedUnscaled'.R8]*[$'realWorldCalibrationData-collectedUnscaled'.$AL8];&quot;&quot;)" office:value-type="float" office:value="19003.44239" calcext:value-type="float">
            <text:p>19003.44239</text:p>
          </table:table-cell>
          <table:table-cell table:formula="of:=IF([$'realWorldCalibrationData-collectedUnscaled'.S8];[$'realWorldCalibrationData-collectedUnscaled'.S8]*[$'realWorldCalibrationData-collectedUnscaled'.$AL8];&quot;&quot;)" office:value-type="float" office:value="19836.95405" calcext:value-type="float">
            <text:p>19836.95405</text:p>
          </table:table-cell>
          <table:table-cell table:formula="of:=IF([$'realWorldCalibrationData-collectedUnscaled'.T8];[$'realWorldCalibrationData-collectedUnscaled'.T8]*[$'realWorldCalibrationData-collectedUnscaled'.$AL8];&quot;&quot;)" office:value-type="float" office:value="20227.8939" calcext:value-type="float">
            <text:p>20227.8939</text:p>
          </table:table-cell>
          <table:table-cell table:formula="of:=IF([$'realWorldCalibrationData-collectedUnscaled'.U8];[$'realWorldCalibrationData-collectedUnscaled'.U8]*[$'realWorldCalibrationData-collectedUnscaled'.$AL8];&quot;&quot;)" office:value-type="float" office:value="20161.83651" calcext:value-type="float">
            <text:p>20161.83651</text:p>
          </table:table-cell>
          <table:table-cell table:formula="of:=IF([$'realWorldCalibrationData-collectedUnscaled'.V8];[$'realWorldCalibrationData-collectedUnscaled'.V8]*[$'realWorldCalibrationData-collectedUnscaled'.$AL8];&quot;&quot;)" office:value-type="float" office:value="21539.09631" calcext:value-type="float">
            <text:p>21539.09631</text:p>
          </table:table-cell>
          <table:table-cell table:formula="of:=IF([$'realWorldCalibrationData-collectedUnscaled'.W8];[$'realWorldCalibrationData-collectedUnscaled'.W8]*[$'realWorldCalibrationData-collectedUnscaled'.$AL8];&quot;&quot;)" office:value-type="float" office:value="22224.87442" calcext:value-type="float">
            <text:p>22224.87442</text:p>
          </table:table-cell>
          <table:table-cell table:formula="of:=IF([$'realWorldCalibrationData-collectedUnscaled'.X8];[$'realWorldCalibrationData-collectedUnscaled'.X8]*[$'realWorldCalibrationData-collectedUnscaled'.$AL8];&quot;&quot;)" office:value-type="float" office:value="22746.64392" calcext:value-type="float">
            <text:p>22746.64392</text:p>
          </table:table-cell>
          <table:table-cell table:formula="of:=IF([$'realWorldCalibrationData-collectedUnscaled'.Y8];[$'realWorldCalibrationData-collectedUnscaled'.Y8]*[$'realWorldCalibrationData-collectedUnscaled'.$AL8];&quot;&quot;)" office:value-type="float" office:value="23432.78406" calcext:value-type="float">
            <text:p>23432.78406</text:p>
          </table:table-cell>
          <table:table-cell table:formula="of:=IF([$'realWorldCalibrationData-collectedUnscaled'.Z8];[$'realWorldCalibrationData-collectedUnscaled'.Z8]*[$'realWorldCalibrationData-collectedUnscaled'.$AL8];&quot;&quot;)" office:value-type="float" office:value="23998.01338" calcext:value-type="float">
            <text:p>23998.01338</text:p>
          </table:table-cell>
          <table:table-cell table:formula="of:=IF([$'realWorldCalibrationData-collectedUnscaled'.AA8];[$'realWorldCalibrationData-collectedUnscaled'.AA8]*[$'realWorldCalibrationData-collectedUnscaled'.$AL8];&quot;&quot;)" office:value-type="float" office:value="24287.14458" calcext:value-type="float">
            <text:p>24287.14458</text:p>
          </table:table-cell>
          <table:table-cell table:formula="of:=IF([$'realWorldCalibrationData-collectedUnscaled'.AB8];[$'realWorldCalibrationData-collectedUnscaled'.AB8]*[$'realWorldCalibrationData-collectedUnscaled'.$AL8];&quot;&quot;)" office:value-type="float" office:value="24961.45803" calcext:value-type="float">
            <text:p>24961.45803</text:p>
          </table:table-cell>
          <table:table-cell table:formula="of:=IF([$'realWorldCalibrationData-collectedUnscaled'.AC8];[$'realWorldCalibrationData-collectedUnscaled'.AC8]*[$'realWorldCalibrationData-collectedUnscaled'.$AL8];&quot;&quot;)" office:value-type="float" office:value="25700.84938" calcext:value-type="float">
            <text:p>25700.84938</text:p>
          </table:table-cell>
          <table:table-cell table:formula="of:=IF([$'realWorldCalibrationData-collectedUnscaled'.AD8];[$'realWorldCalibrationData-collectedUnscaled'.AD8]*[$'realWorldCalibrationData-collectedUnscaled'.$AL8];&quot;&quot;)" office:value-type="float" office:value="26612.99745" calcext:value-type="float">
            <text:p>26612.99745</text:p>
          </table:table-cell>
          <table:table-cell table:formula="of:=IF([$'realWorldCalibrationData-collectedUnscaled'.AE8];[$'realWorldCalibrationData-collectedUnscaled'.AE8]*[$'realWorldCalibrationData-collectedUnscaled'.$AL8];&quot;&quot;)" office:value-type="float" office:value="26957.5708" calcext:value-type="float">
            <text:p>26957.5708</text:p>
          </table:table-cell>
          <table:table-cell table:formula="of:=IF([$'realWorldCalibrationData-collectedUnscaled'.AF8];[$'realWorldCalibrationData-collectedUnscaled'.AF8]*[$'realWorldCalibrationData-collectedUnscaled'.$AL8];&quot;&quot;)" office:value-type="float" office:value="26720.54612" calcext:value-type="float">
            <text:p>26720.54612</text:p>
          </table:table-cell>
          <table:table-cell table:formula="of:=IF([$'realWorldCalibrationData-collectedUnscaled'.AG8];[$'realWorldCalibrationData-collectedUnscaled'.AG8]*[$'realWorldCalibrationData-collectedUnscaled'.$AL8];&quot;&quot;)">
            <text:p/>
          </table:table-cell>
          <table:table-cell table:formula="of:=IF([$'realWorldCalibrationData-collectedUnscaled'.AH8];[$'realWorldCalibrationData-collectedUnscaled'.AH8]*[$'realWorldCalibrationData-collectedUnscaled'.$AL8];&quot;&quot;)">
            <text:p/>
          </table:table-cell>
          <table:table-cell table:formula="of:=IF([$'realWorldCalibrationData-collectedUnscaled'.AI8];[$'realWorldCalibrationData-collectedUnscaled'.AI8]*[$'realWorldCalibrationData-collectedUnscaled'.$AL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Total Renewable Energy Capacity" calcext:value-type="string">
            <text:p>Total Renewable Energy Capacity</text:p>
          </table:table-cell>
          <table:table-cell table:formula="of:=IF([$'realWorldCalibrationData-collectedUnscaled'.B9];[$'realWorldCalibrationData-collectedUnscaled'.B9]*[$'realWorldCalibrationData-collectedUnscaled'.$AL9];&quot;&quot;)">
            <text:p/>
          </table:table-cell>
          <table:table-cell table:formula="of:=IF([$'realWorldCalibrationData-collectedUnscaled'.C9];[$'realWorldCalibrationData-collectedUnscaled'.C9]*[$'realWorldCalibrationData-collectedUnscaled'.$AL9];&quot;&quot;)">
            <text:p/>
          </table:table-cell>
          <table:table-cell table:formula="of:=IF([$'realWorldCalibrationData-collectedUnscaled'.D9];[$'realWorldCalibrationData-collectedUnscaled'.D9]*[$'realWorldCalibrationData-collectedUnscaled'.$AL9];&quot;&quot;)">
            <text:p/>
          </table:table-cell>
          <table:table-cell table:formula="of:=IF([$'realWorldCalibrationData-collectedUnscaled'.E9];[$'realWorldCalibrationData-collectedUnscaled'.E9]*[$'realWorldCalibrationData-collectedUnscaled'.$AL9];&quot;&quot;)">
            <text:p/>
          </table:table-cell>
          <table:table-cell table:formula="of:=IF([$'realWorldCalibrationData-collectedUnscaled'.F9];[$'realWorldCalibrationData-collectedUnscaled'.F9]*[$'realWorldCalibrationData-collectedUnscaled'.$AL9];&quot;&quot;)">
            <text:p/>
          </table:table-cell>
          <table:table-cell table:formula="of:=IF([$'realWorldCalibrationData-collectedUnscaled'.G9];[$'realWorldCalibrationData-collectedUnscaled'.G9]*[$'realWorldCalibrationData-collectedUnscaled'.$AL9];&quot;&quot;)">
            <text:p/>
          </table:table-cell>
          <table:table-cell table:formula="of:=IF([$'realWorldCalibrationData-collectedUnscaled'.H9];[$'realWorldCalibrationData-collectedUnscaled'.H9]*[$'realWorldCalibrationData-collectedUnscaled'.$AL9];&quot;&quot;)">
            <text:p/>
          </table:table-cell>
          <table:table-cell table:formula="of:=IF([$'realWorldCalibrationData-collectedUnscaled'.I9];[$'realWorldCalibrationData-collectedUnscaled'.I9]*[$'realWorldCalibrationData-collectedUnscaled'.$AL9];&quot;&quot;)">
            <text:p/>
          </table:table-cell>
          <table:table-cell table:formula="of:=IF([$'realWorldCalibrationData-collectedUnscaled'.J9];[$'realWorldCalibrationData-collectedUnscaled'.J9]*[$'realWorldCalibrationData-collectedUnscaled'.$AL9];&quot;&quot;)">
            <text:p/>
          </table:table-cell>
          <table:table-cell table:formula="of:=IF([$'realWorldCalibrationData-collectedUnscaled'.K9];[$'realWorldCalibrationData-collectedUnscaled'.K9]*[$'realWorldCalibrationData-collectedUnscaled'.$AL9];&quot;&quot;)">
            <text:p/>
          </table:table-cell>
          <table:table-cell table:formula="of:=IF([$'realWorldCalibrationData-collectedUnscaled'.L9];[$'realWorldCalibrationData-collectedUnscaled'.L9]*[$'realWorldCalibrationData-collectedUnscaled'.$AL9];&quot;&quot;)" office:value-type="float" office:value="715.352741" calcext:value-type="float">
            <text:p>715.352741</text:p>
          </table:table-cell>
          <table:table-cell table:formula="of:=IF([$'realWorldCalibrationData-collectedUnscaled'.M9];[$'realWorldCalibrationData-collectedUnscaled'.M9]*[$'realWorldCalibrationData-collectedUnscaled'.$AL9];&quot;&quot;)" office:value-type="float" office:value="734.528475" calcext:value-type="float">
            <text:p>734.528475</text:p>
          </table:table-cell>
          <table:table-cell table:formula="of:=IF([$'realWorldCalibrationData-collectedUnscaled'.N9];[$'realWorldCalibrationData-collectedUnscaled'.N9]*[$'realWorldCalibrationData-collectedUnscaled'.$AL9];&quot;&quot;)" office:value-type="float" office:value="752.785921" calcext:value-type="float">
            <text:p>752.785921</text:p>
          </table:table-cell>
          <table:table-cell table:formula="of:=IF([$'realWorldCalibrationData-collectedUnscaled'.O9];[$'realWorldCalibrationData-collectedUnscaled'.O9]*[$'realWorldCalibrationData-collectedUnscaled'.$AL9];&quot;&quot;)" office:value-type="float" office:value="781.446167" calcext:value-type="float">
            <text:p>781.446167</text:p>
          </table:table-cell>
          <table:table-cell table:formula="of:=IF([$'realWorldCalibrationData-collectedUnscaled'.P9];[$'realWorldCalibrationData-collectedUnscaled'.P9]*[$'realWorldCalibrationData-collectedUnscaled'.$AL9];&quot;&quot;)" office:value-type="float" office:value="812.451846" calcext:value-type="float">
            <text:p>812.451846</text:p>
          </table:table-cell>
          <table:table-cell table:formula="of:=IF([$'realWorldCalibrationData-collectedUnscaled'.Q9];[$'realWorldCalibrationData-collectedUnscaled'.Q9]*[$'realWorldCalibrationData-collectedUnscaled'.$AL9];&quot;&quot;)" office:value-type="float" office:value="847.451199" calcext:value-type="float">
            <text:p>847.451199</text:p>
          </table:table-cell>
          <table:table-cell table:formula="of:=IF([$'realWorldCalibrationData-collectedUnscaled'.R9];[$'realWorldCalibrationData-collectedUnscaled'.R9]*[$'realWorldCalibrationData-collectedUnscaled'.$AL9];&quot;&quot;)" office:value-type="float" office:value="885.138164" calcext:value-type="float">
            <text:p>885.138164</text:p>
          </table:table-cell>
          <table:table-cell table:formula="of:=IF([$'realWorldCalibrationData-collectedUnscaled'.S9];[$'realWorldCalibrationData-collectedUnscaled'.S9]*[$'realWorldCalibrationData-collectedUnscaled'.$AL9];&quot;&quot;)" office:value-type="float" office:value="932.934007" calcext:value-type="float">
            <text:p>932.934007</text:p>
          </table:table-cell>
          <table:table-cell table:formula="of:=IF([$'realWorldCalibrationData-collectedUnscaled'.T9];[$'realWorldCalibrationData-collectedUnscaled'.T9]*[$'realWorldCalibrationData-collectedUnscaled'.$AL9];&quot;&quot;)" office:value-type="float" office:value="992.613206" calcext:value-type="float">
            <text:p>992.613206</text:p>
          </table:table-cell>
          <table:table-cell table:formula="of:=IF([$'realWorldCalibrationData-collectedUnscaled'.U9];[$'realWorldCalibrationData-collectedUnscaled'.U9]*[$'realWorldCalibrationData-collectedUnscaled'.$AL9];&quot;&quot;)" office:value-type="float" office:value="1065.355228" calcext:value-type="float">
            <text:p>1065.355228</text:p>
          </table:table-cell>
          <table:table-cell table:formula="of:=IF([$'realWorldCalibrationData-collectedUnscaled'.V9];[$'realWorldCalibrationData-collectedUnscaled'.V9]*[$'realWorldCalibrationData-collectedUnscaled'.$AL9];&quot;&quot;)" office:value-type="float" office:value="1148.412824" calcext:value-type="float">
            <text:p>1148.412824</text:p>
          </table:table-cell>
          <table:table-cell table:formula="of:=IF([$'realWorldCalibrationData-collectedUnscaled'.W9];[$'realWorldCalibrationData-collectedUnscaled'.W9]*[$'realWorldCalibrationData-collectedUnscaled'.$AL9];&quot;&quot;)" office:value-type="float" office:value="1248.12055" calcext:value-type="float">
            <text:p>1248.12055</text:p>
          </table:table-cell>
          <table:table-cell table:formula="of:=IF([$'realWorldCalibrationData-collectedUnscaled'.X9];[$'realWorldCalibrationData-collectedUnscaled'.X9]*[$'realWorldCalibrationData-collectedUnscaled'.$AL9];&quot;&quot;)" office:value-type="float" office:value="1356.17919" calcext:value-type="float">
            <text:p>1356.17919</text:p>
          </table:table-cell>
          <table:table-cell table:formula="of:=IF([$'realWorldCalibrationData-collectedUnscaled'.Y9];[$'realWorldCalibrationData-collectedUnscaled'.Y9]*[$'realWorldCalibrationData-collectedUnscaled'.$AL9];&quot;&quot;)" office:value-type="float" office:value="1470.10366" calcext:value-type="float">
            <text:p>1470.10366</text:p>
          </table:table-cell>
          <table:table-cell table:formula="of:=IF([$'realWorldCalibrationData-collectedUnscaled'.Z9];[$'realWorldCalibrationData-collectedUnscaled'.Z9]*[$'realWorldCalibrationData-collectedUnscaled'.$AL9];&quot;&quot;)" office:value-type="float" office:value="1596.37102" calcext:value-type="float">
            <text:p>1596.37102</text:p>
          </table:table-cell>
          <table:table-cell table:formula="of:=IF([$'realWorldCalibrationData-collectedUnscaled'.AA9];[$'realWorldCalibrationData-collectedUnscaled'.AA9]*[$'realWorldCalibrationData-collectedUnscaled'.$AL9];&quot;&quot;)" office:value-type="float" office:value="1743.69612" calcext:value-type="float">
            <text:p>1743.69612</text:p>
          </table:table-cell>
          <table:table-cell table:formula="of:=IF([$'realWorldCalibrationData-collectedUnscaled'.AB9];[$'realWorldCalibrationData-collectedUnscaled'.AB9]*[$'realWorldCalibrationData-collectedUnscaled'.$AL9];&quot;&quot;)" office:value-type="float" office:value="1897.11152" calcext:value-type="float">
            <text:p>1897.11152</text:p>
          </table:table-cell>
          <table:table-cell table:formula="of:=IF([$'realWorldCalibrationData-collectedUnscaled'.AC9];[$'realWorldCalibrationData-collectedUnscaled'.AC9]*[$'realWorldCalibrationData-collectedUnscaled'.$AL9];&quot;&quot;)" office:value-type="float" office:value="2061.47886" calcext:value-type="float">
            <text:p>2061.47886</text:p>
          </table:table-cell>
          <table:table-cell table:formula="of:=IF([$'realWorldCalibrationData-collectedUnscaled'.AD9];[$'realWorldCalibrationData-collectedUnscaled'.AD9]*[$'realWorldCalibrationData-collectedUnscaled'.$AL9];&quot;&quot;)" office:value-type="float" office:value="2227.20527" calcext:value-type="float">
            <text:p>2227.20527</text:p>
          </table:table-cell>
          <table:table-cell table:formula="of:=IF([$'realWorldCalibrationData-collectedUnscaled'.AE9];[$'realWorldCalibrationData-collectedUnscaled'.AE9]*[$'realWorldCalibrationData-collectedUnscaled'.$AL9];&quot;&quot;)" office:value-type="float" office:value="2404.5639" calcext:value-type="float">
            <text:p>2404.5639</text:p>
          </table:table-cell>
          <table:table-cell table:formula="of:=IF([$'realWorldCalibrationData-collectedUnscaled'.AF9];[$'realWorldCalibrationData-collectedUnscaled'.AF9]*[$'realWorldCalibrationData-collectedUnscaled'.$AL9];&quot;&quot;)" office:value-type="float" office:value="2664.9831" calcext:value-type="float">
            <text:p>2664.9831</text:p>
          </table:table-cell>
          <table:table-cell table:formula="of:=IF([$'realWorldCalibrationData-collectedUnscaled'.AG9];[$'realWorldCalibrationData-collectedUnscaled'.AG9]*[$'realWorldCalibrationData-collectedUnscaled'.$AL9];&quot;&quot;)" office:value-type="float" office:value="2920.71815" calcext:value-type="float">
            <text:p>2920.71815</text:p>
          </table:table-cell>
          <table:table-cell table:formula="of:=IF([$'realWorldCalibrationData-collectedUnscaled'.AH9];[$'realWorldCalibrationData-collectedUnscaled'.AH9]*[$'realWorldCalibrationData-collectedUnscaled'.$AL9];&quot;&quot;)" office:value-type="float" office:value="3207.47985" calcext:value-type="float">
            <text:p>3207.47985</text:p>
          </table:table-cell>
          <table:table-cell table:formula="of:=IF([$'realWorldCalibrationData-collectedUnscaled'.AI9];[$'realWorldCalibrationData-collectedUnscaled'.AI9]*[$'realWorldCalibrationData-collectedUnscaled'.$AL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Wind and Solar Energy Capacity" calcext:value-type="string">
            <text:p>Wind and Solar Energy Capacity</text:p>
          </table:table-cell>
          <table:table-cell table:formula="of:=IF([$'realWorldCalibrationData-collectedUnscaled'.B10];[$'realWorldCalibrationData-collectedUnscaled'.B10]*[$'realWorldCalibrationData-collectedUnscaled'.$AL10];&quot;&quot;)">
            <text:p/>
          </table:table-cell>
          <table:table-cell table:formula="of:=IF([$'realWorldCalibrationData-collectedUnscaled'.C10];[$'realWorldCalibrationData-collectedUnscaled'.C10]*[$'realWorldCalibrationData-collectedUnscaled'.$AL10];&quot;&quot;)">
            <text:p/>
          </table:table-cell>
          <table:table-cell table:formula="of:=IF([$'realWorldCalibrationData-collectedUnscaled'.D10];[$'realWorldCalibrationData-collectedUnscaled'.D10]*[$'realWorldCalibrationData-collectedUnscaled'.$AL10];&quot;&quot;)">
            <text:p/>
          </table:table-cell>
          <table:table-cell table:formula="of:=IF([$'realWorldCalibrationData-collectedUnscaled'.E10];[$'realWorldCalibrationData-collectedUnscaled'.E10]*[$'realWorldCalibrationData-collectedUnscaled'.$AL10];&quot;&quot;)">
            <text:p/>
          </table:table-cell>
          <table:table-cell table:formula="of:=IF([$'realWorldCalibrationData-collectedUnscaled'.F10];[$'realWorldCalibrationData-collectedUnscaled'.F10]*[$'realWorldCalibrationData-collectedUnscaled'.$AL10];&quot;&quot;)">
            <text:p/>
          </table:table-cell>
          <table:table-cell table:formula="of:=IF([$'realWorldCalibrationData-collectedUnscaled'.G10];[$'realWorldCalibrationData-collectedUnscaled'.G10]*[$'realWorldCalibrationData-collectedUnscaled'.$AL10];&quot;&quot;)">
            <text:p/>
          </table:table-cell>
          <table:table-cell table:formula="of:=IF([$'realWorldCalibrationData-collectedUnscaled'.H10];[$'realWorldCalibrationData-collectedUnscaled'.H10]*[$'realWorldCalibrationData-collectedUnscaled'.$AL10];&quot;&quot;)">
            <text:p/>
          </table:table-cell>
          <table:table-cell table:formula="of:=IF([$'realWorldCalibrationData-collectedUnscaled'.I10];[$'realWorldCalibrationData-collectedUnscaled'.I10]*[$'realWorldCalibrationData-collectedUnscaled'.$AL10];&quot;&quot;)">
            <text:p/>
          </table:table-cell>
          <table:table-cell table:formula="of:=IF([$'realWorldCalibrationData-collectedUnscaled'.J10];[$'realWorldCalibrationData-collectedUnscaled'.J10]*[$'realWorldCalibrationData-collectedUnscaled'.$AL10];&quot;&quot;)">
            <text:p/>
          </table:table-cell>
          <table:table-cell table:formula="of:=IF([$'realWorldCalibrationData-collectedUnscaled'.K10];[$'realWorldCalibrationData-collectedUnscaled'.K10]*[$'realWorldCalibrationData-collectedUnscaled'.$AL10];&quot;&quot;)">
            <text:p/>
          </table:table-cell>
          <table:table-cell table:formula="of:=IF([$'realWorldCalibrationData-collectedUnscaled'.L10];[$'realWorldCalibrationData-collectedUnscaled'.L10]*[$'realWorldCalibrationData-collectedUnscaled'.$AL10];&quot;&quot;)" office:value-type="float" office:value="18.169041" calcext:value-type="float">
            <text:p>18.169041</text:p>
          </table:table-cell>
          <table:table-cell table:formula="of:=IF([$'realWorldCalibrationData-collectedUnscaled'.M10];[$'realWorldCalibrationData-collectedUnscaled'.M10]*[$'realWorldCalibrationData-collectedUnscaled'.$AL10];&quot;&quot;)" office:value-type="float" office:value="25.451675" calcext:value-type="float">
            <text:p>25.451675</text:p>
          </table:table-cell>
          <table:table-cell table:formula="of:=IF([$'realWorldCalibrationData-collectedUnscaled'.N10];[$'realWorldCalibrationData-collectedUnscaled'.N10]*[$'realWorldCalibrationData-collectedUnscaled'.$AL10];&quot;&quot;)" office:value-type="float" office:value="32.559981" calcext:value-type="float">
            <text:p>32.559981</text:p>
          </table:table-cell>
          <table:table-cell table:formula="of:=IF([$'realWorldCalibrationData-collectedUnscaled'.O10];[$'realWorldCalibrationData-collectedUnscaled'.O10]*[$'realWorldCalibrationData-collectedUnscaled'.$AL10];&quot;&quot;)" office:value-type="float" office:value="41.024967" calcext:value-type="float">
            <text:p>41.024967</text:p>
          </table:table-cell>
          <table:table-cell table:formula="of:=IF([$'realWorldCalibrationData-collectedUnscaled'.P10];[$'realWorldCalibrationData-collectedUnscaled'.P10]*[$'realWorldCalibrationData-collectedUnscaled'.$AL10];&quot;&quot;)" office:value-type="float" office:value="51.123846" calcext:value-type="float">
            <text:p>51.123846</text:p>
          </table:table-cell>
          <table:table-cell table:formula="of:=IF([$'realWorldCalibrationData-collectedUnscaled'.Q10];[$'realWorldCalibrationData-collectedUnscaled'.Q10]*[$'realWorldCalibrationData-collectedUnscaled'.$AL10];&quot;&quot;)" office:value-type="float" office:value="63.354899" calcext:value-type="float">
            <text:p>63.354899</text:p>
          </table:table-cell>
          <table:table-cell table:formula="of:=IF([$'realWorldCalibrationData-collectedUnscaled'.R10];[$'realWorldCalibrationData-collectedUnscaled'.R10]*[$'realWorldCalibrationData-collectedUnscaled'.$AL10];&quot;&quot;)" office:value-type="float" office:value="79.663104" calcext:value-type="float">
            <text:p>79.663104</text:p>
          </table:table-cell>
          <table:table-cell table:formula="of:=IF([$'realWorldCalibrationData-collectedUnscaled'.S10];[$'realWorldCalibrationData-collectedUnscaled'.S10]*[$'realWorldCalibrationData-collectedUnscaled'.$AL10];&quot;&quot;)" office:value-type="float" office:value="100.522947" calcext:value-type="float">
            <text:p>100.522947</text:p>
          </table:table-cell>
          <table:table-cell table:formula="of:=IF([$'realWorldCalibrationData-collectedUnscaled'.T10];[$'realWorldCalibrationData-collectedUnscaled'.T10]*[$'realWorldCalibrationData-collectedUnscaled'.$AL10];&quot;&quot;)" office:value-type="float" office:value="130.817806" calcext:value-type="float">
            <text:p>130.817806</text:p>
          </table:table-cell>
          <table:table-cell table:formula="of:=IF([$'realWorldCalibrationData-collectedUnscaled'.U10];[$'realWorldCalibrationData-collectedUnscaled'.U10]*[$'realWorldCalibrationData-collectedUnscaled'.$AL10];&quot;&quot;)" office:value-type="float" office:value="173.741928" calcext:value-type="float">
            <text:p>173.741928</text:p>
          </table:table-cell>
          <table:table-cell table:formula="of:=IF([$'realWorldCalibrationData-collectedUnscaled'.V10];[$'realWorldCalibrationData-collectedUnscaled'.V10]*[$'realWorldCalibrationData-collectedUnscaled'.$AL10];&quot;&quot;)" office:value-type="float" office:value="222.675824" calcext:value-type="float">
            <text:p>222.675824</text:p>
          </table:table-cell>
          <table:table-cell table:formula="of:=IF([$'realWorldCalibrationData-collectedUnscaled'.W10];[$'realWorldCalibrationData-collectedUnscaled'.W10]*[$'realWorldCalibrationData-collectedUnscaled'.$AL10];&quot;&quot;)" office:value-type="float" office:value="294.15075" calcext:value-type="float">
            <text:p>294.15075</text:p>
          </table:table-cell>
          <table:table-cell table:formula="of:=IF([$'realWorldCalibrationData-collectedUnscaled'.X10];[$'realWorldCalibrationData-collectedUnscaled'.X10]*[$'realWorldCalibrationData-collectedUnscaled'.$AL10];&quot;&quot;)" office:value-type="float" office:value="371.50075" calcext:value-type="float">
            <text:p>371.50075</text:p>
          </table:table-cell>
          <table:table-cell table:formula="of:=IF([$'realWorldCalibrationData-collectedUnscaled'.Y10];[$'realWorldCalibrationData-collectedUnscaled'.Y10]*[$'realWorldCalibrationData-collectedUnscaled'.$AL10];&quot;&quot;)" office:value-type="float" office:value="440.54126" calcext:value-type="float">
            <text:p>440.54126</text:p>
          </table:table-cell>
          <table:table-cell table:formula="of:=IF([$'realWorldCalibrationData-collectedUnscaled'.Z10];[$'realWorldCalibrationData-collectedUnscaled'.Z10]*[$'realWorldCalibrationData-collectedUnscaled'.$AL10];&quot;&quot;)" office:value-type="float" office:value="530.17822" calcext:value-type="float">
            <text:p>530.17822</text:p>
          </table:table-cell>
          <table:table-cell table:formula="of:=IF([$'realWorldCalibrationData-collectedUnscaled'.AA10];[$'realWorldCalibrationData-collectedUnscaled'.AA10]*[$'realWorldCalibrationData-collectedUnscaled'.$AL10];&quot;&quot;)" office:value-type="float" office:value="645.26662" calcext:value-type="float">
            <text:p>645.26662</text:p>
          </table:table-cell>
          <table:table-cell table:formula="of:=IF([$'realWorldCalibrationData-collectedUnscaled'.AB10];[$'realWorldCalibrationData-collectedUnscaled'.AB10]*[$'realWorldCalibrationData-collectedUnscaled'.$AL10];&quot;&quot;)" office:value-type="float" office:value="768.11072" calcext:value-type="float">
            <text:p>768.11072</text:p>
          </table:table-cell>
          <table:table-cell table:formula="of:=IF([$'realWorldCalibrationData-collectedUnscaled'.AC10];[$'realWorldCalibrationData-collectedUnscaled'.AC10]*[$'realWorldCalibrationData-collectedUnscaled'.$AL10];&quot;&quot;)" office:value-type="float" office:value="910.36946" calcext:value-type="float">
            <text:p>910.36946</text:p>
          </table:table-cell>
          <table:table-cell table:formula="of:=IF([$'realWorldCalibrationData-collectedUnscaled'.AD10];[$'realWorldCalibrationData-collectedUnscaled'.AD10]*[$'realWorldCalibrationData-collectedUnscaled'.$AL10];&quot;&quot;)" office:value-type="float" office:value="1053.81887" calcext:value-type="float">
            <text:p>1053.81887</text:p>
          </table:table-cell>
          <table:table-cell table:formula="of:=IF([$'realWorldCalibrationData-collectedUnscaled'.AE10];[$'realWorldCalibrationData-collectedUnscaled'.AE10]*[$'realWorldCalibrationData-collectedUnscaled'.$AL10];&quot;&quot;)" office:value-type="float" office:value="1213.0859" calcext:value-type="float">
            <text:p>1213.0859</text:p>
          </table:table-cell>
          <table:table-cell table:formula="of:=IF([$'realWorldCalibrationData-collectedUnscaled'.AF10];[$'realWorldCalibrationData-collectedUnscaled'.AF10]*[$'realWorldCalibrationData-collectedUnscaled'.$AL10];&quot;&quot;)" office:value-type="float" office:value="1452.0842" calcext:value-type="float">
            <text:p>1452.0842</text:p>
          </table:table-cell>
          <table:table-cell table:formula="of:=IF([$'realWorldCalibrationData-collectedUnscaled'.AG10];[$'realWorldCalibrationData-collectedUnscaled'.AG10]*[$'realWorldCalibrationData-collectedUnscaled'.$AL10];&quot;&quot;)" office:value-type="float" office:value="1685.70815" calcext:value-type="float">
            <text:p>1685.70815</text:p>
          </table:table-cell>
          <table:table-cell table:formula="of:=IF([$'realWorldCalibrationData-collectedUnscaled'.AH10];[$'realWorldCalibrationData-collectedUnscaled'.AH10]*[$'realWorldCalibrationData-collectedUnscaled'.$AL10];&quot;&quot;)" office:value-type="float" office:value="1951.93945" calcext:value-type="float">
            <text:p>1951.93945</text:p>
          </table:table-cell>
          <table:table-cell table:formula="of:=IF([$'realWorldCalibrationData-collectedUnscaled'.AI10];[$'realWorldCalibrationData-collectedUnscaled'.AI10]*[$'realWorldCalibrationData-collectedUnscaled'.$AL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Hydropower Energy Capacity" calcext:value-type="string">
            <text:p>Hydropower Energy Capacity</text:p>
          </table:table-cell>
          <table:table-cell table:formula="of:=IF([$'realWorldCalibrationData-collectedUnscaled'.B11];[$'realWorldCalibrationData-collectedUnscaled'.B11]*[$'realWorldCalibrationData-collectedUnscaled'.$AL11];&quot;&quot;)">
            <text:p/>
          </table:table-cell>
          <table:table-cell table:formula="of:=IF([$'realWorldCalibrationData-collectedUnscaled'.C11];[$'realWorldCalibrationData-collectedUnscaled'.C11]*[$'realWorldCalibrationData-collectedUnscaled'.$AL11];&quot;&quot;)">
            <text:p/>
          </table:table-cell>
          <table:table-cell table:formula="of:=IF([$'realWorldCalibrationData-collectedUnscaled'.D11];[$'realWorldCalibrationData-collectedUnscaled'.D11]*[$'realWorldCalibrationData-collectedUnscaled'.$AL11];&quot;&quot;)">
            <text:p/>
          </table:table-cell>
          <table:table-cell table:formula="of:=IF([$'realWorldCalibrationData-collectedUnscaled'.E11];[$'realWorldCalibrationData-collectedUnscaled'.E11]*[$'realWorldCalibrationData-collectedUnscaled'.$AL11];&quot;&quot;)">
            <text:p/>
          </table:table-cell>
          <table:table-cell table:formula="of:=IF([$'realWorldCalibrationData-collectedUnscaled'.F11];[$'realWorldCalibrationData-collectedUnscaled'.F11]*[$'realWorldCalibrationData-collectedUnscaled'.$AL11];&quot;&quot;)">
            <text:p/>
          </table:table-cell>
          <table:table-cell table:formula="of:=IF([$'realWorldCalibrationData-collectedUnscaled'.G11];[$'realWorldCalibrationData-collectedUnscaled'.G11]*[$'realWorldCalibrationData-collectedUnscaled'.$AL11];&quot;&quot;)">
            <text:p/>
          </table:table-cell>
          <table:table-cell table:formula="of:=IF([$'realWorldCalibrationData-collectedUnscaled'.H11];[$'realWorldCalibrationData-collectedUnscaled'.H11]*[$'realWorldCalibrationData-collectedUnscaled'.$AL11];&quot;&quot;)">
            <text:p/>
          </table:table-cell>
          <table:table-cell table:formula="of:=IF([$'realWorldCalibrationData-collectedUnscaled'.I11];[$'realWorldCalibrationData-collectedUnscaled'.I11]*[$'realWorldCalibrationData-collectedUnscaled'.$AL11];&quot;&quot;)">
            <text:p/>
          </table:table-cell>
          <table:table-cell table:formula="of:=IF([$'realWorldCalibrationData-collectedUnscaled'.J11];[$'realWorldCalibrationData-collectedUnscaled'.J11]*[$'realWorldCalibrationData-collectedUnscaled'.$AL11];&quot;&quot;)">
            <text:p/>
          </table:table-cell>
          <table:table-cell table:formula="of:=IF([$'realWorldCalibrationData-collectedUnscaled'.K11];[$'realWorldCalibrationData-collectedUnscaled'.K11]*[$'realWorldCalibrationData-collectedUnscaled'.$AL11];&quot;&quot;)">
            <text:p/>
          </table:table-cell>
          <table:table-cell table:formula="of:=IF([$'realWorldCalibrationData-collectedUnscaled'.L11];[$'realWorldCalibrationData-collectedUnscaled'.L11]*[$'realWorldCalibrationData-collectedUnscaled'.$AL11];&quot;&quot;)" office:value-type="float" office:value="697.1837" calcext:value-type="float">
            <text:p>697.1837</text:p>
          </table:table-cell>
          <table:table-cell table:formula="of:=IF([$'realWorldCalibrationData-collectedUnscaled'.M11];[$'realWorldCalibrationData-collectedUnscaled'.M11]*[$'realWorldCalibrationData-collectedUnscaled'.$AL11];&quot;&quot;)" office:value-type="float" office:value="709.0768" calcext:value-type="float">
            <text:p>709.0768</text:p>
          </table:table-cell>
          <table:table-cell table:formula="of:=IF([$'realWorldCalibrationData-collectedUnscaled'.N11];[$'realWorldCalibrationData-collectedUnscaled'.N11]*[$'realWorldCalibrationData-collectedUnscaled'.$AL11];&quot;&quot;)" office:value-type="float" office:value="720.22594" calcext:value-type="float">
            <text:p>720.22594</text:p>
          </table:table-cell>
          <table:table-cell table:formula="of:=IF([$'realWorldCalibrationData-collectedUnscaled'.O11];[$'realWorldCalibrationData-collectedUnscaled'.O11]*[$'realWorldCalibrationData-collectedUnscaled'.$AL11];&quot;&quot;)" office:value-type="float" office:value="740.4212" calcext:value-type="float">
            <text:p>740.4212</text:p>
          </table:table-cell>
          <table:table-cell table:formula="of:=IF([$'realWorldCalibrationData-collectedUnscaled'.P11];[$'realWorldCalibrationData-collectedUnscaled'.P11]*[$'realWorldCalibrationData-collectedUnscaled'.$AL11];&quot;&quot;)" office:value-type="float" office:value="761.328" calcext:value-type="float">
            <text:p>761.328</text:p>
          </table:table-cell>
          <table:table-cell table:formula="of:=IF([$'realWorldCalibrationData-collectedUnscaled'.Q11];[$'realWorldCalibrationData-collectedUnscaled'.Q11]*[$'realWorldCalibrationData-collectedUnscaled'.$AL11];&quot;&quot;)" office:value-type="float" office:value="784.0963" calcext:value-type="float">
            <text:p>784.0963</text:p>
          </table:table-cell>
          <table:table-cell table:formula="of:=IF([$'realWorldCalibrationData-collectedUnscaled'.R11];[$'realWorldCalibrationData-collectedUnscaled'.R11]*[$'realWorldCalibrationData-collectedUnscaled'.$AL11];&quot;&quot;)" office:value-type="float" office:value="805.47506" calcext:value-type="float">
            <text:p>805.47506</text:p>
          </table:table-cell>
          <table:table-cell table:formula="of:=IF([$'realWorldCalibrationData-collectedUnscaled'.S11];[$'realWorldCalibrationData-collectedUnscaled'.S11]*[$'realWorldCalibrationData-collectedUnscaled'.$AL11];&quot;&quot;)" office:value-type="float" office:value="832.41106" calcext:value-type="float">
            <text:p>832.41106</text:p>
          </table:table-cell>
          <table:table-cell table:formula="of:=IF([$'realWorldCalibrationData-collectedUnscaled'.T11];[$'realWorldCalibrationData-collectedUnscaled'.T11]*[$'realWorldCalibrationData-collectedUnscaled'.$AL11];&quot;&quot;)" office:value-type="float" office:value="861.7954" calcext:value-type="float">
            <text:p>861.7954</text:p>
          </table:table-cell>
          <table:table-cell table:formula="of:=IF([$'realWorldCalibrationData-collectedUnscaled'.U11];[$'realWorldCalibrationData-collectedUnscaled'.U11]*[$'realWorldCalibrationData-collectedUnscaled'.$AL11];&quot;&quot;)" office:value-type="float" office:value="891.6133" calcext:value-type="float">
            <text:p>891.6133</text:p>
          </table:table-cell>
          <table:table-cell table:formula="of:=IF([$'realWorldCalibrationData-collectedUnscaled'.V11];[$'realWorldCalibrationData-collectedUnscaled'.V11]*[$'realWorldCalibrationData-collectedUnscaled'.$AL11];&quot;&quot;)" office:value-type="float" office:value="925.737" calcext:value-type="float">
            <text:p>925.737</text:p>
          </table:table-cell>
          <table:table-cell table:formula="of:=IF([$'realWorldCalibrationData-collectedUnscaled'.W11];[$'realWorldCalibrationData-collectedUnscaled'.W11]*[$'realWorldCalibrationData-collectedUnscaled'.$AL11];&quot;&quot;)" office:value-type="float" office:value="953.9698" calcext:value-type="float">
            <text:p>953.9698</text:p>
          </table:table-cell>
          <table:table-cell table:formula="of:=IF([$'realWorldCalibrationData-collectedUnscaled'.X11];[$'realWorldCalibrationData-collectedUnscaled'.X11]*[$'realWorldCalibrationData-collectedUnscaled'.$AL11];&quot;&quot;)" office:value-type="float" office:value="984.67844" calcext:value-type="float">
            <text:p>984.67844</text:p>
          </table:table-cell>
          <table:table-cell table:formula="of:=IF([$'realWorldCalibrationData-collectedUnscaled'.Y11];[$'realWorldCalibrationData-collectedUnscaled'.Y11]*[$'realWorldCalibrationData-collectedUnscaled'.$AL11];&quot;&quot;)" office:value-type="float" office:value="1029.5624" calcext:value-type="float">
            <text:p>1029.5624</text:p>
          </table:table-cell>
          <table:table-cell table:formula="of:=IF([$'realWorldCalibrationData-collectedUnscaled'.Z11];[$'realWorldCalibrationData-collectedUnscaled'.Z11]*[$'realWorldCalibrationData-collectedUnscaled'.$AL11];&quot;&quot;)" office:value-type="float" office:value="1066.1928" calcext:value-type="float">
            <text:p>1066.1928</text:p>
          </table:table-cell>
          <table:table-cell table:formula="of:=IF([$'realWorldCalibrationData-collectedUnscaled'.AA11];[$'realWorldCalibrationData-collectedUnscaled'.AA11]*[$'realWorldCalibrationData-collectedUnscaled'.$AL11];&quot;&quot;)" office:value-type="float" office:value="1098.4295" calcext:value-type="float">
            <text:p>1098.4295</text:p>
          </table:table-cell>
          <table:table-cell table:formula="of:=IF([$'realWorldCalibrationData-collectedUnscaled'.AB11];[$'realWorldCalibrationData-collectedUnscaled'.AB11]*[$'realWorldCalibrationData-collectedUnscaled'.$AL11];&quot;&quot;)" office:value-type="float" office:value="1129.0008" calcext:value-type="float">
            <text:p>1129.0008</text:p>
          </table:table-cell>
          <table:table-cell table:formula="of:=IF([$'realWorldCalibrationData-collectedUnscaled'.AC11];[$'realWorldCalibrationData-collectedUnscaled'.AC11]*[$'realWorldCalibrationData-collectedUnscaled'.$AL11];&quot;&quot;)" office:value-type="float" office:value="1151.1094" calcext:value-type="float">
            <text:p>1151.1094</text:p>
          </table:table-cell>
          <table:table-cell table:formula="of:=IF([$'realWorldCalibrationData-collectedUnscaled'.AD11];[$'realWorldCalibrationData-collectedUnscaled'.AD11]*[$'realWorldCalibrationData-collectedUnscaled'.$AL11];&quot;&quot;)" office:value-type="float" office:value="1173.3864" calcext:value-type="float">
            <text:p>1173.3864</text:p>
          </table:table-cell>
          <table:table-cell table:formula="of:=IF([$'realWorldCalibrationData-collectedUnscaled'.AE11];[$'realWorldCalibrationData-collectedUnscaled'.AE11]*[$'realWorldCalibrationData-collectedUnscaled'.$AL11];&quot;&quot;)" office:value-type="float" office:value="1191.478" calcext:value-type="float">
            <text:p>1191.478</text:p>
          </table:table-cell>
          <table:table-cell table:formula="of:=IF([$'realWorldCalibrationData-collectedUnscaled'.AF11];[$'realWorldCalibrationData-collectedUnscaled'.AF11]*[$'realWorldCalibrationData-collectedUnscaled'.$AL11];&quot;&quot;)" office:value-type="float" office:value="1212.8989" calcext:value-type="float">
            <text:p>1212.8989</text:p>
          </table:table-cell>
          <table:table-cell table:formula="of:=IF([$'realWorldCalibrationData-collectedUnscaled'.AG11];[$'realWorldCalibrationData-collectedUnscaled'.AG11]*[$'realWorldCalibrationData-collectedUnscaled'.$AL11];&quot;&quot;)" office:value-type="float" office:value="1235.01" calcext:value-type="float">
            <text:p>1235.01</text:p>
          </table:table-cell>
          <table:table-cell table:formula="of:=IF([$'realWorldCalibrationData-collectedUnscaled'.AH11];[$'realWorldCalibrationData-collectedUnscaled'.AH11]*[$'realWorldCalibrationData-collectedUnscaled'.$AL11];&quot;&quot;)" office:value-type="float" office:value="1255.5404" calcext:value-type="float">
            <text:p>1255.5404</text:p>
          </table:table-cell>
          <table:table-cell table:formula="of:=IF([$'realWorldCalibrationData-collectedUnscaled'.AI11];[$'realWorldCalibrationData-collectedUnscaled'.AI11]*[$'realWorldCalibrationData-collectedUnscaled'.$AL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Other Energy Capacity" calcext:value-type="string">
            <text:p>Other Energy Capacity</text:p>
          </table:table-cell>
          <table:table-cell table:formula="of:=IF([$'realWorldCalibrationData-collectedUnscaled'.B12];[$'realWorldCalibrationData-collectedUnscaled'.B12]*[$'realWorldCalibrationData-collectedUnscaled'.$AL12];&quot;&quot;)">
            <text:p/>
          </table:table-cell>
          <table:table-cell table:formula="of:=IF([$'realWorldCalibrationData-collectedUnscaled'.C12];[$'realWorldCalibrationData-collectedUnscaled'.C12]*[$'realWorldCalibrationData-collectedUnscaled'.$AL12];&quot;&quot;)">
            <text:p/>
          </table:table-cell>
          <table:table-cell table:formula="of:=IF([$'realWorldCalibrationData-collectedUnscaled'.D12];[$'realWorldCalibrationData-collectedUnscaled'.D12]*[$'realWorldCalibrationData-collectedUnscaled'.$AL12];&quot;&quot;)">
            <text:p/>
          </table:table-cell>
          <table:table-cell table:formula="of:=IF([$'realWorldCalibrationData-collectedUnscaled'.E12];[$'realWorldCalibrationData-collectedUnscaled'.E12]*[$'realWorldCalibrationData-collectedUnscaled'.$AL12];&quot;&quot;)">
            <text:p/>
          </table:table-cell>
          <table:table-cell table:formula="of:=IF([$'realWorldCalibrationData-collectedUnscaled'.F12];[$'realWorldCalibrationData-collectedUnscaled'.F12]*[$'realWorldCalibrationData-collectedUnscaled'.$AL12];&quot;&quot;)">
            <text:p/>
          </table:table-cell>
          <table:table-cell table:formula="of:=IF([$'realWorldCalibrationData-collectedUnscaled'.G12];[$'realWorldCalibrationData-collectedUnscaled'.G12]*[$'realWorldCalibrationData-collectedUnscaled'.$AL12];&quot;&quot;)">
            <text:p/>
          </table:table-cell>
          <table:table-cell table:formula="of:=IF([$'realWorldCalibrationData-collectedUnscaled'.H12];[$'realWorldCalibrationData-collectedUnscaled'.H12]*[$'realWorldCalibrationData-collectedUnscaled'.$AL12];&quot;&quot;)">
            <text:p/>
          </table:table-cell>
          <table:table-cell table:formula="of:=IF([$'realWorldCalibrationData-collectedUnscaled'.I12];[$'realWorldCalibrationData-collectedUnscaled'.I12]*[$'realWorldCalibrationData-collectedUnscaled'.$AL12];&quot;&quot;)">
            <text:p/>
          </table:table-cell>
          <table:table-cell table:formula="of:=IF([$'realWorldCalibrationData-collectedUnscaled'.J12];[$'realWorldCalibrationData-collectedUnscaled'.J12]*[$'realWorldCalibrationData-collectedUnscaled'.$AL12];&quot;&quot;)">
            <text:p/>
          </table:table-cell>
          <table:table-cell table:formula="of:=IF([$'realWorldCalibrationData-collectedUnscaled'.K12];[$'realWorldCalibrationData-collectedUnscaled'.K12]*[$'realWorldCalibrationData-collectedUnscaled'.$AL12];&quot;&quot;)">
            <text:p/>
          </table:table-cell>
          <table:table-cell table:formula="of:=IF([$'realWorldCalibrationData-collectedUnscaled'.L12];[$'realWorldCalibrationData-collectedUnscaled'.L12]*[$'realWorldCalibrationData-collectedUnscaled'.$AL12];&quot;&quot;)" office:value-type="float" office:value="36.59391" calcext:value-type="float">
            <text:p>36.59391</text:p>
          </table:table-cell>
          <table:table-cell table:formula="of:=IF([$'realWorldCalibrationData-collectedUnscaled'.M12];[$'realWorldCalibrationData-collectedUnscaled'.M12]*[$'realWorldCalibrationData-collectedUnscaled'.$AL12];&quot;&quot;)" office:value-type="float" office:value="39.46621" calcext:value-type="float">
            <text:p>39.46621</text:p>
          </table:table-cell>
          <table:table-cell table:formula="of:=IF([$'realWorldCalibrationData-collectedUnscaled'.N12];[$'realWorldCalibrationData-collectedUnscaled'.N12]*[$'realWorldCalibrationData-collectedUnscaled'.$AL12];&quot;&quot;)" office:value-type="float" office:value="41.15245" calcext:value-type="float">
            <text:p>41.15245</text:p>
          </table:table-cell>
          <table:table-cell table:formula="of:=IF([$'realWorldCalibrationData-collectedUnscaled'.O12];[$'realWorldCalibrationData-collectedUnscaled'.O12]*[$'realWorldCalibrationData-collectedUnscaled'.$AL12];&quot;&quot;)" office:value-type="float" office:value="43.49949" calcext:value-type="float">
            <text:p>43.49949</text:p>
          </table:table-cell>
          <table:table-cell table:formula="of:=IF([$'realWorldCalibrationData-collectedUnscaled'.P12];[$'realWorldCalibrationData-collectedUnscaled'.P12]*[$'realWorldCalibrationData-collectedUnscaled'.$AL12];&quot;&quot;)" office:value-type="float" office:value="46.38982" calcext:value-type="float">
            <text:p>46.38982</text:p>
          </table:table-cell>
          <table:table-cell table:formula="of:=IF([$'realWorldCalibrationData-collectedUnscaled'.Q12];[$'realWorldCalibrationData-collectedUnscaled'.Q12]*[$'realWorldCalibrationData-collectedUnscaled'.$AL12];&quot;&quot;)" office:value-type="float" office:value="51.978095" calcext:value-type="float">
            <text:p>51.978095</text:p>
          </table:table-cell>
          <table:table-cell table:formula="of:=IF([$'realWorldCalibrationData-collectedUnscaled'.R12];[$'realWorldCalibrationData-collectedUnscaled'.R12]*[$'realWorldCalibrationData-collectedUnscaled'.$AL12];&quot;&quot;)" office:value-type="float" office:value="56.222595" calcext:value-type="float">
            <text:p>56.222595</text:p>
          </table:table-cell>
          <table:table-cell table:formula="of:=IF([$'realWorldCalibrationData-collectedUnscaled'.S12];[$'realWorldCalibrationData-collectedUnscaled'.S12]*[$'realWorldCalibrationData-collectedUnscaled'.$AL12];&quot;&quot;)" office:value-type="float" office:value="59.649035" calcext:value-type="float">
            <text:p>59.649035</text:p>
          </table:table-cell>
          <table:table-cell table:formula="of:=IF([$'realWorldCalibrationData-collectedUnscaled'.T12];[$'realWorldCalibrationData-collectedUnscaled'.T12]*[$'realWorldCalibrationData-collectedUnscaled'.$AL12];&quot;&quot;)" office:value-type="float" office:value="63.938355" calcext:value-type="float">
            <text:p>63.938355</text:p>
          </table:table-cell>
          <table:table-cell table:formula="of:=IF([$'realWorldCalibrationData-collectedUnscaled'.U12];[$'realWorldCalibrationData-collectedUnscaled'.U12]*[$'realWorldCalibrationData-collectedUnscaled'.$AL12];&quot;&quot;)" office:value-type="float" office:value="71.11789" calcext:value-type="float">
            <text:p>71.11789</text:p>
          </table:table-cell>
          <table:table-cell table:formula="of:=IF([$'realWorldCalibrationData-collectedUnscaled'.V12];[$'realWorldCalibrationData-collectedUnscaled'.V12]*[$'realWorldCalibrationData-collectedUnscaled'.$AL12];&quot;&quot;)" office:value-type="float" office:value="76.117865" calcext:value-type="float">
            <text:p>76.117865</text:p>
          </table:table-cell>
          <table:table-cell table:formula="of:=IF([$'realWorldCalibrationData-collectedUnscaled'.W12];[$'realWorldCalibrationData-collectedUnscaled'.W12]*[$'realWorldCalibrationData-collectedUnscaled'.$AL12];&quot;&quot;)" office:value-type="float" office:value="82.96324" calcext:value-type="float">
            <text:p>82.96324</text:p>
          </table:table-cell>
          <table:table-cell table:formula="of:=IF([$'realWorldCalibrationData-collectedUnscaled'.X12];[$'realWorldCalibrationData-collectedUnscaled'.X12]*[$'realWorldCalibrationData-collectedUnscaled'.$AL12];&quot;&quot;)" office:value-type="float" office:value="88.476229" calcext:value-type="float">
            <text:p>88.476229</text:p>
          </table:table-cell>
          <table:table-cell table:formula="of:=IF([$'realWorldCalibrationData-collectedUnscaled'.Y12];[$'realWorldCalibrationData-collectedUnscaled'.Y12]*[$'realWorldCalibrationData-collectedUnscaled'.$AL12];&quot;&quot;)" office:value-type="float" office:value="96.371686" calcext:value-type="float">
            <text:p>96.371686</text:p>
          </table:table-cell>
          <table:table-cell table:formula="of:=IF([$'realWorldCalibrationData-collectedUnscaled'.Z12];[$'realWorldCalibrationData-collectedUnscaled'.Z12]*[$'realWorldCalibrationData-collectedUnscaled'.$AL12];&quot;&quot;)" office:value-type="float" office:value="102.681477" calcext:value-type="float">
            <text:p>102.681477</text:p>
          </table:table-cell>
          <table:table-cell table:formula="of:=IF([$'realWorldCalibrationData-collectedUnscaled'.AA12];[$'realWorldCalibrationData-collectedUnscaled'.AA12]*[$'realWorldCalibrationData-collectedUnscaled'.$AL12];&quot;&quot;)" office:value-type="float" office:value="109.081228" calcext:value-type="float">
            <text:p>109.081228</text:p>
          </table:table-cell>
          <table:table-cell table:formula="of:=IF([$'realWorldCalibrationData-collectedUnscaled'.AB12];[$'realWorldCalibrationData-collectedUnscaled'.AB12]*[$'realWorldCalibrationData-collectedUnscaled'.$AL12];&quot;&quot;)" office:value-type="float" office:value="118.352088" calcext:value-type="float">
            <text:p>118.352088</text:p>
          </table:table-cell>
          <table:table-cell table:formula="of:=IF([$'realWorldCalibrationData-collectedUnscaled'.AC12];[$'realWorldCalibrationData-collectedUnscaled'.AC12]*[$'realWorldCalibrationData-collectedUnscaled'.$AL12];&quot;&quot;)" office:value-type="float" office:value="124.558634" calcext:value-type="float">
            <text:p>124.558634</text:p>
          </table:table-cell>
          <table:table-cell table:formula="of:=IF([$'realWorldCalibrationData-collectedUnscaled'.AD12];[$'realWorldCalibrationData-collectedUnscaled'.AD12]*[$'realWorldCalibrationData-collectedUnscaled'.$AL12];&quot;&quot;)" office:value-type="float" office:value="132.192976" calcext:value-type="float">
            <text:p>132.192976</text:p>
          </table:table-cell>
          <table:table-cell table:formula="of:=IF([$'realWorldCalibrationData-collectedUnscaled'.AE12];[$'realWorldCalibrationData-collectedUnscaled'.AE12]*[$'realWorldCalibrationData-collectedUnscaled'.$AL12];&quot;&quot;)" office:value-type="float" office:value="138.813996" calcext:value-type="float">
            <text:p>138.813996</text:p>
          </table:table-cell>
          <table:table-cell table:formula="of:=IF([$'realWorldCalibrationData-collectedUnscaled'.AF12];[$'realWorldCalibrationData-collectedUnscaled'.AF12]*[$'realWorldCalibrationData-collectedUnscaled'.$AL12];&quot;&quot;)" office:value-type="float" office:value="148.176051" calcext:value-type="float">
            <text:p>148.176051</text:p>
          </table:table-cell>
          <table:table-cell table:formula="of:=IF([$'realWorldCalibrationData-collectedUnscaled'.AG12];[$'realWorldCalibrationData-collectedUnscaled'.AG12]*[$'realWorldCalibrationData-collectedUnscaled'.$AL12];&quot;&quot;)" office:value-type="float" office:value="156.520178" calcext:value-type="float">
            <text:p>156.520178</text:p>
          </table:table-cell>
          <table:table-cell table:formula="of:=IF([$'realWorldCalibrationData-collectedUnscaled'.AH12];[$'realWorldCalibrationData-collectedUnscaled'.AH12]*[$'realWorldCalibrationData-collectedUnscaled'.$AL12];&quot;&quot;)" office:value-type="float" office:value="164.312658" calcext:value-type="float">
            <text:p>164.312658</text:p>
          </table:table-cell>
          <table:table-cell table:formula="of:=IF([$'realWorldCalibrationData-collectedUnscaled'.AI12];[$'realWorldCalibrationData-collectedUnscaled'.AI12]*[$'realWorldCalibrationData-collectedUnscaled'.$AL12];&quot;&quot;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Nuclear Energy Capacity" calcext:value-type="string">
            <text:p>Nuclear Energy Capacity</text:p>
          </table:table-cell>
          <table:table-cell table:formula="of:=IF([$'realWorldCalibrationData-collectedUnscaled'.B13];[$'realWorldCalibrationData-collectedUnscaled'.B13]*[$'realWorldCalibrationData-collectedUnscaled'.$AL13];&quot;&quot;)">
            <text:p/>
          </table:table-cell>
          <table:table-cell table:formula="of:=IF([$'realWorldCalibrationData-collectedUnscaled'.C13];[$'realWorldCalibrationData-collectedUnscaled'.C13]*[$'realWorldCalibrationData-collectedUnscaled'.$AL13];&quot;&quot;)">
            <text:p/>
          </table:table-cell>
          <table:table-cell table:formula="of:=IF([$'realWorldCalibrationData-collectedUnscaled'.D13];[$'realWorldCalibrationData-collectedUnscaled'.D13]*[$'realWorldCalibrationData-collectedUnscaled'.$AL13];&quot;&quot;)">
            <text:p/>
          </table:table-cell>
          <table:table-cell table:formula="of:=IF([$'realWorldCalibrationData-collectedUnscaled'.E13];[$'realWorldCalibrationData-collectedUnscaled'.E13]*[$'realWorldCalibrationData-collectedUnscaled'.$AL13];&quot;&quot;)">
            <text:p/>
          </table:table-cell>
          <table:table-cell table:formula="of:=IF([$'realWorldCalibrationData-collectedUnscaled'.F13];[$'realWorldCalibrationData-collectedUnscaled'.F13]*[$'realWorldCalibrationData-collectedUnscaled'.$AL13];&quot;&quot;)">
            <text:p/>
          </table:table-cell>
          <table:table-cell table:formula="of:=IF([$'realWorldCalibrationData-collectedUnscaled'.G13];[$'realWorldCalibrationData-collectedUnscaled'.G13]*[$'realWorldCalibrationData-collectedUnscaled'.$AL13];&quot;&quot;)">
            <text:p/>
          </table:table-cell>
          <table:table-cell table:formula="of:=IF([$'realWorldCalibrationData-collectedUnscaled'.H13];[$'realWorldCalibrationData-collectedUnscaled'.H13]*[$'realWorldCalibrationData-collectedUnscaled'.$AL13];&quot;&quot;)">
            <text:p/>
          </table:table-cell>
          <table:table-cell table:formula="of:=IF([$'realWorldCalibrationData-collectedUnscaled'.I13];[$'realWorldCalibrationData-collectedUnscaled'.I13]*[$'realWorldCalibrationData-collectedUnscaled'.$AL13];&quot;&quot;)">
            <text:p/>
          </table:table-cell>
          <table:table-cell table:formula="of:=IF([$'realWorldCalibrationData-collectedUnscaled'.J13];[$'realWorldCalibrationData-collectedUnscaled'.J13]*[$'realWorldCalibrationData-collectedUnscaled'.$AL13];&quot;&quot;)">
            <text:p/>
          </table:table-cell>
          <table:table-cell table:formula="of:=IF([$'realWorldCalibrationData-collectedUnscaled'.K13];[$'realWorldCalibrationData-collectedUnscaled'.K13]*[$'realWorldCalibrationData-collectedUnscaled'.$AL13];&quot;&quot;)">
            <text:p/>
          </table:table-cell>
          <table:table-cell table:formula="of:=IF([$'realWorldCalibrationData-collectedUnscaled'.L13];[$'realWorldCalibrationData-collectedUnscaled'.L13]*[$'realWorldCalibrationData-collectedUnscaled'.$AL13];&quot;&quot;)">
            <text:p/>
          </table:table-cell>
          <table:table-cell table:formula="of:=IF([$'realWorldCalibrationData-collectedUnscaled'.M13];[$'realWorldCalibrationData-collectedUnscaled'.M13]*[$'realWorldCalibrationData-collectedUnscaled'.$AL13];&quot;&quot;)">
            <text:p/>
          </table:table-cell>
          <table:table-cell table:formula="of:=IF([$'realWorldCalibrationData-collectedUnscaled'.N13];[$'realWorldCalibrationData-collectedUnscaled'.N13]*[$'realWorldCalibrationData-collectedUnscaled'.$AL13];&quot;&quot;)">
            <text:p/>
          </table:table-cell>
          <table:table-cell table:formula="of:=IF([$'realWorldCalibrationData-collectedUnscaled'.O13];[$'realWorldCalibrationData-collectedUnscaled'.O13]*[$'realWorldCalibrationData-collectedUnscaled'.$AL13];&quot;&quot;)" office:value-type="float" office:value="359.83" calcext:value-type="float">
            <text:p>359.83</text:p>
          </table:table-cell>
          <table:table-cell table:formula="of:=IF([$'realWorldCalibrationData-collectedUnscaled'.P13];[$'realWorldCalibrationData-collectedUnscaled'.P13]*[$'realWorldCalibrationData-collectedUnscaled'.$AL13];&quot;&quot;)" office:value-type="float" office:value="364.54" calcext:value-type="float">
            <text:p>364.54</text:p>
          </table:table-cell>
          <table:table-cell table:formula="of:=IF([$'realWorldCalibrationData-collectedUnscaled'.Q13];[$'realWorldCalibrationData-collectedUnscaled'.Q13]*[$'realWorldCalibrationData-collectedUnscaled'.$AL13];&quot;&quot;)" office:value-type="float" office:value="368.04" calcext:value-type="float">
            <text:p>368.04</text:p>
          </table:table-cell>
          <table:table-cell table:formula="of:=IF([$'realWorldCalibrationData-collectedUnscaled'.R13];[$'realWorldCalibrationData-collectedUnscaled'.R13]*[$'realWorldCalibrationData-collectedUnscaled'.$AL13];&quot;&quot;)" office:value-type="float" office:value="369.49" calcext:value-type="float">
            <text:p>369.49</text:p>
          </table:table-cell>
          <table:table-cell table:formula="of:=IF([$'realWorldCalibrationData-collectedUnscaled'.S13];[$'realWorldCalibrationData-collectedUnscaled'.S13]*[$'realWorldCalibrationData-collectedUnscaled'.$AL13];&quot;&quot;)" office:value-type="float" office:value="369.48" calcext:value-type="float">
            <text:p>369.48</text:p>
          </table:table-cell>
          <table:table-cell table:formula="of:=IF([$'realWorldCalibrationData-collectedUnscaled'.T13];[$'realWorldCalibrationData-collectedUnscaled'.T13]*[$'realWorldCalibrationData-collectedUnscaled'.$AL13];&quot;&quot;)" office:value-type="float" office:value="368.27" calcext:value-type="float">
            <text:p>368.27</text:p>
          </table:table-cell>
          <table:table-cell table:formula="of:=IF([$'realWorldCalibrationData-collectedUnscaled'.U13];[$'realWorldCalibrationData-collectedUnscaled'.U13]*[$'realWorldCalibrationData-collectedUnscaled'.$AL13];&quot;&quot;)" office:value-type="float" office:value="367.41" calcext:value-type="float">
            <text:p>367.41</text:p>
          </table:table-cell>
          <table:table-cell table:formula="of:=IF([$'realWorldCalibrationData-collectedUnscaled'.V13];[$'realWorldCalibrationData-collectedUnscaled'.V13]*[$'realWorldCalibrationData-collectedUnscaled'.$AL13];&quot;&quot;)" office:value-type="float" office:value="370.93" calcext:value-type="float">
            <text:p>370.93</text:p>
          </table:table-cell>
          <table:table-cell table:formula="of:=IF([$'realWorldCalibrationData-collectedUnscaled'.W13];[$'realWorldCalibrationData-collectedUnscaled'.W13]*[$'realWorldCalibrationData-collectedUnscaled'.$AL13];&quot;&quot;)" office:value-type="float" office:value="350.66" calcext:value-type="float">
            <text:p>350.66</text:p>
          </table:table-cell>
          <table:table-cell table:formula="of:=IF([$'realWorldCalibrationData-collectedUnscaled'.X13];[$'realWorldCalibrationData-collectedUnscaled'.X13]*[$'realWorldCalibrationData-collectedUnscaled'.$AL13];&quot;&quot;)" office:value-type="float" office:value="350.94" calcext:value-type="float">
            <text:p>350.94</text:p>
          </table:table-cell>
          <table:table-cell table:formula="of:=IF([$'realWorldCalibrationData-collectedUnscaled'.Y13];[$'realWorldCalibrationData-collectedUnscaled'.Y13]*[$'realWorldCalibrationData-collectedUnscaled'.$AL13];&quot;&quot;)" office:value-type="float" office:value="349.47" calcext:value-type="float">
            <text:p>349.47</text:p>
          </table:table-cell>
          <table:table-cell table:formula="of:=IF([$'realWorldCalibrationData-collectedUnscaled'.Z13];[$'realWorldCalibrationData-collectedUnscaled'.Z13]*[$'realWorldCalibrationData-collectedUnscaled'.$AL13];&quot;&quot;)" office:value-type="float" office:value="353.96" calcext:value-type="float">
            <text:p>353.96</text:p>
          </table:table-cell>
          <table:table-cell table:formula="of:=IF([$'realWorldCalibrationData-collectedUnscaled'.AA13];[$'realWorldCalibrationData-collectedUnscaled'.AA13]*[$'realWorldCalibrationData-collectedUnscaled'.$AL13];&quot;&quot;)" office:value-type="float" office:value="360.5" calcext:value-type="float">
            <text:p>360.5</text:p>
          </table:table-cell>
          <table:table-cell table:formula="of:=IF([$'realWorldCalibrationData-collectedUnscaled'.AB13];[$'realWorldCalibrationData-collectedUnscaled'.AB13]*[$'realWorldCalibrationData-collectedUnscaled'.$AL13];&quot;&quot;)" office:value-type="float" office:value="368.19" calcext:value-type="float">
            <text:p>368.19</text:p>
          </table:table-cell>
          <table:table-cell table:formula="of:=IF([$'realWorldCalibrationData-collectedUnscaled'.AC13];[$'realWorldCalibrationData-collectedUnscaled'.AC13]*[$'realWorldCalibrationData-collectedUnscaled'.$AL13];&quot;&quot;)" office:value-type="float" office:value="369.42" calcext:value-type="float">
            <text:p>369.42</text:p>
          </table:table-cell>
          <table:table-cell table:formula="of:=IF([$'realWorldCalibrationData-collectedUnscaled'.AD13];[$'realWorldCalibrationData-collectedUnscaled'.AD13]*[$'realWorldCalibrationData-collectedUnscaled'.$AL13];&quot;&quot;)" office:value-type="float" office:value="374.11" calcext:value-type="float">
            <text:p>374.11</text:p>
          </table:table-cell>
          <table:table-cell table:formula="of:=IF([$'realWorldCalibrationData-collectedUnscaled'.AE13];[$'realWorldCalibrationData-collectedUnscaled'.AE13]*[$'realWorldCalibrationData-collectedUnscaled'.$AL13];&quot;&quot;)" office:value-type="float" office:value="369.59" calcext:value-type="float">
            <text:p>369.59</text:p>
          </table:table-cell>
          <table:table-cell table:formula="of:=IF([$'realWorldCalibrationData-collectedUnscaled'.AF13];[$'realWorldCalibrationData-collectedUnscaled'.AF13]*[$'realWorldCalibrationData-collectedUnscaled'.$AL13];&quot;&quot;)" office:value-type="float" office:value="369.8" calcext:value-type="float">
            <text:p>369.8</text:p>
          </table:table-cell>
          <table:table-cell table:formula="of:=IF([$'realWorldCalibrationData-collectedUnscaled'.AG13];[$'realWorldCalibrationData-collectedUnscaled'.AG13]*[$'realWorldCalibrationData-collectedUnscaled'.$AL13];&quot;&quot;)" office:value-type="float" office:value="366.79" calcext:value-type="float">
            <text:p>366.79</text:p>
          </table:table-cell>
          <table:table-cell table:formula="of:=IF([$'realWorldCalibrationData-collectedUnscaled'.AH13];[$'realWorldCalibrationData-collectedUnscaled'.AH13]*[$'realWorldCalibrationData-collectedUnscaled'.$AL13];&quot;&quot;)" office:value-type="float" office:value="370.99" calcext:value-type="float">
            <text:p>370.99</text:p>
          </table:table-cell>
          <table:table-cell table:formula="of:=IF([$'realWorldCalibrationData-collectedUnscaled'.AI13];[$'realWorldCalibrationData-collectedUnscaled'.AI13]*[$'realWorldCalibrationData-collectedUnscaled'.$AL13];&quot;&quot;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Primary Fossil Energy (FUEL)" calcext:value-type="string">
            <text:p>Primary Fossil Energy (FUEL)</text:p>
          </table:table-cell>
          <table:table-cell table:formula="of:=IF([$'realWorldCalibrationData-collectedUnscaled'.B14];[$'realWorldCalibrationData-collectedUnscaled'.B14]*[$'realWorldCalibrationData-collectedUnscaled'.$AL14];&quot;&quot;)" office:value-type="float" office:value="82768.898" calcext:value-type="float">
            <text:p>82768.898</text:p>
          </table:table-cell>
          <table:table-cell table:formula="of:=IF([$'realWorldCalibrationData-collectedUnscaled'.C14];[$'realWorldCalibrationData-collectedUnscaled'.C14]*[$'realWorldCalibrationData-collectedUnscaled'.$AL14];&quot;&quot;)" office:value-type="float" office:value="82216.201" calcext:value-type="float">
            <text:p>82216.201</text:p>
          </table:table-cell>
          <table:table-cell table:formula="of:=IF([$'realWorldCalibrationData-collectedUnscaled'.D14];[$'realWorldCalibrationData-collectedUnscaled'.D14]*[$'realWorldCalibrationData-collectedUnscaled'.$AL14];&quot;&quot;)" office:value-type="float" office:value="82748.764" calcext:value-type="float">
            <text:p>82748.764</text:p>
          </table:table-cell>
          <table:table-cell table:formula="of:=IF([$'realWorldCalibrationData-collectedUnscaled'.E14];[$'realWorldCalibrationData-collectedUnscaled'.E14]*[$'realWorldCalibrationData-collectedUnscaled'.$AL14];&quot;&quot;)" office:value-type="float" office:value="82153.709" calcext:value-type="float">
            <text:p>82153.709</text:p>
          </table:table-cell>
          <table:table-cell table:formula="of:=IF([$'realWorldCalibrationData-collectedUnscaled'.F14];[$'realWorldCalibrationData-collectedUnscaled'.F14]*[$'realWorldCalibrationData-collectedUnscaled'.$AL14];&quot;&quot;)" office:value-type="float" office:value="83533.346" calcext:value-type="float">
            <text:p>83533.346</text:p>
          </table:table-cell>
          <table:table-cell table:formula="of:=IF([$'realWorldCalibrationData-collectedUnscaled'.G14];[$'realWorldCalibrationData-collectedUnscaled'.G14]*[$'realWorldCalibrationData-collectedUnscaled'.$AL14];&quot;&quot;)" office:value-type="float" office:value="85165.627" calcext:value-type="float">
            <text:p>85165.627</text:p>
          </table:table-cell>
          <table:table-cell table:formula="of:=IF([$'realWorldCalibrationData-collectedUnscaled'.H14];[$'realWorldCalibrationData-collectedUnscaled'.H14]*[$'realWorldCalibrationData-collectedUnscaled'.$AL14];&quot;&quot;)" office:value-type="float" office:value="87552.406" calcext:value-type="float">
            <text:p>87552.406</text:p>
          </table:table-cell>
          <table:table-cell table:formula="of:=IF([$'realWorldCalibrationData-collectedUnscaled'.I14];[$'realWorldCalibrationData-collectedUnscaled'.I14]*[$'realWorldCalibrationData-collectedUnscaled'.$AL14];&quot;&quot;)" office:value-type="float" office:value="88796.155" calcext:value-type="float">
            <text:p>88796.155</text:p>
          </table:table-cell>
          <table:table-cell table:formula="of:=IF([$'realWorldCalibrationData-collectedUnscaled'.J14];[$'realWorldCalibrationData-collectedUnscaled'.J14]*[$'realWorldCalibrationData-collectedUnscaled'.$AL14];&quot;&quot;)" office:value-type="float" office:value="89903.496" calcext:value-type="float">
            <text:p>89903.496</text:p>
          </table:table-cell>
          <table:table-cell table:formula="of:=IF([$'realWorldCalibrationData-collectedUnscaled'.K14];[$'realWorldCalibrationData-collectedUnscaled'.K14]*[$'realWorldCalibrationData-collectedUnscaled'.$AL14];&quot;&quot;)" office:value-type="float" office:value="89622.659" calcext:value-type="float">
            <text:p>89622.659</text:p>
          </table:table-cell>
          <table:table-cell table:formula="of:=IF([$'realWorldCalibrationData-collectedUnscaled'.L14];[$'realWorldCalibrationData-collectedUnscaled'.L14]*[$'realWorldCalibrationData-collectedUnscaled'.$AL14];&quot;&quot;)" office:value-type="float" office:value="92653.306" calcext:value-type="float">
            <text:p>92653.306</text:p>
          </table:table-cell>
          <table:table-cell table:formula="of:=IF([$'realWorldCalibrationData-collectedUnscaled'.M14];[$'realWorldCalibrationData-collectedUnscaled'.M14]*[$'realWorldCalibrationData-collectedUnscaled'.$AL14];&quot;&quot;)" office:value-type="float" office:value="94354.384" calcext:value-type="float">
            <text:p>94354.384</text:p>
          </table:table-cell>
          <table:table-cell table:formula="of:=IF([$'realWorldCalibrationData-collectedUnscaled'.N14];[$'realWorldCalibrationData-collectedUnscaled'.N14]*[$'realWorldCalibrationData-collectedUnscaled'.$AL14];&quot;&quot;)" office:value-type="float" office:value="94760.123" calcext:value-type="float">
            <text:p>94760.123</text:p>
          </table:table-cell>
          <table:table-cell table:formula="of:=IF([$'realWorldCalibrationData-collectedUnscaled'.O14];[$'realWorldCalibrationData-collectedUnscaled'.O14]*[$'realWorldCalibrationData-collectedUnscaled'.$AL14];&quot;&quot;)" office:value-type="float" office:value="99569.533" calcext:value-type="float">
            <text:p>99569.533</text:p>
          </table:table-cell>
          <table:table-cell table:formula="of:=IF([$'realWorldCalibrationData-collectedUnscaled'.P14];[$'realWorldCalibrationData-collectedUnscaled'.P14]*[$'realWorldCalibrationData-collectedUnscaled'.$AL14];&quot;&quot;)" office:value-type="float" office:value="105241.165" calcext:value-type="float">
            <text:p>105241.165</text:p>
          </table:table-cell>
          <table:table-cell table:formula="of:=IF([$'realWorldCalibrationData-collectedUnscaled'.Q14];[$'realWorldCalibrationData-collectedUnscaled'.Q14]*[$'realWorldCalibrationData-collectedUnscaled'.$AL14];&quot;&quot;)" office:value-type="float" office:value="108349.211" calcext:value-type="float">
            <text:p>108349.211</text:p>
          </table:table-cell>
          <table:table-cell table:formula="of:=IF([$'realWorldCalibrationData-collectedUnscaled'.R14];[$'realWorldCalibrationData-collectedUnscaled'.R14]*[$'realWorldCalibrationData-collectedUnscaled'.$AL14];&quot;&quot;)" office:value-type="float" office:value="111465.649" calcext:value-type="float">
            <text:p>111465.649</text:p>
          </table:table-cell>
          <table:table-cell table:formula="of:=IF([$'realWorldCalibrationData-collectedUnscaled'.S14];[$'realWorldCalibrationData-collectedUnscaled'.S14]*[$'realWorldCalibrationData-collectedUnscaled'.$AL14];&quot;&quot;)" office:value-type="float" office:value="113756.134" calcext:value-type="float">
            <text:p>113756.134</text:p>
          </table:table-cell>
          <table:table-cell table:formula="of:=IF([$'realWorldCalibrationData-collectedUnscaled'.T14];[$'realWorldCalibrationData-collectedUnscaled'.T14]*[$'realWorldCalibrationData-collectedUnscaled'.$AL14];&quot;&quot;)" office:value-type="float" office:value="116579.01" calcext:value-type="float">
            <text:p>116579.01</text:p>
          </table:table-cell>
          <table:table-cell table:formula="of:=IF([$'realWorldCalibrationData-collectedUnscaled'.U14];[$'realWorldCalibrationData-collectedUnscaled'.U14]*[$'realWorldCalibrationData-collectedUnscaled'.$AL14];&quot;&quot;)" office:value-type="float" office:value="114421.114" calcext:value-type="float">
            <text:p>114421.114</text:p>
          </table:table-cell>
          <table:table-cell table:formula="of:=IF([$'realWorldCalibrationData-collectedUnscaled'.V14];[$'realWorldCalibrationData-collectedUnscaled'.V14]*[$'realWorldCalibrationData-collectedUnscaled'.$AL14];&quot;&quot;)" office:value-type="float" office:value="119541.688" calcext:value-type="float">
            <text:p>119541.688</text:p>
          </table:table-cell>
          <table:table-cell table:formula="of:=IF([$'realWorldCalibrationData-collectedUnscaled'.W14];[$'realWorldCalibrationData-collectedUnscaled'.W14]*[$'realWorldCalibrationData-collectedUnscaled'.$AL14];&quot;&quot;)" office:value-type="float" office:value="123936.212" calcext:value-type="float">
            <text:p>123936.212</text:p>
          </table:table-cell>
          <table:table-cell table:formula="of:=IF([$'realWorldCalibrationData-collectedUnscaled'.X14];[$'realWorldCalibrationData-collectedUnscaled'.X14]*[$'realWorldCalibrationData-collectedUnscaled'.$AL14];&quot;&quot;)" office:value-type="float" office:value="126392.485" calcext:value-type="float">
            <text:p>126392.485</text:p>
          </table:table-cell>
          <table:table-cell table:formula="of:=IF([$'realWorldCalibrationData-collectedUnscaled'.Y14];[$'realWorldCalibrationData-collectedUnscaled'.Y14]*[$'realWorldCalibrationData-collectedUnscaled'.$AL14];&quot;&quot;)" office:value-type="float" office:value="127578.901" calcext:value-type="float">
            <text:p>127578.901</text:p>
          </table:table-cell>
          <table:table-cell table:formula="of:=IF([$'realWorldCalibrationData-collectedUnscaled'.Z14];[$'realWorldCalibrationData-collectedUnscaled'.Z14]*[$'realWorldCalibrationData-collectedUnscaled'.$AL14];&quot;&quot;)" office:value-type="float" office:value="129291.48" calcext:value-type="float">
            <text:p>129291.48</text:p>
          </table:table-cell>
          <table:table-cell table:formula="of:=IF([$'realWorldCalibrationData-collectedUnscaled'.AA14];[$'realWorldCalibrationData-collectedUnscaled'.AA14]*[$'realWorldCalibrationData-collectedUnscaled'.$AL14];&quot;&quot;)" office:value-type="float" office:value="130389.098" calcext:value-type="float">
            <text:p>130389.098</text:p>
          </table:table-cell>
          <table:table-cell table:formula="of:=IF([$'realWorldCalibrationData-collectedUnscaled'.AB14];[$'realWorldCalibrationData-collectedUnscaled'.AB14]*[$'realWorldCalibrationData-collectedUnscaled'.$AL14];&quot;&quot;)" office:value-type="float" office:value="128455.718" calcext:value-type="float">
            <text:p>128455.718</text:p>
          </table:table-cell>
          <table:table-cell table:formula="of:=IF([$'realWorldCalibrationData-collectedUnscaled'.AC14];[$'realWorldCalibrationData-collectedUnscaled'.AC14]*[$'realWorldCalibrationData-collectedUnscaled'.$AL14];&quot;&quot;)" office:value-type="float" office:value="130774.808" calcext:value-type="float">
            <text:p>130774.808</text:p>
          </table:table-cell>
          <table:table-cell table:formula="of:=IF([$'realWorldCalibrationData-collectedUnscaled'.AD14];[$'realWorldCalibrationData-collectedUnscaled'.AD14]*[$'realWorldCalibrationData-collectedUnscaled'.$AL14];&quot;&quot;)" office:value-type="float" office:value="135832.78" calcext:value-type="float">
            <text:p>135832.78</text:p>
          </table:table-cell>
          <table:table-cell table:formula="of:=IF([$'realWorldCalibrationData-collectedUnscaled'.AE14];[$'realWorldCalibrationData-collectedUnscaled'.AE14]*[$'realWorldCalibrationData-collectedUnscaled'.$AL14];&quot;&quot;)" office:value-type="float" office:value="137318.956" calcext:value-type="float">
            <text:p>137318.956</text:p>
          </table:table-cell>
          <table:table-cell table:formula="of:=IF([$'realWorldCalibrationData-collectedUnscaled'.AF14];[$'realWorldCalibrationData-collectedUnscaled'.AF14]*[$'realWorldCalibrationData-collectedUnscaled'.$AL14];&quot;&quot;)" office:value-type="float" office:value="130561.404" calcext:value-type="float">
            <text:p>130561.404</text:p>
          </table:table-cell>
          <table:table-cell table:formula="of:=IF([$'realWorldCalibrationData-collectedUnscaled'.AG14];[$'realWorldCalibrationData-collectedUnscaled'.AG14]*[$'realWorldCalibrationData-collectedUnscaled'.$AL14];&quot;&quot;)" office:value-type="float" office:value="134863.769" calcext:value-type="float">
            <text:p>134863.769</text:p>
          </table:table-cell>
          <table:table-cell table:formula="of:=IF([$'realWorldCalibrationData-collectedUnscaled'.AH14];[$'realWorldCalibrationData-collectedUnscaled'.AH14]*[$'realWorldCalibrationData-collectedUnscaled'.$AL14];&quot;&quot;)" office:value-type="float" office:value="140183.73" calcext:value-type="float">
            <text:p>140183.73</text:p>
          </table:table-cell>
          <table:table-cell table:formula="of:=IF([$'realWorldCalibrationData-collectedUnscaled'.AI14];[$'realWorldCalibrationData-collectedUnscaled'.AI14]*[$'realWorldCalibrationData-collectedUnscaled'.$AL14];&quot;&quot;)">
            <text:p/>
          </table:table-cell>
        </table:table-row>
        <table:table-row table:style-name="ro1">
          <table:table-cell table:formula="of:=[$'realWorldCalibrationData-collectedUnscaled'.A15]" office:value-type="string" office:string-value="demand for energy" calcext:value-type="string">
            <text:p>demand for energy</text:p>
          </table:table-cell>
          <table:table-cell table:formula="of:=IF([$'realWorldCalibrationData-collectedUnscaled'.B15];[$'realWorldCalibrationData-collectedUnscaled'.B15]*[$'realWorldCalibrationData-collectedUnscaled'.$AL15];&quot;&quot;)">
            <text:p/>
          </table:table-cell>
          <table:table-cell table:formula="of:=IF([$'realWorldCalibrationData-collectedUnscaled'.C15];[$'realWorldCalibrationData-collectedUnscaled'.C15]*[$'realWorldCalibrationData-collectedUnscaled'.$AL15];&quot;&quot;)">
            <text:p/>
          </table:table-cell>
          <table:table-cell table:formula="of:=IF([$'realWorldCalibrationData-collectedUnscaled'.D15];[$'realWorldCalibrationData-collectedUnscaled'.D15]*[$'realWorldCalibrationData-collectedUnscaled'.$AL15];&quot;&quot;)">
            <text:p/>
          </table:table-cell>
          <table:table-cell table:formula="of:=IF([$'realWorldCalibrationData-collectedUnscaled'.E15];[$'realWorldCalibrationData-collectedUnscaled'.E15]*[$'realWorldCalibrationData-collectedUnscaled'.$AL15];&quot;&quot;)">
            <text:p/>
          </table:table-cell>
          <table:table-cell table:formula="of:=IF([$'realWorldCalibrationData-collectedUnscaled'.F15];[$'realWorldCalibrationData-collectedUnscaled'.F15]*[$'realWorldCalibrationData-collectedUnscaled'.$AL15];&quot;&quot;)">
            <text:p/>
          </table:table-cell>
          <table:table-cell table:formula="of:=IF([$'realWorldCalibrationData-collectedUnscaled'.G15];[$'realWorldCalibrationData-collectedUnscaled'.G15]*[$'realWorldCalibrationData-collectedUnscaled'.$AL15];&quot;&quot;)">
            <text:p/>
          </table:table-cell>
          <table:table-cell table:formula="of:=IF([$'realWorldCalibrationData-collectedUnscaled'.H15];[$'realWorldCalibrationData-collectedUnscaled'.H15]*[$'realWorldCalibrationData-collectedUnscaled'.$AL15];&quot;&quot;)">
            <text:p/>
          </table:table-cell>
          <table:table-cell table:formula="of:=IF([$'realWorldCalibrationData-collectedUnscaled'.I15];[$'realWorldCalibrationData-collectedUnscaled'.I15]*[$'realWorldCalibrationData-collectedUnscaled'.$AL15];&quot;&quot;)">
            <text:p/>
          </table:table-cell>
          <table:table-cell table:formula="of:=IF([$'realWorldCalibrationData-collectedUnscaled'.J15];[$'realWorldCalibrationData-collectedUnscaled'.J15]*[$'realWorldCalibrationData-collectedUnscaled'.$AL15];&quot;&quot;)">
            <text:p/>
          </table:table-cell>
          <table:table-cell table:formula="of:=IF([$'realWorldCalibrationData-collectedUnscaled'.K15];[$'realWorldCalibrationData-collectedUnscaled'.K15]*[$'realWorldCalibrationData-collectedUnscaled'.$AL15];&quot;&quot;)">
            <text:p/>
          </table:table-cell>
          <table:table-cell table:formula="of:=IF([$'realWorldCalibrationData-collectedUnscaled'.L15];[$'realWorldCalibrationData-collectedUnscaled'.L15]*[$'realWorldCalibrationData-collectedUnscaled'.$AL15];&quot;&quot;)" office:value-type="float" office:value="14971.79" calcext:value-type="float">
            <text:p>14971.79</text:p>
          </table:table-cell>
          <table:table-cell table:formula="of:=IF([$'realWorldCalibrationData-collectedUnscaled'.M15];[$'realWorldCalibrationData-collectedUnscaled'.M15]*[$'realWorldCalibrationData-collectedUnscaled'.$AL15];&quot;&quot;)" office:value-type="float" office:value="15196.35" calcext:value-type="float">
            <text:p>15196.35</text:p>
          </table:table-cell>
          <table:table-cell table:formula="of:=IF([$'realWorldCalibrationData-collectedUnscaled'.N15];[$'realWorldCalibrationData-collectedUnscaled'.N15]*[$'realWorldCalibrationData-collectedUnscaled'.$AL15];&quot;&quot;)" office:value-type="float" office:value="15733.18" calcext:value-type="float">
            <text:p>15733.18</text:p>
          </table:table-cell>
          <table:table-cell table:formula="of:=IF([$'realWorldCalibrationData-collectedUnscaled'.O15];[$'realWorldCalibrationData-collectedUnscaled'.O15]*[$'realWorldCalibrationData-collectedUnscaled'.$AL15];&quot;&quot;)" office:value-type="float" office:value="16292.11" calcext:value-type="float">
            <text:p>16292.11</text:p>
          </table:table-cell>
          <table:table-cell table:formula="of:=IF([$'realWorldCalibrationData-collectedUnscaled'.P15];[$'realWorldCalibrationData-collectedUnscaled'.P15]*[$'realWorldCalibrationData-collectedUnscaled'.$AL15];&quot;&quot;)" office:value-type="float" office:value="17093.14" calcext:value-type="float">
            <text:p>17093.14</text:p>
          </table:table-cell>
          <table:table-cell table:formula="of:=IF([$'realWorldCalibrationData-collectedUnscaled'.Q15];[$'realWorldCalibrationData-collectedUnscaled'.Q15]*[$'realWorldCalibrationData-collectedUnscaled'.$AL15];&quot;&quot;)" office:value-type="float" office:value="17763.94" calcext:value-type="float">
            <text:p>17763.94</text:p>
          </table:table-cell>
          <table:table-cell table:formula="of:=IF([$'realWorldCalibrationData-collectedUnscaled'.R15];[$'realWorldCalibrationData-collectedUnscaled'.R15]*[$'realWorldCalibrationData-collectedUnscaled'.$AL15];&quot;&quot;)" office:value-type="float" office:value="18471.24" calcext:value-type="float">
            <text:p>18471.24</text:p>
          </table:table-cell>
          <table:table-cell table:formula="of:=IF([$'realWorldCalibrationData-collectedUnscaled'.S15];[$'realWorldCalibrationData-collectedUnscaled'.S15]*[$'realWorldCalibrationData-collectedUnscaled'.$AL15];&quot;&quot;)" office:value-type="float" office:value="19357.62" calcext:value-type="float">
            <text:p>19357.62</text:p>
          </table:table-cell>
          <table:table-cell table:formula="of:=IF([$'realWorldCalibrationData-collectedUnscaled'.T15];[$'realWorldCalibrationData-collectedUnscaled'.T15]*[$'realWorldCalibrationData-collectedUnscaled'.$AL15];&quot;&quot;)" office:value-type="float" office:value="19660.04" calcext:value-type="float">
            <text:p>19660.04</text:p>
          </table:table-cell>
          <table:table-cell table:formula="of:=IF([$'realWorldCalibrationData-collectedUnscaled'.U15];[$'realWorldCalibrationData-collectedUnscaled'.U15]*[$'realWorldCalibrationData-collectedUnscaled'.$AL15];&quot;&quot;)" office:value-type="float" office:value="19561.35" calcext:value-type="float">
            <text:p>19561.35</text:p>
          </table:table-cell>
          <table:table-cell table:formula="of:=IF([$'realWorldCalibrationData-collectedUnscaled'.V15];[$'realWorldCalibrationData-collectedUnscaled'.V15]*[$'realWorldCalibrationData-collectedUnscaled'.$AL15];&quot;&quot;)" office:value-type="float" office:value="20938.06" calcext:value-type="float">
            <text:p>20938.06</text:p>
          </table:table-cell>
          <table:table-cell table:formula="of:=IF([$'realWorldCalibrationData-collectedUnscaled'.W15];[$'realWorldCalibrationData-collectedUnscaled'.W15]*[$'realWorldCalibrationData-collectedUnscaled'.$AL15];&quot;&quot;)" office:value-type="float" office:value="21654.23" calcext:value-type="float">
            <text:p>21654.23</text:p>
          </table:table-cell>
          <table:table-cell table:formula="of:=IF([$'realWorldCalibrationData-collectedUnscaled'.X15];[$'realWorldCalibrationData-collectedUnscaled'.X15]*[$'realWorldCalibrationData-collectedUnscaled'.$AL15];&quot;&quot;)" office:value-type="float" office:value="22169.89" calcext:value-type="float">
            <text:p>22169.89</text:p>
          </table:table-cell>
          <table:table-cell table:formula="of:=IF([$'realWorldCalibrationData-collectedUnscaled'.Y15];[$'realWorldCalibrationData-collectedUnscaled'.Y15]*[$'realWorldCalibrationData-collectedUnscaled'.$AL15];&quot;&quot;)" office:value-type="float" office:value="22808.29" calcext:value-type="float">
            <text:p>22808.29</text:p>
          </table:table-cell>
          <table:table-cell table:formula="of:=IF([$'realWorldCalibrationData-collectedUnscaled'.Z15];[$'realWorldCalibrationData-collectedUnscaled'.Z15]*[$'realWorldCalibrationData-collectedUnscaled'.$AL15];&quot;&quot;)" office:value-type="float" office:value="23422.83" calcext:value-type="float">
            <text:p>23422.83</text:p>
          </table:table-cell>
          <table:table-cell table:formula="of:=IF([$'realWorldCalibrationData-collectedUnscaled'.AA15];[$'realWorldCalibrationData-collectedUnscaled'.AA15]*[$'realWorldCalibrationData-collectedUnscaled'.$AL15];&quot;&quot;)" office:value-type="float" office:value="23660.36" calcext:value-type="float">
            <text:p>23660.36</text:p>
          </table:table-cell>
          <table:table-cell table:formula="of:=IF([$'realWorldCalibrationData-collectedUnscaled'.AB15];[$'realWorldCalibrationData-collectedUnscaled'.AB15]*[$'realWorldCalibrationData-collectedUnscaled'.$AL15];&quot;&quot;)" office:value-type="float" office:value="24294.39" calcext:value-type="float">
            <text:p>24294.39</text:p>
          </table:table-cell>
          <table:table-cell table:formula="of:=IF([$'realWorldCalibrationData-collectedUnscaled'.AC15];[$'realWorldCalibrationData-collectedUnscaled'.AC15]*[$'realWorldCalibrationData-collectedUnscaled'.$AL15];&quot;&quot;)" office:value-type="float" office:value="25026.4" calcext:value-type="float">
            <text:p>25026.4</text:p>
          </table:table-cell>
          <table:table-cell table:formula="of:=IF([$'realWorldCalibrationData-collectedUnscaled'.AD15];[$'realWorldCalibrationData-collectedUnscaled'.AD15]*[$'realWorldCalibrationData-collectedUnscaled'.$AL15];&quot;&quot;)" office:value-type="float" office:value="26022.01" calcext:value-type="float">
            <text:p>26022.01</text:p>
          </table:table-cell>
          <table:table-cell table:formula="of:=IF([$'realWorldCalibrationData-collectedUnscaled'.AE15];[$'realWorldCalibrationData-collectedUnscaled'.AE15]*[$'realWorldCalibrationData-collectedUnscaled'.$AL15];&quot;&quot;)" office:value-type="float" office:value="26365.58" calcext:value-type="float">
            <text:p>26365.58</text:p>
          </table:table-cell>
          <table:table-cell table:formula="of:=IF([$'realWorldCalibrationData-collectedUnscaled'.AF15];[$'realWorldCalibrationData-collectedUnscaled'.AF15]*[$'realWorldCalibrationData-collectedUnscaled'.$AL15];&quot;&quot;)" office:value-type="float" office:value="26276.91" calcext:value-type="float">
            <text:p>26276.91</text:p>
          </table:table-cell>
          <table:table-cell table:formula="of:=IF([$'realWorldCalibrationData-collectedUnscaled'.AG15];[$'realWorldCalibrationData-collectedUnscaled'.AG15]*[$'realWorldCalibrationData-collectedUnscaled'.$AL15];&quot;&quot;)" office:value-type="float" office:value="27834.92" calcext:value-type="float">
            <text:p>27834.92</text:p>
          </table:table-cell>
          <table:table-cell table:formula="of:=IF([$'realWorldCalibrationData-collectedUnscaled'.AH15];[$'realWorldCalibrationData-collectedUnscaled'.AH15]*[$'realWorldCalibrationData-collectedUnscaled'.$AL15];&quot;&quot;)" office:value-type="float" office:value="28527.76" calcext:value-type="float">
            <text:p>28527.76</text:p>
          </table:table-cell>
          <table:table-cell table:formula="of:=IF([$'realWorldCalibrationData-collectedUnscaled'.AI15];[$'realWorldCalibrationData-collectedUnscaled'.AI15]*[$'realWorldCalibrationData-collectedUnscaled'.$AL15];&quot;&quot;)">
            <text:p/>
          </table:table-cell>
        </table:table-row>
        <table:table-row table:style-name="ro1">
          <table:table-cell table:formula="of:=[$'realWorldCalibrationData-collectedUnscaled'.A16]" office:value-type="string" office:string-value="Investments in Fossil Fuel Extraction Capital" calcext:value-type="string">
            <text:p>Investments in Fossil Fuel Extraction Capital</text:p>
          </table:table-cell>
          <table:table-cell table:formula="of:=IF([$'realWorldCalibrationData-collectedUnscaled'.B16];[$'realWorldCalibrationData-collectedUnscaled'.B16]*[$'realWorldCalibrationData-collectedUnscaled'.$AL16];&quot;&quot;)">
            <text:p/>
          </table:table-cell>
          <table:table-cell table:formula="of:=IF([$'realWorldCalibrationData-collectedUnscaled'.C16];[$'realWorldCalibrationData-collectedUnscaled'.C16]*[$'realWorldCalibrationData-collectedUnscaled'.$AL16];&quot;&quot;)">
            <text:p/>
          </table:table-cell>
          <table:table-cell table:formula="of:=IF([$'realWorldCalibrationData-collectedUnscaled'.D16];[$'realWorldCalibrationData-collectedUnscaled'.D16]*[$'realWorldCalibrationData-collectedUnscaled'.$AL16];&quot;&quot;)">
            <text:p/>
          </table:table-cell>
          <table:table-cell table:formula="of:=IF([$'realWorldCalibrationData-collectedUnscaled'.E16];[$'realWorldCalibrationData-collectedUnscaled'.E16]*[$'realWorldCalibrationData-collectedUnscaled'.$AL16];&quot;&quot;)">
            <text:p/>
          </table:table-cell>
          <table:table-cell table:formula="of:=IF([$'realWorldCalibrationData-collectedUnscaled'.F16];[$'realWorldCalibrationData-collectedUnscaled'.F16]*[$'realWorldCalibrationData-collectedUnscaled'.$AL16];&quot;&quot;)">
            <text:p/>
          </table:table-cell>
          <table:table-cell table:formula="of:=IF([$'realWorldCalibrationData-collectedUnscaled'.G16];[$'realWorldCalibrationData-collectedUnscaled'.G16]*[$'realWorldCalibrationData-collectedUnscaled'.$AL16];&quot;&quot;)">
            <text:p/>
          </table:table-cell>
          <table:table-cell table:formula="of:=IF([$'realWorldCalibrationData-collectedUnscaled'.H16];[$'realWorldCalibrationData-collectedUnscaled'.H16]*[$'realWorldCalibrationData-collectedUnscaled'.$AL16];&quot;&quot;)">
            <text:p/>
          </table:table-cell>
          <table:table-cell table:formula="of:=IF([$'realWorldCalibrationData-collectedUnscaled'.I16];[$'realWorldCalibrationData-collectedUnscaled'.I16]*[$'realWorldCalibrationData-collectedUnscaled'.$AL16];&quot;&quot;)">
            <text:p/>
          </table:table-cell>
          <table:table-cell table:formula="of:=IF([$'realWorldCalibrationData-collectedUnscaled'.J16];[$'realWorldCalibrationData-collectedUnscaled'.J16]*[$'realWorldCalibrationData-collectedUnscaled'.$AL16];&quot;&quot;)">
            <text:p/>
          </table:table-cell>
          <table:table-cell table:formula="of:=IF([$'realWorldCalibrationData-collectedUnscaled'.K16];[$'realWorldCalibrationData-collectedUnscaled'.K16]*[$'realWorldCalibrationData-collectedUnscaled'.$AL16];&quot;&quot;)">
            <text:p/>
          </table:table-cell>
          <table:table-cell table:formula="of:=IF([$'realWorldCalibrationData-collectedUnscaled'.L16];[$'realWorldCalibrationData-collectedUnscaled'.L16]*[$'realWorldCalibrationData-collectedUnscaled'.$AL16];&quot;&quot;)">
            <text:p/>
          </table:table-cell>
          <table:table-cell table:formula="of:=IF([$'realWorldCalibrationData-collectedUnscaled'.M16];[$'realWorldCalibrationData-collectedUnscaled'.M16]*[$'realWorldCalibrationData-collectedUnscaled'.$AL16];&quot;&quot;)">
            <text:p/>
          </table:table-cell>
          <table:table-cell table:formula="of:=IF([$'realWorldCalibrationData-collectedUnscaled'.N16];[$'realWorldCalibrationData-collectedUnscaled'.N16]*[$'realWorldCalibrationData-collectedUnscaled'.$AL16];&quot;&quot;)">
            <text:p/>
          </table:table-cell>
          <table:table-cell table:formula="of:=IF([$'realWorldCalibrationData-collectedUnscaled'.O16];[$'realWorldCalibrationData-collectedUnscaled'.O16]*[$'realWorldCalibrationData-collectedUnscaled'.$AL16];&quot;&quot;)">
            <text:p/>
          </table:table-cell>
          <table:table-cell table:formula="of:=IF([$'realWorldCalibrationData-collectedUnscaled'.P16];[$'realWorldCalibrationData-collectedUnscaled'.P16]*[$'realWorldCalibrationData-collectedUnscaled'.$AL16];&quot;&quot;)">
            <text:p/>
          </table:table-cell>
          <table:table-cell table:formula="of:=IF([$'realWorldCalibrationData-collectedUnscaled'.Q16];[$'realWorldCalibrationData-collectedUnscaled'.Q16]*[$'realWorldCalibrationData-collectedUnscaled'.$AL16];&quot;&quot;)">
            <text:p/>
          </table:table-cell>
          <table:table-cell table:formula="of:=IF([$'realWorldCalibrationData-collectedUnscaled'.R16];[$'realWorldCalibrationData-collectedUnscaled'.R16]*[$'realWorldCalibrationData-collectedUnscaled'.$AL16];&quot;&quot;)">
            <text:p/>
          </table:table-cell>
          <table:table-cell table:formula="of:=IF([$'realWorldCalibrationData-collectedUnscaled'.S16];[$'realWorldCalibrationData-collectedUnscaled'.S16]*[$'realWorldCalibrationData-collectedUnscaled'.$AL16];&quot;&quot;)">
            <text:p/>
          </table:table-cell>
          <table:table-cell table:formula="of:=IF([$'realWorldCalibrationData-collectedUnscaled'.T16];[$'realWorldCalibrationData-collectedUnscaled'.T16]*[$'realWorldCalibrationData-collectedUnscaled'.$AL16];&quot;&quot;)">
            <text:p/>
          </table:table-cell>
          <table:table-cell table:formula="of:=IF([$'realWorldCalibrationData-collectedUnscaled'.U16];[$'realWorldCalibrationData-collectedUnscaled'.U16]*[$'realWorldCalibrationData-collectedUnscaled'.$AL16];&quot;&quot;)">
            <text:p/>
          </table:table-cell>
          <table:table-cell table:formula="of:=IF([$'realWorldCalibrationData-collectedUnscaled'.V16];[$'realWorldCalibrationData-collectedUnscaled'.V16]*[$'realWorldCalibrationData-collectedUnscaled'.$AL16];&quot;&quot;)" office:value-type="float" office:value="1097751124437.78" calcext:value-type="float">
            <text:p>1097751124437.78</text:p>
          </table:table-cell>
          <table:table-cell table:formula="of:=IF([$'realWorldCalibrationData-collectedUnscaled'.W16];[$'realWorldCalibrationData-collectedUnscaled'.W16]*[$'realWorldCalibrationData-collectedUnscaled'.$AL16];&quot;&quot;)" office:value-type="float" office:value="1202698650674.66" calcext:value-type="float">
            <text:p>1202698650674.66</text:p>
          </table:table-cell>
          <table:table-cell table:formula="of:=IF([$'realWorldCalibrationData-collectedUnscaled'.X16];[$'realWorldCalibrationData-collectedUnscaled'.X16]*[$'realWorldCalibrationData-collectedUnscaled'.$AL16];&quot;&quot;)" office:value-type="float" office:value="1347526236881.56" calcext:value-type="float">
            <text:p>1347526236881.56</text:p>
          </table:table-cell>
          <table:table-cell table:formula="of:=IF([$'realWorldCalibrationData-collectedUnscaled'.Y16];[$'realWorldCalibrationData-collectedUnscaled'.Y16]*[$'realWorldCalibrationData-collectedUnscaled'.$AL16];&quot;&quot;)" office:value-type="float" office:value="1374812593703.15" calcext:value-type="float">
            <text:p>1374812593703.15</text:p>
          </table:table-cell>
          <table:table-cell table:formula="of:=IF([$'realWorldCalibrationData-collectedUnscaled'.Z16];[$'realWorldCalibrationData-collectedUnscaled'.Z16]*[$'realWorldCalibrationData-collectedUnscaled'.$AL16];&quot;&quot;)" office:value-type="float" office:value="1387406296851.57" calcext:value-type="float">
            <text:p>1387406296851.57</text:p>
          </table:table-cell>
          <table:table-cell table:formula="of:=IF([$'realWorldCalibrationData-collectedUnscaled'.AA16];[$'realWorldCalibrationData-collectedUnscaled'.AA16]*[$'realWorldCalibrationData-collectedUnscaled'.$AL16];&quot;&quot;)" office:value-type="float" office:value="1148000000000" calcext:value-type="float">
            <text:p>1148000000000</text:p>
          </table:table-cell>
          <table:table-cell table:formula="of:=IF([$'realWorldCalibrationData-collectedUnscaled'.AB16];[$'realWorldCalibrationData-collectedUnscaled'.AB16]*[$'realWorldCalibrationData-collectedUnscaled'.$AL16];&quot;&quot;)" office:value-type="float" office:value="939000000000" calcext:value-type="float">
            <text:p>939000000000</text:p>
          </table:table-cell>
          <table:table-cell table:formula="of:=IF([$'realWorldCalibrationData-collectedUnscaled'.AC16];[$'realWorldCalibrationData-collectedUnscaled'.AC16]*[$'realWorldCalibrationData-collectedUnscaled'.$AL16];&quot;&quot;)" office:value-type="float" office:value="961000000000" calcext:value-type="float">
            <text:p>961000000000</text:p>
          </table:table-cell>
          <table:table-cell table:formula="of:=IF([$'realWorldCalibrationData-collectedUnscaled'.AD16];[$'realWorldCalibrationData-collectedUnscaled'.AD16]*[$'realWorldCalibrationData-collectedUnscaled'.$AL16];&quot;&quot;)" office:value-type="float" office:value="971000000000" calcext:value-type="float">
            <text:p>971000000000</text:p>
          </table:table-cell>
          <table:table-cell table:formula="of:=IF([$'realWorldCalibrationData-collectedUnscaled'.AE16];[$'realWorldCalibrationData-collectedUnscaled'.AE16]*[$'realWorldCalibrationData-collectedUnscaled'.$AL16];&quot;&quot;)" office:value-type="float" office:value="932000000000" calcext:value-type="float">
            <text:p>932000000000</text:p>
          </table:table-cell>
          <table:table-cell table:formula="of:=IF([$'realWorldCalibrationData-collectedUnscaled'.AF16];[$'realWorldCalibrationData-collectedUnscaled'.AF16]*[$'realWorldCalibrationData-collectedUnscaled'.$AL16];&quot;&quot;)" office:value-type="float" office:value="733000000000" calcext:value-type="float">
            <text:p>733000000000</text:p>
          </table:table-cell>
          <table:table-cell table:formula="of:=IF([$'realWorldCalibrationData-collectedUnscaled'.AG16];[$'realWorldCalibrationData-collectedUnscaled'.AG16]*[$'realWorldCalibrationData-collectedUnscaled'.$AL16];&quot;&quot;)" office:value-type="float" office:value="807000000000" calcext:value-type="float">
            <text:p>807000000000</text:p>
          </table:table-cell>
          <table:table-cell table:formula="of:=IF([$'realWorldCalibrationData-collectedUnscaled'.AH16];[$'realWorldCalibrationData-collectedUnscaled'.AH16]*[$'realWorldCalibrationData-collectedUnscaled'.$AL16];&quot;&quot;)" office:value-type="float" office:value="897000000000" calcext:value-type="float">
            <text:p>897000000000</text:p>
          </table:table-cell>
          <table:table-cell table:formula="of:=IF([$'realWorldCalibrationData-collectedUnscaled'.AI16];[$'realWorldCalibrationData-collectedUnscaled'.AI16]*[$'realWorldCalibrationData-collectedUnscaled'.$AL16];&quot;&quot;)" office:value-type="float" office:value="953000000000" calcext:value-type="float">
            <text:p>953000000000</text:p>
          </table:table-cell>
        </table:table-row>
        <table:table-row table:style-name="ro1">
          <table:table-cell table:formula="of:=[$'realWorldCalibrationData-collectedUnscaled'.A17]" office:value-type="string" office:string-value="Investments in Fossil Energy Capital" calcext:value-type="string">
            <text:p>Investments in Fossil Energy Capital</text:p>
          </table:table-cell>
          <table:table-cell table:formula="of:=IF([$'realWorldCalibrationData-collectedUnscaled'.B17];[$'realWorldCalibrationData-collectedUnscaled'.B17]*[$'realWorldCalibrationData-collectedUnscaled'.$AL17];&quot;&quot;)">
            <text:p/>
          </table:table-cell>
          <table:table-cell table:formula="of:=IF([$'realWorldCalibrationData-collectedUnscaled'.C17];[$'realWorldCalibrationData-collectedUnscaled'.C17]*[$'realWorldCalibrationData-collectedUnscaled'.$AL17];&quot;&quot;)">
            <text:p/>
          </table:table-cell>
          <table:table-cell table:formula="of:=IF([$'realWorldCalibrationData-collectedUnscaled'.D17];[$'realWorldCalibrationData-collectedUnscaled'.D17]*[$'realWorldCalibrationData-collectedUnscaled'.$AL17];&quot;&quot;)">
            <text:p/>
          </table:table-cell>
          <table:table-cell table:formula="of:=IF([$'realWorldCalibrationData-collectedUnscaled'.E17];[$'realWorldCalibrationData-collectedUnscaled'.E17]*[$'realWorldCalibrationData-collectedUnscaled'.$AL17];&quot;&quot;)">
            <text:p/>
          </table:table-cell>
          <table:table-cell table:formula="of:=IF([$'realWorldCalibrationData-collectedUnscaled'.F17];[$'realWorldCalibrationData-collectedUnscaled'.F17]*[$'realWorldCalibrationData-collectedUnscaled'.$AL17];&quot;&quot;)">
            <text:p/>
          </table:table-cell>
          <table:table-cell table:formula="of:=IF([$'realWorldCalibrationData-collectedUnscaled'.G17];[$'realWorldCalibrationData-collectedUnscaled'.G17]*[$'realWorldCalibrationData-collectedUnscaled'.$AL17];&quot;&quot;)">
            <text:p/>
          </table:table-cell>
          <table:table-cell table:formula="of:=IF([$'realWorldCalibrationData-collectedUnscaled'.H17];[$'realWorldCalibrationData-collectedUnscaled'.H17]*[$'realWorldCalibrationData-collectedUnscaled'.$AL17];&quot;&quot;)">
            <text:p/>
          </table:table-cell>
          <table:table-cell table:formula="of:=IF([$'realWorldCalibrationData-collectedUnscaled'.I17];[$'realWorldCalibrationData-collectedUnscaled'.I17]*[$'realWorldCalibrationData-collectedUnscaled'.$AL17];&quot;&quot;)">
            <text:p/>
          </table:table-cell>
          <table:table-cell table:formula="of:=IF([$'realWorldCalibrationData-collectedUnscaled'.J17];[$'realWorldCalibrationData-collectedUnscaled'.J17]*[$'realWorldCalibrationData-collectedUnscaled'.$AL17];&quot;&quot;)">
            <text:p/>
          </table:table-cell>
          <table:table-cell table:formula="of:=IF([$'realWorldCalibrationData-collectedUnscaled'.K17];[$'realWorldCalibrationData-collectedUnscaled'.K17]*[$'realWorldCalibrationData-collectedUnscaled'.$AL17];&quot;&quot;)">
            <text:p/>
          </table:table-cell>
          <table:table-cell table:formula="of:=IF([$'realWorldCalibrationData-collectedUnscaled'.L17];[$'realWorldCalibrationData-collectedUnscaled'.L17]*[$'realWorldCalibrationData-collectedUnscaled'.$AL17];&quot;&quot;)">
            <text:p/>
          </table:table-cell>
          <table:table-cell table:formula="of:=IF([$'realWorldCalibrationData-collectedUnscaled'.M17];[$'realWorldCalibrationData-collectedUnscaled'.M17]*[$'realWorldCalibrationData-collectedUnscaled'.$AL17];&quot;&quot;)">
            <text:p/>
          </table:table-cell>
          <table:table-cell table:formula="of:=IF([$'realWorldCalibrationData-collectedUnscaled'.N17];[$'realWorldCalibrationData-collectedUnscaled'.N17]*[$'realWorldCalibrationData-collectedUnscaled'.$AL17];&quot;&quot;)">
            <text:p/>
          </table:table-cell>
          <table:table-cell table:formula="of:=IF([$'realWorldCalibrationData-collectedUnscaled'.O17];[$'realWorldCalibrationData-collectedUnscaled'.O17]*[$'realWorldCalibrationData-collectedUnscaled'.$AL17];&quot;&quot;)">
            <text:p/>
          </table:table-cell>
          <table:table-cell table:formula="of:=IF([$'realWorldCalibrationData-collectedUnscaled'.P17];[$'realWorldCalibrationData-collectedUnscaled'.P17]*[$'realWorldCalibrationData-collectedUnscaled'.$AL17];&quot;&quot;)">
            <text:p/>
          </table:table-cell>
          <table:table-cell table:formula="of:=IF([$'realWorldCalibrationData-collectedUnscaled'.Q17];[$'realWorldCalibrationData-collectedUnscaled'.Q17]*[$'realWorldCalibrationData-collectedUnscaled'.$AL17];&quot;&quot;)">
            <text:p/>
          </table:table-cell>
          <table:table-cell table:formula="of:=IF([$'realWorldCalibrationData-collectedUnscaled'.R17];[$'realWorldCalibrationData-collectedUnscaled'.R17]*[$'realWorldCalibrationData-collectedUnscaled'.$AL17];&quot;&quot;)">
            <text:p/>
          </table:table-cell>
          <table:table-cell table:formula="of:=IF([$'realWorldCalibrationData-collectedUnscaled'.S17];[$'realWorldCalibrationData-collectedUnscaled'.S17]*[$'realWorldCalibrationData-collectedUnscaled'.$AL17];&quot;&quot;)">
            <text:p/>
          </table:table-cell>
          <table:table-cell table:formula="of:=IF([$'realWorldCalibrationData-collectedUnscaled'.T17];[$'realWorldCalibrationData-collectedUnscaled'.T17]*[$'realWorldCalibrationData-collectedUnscaled'.$AL17];&quot;&quot;)">
            <text:p/>
          </table:table-cell>
          <table:table-cell table:formula="of:=IF([$'realWorldCalibrationData-collectedUnscaled'.U17];[$'realWorldCalibrationData-collectedUnscaled'.U17]*[$'realWorldCalibrationData-collectedUnscaled'.$AL17];&quot;&quot;)">
            <text:p/>
          </table:table-cell>
          <table:table-cell table:formula="of:=IF([$'realWorldCalibrationData-collectedUnscaled'.V17];[$'realWorldCalibrationData-collectedUnscaled'.V17]*[$'realWorldCalibrationData-collectedUnscaled'.$AL17];&quot;&quot;)">
            <text:p/>
          </table:table-cell>
          <table:table-cell table:formula="of:=IF([$'realWorldCalibrationData-collectedUnscaled'.W17];[$'realWorldCalibrationData-collectedUnscaled'.W17]*[$'realWorldCalibrationData-collectedUnscaled'.$AL17];&quot;&quot;)">
            <text:p/>
          </table:table-cell>
          <table:table-cell table:formula="of:=IF([$'realWorldCalibrationData-collectedUnscaled'.X17];[$'realWorldCalibrationData-collectedUnscaled'.X17]*[$'realWorldCalibrationData-collectedUnscaled'.$AL17];&quot;&quot;)">
            <text:p/>
          </table:table-cell>
          <table:table-cell table:formula="of:=IF([$'realWorldCalibrationData-collectedUnscaled'.Y17];[$'realWorldCalibrationData-collectedUnscaled'.Y17]*[$'realWorldCalibrationData-collectedUnscaled'.$AL17];&quot;&quot;)">
            <text:p/>
          </table:table-cell>
          <table:table-cell table:formula="of:=IF([$'realWorldCalibrationData-collectedUnscaled'.Z17];[$'realWorldCalibrationData-collectedUnscaled'.Z17]*[$'realWorldCalibrationData-collectedUnscaled'.$AL17];&quot;&quot;)">
            <text:p/>
          </table:table-cell>
          <table:table-cell table:formula="of:=IF([$'realWorldCalibrationData-collectedUnscaled'.AA17];[$'realWorldCalibrationData-collectedUnscaled'.AA17]*[$'realWorldCalibrationData-collectedUnscaled'.$AL17];&quot;&quot;)" office:value-type="float" office:value="171000000000" calcext:value-type="float">
            <text:p>171000000000</text:p>
          </table:table-cell>
          <table:table-cell table:formula="of:=IF([$'realWorldCalibrationData-collectedUnscaled'.AB17];[$'realWorldCalibrationData-collectedUnscaled'.AB17]*[$'realWorldCalibrationData-collectedUnscaled'.$AL17];&quot;&quot;)" office:value-type="float" office:value="166100000000" calcext:value-type="float">
            <text:p>166100000000</text:p>
          </table:table-cell>
          <table:table-cell table:formula="of:=IF([$'realWorldCalibrationData-collectedUnscaled'.AC17];[$'realWorldCalibrationData-collectedUnscaled'.AC17]*[$'realWorldCalibrationData-collectedUnscaled'.$AL17];&quot;&quot;)" office:value-type="float" office:value="153300000000" calcext:value-type="float">
            <text:p>153300000000</text:p>
          </table:table-cell>
          <table:table-cell table:formula="of:=IF([$'realWorldCalibrationData-collectedUnscaled'.AD17];[$'realWorldCalibrationData-collectedUnscaled'.AD17]*[$'realWorldCalibrationData-collectedUnscaled'.$AL17];&quot;&quot;)" office:value-type="float" office:value="137800000000" calcext:value-type="float">
            <text:p>137800000000</text:p>
          </table:table-cell>
          <table:table-cell table:formula="of:=IF([$'realWorldCalibrationData-collectedUnscaled'.AE17];[$'realWorldCalibrationData-collectedUnscaled'.AE17]*[$'realWorldCalibrationData-collectedUnscaled'.$AL17];&quot;&quot;)" office:value-type="float" office:value="134400000000" calcext:value-type="float">
            <text:p>134400000000</text:p>
          </table:table-cell>
          <table:table-cell table:formula="of:=IF([$'realWorldCalibrationData-collectedUnscaled'.AF17];[$'realWorldCalibrationData-collectedUnscaled'.AF17]*[$'realWorldCalibrationData-collectedUnscaled'.$AL17];&quot;&quot;)" office:value-type="float" office:value="106600000000" calcext:value-type="float">
            <text:p>106600000000</text:p>
          </table:table-cell>
          <table:table-cell table:formula="of:=IF([$'realWorldCalibrationData-collectedUnscaled'.AG17];[$'realWorldCalibrationData-collectedUnscaled'.AG17]*[$'realWorldCalibrationData-collectedUnscaled'.$AL17];&quot;&quot;)" office:value-type="float" office:value="107300000000" calcext:value-type="float">
            <text:p>107300000000</text:p>
          </table:table-cell>
          <table:table-cell table:formula="of:=IF([$'realWorldCalibrationData-collectedUnscaled'.AH17];[$'realWorldCalibrationData-collectedUnscaled'.AH17]*[$'realWorldCalibrationData-collectedUnscaled'.$AL17];&quot;&quot;)" office:value-type="float" office:value="106600000000" calcext:value-type="float">
            <text:p>106600000000</text:p>
          </table:table-cell>
          <table:table-cell table:formula="of:=IF([$'realWorldCalibrationData-collectedUnscaled'.AI17];[$'realWorldCalibrationData-collectedUnscaled'.AI17]*[$'realWorldCalibrationData-collectedUnscaled'.$AL17];&quot;&quot;)" office:value-type="float" office:value="98000000000" calcext:value-type="float">
            <text:p>98000000000</text:p>
          </table:table-cell>
        </table:table-row>
        <table:table-row table:style-name="ro1">
          <table:table-cell table:formula="of:=[$'realWorldCalibrationData-collectedUnscaled'.A18]" office:value-type="string" office:string-value="Investments in Solar and Wind Energy Capacity" calcext:value-type="string">
            <text:p>Investments in Solar and Wind Energy Capacity</text:p>
          </table:table-cell>
          <table:table-cell table:formula="of:=IF([$'realWorldCalibrationData-collectedUnscaled'.B18];[$'realWorldCalibrationData-collectedUnscaled'.B18]*[$'realWorldCalibrationData-collectedUnscaled'.$AL18];&quot;&quot;)">
            <text:p/>
          </table:table-cell>
          <table:table-cell table:formula="of:=IF([$'realWorldCalibrationData-collectedUnscaled'.C18];[$'realWorldCalibrationData-collectedUnscaled'.C18]*[$'realWorldCalibrationData-collectedUnscaled'.$AL18];&quot;&quot;)">
            <text:p/>
          </table:table-cell>
          <table:table-cell table:formula="of:=IF([$'realWorldCalibrationData-collectedUnscaled'.D18];[$'realWorldCalibrationData-collectedUnscaled'.D18]*[$'realWorldCalibrationData-collectedUnscaled'.$AL18];&quot;&quot;)">
            <text:p/>
          </table:table-cell>
          <table:table-cell table:formula="of:=IF([$'realWorldCalibrationData-collectedUnscaled'.E18];[$'realWorldCalibrationData-collectedUnscaled'.E18]*[$'realWorldCalibrationData-collectedUnscaled'.$AL18];&quot;&quot;)">
            <text:p/>
          </table:table-cell>
          <table:table-cell table:formula="of:=IF([$'realWorldCalibrationData-collectedUnscaled'.F18];[$'realWorldCalibrationData-collectedUnscaled'.F18]*[$'realWorldCalibrationData-collectedUnscaled'.$AL18];&quot;&quot;)">
            <text:p/>
          </table:table-cell>
          <table:table-cell table:formula="of:=IF([$'realWorldCalibrationData-collectedUnscaled'.G18];[$'realWorldCalibrationData-collectedUnscaled'.G18]*[$'realWorldCalibrationData-collectedUnscaled'.$AL18];&quot;&quot;)">
            <text:p/>
          </table:table-cell>
          <table:table-cell table:formula="of:=IF([$'realWorldCalibrationData-collectedUnscaled'.H18];[$'realWorldCalibrationData-collectedUnscaled'.H18]*[$'realWorldCalibrationData-collectedUnscaled'.$AL18];&quot;&quot;)">
            <text:p/>
          </table:table-cell>
          <table:table-cell table:formula="of:=IF([$'realWorldCalibrationData-collectedUnscaled'.I18];[$'realWorldCalibrationData-collectedUnscaled'.I18]*[$'realWorldCalibrationData-collectedUnscaled'.$AL18];&quot;&quot;)">
            <text:p/>
          </table:table-cell>
          <table:table-cell table:formula="of:=IF([$'realWorldCalibrationData-collectedUnscaled'.J18];[$'realWorldCalibrationData-collectedUnscaled'.J18]*[$'realWorldCalibrationData-collectedUnscaled'.$AL18];&quot;&quot;)">
            <text:p/>
          </table:table-cell>
          <table:table-cell table:formula="of:=IF([$'realWorldCalibrationData-collectedUnscaled'.K18];[$'realWorldCalibrationData-collectedUnscaled'.K18]*[$'realWorldCalibrationData-collectedUnscaled'.$AL18];&quot;&quot;)">
            <text:p/>
          </table:table-cell>
          <table:table-cell table:formula="of:=IF([$'realWorldCalibrationData-collectedUnscaled'.L18];[$'realWorldCalibrationData-collectedUnscaled'.L18]*[$'realWorldCalibrationData-collectedUnscaled'.$AL18];&quot;&quot;)">
            <text:p/>
          </table:table-cell>
          <table:table-cell table:formula="of:=IF([$'realWorldCalibrationData-collectedUnscaled'.M18];[$'realWorldCalibrationData-collectedUnscaled'.M18]*[$'realWorldCalibrationData-collectedUnscaled'.$AL18];&quot;&quot;)">
            <text:p/>
          </table:table-cell>
          <table:table-cell table:formula="of:=IF([$'realWorldCalibrationData-collectedUnscaled'.N18];[$'realWorldCalibrationData-collectedUnscaled'.N18]*[$'realWorldCalibrationData-collectedUnscaled'.$AL18];&quot;&quot;)">
            <text:p/>
          </table:table-cell>
          <table:table-cell table:formula="of:=IF([$'realWorldCalibrationData-collectedUnscaled'.O18];[$'realWorldCalibrationData-collectedUnscaled'.O18]*[$'realWorldCalibrationData-collectedUnscaled'.$AL18];&quot;&quot;)">
            <text:p/>
          </table:table-cell>
          <table:table-cell table:formula="of:=IF([$'realWorldCalibrationData-collectedUnscaled'.P18];[$'realWorldCalibrationData-collectedUnscaled'.P18]*[$'realWorldCalibrationData-collectedUnscaled'.$AL18];&quot;&quot;)" office:value-type="float" office:value="29599999000" calcext:value-type="float">
            <text:p>29599999000</text:p>
          </table:table-cell>
          <table:table-cell table:formula="of:=IF([$'realWorldCalibrationData-collectedUnscaled'.Q18];[$'realWorldCalibrationData-collectedUnscaled'.Q18]*[$'realWorldCalibrationData-collectedUnscaled'.$AL18];&quot;&quot;)" office:value-type="float" office:value="42600000000" calcext:value-type="float">
            <text:p>42600000000</text:p>
          </table:table-cell>
          <table:table-cell table:formula="of:=IF([$'realWorldCalibrationData-collectedUnscaled'.R18];[$'realWorldCalibrationData-collectedUnscaled'.R18]*[$'realWorldCalibrationData-collectedUnscaled'.$AL18];&quot;&quot;)" office:value-type="float" office:value="57800000000" calcext:value-type="float">
            <text:p>57800000000</text:p>
          </table:table-cell>
          <table:table-cell table:formula="of:=IF([$'realWorldCalibrationData-collectedUnscaled'.S18];[$'realWorldCalibrationData-collectedUnscaled'.S18]*[$'realWorldCalibrationData-collectedUnscaled'.$AL18];&quot;&quot;)" office:value-type="float" office:value="96600000000" calcext:value-type="float">
            <text:p>96600000000</text:p>
          </table:table-cell>
          <table:table-cell table:formula="of:=IF([$'realWorldCalibrationData-collectedUnscaled'.T18];[$'realWorldCalibrationData-collectedUnscaled'.T18]*[$'realWorldCalibrationData-collectedUnscaled'.$AL18];&quot;&quot;)" office:value-type="float" office:value="134200000000" calcext:value-type="float">
            <text:p>134200000000</text:p>
          </table:table-cell>
          <table:table-cell table:formula="of:=IF([$'realWorldCalibrationData-collectedUnscaled'.U18];[$'realWorldCalibrationData-collectedUnscaled'.U18]*[$'realWorldCalibrationData-collectedUnscaled'.$AL18];&quot;&quot;)" office:value-type="float" office:value="136700000000" calcext:value-type="float">
            <text:p>136700000000</text:p>
          </table:table-cell>
          <table:table-cell table:formula="of:=IF([$'realWorldCalibrationData-collectedUnscaled'.V18];[$'realWorldCalibrationData-collectedUnscaled'.V18]*[$'realWorldCalibrationData-collectedUnscaled'.$AL18];&quot;&quot;)" office:value-type="float" office:value="199999990000" calcext:value-type="float">
            <text:p>199999990000</text:p>
          </table:table-cell>
          <table:table-cell table:formula="of:=IF([$'realWorldCalibrationData-collectedUnscaled'.W18];[$'realWorldCalibrationData-collectedUnscaled'.W18]*[$'realWorldCalibrationData-collectedUnscaled'.$AL18];&quot;&quot;)" office:value-type="float" office:value="243500000000" calcext:value-type="float">
            <text:p>243500000000</text:p>
          </table:table-cell>
          <table:table-cell table:formula="of:=IF([$'realWorldCalibrationData-collectedUnscaled'.X18];[$'realWorldCalibrationData-collectedUnscaled'.X18]*[$'realWorldCalibrationData-collectedUnscaled'.$AL18];&quot;&quot;)" office:value-type="float" office:value="220799995000" calcext:value-type="float">
            <text:p>220799995000</text:p>
          </table:table-cell>
          <table:table-cell table:formula="of:=IF([$'realWorldCalibrationData-collectedUnscaled'.Y18];[$'realWorldCalibrationData-collectedUnscaled'.Y18]*[$'realWorldCalibrationData-collectedUnscaled'.$AL18];&quot;&quot;)" office:value-type="float" office:value="204600000000" calcext:value-type="float">
            <text:p>204600000000</text:p>
          </table:table-cell>
          <table:table-cell table:formula="of:=IF([$'realWorldCalibrationData-collectedUnscaled'.Z18];[$'realWorldCalibrationData-collectedUnscaled'.Z18]*[$'realWorldCalibrationData-collectedUnscaled'.$AL18];&quot;&quot;)" office:value-type="float" office:value="258699995000" calcext:value-type="float">
            <text:p>258699995000</text:p>
          </table:table-cell>
          <table:table-cell table:formula="of:=IF([$'realWorldCalibrationData-collectedUnscaled'.AA18];[$'realWorldCalibrationData-collectedUnscaled'.AA18]*[$'realWorldCalibrationData-collectedUnscaled'.$AL18];&quot;&quot;)" office:value-type="float" office:value="297699990000" calcext:value-type="float">
            <text:p>297699990000</text:p>
          </table:table-cell>
          <table:table-cell table:formula="of:=IF([$'realWorldCalibrationData-collectedUnscaled'.AB18];[$'realWorldCalibrationData-collectedUnscaled'.AB18]*[$'realWorldCalibrationData-collectedUnscaled'.$AL18];&quot;&quot;)" office:value-type="float" office:value="271200010000" calcext:value-type="float">
            <text:p>271200010000</text:p>
          </table:table-cell>
          <table:table-cell table:formula="of:=IF([$'realWorldCalibrationData-collectedUnscaled'.AC18];[$'realWorldCalibrationData-collectedUnscaled'.AC18]*[$'realWorldCalibrationData-collectedUnscaled'.$AL18];&quot;&quot;)" office:value-type="float" office:value="309699996000" calcext:value-type="float">
            <text:p>309699996000</text:p>
          </table:table-cell>
          <table:table-cell table:formula="of:=IF([$'realWorldCalibrationData-collectedUnscaled'.AD18];[$'realWorldCalibrationData-collectedUnscaled'.AD18]*[$'realWorldCalibrationData-collectedUnscaled'.$AL18];&quot;&quot;)" office:value-type="float" office:value="272600000000" calcext:value-type="float">
            <text:p>272600000000</text:p>
          </table:table-cell>
          <table:table-cell table:formula="of:=IF([$'realWorldCalibrationData-collectedUnscaled'.AE18];[$'realWorldCalibrationData-collectedUnscaled'.AE18]*[$'realWorldCalibrationData-collectedUnscaled'.$AL18];&quot;&quot;)">
            <text:p/>
          </table:table-cell>
          <table:table-cell table:formula="of:=IF([$'realWorldCalibrationData-collectedUnscaled'.AF18];[$'realWorldCalibrationData-collectedUnscaled'.AF18]*[$'realWorldCalibrationData-collectedUnscaled'.$AL18];&quot;&quot;)">
            <text:p/>
          </table:table-cell>
          <table:table-cell table:formula="of:=IF([$'realWorldCalibrationData-collectedUnscaled'.AG18];[$'realWorldCalibrationData-collectedUnscaled'.AG18]*[$'realWorldCalibrationData-collectedUnscaled'.$AL18];&quot;&quot;)">
            <text:p/>
          </table:table-cell>
          <table:table-cell table:formula="of:=IF([$'realWorldCalibrationData-collectedUnscaled'.AH18];[$'realWorldCalibrationData-collectedUnscaled'.AH18]*[$'realWorldCalibrationData-collectedUnscaled'.$AL18];&quot;&quot;)">
            <text:p/>
          </table:table-cell>
          <table:table-cell table:formula="of:=IF([$'realWorldCalibrationData-collectedUnscaled'.AI18];[$'realWorldCalibrationData-collectedUnscaled'.AI18]*[$'realWorldCalibrationData-collectedUnscaled'.$AL18];&quot;&quot;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Investments in Renewables" calcext:value-type="string">
            <text:p>Investments in Renewables</text:p>
          </table:table-cell>
          <table:table-cell table:formula="of:=IF([$'realWorldCalibrationData-collectedUnscaled'.B19];[$'realWorldCalibrationData-collectedUnscaled'.B19]*[$'realWorldCalibrationData-collectedUnscaled'.$AL19];&quot;&quot;)">
            <text:p/>
          </table:table-cell>
          <table:table-cell table:formula="of:=IF([$'realWorldCalibrationData-collectedUnscaled'.C19];[$'realWorldCalibrationData-collectedUnscaled'.C19]*[$'realWorldCalibrationData-collectedUnscaled'.$AL19];&quot;&quot;)">
            <text:p/>
          </table:table-cell>
          <table:table-cell table:formula="of:=IF([$'realWorldCalibrationData-collectedUnscaled'.D19];[$'realWorldCalibrationData-collectedUnscaled'.D19]*[$'realWorldCalibrationData-collectedUnscaled'.$AL19];&quot;&quot;)">
            <text:p/>
          </table:table-cell>
          <table:table-cell table:formula="of:=IF([$'realWorldCalibrationData-collectedUnscaled'.E19];[$'realWorldCalibrationData-collectedUnscaled'.E19]*[$'realWorldCalibrationData-collectedUnscaled'.$AL19];&quot;&quot;)">
            <text:p/>
          </table:table-cell>
          <table:table-cell table:formula="of:=IF([$'realWorldCalibrationData-collectedUnscaled'.F19];[$'realWorldCalibrationData-collectedUnscaled'.F19]*[$'realWorldCalibrationData-collectedUnscaled'.$AL19];&quot;&quot;)">
            <text:p/>
          </table:table-cell>
          <table:table-cell table:formula="of:=IF([$'realWorldCalibrationData-collectedUnscaled'.G19];[$'realWorldCalibrationData-collectedUnscaled'.G19]*[$'realWorldCalibrationData-collectedUnscaled'.$AL19];&quot;&quot;)">
            <text:p/>
          </table:table-cell>
          <table:table-cell table:formula="of:=IF([$'realWorldCalibrationData-collectedUnscaled'.H19];[$'realWorldCalibrationData-collectedUnscaled'.H19]*[$'realWorldCalibrationData-collectedUnscaled'.$AL19];&quot;&quot;)">
            <text:p/>
          </table:table-cell>
          <table:table-cell table:formula="of:=IF([$'realWorldCalibrationData-collectedUnscaled'.I19];[$'realWorldCalibrationData-collectedUnscaled'.I19]*[$'realWorldCalibrationData-collectedUnscaled'.$AL19];&quot;&quot;)">
            <text:p/>
          </table:table-cell>
          <table:table-cell table:formula="of:=IF([$'realWorldCalibrationData-collectedUnscaled'.J19];[$'realWorldCalibrationData-collectedUnscaled'.J19]*[$'realWorldCalibrationData-collectedUnscaled'.$AL19];&quot;&quot;)">
            <text:p/>
          </table:table-cell>
          <table:table-cell table:formula="of:=IF([$'realWorldCalibrationData-collectedUnscaled'.K19];[$'realWorldCalibrationData-collectedUnscaled'.K19]*[$'realWorldCalibrationData-collectedUnscaled'.$AL19];&quot;&quot;)">
            <text:p/>
          </table:table-cell>
          <table:table-cell table:formula="of:=IF([$'realWorldCalibrationData-collectedUnscaled'.L19];[$'realWorldCalibrationData-collectedUnscaled'.L19]*[$'realWorldCalibrationData-collectedUnscaled'.$AL19];&quot;&quot;)">
            <text:p/>
          </table:table-cell>
          <table:table-cell table:formula="of:=IF([$'realWorldCalibrationData-collectedUnscaled'.M19];[$'realWorldCalibrationData-collectedUnscaled'.M19]*[$'realWorldCalibrationData-collectedUnscaled'.$AL19];&quot;&quot;)">
            <text:p/>
          </table:table-cell>
          <table:table-cell table:formula="of:=IF([$'realWorldCalibrationData-collectedUnscaled'.N19];[$'realWorldCalibrationData-collectedUnscaled'.N19]*[$'realWorldCalibrationData-collectedUnscaled'.$AL19];&quot;&quot;)">
            <text:p/>
          </table:table-cell>
          <table:table-cell table:formula="of:=IF([$'realWorldCalibrationData-collectedUnscaled'.O19];[$'realWorldCalibrationData-collectedUnscaled'.O19]*[$'realWorldCalibrationData-collectedUnscaled'.$AL19];&quot;&quot;)">
            <text:p/>
          </table:table-cell>
          <table:table-cell table:formula="of:=IF([$'realWorldCalibrationData-collectedUnscaled'.P19];[$'realWorldCalibrationData-collectedUnscaled'.P19]*[$'realWorldCalibrationData-collectedUnscaled'.$AL19];&quot;&quot;)">
            <text:p/>
          </table:table-cell>
          <table:table-cell table:formula="of:=IF([$'realWorldCalibrationData-collectedUnscaled'.Q19];[$'realWorldCalibrationData-collectedUnscaled'.Q19]*[$'realWorldCalibrationData-collectedUnscaled'.$AL19];&quot;&quot;)">
            <text:p/>
          </table:table-cell>
          <table:table-cell table:formula="of:=IF([$'realWorldCalibrationData-collectedUnscaled'.R19];[$'realWorldCalibrationData-collectedUnscaled'.R19]*[$'realWorldCalibrationData-collectedUnscaled'.$AL19];&quot;&quot;)">
            <text:p/>
          </table:table-cell>
          <table:table-cell table:formula="of:=IF([$'realWorldCalibrationData-collectedUnscaled'.S19];[$'realWorldCalibrationData-collectedUnscaled'.S19]*[$'realWorldCalibrationData-collectedUnscaled'.$AL19];&quot;&quot;)">
            <text:p/>
          </table:table-cell>
          <table:table-cell table:formula="of:=IF([$'realWorldCalibrationData-collectedUnscaled'.T19];[$'realWorldCalibrationData-collectedUnscaled'.T19]*[$'realWorldCalibrationData-collectedUnscaled'.$AL19];&quot;&quot;)">
            <text:p/>
          </table:table-cell>
          <table:table-cell table:formula="of:=IF([$'realWorldCalibrationData-collectedUnscaled'.U19];[$'realWorldCalibrationData-collectedUnscaled'.U19]*[$'realWorldCalibrationData-collectedUnscaled'.$AL19];&quot;&quot;)">
            <text:p/>
          </table:table-cell>
          <table:table-cell table:formula="of:=IF([$'realWorldCalibrationData-collectedUnscaled'.V19];[$'realWorldCalibrationData-collectedUnscaled'.V19]*[$'realWorldCalibrationData-collectedUnscaled'.$AL19];&quot;&quot;)">
            <text:p/>
          </table:table-cell>
          <table:table-cell table:formula="of:=IF([$'realWorldCalibrationData-collectedUnscaled'.W19];[$'realWorldCalibrationData-collectedUnscaled'.W19]*[$'realWorldCalibrationData-collectedUnscaled'.$AL19];&quot;&quot;)">
            <text:p/>
          </table:table-cell>
          <table:table-cell table:formula="of:=IF([$'realWorldCalibrationData-collectedUnscaled'.X19];[$'realWorldCalibrationData-collectedUnscaled'.X19]*[$'realWorldCalibrationData-collectedUnscaled'.$AL19];&quot;&quot;)">
            <text:p/>
          </table:table-cell>
          <table:table-cell table:formula="of:=IF([$'realWorldCalibrationData-collectedUnscaled'.Y19];[$'realWorldCalibrationData-collectedUnscaled'.Y19]*[$'realWorldCalibrationData-collectedUnscaled'.$AL19];&quot;&quot;)">
            <text:p/>
          </table:table-cell>
          <table:table-cell table:formula="of:=IF([$'realWorldCalibrationData-collectedUnscaled'.Z19];[$'realWorldCalibrationData-collectedUnscaled'.Z19]*[$'realWorldCalibrationData-collectedUnscaled'.$AL19];&quot;&quot;)">
            <text:p/>
          </table:table-cell>
          <table:table-cell table:formula="of:=IF([$'realWorldCalibrationData-collectedUnscaled'.AA19];[$'realWorldCalibrationData-collectedUnscaled'.AA19]*[$'realWorldCalibrationData-collectedUnscaled'.$AL19];&quot;&quot;)" office:value-type="float" office:value="331000000000" calcext:value-type="float">
            <text:p>331000000000</text:p>
          </table:table-cell>
          <table:table-cell table:formula="of:=IF([$'realWorldCalibrationData-collectedUnscaled'.AB19];[$'realWorldCalibrationData-collectedUnscaled'.AB19]*[$'realWorldCalibrationData-collectedUnscaled'.$AL19];&quot;&quot;)" office:value-type="float" office:value="340000000000" calcext:value-type="float">
            <text:p>340000000000</text:p>
          </table:table-cell>
          <table:table-cell table:formula="of:=IF([$'realWorldCalibrationData-collectedUnscaled'.AC19];[$'realWorldCalibrationData-collectedUnscaled'.AC19]*[$'realWorldCalibrationData-collectedUnscaled'.$AL19];&quot;&quot;)" office:value-type="float" office:value="351000000000" calcext:value-type="float">
            <text:p>351000000000</text:p>
          </table:table-cell>
          <table:table-cell table:formula="of:=IF([$'realWorldCalibrationData-collectedUnscaled'.AD19];[$'realWorldCalibrationData-collectedUnscaled'.AD19]*[$'realWorldCalibrationData-collectedUnscaled'.$AL19];&quot;&quot;)" office:value-type="float" office:value="377000000000" calcext:value-type="float">
            <text:p>377000000000</text:p>
          </table:table-cell>
          <table:table-cell table:formula="of:=IF([$'realWorldCalibrationData-collectedUnscaled'.AE19];[$'realWorldCalibrationData-collectedUnscaled'.AE19]*[$'realWorldCalibrationData-collectedUnscaled'.$AL19];&quot;&quot;)" office:value-type="float" office:value="451000000000" calcext:value-type="float">
            <text:p>451000000000</text:p>
          </table:table-cell>
          <table:table-cell table:formula="of:=IF([$'realWorldCalibrationData-collectedUnscaled'.AF19];[$'realWorldCalibrationData-collectedUnscaled'.AF19]*[$'realWorldCalibrationData-collectedUnscaled'.$AL19];&quot;&quot;)" office:value-type="float" office:value="494000000000" calcext:value-type="float">
            <text:p>494000000000</text:p>
          </table:table-cell>
          <table:table-cell table:formula="of:=IF([$'realWorldCalibrationData-collectedUnscaled'.AG19];[$'realWorldCalibrationData-collectedUnscaled'.AG19]*[$'realWorldCalibrationData-collectedUnscaled'.$AL19];&quot;&quot;)" office:value-type="float" office:value="517000000000" calcext:value-type="float">
            <text:p>517000000000</text:p>
          </table:table-cell>
          <table:table-cell table:formula="of:=IF([$'realWorldCalibrationData-collectedUnscaled'.AH19];[$'realWorldCalibrationData-collectedUnscaled'.AH19]*[$'realWorldCalibrationData-collectedUnscaled'.$AL19];&quot;&quot;)" office:value-type="float" office:value="596000000000" calcext:value-type="float">
            <text:p>596000000000</text:p>
          </table:table-cell>
          <table:table-cell table:formula="of:=IF([$'realWorldCalibrationData-collectedUnscaled'.AI19];[$'realWorldCalibrationData-collectedUnscaled'.AI19]*[$'realWorldCalibrationData-collectedUnscaled'.$AL19];&quot;&quot;)" office:value-type="float" office:value="659000000000" calcext:value-type="float">
            <text:p>659000000000</text:p>
          </table:table-cell>
        </table:table-row>
        <table:table-row table:style-name="ro1">
          <table:table-cell table:formula="of:=[$'realWorldCalibrationData-collectedUnscaled'.A20]" office:value-type="string" office:string-value="Investments in Nuclear Capacity" calcext:value-type="string">
            <text:p>Investments in Nuclear Capacity</text:p>
          </table:table-cell>
          <table:table-cell table:formula="of:=IF([$'realWorldCalibrationData-collectedUnscaled'.B20];[$'realWorldCalibrationData-collectedUnscaled'.B20]*[$'realWorldCalibrationData-collectedUnscaled'.$AL20];&quot;&quot;)">
            <text:p/>
          </table:table-cell>
          <table:table-cell table:formula="of:=IF([$'realWorldCalibrationData-collectedUnscaled'.C20];[$'realWorldCalibrationData-collectedUnscaled'.C20]*[$'realWorldCalibrationData-collectedUnscaled'.$AL20];&quot;&quot;)">
            <text:p/>
          </table:table-cell>
          <table:table-cell table:formula="of:=IF([$'realWorldCalibrationData-collectedUnscaled'.D20];[$'realWorldCalibrationData-collectedUnscaled'.D20]*[$'realWorldCalibrationData-collectedUnscaled'.$AL20];&quot;&quot;)">
            <text:p/>
          </table:table-cell>
          <table:table-cell table:formula="of:=IF([$'realWorldCalibrationData-collectedUnscaled'.E20];[$'realWorldCalibrationData-collectedUnscaled'.E20]*[$'realWorldCalibrationData-collectedUnscaled'.$AL20];&quot;&quot;)">
            <text:p/>
          </table:table-cell>
          <table:table-cell table:formula="of:=IF([$'realWorldCalibrationData-collectedUnscaled'.F20];[$'realWorldCalibrationData-collectedUnscaled'.F20]*[$'realWorldCalibrationData-collectedUnscaled'.$AL20];&quot;&quot;)">
            <text:p/>
          </table:table-cell>
          <table:table-cell table:formula="of:=IF([$'realWorldCalibrationData-collectedUnscaled'.G20];[$'realWorldCalibrationData-collectedUnscaled'.G20]*[$'realWorldCalibrationData-collectedUnscaled'.$AL20];&quot;&quot;)">
            <text:p/>
          </table:table-cell>
          <table:table-cell table:formula="of:=IF([$'realWorldCalibrationData-collectedUnscaled'.H20];[$'realWorldCalibrationData-collectedUnscaled'.H20]*[$'realWorldCalibrationData-collectedUnscaled'.$AL20];&quot;&quot;)">
            <text:p/>
          </table:table-cell>
          <table:table-cell table:formula="of:=IF([$'realWorldCalibrationData-collectedUnscaled'.I20];[$'realWorldCalibrationData-collectedUnscaled'.I20]*[$'realWorldCalibrationData-collectedUnscaled'.$AL20];&quot;&quot;)">
            <text:p/>
          </table:table-cell>
          <table:table-cell table:formula="of:=IF([$'realWorldCalibrationData-collectedUnscaled'.J20];[$'realWorldCalibrationData-collectedUnscaled'.J20]*[$'realWorldCalibrationData-collectedUnscaled'.$AL20];&quot;&quot;)">
            <text:p/>
          </table:table-cell>
          <table:table-cell table:formula="of:=IF([$'realWorldCalibrationData-collectedUnscaled'.K20];[$'realWorldCalibrationData-collectedUnscaled'.K20]*[$'realWorldCalibrationData-collectedUnscaled'.$AL20];&quot;&quot;)">
            <text:p/>
          </table:table-cell>
          <table:table-cell table:formula="of:=IF([$'realWorldCalibrationData-collectedUnscaled'.L20];[$'realWorldCalibrationData-collectedUnscaled'.L20]*[$'realWorldCalibrationData-collectedUnscaled'.$AL20];&quot;&quot;)">
            <text:p/>
          </table:table-cell>
          <table:table-cell table:formula="of:=IF([$'realWorldCalibrationData-collectedUnscaled'.M20];[$'realWorldCalibrationData-collectedUnscaled'.M20]*[$'realWorldCalibrationData-collectedUnscaled'.$AL20];&quot;&quot;)">
            <text:p/>
          </table:table-cell>
          <table:table-cell table:formula="of:=IF([$'realWorldCalibrationData-collectedUnscaled'.N20];[$'realWorldCalibrationData-collectedUnscaled'.N20]*[$'realWorldCalibrationData-collectedUnscaled'.$AL20];&quot;&quot;)">
            <text:p/>
          </table:table-cell>
          <table:table-cell table:formula="of:=IF([$'realWorldCalibrationData-collectedUnscaled'.O20];[$'realWorldCalibrationData-collectedUnscaled'.O20]*[$'realWorldCalibrationData-collectedUnscaled'.$AL20];&quot;&quot;)">
            <text:p/>
          </table:table-cell>
          <table:table-cell table:formula="of:=IF([$'realWorldCalibrationData-collectedUnscaled'.P20];[$'realWorldCalibrationData-collectedUnscaled'.P20]*[$'realWorldCalibrationData-collectedUnscaled'.$AL20];&quot;&quot;)">
            <text:p/>
          </table:table-cell>
          <table:table-cell table:formula="of:=IF([$'realWorldCalibrationData-collectedUnscaled'.Q20];[$'realWorldCalibrationData-collectedUnscaled'.Q20]*[$'realWorldCalibrationData-collectedUnscaled'.$AL20];&quot;&quot;)">
            <text:p/>
          </table:table-cell>
          <table:table-cell table:formula="of:=IF([$'realWorldCalibrationData-collectedUnscaled'.R20];[$'realWorldCalibrationData-collectedUnscaled'.R20]*[$'realWorldCalibrationData-collectedUnscaled'.$AL20];&quot;&quot;)">
            <text:p/>
          </table:table-cell>
          <table:table-cell table:formula="of:=IF([$'realWorldCalibrationData-collectedUnscaled'.S20];[$'realWorldCalibrationData-collectedUnscaled'.S20]*[$'realWorldCalibrationData-collectedUnscaled'.$AL20];&quot;&quot;)">
            <text:p/>
          </table:table-cell>
          <table:table-cell table:formula="of:=IF([$'realWorldCalibrationData-collectedUnscaled'.T20];[$'realWorldCalibrationData-collectedUnscaled'.T20]*[$'realWorldCalibrationData-collectedUnscaled'.$AL20];&quot;&quot;)">
            <text:p/>
          </table:table-cell>
          <table:table-cell table:formula="of:=IF([$'realWorldCalibrationData-collectedUnscaled'.U20];[$'realWorldCalibrationData-collectedUnscaled'.U20]*[$'realWorldCalibrationData-collectedUnscaled'.$AL20];&quot;&quot;)">
            <text:p/>
          </table:table-cell>
          <table:table-cell table:formula="of:=IF([$'realWorldCalibrationData-collectedUnscaled'.V20];[$'realWorldCalibrationData-collectedUnscaled'.V20]*[$'realWorldCalibrationData-collectedUnscaled'.$AL20];&quot;&quot;)">
            <text:p/>
          </table:table-cell>
          <table:table-cell table:formula="of:=IF([$'realWorldCalibrationData-collectedUnscaled'.W20];[$'realWorldCalibrationData-collectedUnscaled'.W20]*[$'realWorldCalibrationData-collectedUnscaled'.$AL20];&quot;&quot;)">
            <text:p/>
          </table:table-cell>
          <table:table-cell table:formula="of:=IF([$'realWorldCalibrationData-collectedUnscaled'.X20];[$'realWorldCalibrationData-collectedUnscaled'.X20]*[$'realWorldCalibrationData-collectedUnscaled'.$AL20];&quot;&quot;)">
            <text:p/>
          </table:table-cell>
          <table:table-cell table:formula="of:=IF([$'realWorldCalibrationData-collectedUnscaled'.Y20];[$'realWorldCalibrationData-collectedUnscaled'.Y20]*[$'realWorldCalibrationData-collectedUnscaled'.$AL20];&quot;&quot;)">
            <text:p/>
          </table:table-cell>
          <table:table-cell table:formula="of:=IF([$'realWorldCalibrationData-collectedUnscaled'.Z20];[$'realWorldCalibrationData-collectedUnscaled'.Z20]*[$'realWorldCalibrationData-collectedUnscaled'.$AL20];&quot;&quot;)">
            <text:p/>
          </table:table-cell>
          <table:table-cell table:formula="of:=IF([$'realWorldCalibrationData-collectedUnscaled'.AA20];[$'realWorldCalibrationData-collectedUnscaled'.AA20]*[$'realWorldCalibrationData-collectedUnscaled'.$AL20];&quot;&quot;)" office:value-type="float" office:value="28800000000" calcext:value-type="float">
            <text:p>28800000000</text:p>
          </table:table-cell>
          <table:table-cell table:formula="of:=IF([$'realWorldCalibrationData-collectedUnscaled'.AB20];[$'realWorldCalibrationData-collectedUnscaled'.AB20]*[$'realWorldCalibrationData-collectedUnscaled'.$AL20];&quot;&quot;)" office:value-type="float" office:value="34900000000" calcext:value-type="float">
            <text:p>34900000000</text:p>
          </table:table-cell>
          <table:table-cell table:formula="of:=IF([$'realWorldCalibrationData-collectedUnscaled'.AC20];[$'realWorldCalibrationData-collectedUnscaled'.AC20]*[$'realWorldCalibrationData-collectedUnscaled'.$AL20];&quot;&quot;)" office:value-type="float" office:value="38600000000" calcext:value-type="float">
            <text:p>38600000000</text:p>
          </table:table-cell>
          <table:table-cell table:formula="of:=IF([$'realWorldCalibrationData-collectedUnscaled'.AD20];[$'realWorldCalibrationData-collectedUnscaled'.AD20]*[$'realWorldCalibrationData-collectedUnscaled'.$AL20];&quot;&quot;)" office:value-type="float" office:value="36300000000" calcext:value-type="float">
            <text:p>36300000000</text:p>
          </table:table-cell>
          <table:table-cell table:formula="of:=IF([$'realWorldCalibrationData-collectedUnscaled'.AE20];[$'realWorldCalibrationData-collectedUnscaled'.AE20]*[$'realWorldCalibrationData-collectedUnscaled'.$AL20];&quot;&quot;)" office:value-type="float" office:value="37100000000" calcext:value-type="float">
            <text:p>37100000000</text:p>
          </table:table-cell>
          <table:table-cell table:formula="of:=IF([$'realWorldCalibrationData-collectedUnscaled'.AF20];[$'realWorldCalibrationData-collectedUnscaled'.AF20]*[$'realWorldCalibrationData-collectedUnscaled'.$AL20];&quot;&quot;)" office:value-type="float" office:value="40400000000" calcext:value-type="float">
            <text:p>40400000000</text:p>
          </table:table-cell>
          <table:table-cell table:formula="of:=IF([$'realWorldCalibrationData-collectedUnscaled'.AG20];[$'realWorldCalibrationData-collectedUnscaled'.AG20]*[$'realWorldCalibrationData-collectedUnscaled'.$AL20];&quot;&quot;)" office:value-type="float" office:value="45300000000" calcext:value-type="float">
            <text:p>45300000000</text:p>
          </table:table-cell>
          <table:table-cell table:formula="of:=IF([$'realWorldCalibrationData-collectedUnscaled'.AH20];[$'realWorldCalibrationData-collectedUnscaled'.AH20]*[$'realWorldCalibrationData-collectedUnscaled'.$AL20];&quot;&quot;)" office:value-type="float" office:value="52900000000" calcext:value-type="float">
            <text:p>52900000000</text:p>
          </table:table-cell>
          <table:table-cell table:formula="of:=IF([$'realWorldCalibrationData-collectedUnscaled'.AI20];[$'realWorldCalibrationData-collectedUnscaled'.AI20]*[$'realWorldCalibrationData-collectedUnscaled'.$AL20];&quot;&quot;)" office:value-type="float" office:value="62600000000" calcext:value-type="float">
            <text:p>62600000000</text:p>
          </table:table-cell>
        </table:table-row>
        <table:table-row table:style-name="ro1">
          <table:table-cell table:formula="of:=[$'realWorldCalibrationData-collectedUnscaled'.A21]" office:value-type="string" office:string-value="Investments in Other Capacity" calcext:value-type="string">
            <text:p>Investments in Other Capacity</text:p>
          </table:table-cell>
          <table:table-cell table:formula="of:=IF([$'realWorldCalibrationData-collectedUnscaled'.B21];[$'realWorldCalibrationData-collectedUnscaled'.B21]*[$'realWorldCalibrationData-collectedUnscaled'.$AL21];&quot;&quot;)">
            <text:p/>
          </table:table-cell>
          <table:table-cell table:formula="of:=IF([$'realWorldCalibrationData-collectedUnscaled'.C21];[$'realWorldCalibrationData-collectedUnscaled'.C21]*[$'realWorldCalibrationData-collectedUnscaled'.$AL21];&quot;&quot;)">
            <text:p/>
          </table:table-cell>
          <table:table-cell table:formula="of:=IF([$'realWorldCalibrationData-collectedUnscaled'.D21];[$'realWorldCalibrationData-collectedUnscaled'.D21]*[$'realWorldCalibrationData-collectedUnscaled'.$AL21];&quot;&quot;)">
            <text:p/>
          </table:table-cell>
          <table:table-cell table:formula="of:=IF([$'realWorldCalibrationData-collectedUnscaled'.E21];[$'realWorldCalibrationData-collectedUnscaled'.E21]*[$'realWorldCalibrationData-collectedUnscaled'.$AL21];&quot;&quot;)">
            <text:p/>
          </table:table-cell>
          <table:table-cell table:formula="of:=IF([$'realWorldCalibrationData-collectedUnscaled'.F21];[$'realWorldCalibrationData-collectedUnscaled'.F21]*[$'realWorldCalibrationData-collectedUnscaled'.$AL21];&quot;&quot;)">
            <text:p/>
          </table:table-cell>
          <table:table-cell table:formula="of:=IF([$'realWorldCalibrationData-collectedUnscaled'.G21];[$'realWorldCalibrationData-collectedUnscaled'.G21]*[$'realWorldCalibrationData-collectedUnscaled'.$AL21];&quot;&quot;)">
            <text:p/>
          </table:table-cell>
          <table:table-cell table:formula="of:=IF([$'realWorldCalibrationData-collectedUnscaled'.H21];[$'realWorldCalibrationData-collectedUnscaled'.H21]*[$'realWorldCalibrationData-collectedUnscaled'.$AL21];&quot;&quot;)">
            <text:p/>
          </table:table-cell>
          <table:table-cell table:formula="of:=IF([$'realWorldCalibrationData-collectedUnscaled'.I21];[$'realWorldCalibrationData-collectedUnscaled'.I21]*[$'realWorldCalibrationData-collectedUnscaled'.$AL21];&quot;&quot;)">
            <text:p/>
          </table:table-cell>
          <table:table-cell table:formula="of:=IF([$'realWorldCalibrationData-collectedUnscaled'.J21];[$'realWorldCalibrationData-collectedUnscaled'.J21]*[$'realWorldCalibrationData-collectedUnscaled'.$AL21];&quot;&quot;)">
            <text:p/>
          </table:table-cell>
          <table:table-cell table:formula="of:=IF([$'realWorldCalibrationData-collectedUnscaled'.K21];[$'realWorldCalibrationData-collectedUnscaled'.K21]*[$'realWorldCalibrationData-collectedUnscaled'.$AL21];&quot;&quot;)">
            <text:p/>
          </table:table-cell>
          <table:table-cell table:formula="of:=IF([$'realWorldCalibrationData-collectedUnscaled'.L21];[$'realWorldCalibrationData-collectedUnscaled'.L21]*[$'realWorldCalibrationData-collectedUnscaled'.$AL21];&quot;&quot;)">
            <text:p/>
          </table:table-cell>
          <table:table-cell table:formula="of:=IF([$'realWorldCalibrationData-collectedUnscaled'.M21];[$'realWorldCalibrationData-collectedUnscaled'.M21]*[$'realWorldCalibrationData-collectedUnscaled'.$AL21];&quot;&quot;)">
            <text:p/>
          </table:table-cell>
          <table:table-cell table:formula="of:=IF([$'realWorldCalibrationData-collectedUnscaled'.N21];[$'realWorldCalibrationData-collectedUnscaled'.N21]*[$'realWorldCalibrationData-collectedUnscaled'.$AL21];&quot;&quot;)">
            <text:p/>
          </table:table-cell>
          <table:table-cell table:formula="of:=IF([$'realWorldCalibrationData-collectedUnscaled'.O21];[$'realWorldCalibrationData-collectedUnscaled'.O21]*[$'realWorldCalibrationData-collectedUnscaled'.$AL21];&quot;&quot;)">
            <text:p/>
          </table:table-cell>
          <table:table-cell table:formula="of:=IF([$'realWorldCalibrationData-collectedUnscaled'.P21];[$'realWorldCalibrationData-collectedUnscaled'.P21]*[$'realWorldCalibrationData-collectedUnscaled'.$AL21];&quot;&quot;)" office:value-type="float" office:value="12900000000" calcext:value-type="float">
            <text:p>12900000000</text:p>
          </table:table-cell>
          <table:table-cell table:formula="of:=IF([$'realWorldCalibrationData-collectedUnscaled'.Q21];[$'realWorldCalibrationData-collectedUnscaled'.Q21]*[$'realWorldCalibrationData-collectedUnscaled'.$AL21];&quot;&quot;)" office:value-type="float" office:value="20000001000" calcext:value-type="float">
            <text:p>20000001000</text:p>
          </table:table-cell>
          <table:table-cell table:formula="of:=IF([$'realWorldCalibrationData-collectedUnscaled'.R21];[$'realWorldCalibrationData-collectedUnscaled'.R21]*[$'realWorldCalibrationData-collectedUnscaled'.$AL21];&quot;&quot;)" office:value-type="float" office:value="39600000000" calcext:value-type="float">
            <text:p>39600000000</text:p>
          </table:table-cell>
          <table:table-cell table:formula="of:=IF([$'realWorldCalibrationData-collectedUnscaled'.S21];[$'realWorldCalibrationData-collectedUnscaled'.S21]*[$'realWorldCalibrationData-collectedUnscaled'.$AL21];&quot;&quot;)" office:value-type="float" office:value="44699999000" calcext:value-type="float">
            <text:p>44699999000</text:p>
          </table:table-cell>
          <table:table-cell table:formula="of:=IF([$'realWorldCalibrationData-collectedUnscaled'.T21];[$'realWorldCalibrationData-collectedUnscaled'.T21]*[$'realWorldCalibrationData-collectedUnscaled'.$AL21];&quot;&quot;)" office:value-type="float" office:value="35700001000" calcext:value-type="float">
            <text:p>35700001000</text:p>
          </table:table-cell>
          <table:table-cell table:formula="of:=IF([$'realWorldCalibrationData-collectedUnscaled'.U21];[$'realWorldCalibrationData-collectedUnscaled'.U21]*[$'realWorldCalibrationData-collectedUnscaled'.$AL21];&quot;&quot;)" office:value-type="float" office:value="25599998000" calcext:value-type="float">
            <text:p>25599998000</text:p>
          </table:table-cell>
          <table:table-cell table:formula="of:=IF([$'realWorldCalibrationData-collectedUnscaled'.V21];[$'realWorldCalibrationData-collectedUnscaled'.V21]*[$'realWorldCalibrationData-collectedUnscaled'.$AL21];&quot;&quot;)" office:value-type="float" office:value="30500000000" calcext:value-type="float">
            <text:p>30500000000</text:p>
          </table:table-cell>
          <table:table-cell table:formula="of:=IF([$'realWorldCalibrationData-collectedUnscaled'.W21];[$'realWorldCalibrationData-collectedUnscaled'.W21]*[$'realWorldCalibrationData-collectedUnscaled'.$AL21];&quot;&quot;)" office:value-type="float" office:value="35400000000" calcext:value-type="float">
            <text:p>35400000000</text:p>
          </table:table-cell>
          <table:table-cell table:formula="of:=IF([$'realWorldCalibrationData-collectedUnscaled'.X21];[$'realWorldCalibrationData-collectedUnscaled'.X21]*[$'realWorldCalibrationData-collectedUnscaled'.$AL21];&quot;&quot;)" office:value-type="float" office:value="25100000000" calcext:value-type="float">
            <text:p>25100000000</text:p>
          </table:table-cell>
          <table:table-cell table:formula="of:=IF([$'realWorldCalibrationData-collectedUnscaled'.Y21];[$'realWorldCalibrationData-collectedUnscaled'.Y21]*[$'realWorldCalibrationData-collectedUnscaled'.$AL21];&quot;&quot;)" office:value-type="float" office:value="22600000700" calcext:value-type="float">
            <text:p>22600000700</text:p>
          </table:table-cell>
          <table:table-cell table:formula="of:=IF([$'realWorldCalibrationData-collectedUnscaled'.Z21];[$'realWorldCalibrationData-collectedUnscaled'.Z21]*[$'realWorldCalibrationData-collectedUnscaled'.$AL21];&quot;&quot;)" office:value-type="float" office:value="21700000000" calcext:value-type="float">
            <text:p>21700000000</text:p>
          </table:table-cell>
          <table:table-cell table:formula="of:=IF([$'realWorldCalibrationData-collectedUnscaled'.AA21];[$'realWorldCalibrationData-collectedUnscaled'.AA21]*[$'realWorldCalibrationData-collectedUnscaled'.$AL21];&quot;&quot;)" office:value-type="float" office:value="16600000000" calcext:value-type="float">
            <text:p>16600000000</text:p>
          </table:table-cell>
          <table:table-cell table:formula="of:=IF([$'realWorldCalibrationData-collectedUnscaled'.AB21];[$'realWorldCalibrationData-collectedUnscaled'.AB21]*[$'realWorldCalibrationData-collectedUnscaled'.$AL21];&quot;&quot;)" office:value-type="float" office:value="18599999900" calcext:value-type="float">
            <text:p>18599999900</text:p>
          </table:table-cell>
          <table:table-cell table:formula="of:=IF([$'realWorldCalibrationData-collectedUnscaled'.AC21];[$'realWorldCalibrationData-collectedUnscaled'.AC21]*[$'realWorldCalibrationData-collectedUnscaled'.$AL21];&quot;&quot;)" office:value-type="float" office:value="11400000000" calcext:value-type="float">
            <text:p>11400000000</text:p>
          </table:table-cell>
          <table:table-cell table:formula="of:=IF([$'realWorldCalibrationData-collectedUnscaled'.AD21];[$'realWorldCalibrationData-collectedUnscaled'.AD21]*[$'realWorldCalibrationData-collectedUnscaled'.$AL21];&quot;&quot;)" office:value-type="float" office:value="14800000000" calcext:value-type="float">
            <text:p>14800000000</text:p>
          </table:table-cell>
          <table:table-cell table:formula="of:=IF([$'realWorldCalibrationData-collectedUnscaled'.AE21];[$'realWorldCalibrationData-collectedUnscaled'.AE21]*[$'realWorldCalibrationData-collectedUnscaled'.$AL21];&quot;&quot;)">
            <text:p/>
          </table:table-cell>
          <table:table-cell table:formula="of:=IF([$'realWorldCalibrationData-collectedUnscaled'.AF21];[$'realWorldCalibrationData-collectedUnscaled'.AF21]*[$'realWorldCalibrationData-collectedUnscaled'.$AL21];&quot;&quot;)">
            <text:p/>
          </table:table-cell>
          <table:table-cell table:formula="of:=IF([$'realWorldCalibrationData-collectedUnscaled'.AG21];[$'realWorldCalibrationData-collectedUnscaled'.AG21]*[$'realWorldCalibrationData-collectedUnscaled'.$AL21];&quot;&quot;)">
            <text:p/>
          </table:table-cell>
          <table:table-cell table:formula="of:=IF([$'realWorldCalibrationData-collectedUnscaled'.AH21];[$'realWorldCalibrationData-collectedUnscaled'.AH21]*[$'realWorldCalibrationData-collectedUnscaled'.$AL21];&quot;&quot;)">
            <text:p/>
          </table:table-cell>
          <table:table-cell table:formula="of:=IF([$'realWorldCalibrationData-collectedUnscaled'.AI21];[$'realWorldCalibrationData-collectedUnscaled'.AI21]*[$'realWorldCalibrationData-collectedUnscaled'.$AL21];&quot;&quot;)">
            <text:p/>
          </table:table-cell>
        </table:table-row>
        <table:table-row table:style-name="ro1">
          <table:table-cell table:formula="of:=[$'realWorldCalibrationData-collectedUnscaled'.A22]" office:value-type="string" office:string-value="Installation Cost of S&amp;W capacity" calcext:value-type="string">
            <text:p>Installation Cost of S&amp;W capacity</text:p>
          </table:table-cell>
          <table:table-cell table:formula="of:=IF([$'realWorldCalibrationData-collectedUnscaled'.B22];[$'realWorldCalibrationData-collectedUnscaled'.B22]*[$'realWorldCalibrationData-collectedUnscaled'.$AL22];&quot;&quot;)">
            <text:p/>
          </table:table-cell>
          <table:table-cell table:formula="of:=IF([$'realWorldCalibrationData-collectedUnscaled'.C22];[$'realWorldCalibrationData-collectedUnscaled'.C22]*[$'realWorldCalibrationData-collectedUnscaled'.$AL22];&quot;&quot;)">
            <text:p/>
          </table:table-cell>
          <table:table-cell table:formula="of:=IF([$'realWorldCalibrationData-collectedUnscaled'.D22];[$'realWorldCalibrationData-collectedUnscaled'.D22]*[$'realWorldCalibrationData-collectedUnscaled'.$AL22];&quot;&quot;)">
            <text:p/>
          </table:table-cell>
          <table:table-cell table:formula="of:=IF([$'realWorldCalibrationData-collectedUnscaled'.E22];[$'realWorldCalibrationData-collectedUnscaled'.E22]*[$'realWorldCalibrationData-collectedUnscaled'.$AL22];&quot;&quot;)">
            <text:p/>
          </table:table-cell>
          <table:table-cell table:formula="of:=IF([$'realWorldCalibrationData-collectedUnscaled'.F22];[$'realWorldCalibrationData-collectedUnscaled'.F22]*[$'realWorldCalibrationData-collectedUnscaled'.$AL22];&quot;&quot;)">
            <text:p/>
          </table:table-cell>
          <table:table-cell table:formula="of:=IF([$'realWorldCalibrationData-collectedUnscaled'.G22];[$'realWorldCalibrationData-collectedUnscaled'.G22]*[$'realWorldCalibrationData-collectedUnscaled'.$AL22];&quot;&quot;)">
            <text:p/>
          </table:table-cell>
          <table:table-cell table:formula="of:=IF([$'realWorldCalibrationData-collectedUnscaled'.H22];[$'realWorldCalibrationData-collectedUnscaled'.H22]*[$'realWorldCalibrationData-collectedUnscaled'.$AL22];&quot;&quot;)">
            <text:p/>
          </table:table-cell>
          <table:table-cell table:formula="of:=IF([$'realWorldCalibrationData-collectedUnscaled'.I22];[$'realWorldCalibrationData-collectedUnscaled'.I22]*[$'realWorldCalibrationData-collectedUnscaled'.$AL22];&quot;&quot;)">
            <text:p/>
          </table:table-cell>
          <table:table-cell table:formula="of:=IF([$'realWorldCalibrationData-collectedUnscaled'.J22];[$'realWorldCalibrationData-collectedUnscaled'.J22]*[$'realWorldCalibrationData-collectedUnscaled'.$AL22];&quot;&quot;)">
            <text:p/>
          </table:table-cell>
          <table:table-cell table:formula="of:=IF([$'realWorldCalibrationData-collectedUnscaled'.K22];[$'realWorldCalibrationData-collectedUnscaled'.K22]*[$'realWorldCalibrationData-collectedUnscaled'.$AL22];&quot;&quot;)">
            <text:p/>
          </table:table-cell>
          <table:table-cell table:formula="of:=IF([$'realWorldCalibrationData-collectedUnscaled'.L22];[$'realWorldCalibrationData-collectedUnscaled'.L22]*[$'realWorldCalibrationData-collectedUnscaled'.$AL22];&quot;&quot;)">
            <text:p/>
          </table:table-cell>
          <table:table-cell table:formula="of:=IF([$'realWorldCalibrationData-collectedUnscaled'.M22];[$'realWorldCalibrationData-collectedUnscaled'.M22]*[$'realWorldCalibrationData-collectedUnscaled'.$AL22];&quot;&quot;)">
            <text:p/>
          </table:table-cell>
          <table:table-cell table:formula="of:=IF([$'realWorldCalibrationData-collectedUnscaled'.N22];[$'realWorldCalibrationData-collectedUnscaled'.N22]*[$'realWorldCalibrationData-collectedUnscaled'.$AL22];&quot;&quot;)">
            <text:p/>
          </table:table-cell>
          <table:table-cell table:formula="of:=IF([$'realWorldCalibrationData-collectedUnscaled'.O22];[$'realWorldCalibrationData-collectedUnscaled'.O22]*[$'realWorldCalibrationData-collectedUnscaled'.$AL22];&quot;&quot;)">
            <text:p/>
          </table:table-cell>
          <table:table-cell table:formula="of:=IF([$'realWorldCalibrationData-collectedUnscaled'.P22];[$'realWorldCalibrationData-collectedUnscaled'.P22]*[$'realWorldCalibrationData-collectedUnscaled'.$AL22];&quot;&quot;)">
            <text:p/>
          </table:table-cell>
          <table:table-cell table:formula="of:=IF([$'realWorldCalibrationData-collectedUnscaled'.Q22];[$'realWorldCalibrationData-collectedUnscaled'.Q22]*[$'realWorldCalibrationData-collectedUnscaled'.$AL22];&quot;&quot;)">
            <text:p/>
          </table:table-cell>
          <table:table-cell table:formula="of:=IF([$'realWorldCalibrationData-collectedUnscaled'.R22];[$'realWorldCalibrationData-collectedUnscaled'.R22]*[$'realWorldCalibrationData-collectedUnscaled'.$AL22];&quot;&quot;)">
            <text:p/>
          </table:table-cell>
          <table:table-cell table:formula="of:=IF([$'realWorldCalibrationData-collectedUnscaled'.S22];[$'realWorldCalibrationData-collectedUnscaled'.S22]*[$'realWorldCalibrationData-collectedUnscaled'.$AL22];&quot;&quot;)">
            <text:p/>
          </table:table-cell>
          <table:table-cell table:formula="of:=IF([$'realWorldCalibrationData-collectedUnscaled'.T22];[$'realWorldCalibrationData-collectedUnscaled'.T22]*[$'realWorldCalibrationData-collectedUnscaled'.$AL22];&quot;&quot;)">
            <text:p/>
          </table:table-cell>
          <table:table-cell table:formula="of:=IF([$'realWorldCalibrationData-collectedUnscaled'.U22];[$'realWorldCalibrationData-collectedUnscaled'.U22]*[$'realWorldCalibrationData-collectedUnscaled'.$AL22];&quot;&quot;)">
            <text:p/>
          </table:table-cell>
          <table:table-cell table:formula="of:=IF([$'realWorldCalibrationData-collectedUnscaled'.V22];[$'realWorldCalibrationData-collectedUnscaled'.V22]*[$'realWorldCalibrationData-collectedUnscaled'.$AL22];&quot;&quot;)">
            <text:p/>
          </table:table-cell>
          <table:table-cell table:formula="of:=IF([$'realWorldCalibrationData-collectedUnscaled'.W22];[$'realWorldCalibrationData-collectedUnscaled'.W22]*[$'realWorldCalibrationData-collectedUnscaled'.$AL22];&quot;&quot;)">
            <text:p/>
          </table:table-cell>
          <table:table-cell table:formula="of:=IF([$'realWorldCalibrationData-collectedUnscaled'.X22];[$'realWorldCalibrationData-collectedUnscaled'.X22]*[$'realWorldCalibrationData-collectedUnscaled'.$AL22];&quot;&quot;)">
            <text:p/>
          </table:table-cell>
          <table:table-cell table:formula="of:=IF([$'realWorldCalibrationData-collectedUnscaled'.Y22];[$'realWorldCalibrationData-collectedUnscaled'.Y22]*[$'realWorldCalibrationData-collectedUnscaled'.$AL22];&quot;&quot;)">
            <text:p/>
          </table:table-cell>
          <table:table-cell table:formula="of:=IF([$'realWorldCalibrationData-collectedUnscaled'.Z22];[$'realWorldCalibrationData-collectedUnscaled'.Z22]*[$'realWorldCalibrationData-collectedUnscaled'.$AL22];&quot;&quot;)" office:value-type="float" office:value="870.425741180947" calcext:value-type="float">
            <text:p>870.425741180947</text:p>
          </table:table-cell>
          <table:table-cell table:formula="of:=IF([$'realWorldCalibrationData-collectedUnscaled'.AA22];[$'realWorldCalibrationData-collectedUnscaled'.AA22]*[$'realWorldCalibrationData-collectedUnscaled'.$AL22];&quot;&quot;)" office:value-type="float" office:value="806.430190851043" calcext:value-type="float">
            <text:p>806.430190851043</text:p>
          </table:table-cell>
          <table:table-cell table:formula="of:=IF([$'realWorldCalibrationData-collectedUnscaled'.AB22];[$'realWorldCalibrationData-collectedUnscaled'.AB22]*[$'realWorldCalibrationData-collectedUnscaled'.$AL22];&quot;&quot;)" office:value-type="float" office:value="717.593291398346" calcext:value-type="float">
            <text:p>717.593291398346</text:p>
          </table:table-cell>
          <table:table-cell table:formula="of:=IF([$'realWorldCalibrationData-collectedUnscaled'.AC22];[$'realWorldCalibrationData-collectedUnscaled'.AC22]*[$'realWorldCalibrationData-collectedUnscaled'.$AL22];&quot;&quot;)" office:value-type="float" office:value="617.464770674102" calcext:value-type="float">
            <text:p>617.464770674102</text:p>
          </table:table-cell>
          <table:table-cell table:formula="of:=IF([$'realWorldCalibrationData-collectedUnscaled'.AD22];[$'realWorldCalibrationData-collectedUnscaled'.AD22]*[$'realWorldCalibrationData-collectedUnscaled'.$AL22];&quot;&quot;)" office:value-type="float" office:value="532.158497368439" calcext:value-type="float">
            <text:p>532.158497368439</text:p>
          </table:table-cell>
          <table:table-cell table:formula="of:=IF([$'realWorldCalibrationData-collectedUnscaled'.AE22];[$'realWorldCalibrationData-collectedUnscaled'.AE22]*[$'realWorldCalibrationData-collectedUnscaled'.$AL22];&quot;&quot;)" office:value-type="float" office:value="492.927941118471" calcext:value-type="float">
            <text:p>492.927941118471</text:p>
          </table:table-cell>
          <table:table-cell table:formula="of:=IF([$'realWorldCalibrationData-collectedUnscaled'.AF22];[$'realWorldCalibrationData-collectedUnscaled'.AF22]*[$'realWorldCalibrationData-collectedUnscaled'.$AL22];&quot;&quot;)" office:value-type="float" office:value="497.68054234464" calcext:value-type="float">
            <text:p>497.68054234464</text:p>
          </table:table-cell>
          <table:table-cell table:formula="of:=IF([$'realWorldCalibrationData-collectedUnscaled'.AG22];[$'realWorldCalibrationData-collectedUnscaled'.AG22]*[$'realWorldCalibrationData-collectedUnscaled'.$AL22];&quot;&quot;)" office:value-type="float" office:value="506.649965048249" calcext:value-type="float">
            <text:p>506.649965048249</text:p>
          </table:table-cell>
          <table:table-cell table:formula="of:=IF([$'realWorldCalibrationData-collectedUnscaled'.AH22];[$'realWorldCalibrationData-collectedUnscaled'.AH22]*[$'realWorldCalibrationData-collectedUnscaled'.$AL22];&quot;&quot;)" office:value-type="float" office:value="523.713487984807" calcext:value-type="float">
            <text:p>523.713487984807</text:p>
          </table:table-cell>
          <table:table-cell table:formula="of:=IF([$'realWorldCalibrationData-collectedUnscaled'.AI22];[$'realWorldCalibrationData-collectedUnscaled'.AI22]*[$'realWorldCalibrationData-collectedUnscaled'.$AL22];&quot;&quot;)">
            <text:p/>
          </table:table-cell>
        </table:table-row>
        <table:table-row table:style-name="ro1">
          <table:table-cell table:formula="of:=[$'realWorldCalibrationData-collectedUnscaled'.A23]" office:value-type="string" office:string-value="share of GDP invested in fuel extraction" calcext:value-type="string">
            <text:p>share of GDP invested in fuel extraction</text:p>
          </table:table-cell>
          <table:table-cell table:formula="of:=IF([$'realWorldCalibrationData-collectedUnscaled'.B23];[$'realWorldCalibrationData-collectedUnscaled'.B23]*[$'realWorldCalibrationData-collectedUnscaled'.$AL23];&quot;&quot;)">
            <text:p/>
          </table:table-cell>
          <table:table-cell table:formula="of:=IF([$'realWorldCalibrationData-collectedUnscaled'.C23];[$'realWorldCalibrationData-collectedUnscaled'.C23]*[$'realWorldCalibrationData-collectedUnscaled'.$AL23];&quot;&quot;)">
            <text:p/>
          </table:table-cell>
          <table:table-cell table:formula="of:=IF([$'realWorldCalibrationData-collectedUnscaled'.D23];[$'realWorldCalibrationData-collectedUnscaled'.D23]*[$'realWorldCalibrationData-collectedUnscaled'.$AL23];&quot;&quot;)">
            <text:p/>
          </table:table-cell>
          <table:table-cell table:formula="of:=IF([$'realWorldCalibrationData-collectedUnscaled'.E23];[$'realWorldCalibrationData-collectedUnscaled'.E23]*[$'realWorldCalibrationData-collectedUnscaled'.$AL23];&quot;&quot;)">
            <text:p/>
          </table:table-cell>
          <table:table-cell table:formula="of:=IF([$'realWorldCalibrationData-collectedUnscaled'.F23];[$'realWorldCalibrationData-collectedUnscaled'.F23]*[$'realWorldCalibrationData-collectedUnscaled'.$AL23];&quot;&quot;)">
            <text:p/>
          </table:table-cell>
          <table:table-cell table:formula="of:=IF([$'realWorldCalibrationData-collectedUnscaled'.G23];[$'realWorldCalibrationData-collectedUnscaled'.G23]*[$'realWorldCalibrationData-collectedUnscaled'.$AL23];&quot;&quot;)">
            <text:p/>
          </table:table-cell>
          <table:table-cell table:formula="of:=IF([$'realWorldCalibrationData-collectedUnscaled'.H23];[$'realWorldCalibrationData-collectedUnscaled'.H23]*[$'realWorldCalibrationData-collectedUnscaled'.$AL23];&quot;&quot;)">
            <text:p/>
          </table:table-cell>
          <table:table-cell table:formula="of:=IF([$'realWorldCalibrationData-collectedUnscaled'.I23];[$'realWorldCalibrationData-collectedUnscaled'.I23]*[$'realWorldCalibrationData-collectedUnscaled'.$AL23];&quot;&quot;)">
            <text:p/>
          </table:table-cell>
          <table:table-cell table:formula="of:=IF([$'realWorldCalibrationData-collectedUnscaled'.J23];[$'realWorldCalibrationData-collectedUnscaled'.J23]*[$'realWorldCalibrationData-collectedUnscaled'.$AL23];&quot;&quot;)">
            <text:p/>
          </table:table-cell>
          <table:table-cell table:formula="of:=IF([$'realWorldCalibrationData-collectedUnscaled'.K23];[$'realWorldCalibrationData-collectedUnscaled'.K23]*[$'realWorldCalibrationData-collectedUnscaled'.$AL23];&quot;&quot;)">
            <text:p/>
          </table:table-cell>
          <table:table-cell table:formula="of:=IF([$'realWorldCalibrationData-collectedUnscaled'.L23];[$'realWorldCalibrationData-collectedUnscaled'.L23]*[$'realWorldCalibrationData-collectedUnscaled'.$AL23];&quot;&quot;)">
            <text:p/>
          </table:table-cell>
          <table:table-cell table:formula="of:=IF([$'realWorldCalibrationData-collectedUnscaled'.M23];[$'realWorldCalibrationData-collectedUnscaled'.M23]*[$'realWorldCalibrationData-collectedUnscaled'.$AL23];&quot;&quot;)">
            <text:p/>
          </table:table-cell>
          <table:table-cell table:formula="of:=IF([$'realWorldCalibrationData-collectedUnscaled'.N23];[$'realWorldCalibrationData-collectedUnscaled'.N23]*[$'realWorldCalibrationData-collectedUnscaled'.$AL23];&quot;&quot;)">
            <text:p/>
          </table:table-cell>
          <table:table-cell table:formula="of:=IF([$'realWorldCalibrationData-collectedUnscaled'.O23];[$'realWorldCalibrationData-collectedUnscaled'.O23]*[$'realWorldCalibrationData-collectedUnscaled'.$AL23];&quot;&quot;)">
            <text:p/>
          </table:table-cell>
          <table:table-cell table:formula="of:=IF([$'realWorldCalibrationData-collectedUnscaled'.P23];[$'realWorldCalibrationData-collectedUnscaled'.P23]*[$'realWorldCalibrationData-collectedUnscaled'.$AL23];&quot;&quot;)">
            <text:p/>
          </table:table-cell>
          <table:table-cell table:formula="of:=IF([$'realWorldCalibrationData-collectedUnscaled'.Q23];[$'realWorldCalibrationData-collectedUnscaled'.Q23]*[$'realWorldCalibrationData-collectedUnscaled'.$AL23];&quot;&quot;)">
            <text:p/>
          </table:table-cell>
          <table:table-cell table:formula="of:=IF([$'realWorldCalibrationData-collectedUnscaled'.R23];[$'realWorldCalibrationData-collectedUnscaled'.R23]*[$'realWorldCalibrationData-collectedUnscaled'.$AL23];&quot;&quot;)">
            <text:p/>
          </table:table-cell>
          <table:table-cell table:formula="of:=IF([$'realWorldCalibrationData-collectedUnscaled'.S23];[$'realWorldCalibrationData-collectedUnscaled'.S23]*[$'realWorldCalibrationData-collectedUnscaled'.$AL23];&quot;&quot;)">
            <text:p/>
          </table:table-cell>
          <table:table-cell table:formula="of:=IF([$'realWorldCalibrationData-collectedUnscaled'.T23];[$'realWorldCalibrationData-collectedUnscaled'.T23]*[$'realWorldCalibrationData-collectedUnscaled'.$AL23];&quot;&quot;)">
            <text:p/>
          </table:table-cell>
          <table:table-cell table:formula="of:=IF([$'realWorldCalibrationData-collectedUnscaled'.U23];[$'realWorldCalibrationData-collectedUnscaled'.U23]*[$'realWorldCalibrationData-collectedUnscaled'.$AL23];&quot;&quot;)">
            <text:p/>
          </table:table-cell>
          <table:table-cell table:formula="of:=IF([$'realWorldCalibrationData-collectedUnscaled'.V23];[$'realWorldCalibrationData-collectedUnscaled'.V23]*[$'realWorldCalibrationData-collectedUnscaled'.$AL23];&quot;&quot;)">
            <text:p/>
          </table:table-cell>
          <table:table-cell table:formula="of:=IF([$'realWorldCalibrationData-collectedUnscaled'.W23];[$'realWorldCalibrationData-collectedUnscaled'.W23]*[$'realWorldCalibrationData-collectedUnscaled'.$AL23];&quot;&quot;)">
            <text:p/>
          </table:table-cell>
          <table:table-cell table:formula="of:=IF([$'realWorldCalibrationData-collectedUnscaled'.X23];[$'realWorldCalibrationData-collectedUnscaled'.X23]*[$'realWorldCalibrationData-collectedUnscaled'.$AL23];&quot;&quot;)">
            <text:p/>
          </table:table-cell>
          <table:table-cell table:formula="of:=IF([$'realWorldCalibrationData-collectedUnscaled'.Y23];[$'realWorldCalibrationData-collectedUnscaled'.Y23]*[$'realWorldCalibrationData-collectedUnscaled'.$AL23];&quot;&quot;)">
            <text:p/>
          </table:table-cell>
          <table:table-cell table:formula="of:=IF([$'realWorldCalibrationData-collectedUnscaled'.Z23];[$'realWorldCalibrationData-collectedUnscaled'.Z23]*[$'realWorldCalibrationData-collectedUnscaled'.$AL23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A23];[$'realWorldCalibrationData-collectedUnscaled'.AA23]*[$'realWorldCalibrationData-collectedUnscaled'.$AL23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B23];[$'realWorldCalibrationData-collectedUnscaled'.AB23]*[$'realWorldCalibrationData-collectedUnscaled'.$AL23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C23];[$'realWorldCalibrationData-collectedUnscaled'.AC23]*[$'realWorldCalibrationData-collectedUnscaled'.$AL23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D23];[$'realWorldCalibrationData-collectedUnscaled'.AD23]*[$'realWorldCalibrationData-collectedUnscaled'.$AL23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E23];[$'realWorldCalibrationData-collectedUnscaled'.AE23]*[$'realWorldCalibrationData-collectedUnscaled'.$AL23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F23];[$'realWorldCalibrationData-collectedUnscaled'.AF23]*[$'realWorldCalibrationData-collectedUnscaled'.$AL23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G23];[$'realWorldCalibrationData-collectedUnscaled'.AG23]*[$'realWorldCalibrationData-collectedUnscaled'.$AL23];&quot;&quot;)">
            <text:p/>
          </table:table-cell>
          <table:table-cell table:formula="of:=IF([$'realWorldCalibrationData-collectedUnscaled'.AH23];[$'realWorldCalibrationData-collectedUnscaled'.AH23]*[$'realWorldCalibrationData-collectedUnscaled'.$AL23];&quot;&quot;)">
            <text:p/>
          </table:table-cell>
          <table:table-cell table:formula="of:=IF([$'realWorldCalibrationData-collectedUnscaled'.AI23];[$'realWorldCalibrationData-collectedUnscaled'.AI23]*[$'realWorldCalibrationData-collectedUnscaled'.$AL23];&quot;&quot;)">
            <text:p/>
          </table:table-cell>
        </table:table-row>
        <table:table-row table:style-name="ro1">
          <table:table-cell table:formula="of:=[$'realWorldCalibrationData-collectedUnscaled'.A24]" office:value-type="string" office:string-value="share of GDP invested in Energy Production" calcext:value-type="string">
            <text:p>share of GDP invested in Energy Production</text:p>
          </table:table-cell>
          <table:table-cell table:formula="of:=IF([$'realWorldCalibrationData-collectedUnscaled'.B24];[$'realWorldCalibrationData-collectedUnscaled'.B24]*[$'realWorldCalibrationData-collectedUnscaled'.$AL24];&quot;&quot;)">
            <text:p/>
          </table:table-cell>
          <table:table-cell table:formula="of:=IF([$'realWorldCalibrationData-collectedUnscaled'.C24];[$'realWorldCalibrationData-collectedUnscaled'.C24]*[$'realWorldCalibrationData-collectedUnscaled'.$AL24];&quot;&quot;)">
            <text:p/>
          </table:table-cell>
          <table:table-cell table:formula="of:=IF([$'realWorldCalibrationData-collectedUnscaled'.D24];[$'realWorldCalibrationData-collectedUnscaled'.D24]*[$'realWorldCalibrationData-collectedUnscaled'.$AL24];&quot;&quot;)">
            <text:p/>
          </table:table-cell>
          <table:table-cell table:formula="of:=IF([$'realWorldCalibrationData-collectedUnscaled'.E24];[$'realWorldCalibrationData-collectedUnscaled'.E24]*[$'realWorldCalibrationData-collectedUnscaled'.$AL24];&quot;&quot;)">
            <text:p/>
          </table:table-cell>
          <table:table-cell table:formula="of:=IF([$'realWorldCalibrationData-collectedUnscaled'.F24];[$'realWorldCalibrationData-collectedUnscaled'.F24]*[$'realWorldCalibrationData-collectedUnscaled'.$AL24];&quot;&quot;)">
            <text:p/>
          </table:table-cell>
          <table:table-cell table:formula="of:=IF([$'realWorldCalibrationData-collectedUnscaled'.G24];[$'realWorldCalibrationData-collectedUnscaled'.G24]*[$'realWorldCalibrationData-collectedUnscaled'.$AL24];&quot;&quot;)">
            <text:p/>
          </table:table-cell>
          <table:table-cell table:formula="of:=IF([$'realWorldCalibrationData-collectedUnscaled'.H24];[$'realWorldCalibrationData-collectedUnscaled'.H24]*[$'realWorldCalibrationData-collectedUnscaled'.$AL24];&quot;&quot;)">
            <text:p/>
          </table:table-cell>
          <table:table-cell table:formula="of:=IF([$'realWorldCalibrationData-collectedUnscaled'.I24];[$'realWorldCalibrationData-collectedUnscaled'.I24]*[$'realWorldCalibrationData-collectedUnscaled'.$AL24];&quot;&quot;)">
            <text:p/>
          </table:table-cell>
          <table:table-cell table:formula="of:=IF([$'realWorldCalibrationData-collectedUnscaled'.J24];[$'realWorldCalibrationData-collectedUnscaled'.J24]*[$'realWorldCalibrationData-collectedUnscaled'.$AL24];&quot;&quot;)">
            <text:p/>
          </table:table-cell>
          <table:table-cell table:formula="of:=IF([$'realWorldCalibrationData-collectedUnscaled'.K24];[$'realWorldCalibrationData-collectedUnscaled'.K24]*[$'realWorldCalibrationData-collectedUnscaled'.$AL24];&quot;&quot;)">
            <text:p/>
          </table:table-cell>
          <table:table-cell table:formula="of:=IF([$'realWorldCalibrationData-collectedUnscaled'.L24];[$'realWorldCalibrationData-collectedUnscaled'.L24]*[$'realWorldCalibrationData-collectedUnscaled'.$AL24];&quot;&quot;)">
            <text:p/>
          </table:table-cell>
          <table:table-cell table:formula="of:=IF([$'realWorldCalibrationData-collectedUnscaled'.M24];[$'realWorldCalibrationData-collectedUnscaled'.M24]*[$'realWorldCalibrationData-collectedUnscaled'.$AL24];&quot;&quot;)">
            <text:p/>
          </table:table-cell>
          <table:table-cell table:formula="of:=IF([$'realWorldCalibrationData-collectedUnscaled'.N24];[$'realWorldCalibrationData-collectedUnscaled'.N24]*[$'realWorldCalibrationData-collectedUnscaled'.$AL24];&quot;&quot;)">
            <text:p/>
          </table:table-cell>
          <table:table-cell table:formula="of:=IF([$'realWorldCalibrationData-collectedUnscaled'.O24];[$'realWorldCalibrationData-collectedUnscaled'.O24]*[$'realWorldCalibrationData-collectedUnscaled'.$AL24];&quot;&quot;)">
            <text:p/>
          </table:table-cell>
          <table:table-cell table:formula="of:=IF([$'realWorldCalibrationData-collectedUnscaled'.P24];[$'realWorldCalibrationData-collectedUnscaled'.P24]*[$'realWorldCalibrationData-collectedUnscaled'.$AL24];&quot;&quot;)">
            <text:p/>
          </table:table-cell>
          <table:table-cell table:formula="of:=IF([$'realWorldCalibrationData-collectedUnscaled'.Q24];[$'realWorldCalibrationData-collectedUnscaled'.Q24]*[$'realWorldCalibrationData-collectedUnscaled'.$AL24];&quot;&quot;)">
            <text:p/>
          </table:table-cell>
          <table:table-cell table:formula="of:=IF([$'realWorldCalibrationData-collectedUnscaled'.R24];[$'realWorldCalibrationData-collectedUnscaled'.R24]*[$'realWorldCalibrationData-collectedUnscaled'.$AL24];&quot;&quot;)">
            <text:p/>
          </table:table-cell>
          <table:table-cell table:formula="of:=IF([$'realWorldCalibrationData-collectedUnscaled'.S24];[$'realWorldCalibrationData-collectedUnscaled'.S24]*[$'realWorldCalibrationData-collectedUnscaled'.$AL24];&quot;&quot;)">
            <text:p/>
          </table:table-cell>
          <table:table-cell table:formula="of:=IF([$'realWorldCalibrationData-collectedUnscaled'.T24];[$'realWorldCalibrationData-collectedUnscaled'.T24]*[$'realWorldCalibrationData-collectedUnscaled'.$AL24];&quot;&quot;)">
            <text:p/>
          </table:table-cell>
          <table:table-cell table:formula="of:=IF([$'realWorldCalibrationData-collectedUnscaled'.U24];[$'realWorldCalibrationData-collectedUnscaled'.U24]*[$'realWorldCalibrationData-collectedUnscaled'.$AL24];&quot;&quot;)">
            <text:p/>
          </table:table-cell>
          <table:table-cell table:formula="of:=IF([$'realWorldCalibrationData-collectedUnscaled'.V24];[$'realWorldCalibrationData-collectedUnscaled'.V24]*[$'realWorldCalibrationData-collectedUnscaled'.$AL24];&quot;&quot;)">
            <text:p/>
          </table:table-cell>
          <table:table-cell table:formula="of:=IF([$'realWorldCalibrationData-collectedUnscaled'.W24];[$'realWorldCalibrationData-collectedUnscaled'.W24]*[$'realWorldCalibrationData-collectedUnscaled'.$AL24];&quot;&quot;)">
            <text:p/>
          </table:table-cell>
          <table:table-cell table:formula="of:=IF([$'realWorldCalibrationData-collectedUnscaled'.X24];[$'realWorldCalibrationData-collectedUnscaled'.X24]*[$'realWorldCalibrationData-collectedUnscaled'.$AL24];&quot;&quot;)">
            <text:p/>
          </table:table-cell>
          <table:table-cell table:formula="of:=IF([$'realWorldCalibrationData-collectedUnscaled'.Y24];[$'realWorldCalibrationData-collectedUnscaled'.Y24]*[$'realWorldCalibrationData-collectedUnscaled'.$AL24];&quot;&quot;)">
            <text:p/>
          </table:table-cell>
          <table:table-cell table:formula="of:=IF([$'realWorldCalibrationData-collectedUnscaled'.Z24];[$'realWorldCalibrationData-collectedUnscaled'.Z24]*[$'realWorldCalibrationData-collectedUnscaled'.$AL24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A24];[$'realWorldCalibrationData-collectedUnscaled'.AA24]*[$'realWorldCalibrationData-collectedUnscaled'.$AL24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B24];[$'realWorldCalibrationData-collectedUnscaled'.AB24]*[$'realWorldCalibrationData-collectedUnscaled'.$AL24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C24];[$'realWorldCalibrationData-collectedUnscaled'.AC24]*[$'realWorldCalibrationData-collectedUnscaled'.$AL24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D24];[$'realWorldCalibrationData-collectedUnscaled'.AD24]*[$'realWorldCalibrationData-collectedUnscaled'.$AL24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E24];[$'realWorldCalibrationData-collectedUnscaled'.AE24]*[$'realWorldCalibrationData-collectedUnscaled'.$AL24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F24];[$'realWorldCalibrationData-collectedUnscaled'.AF24]*[$'realWorldCalibrationData-collectedUnscaled'.$AL24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G24];[$'realWorldCalibrationData-collectedUnscaled'.AG24]*[$'realWorldCalibrationData-collectedUnscaled'.$AL24];&quot;&quot;)">
            <text:p/>
          </table:table-cell>
          <table:table-cell table:formula="of:=IF([$'realWorldCalibrationData-collectedUnscaled'.AH24];[$'realWorldCalibrationData-collectedUnscaled'.AH24]*[$'realWorldCalibrationData-collectedUnscaled'.$AL24];&quot;&quot;)">
            <text:p/>
          </table:table-cell>
          <table:table-cell table:formula="of:=IF([$'realWorldCalibrationData-collectedUnscaled'.AI24];[$'realWorldCalibrationData-collectedUnscaled'.AI24]*[$'realWorldCalibrationData-collectedUnscaled'.$AL24];&quot;&quot;)">
            <text:p/>
          </table:table-cell>
        </table:table-row>
        <table:table-row table:style-name="ro1">
          <table:table-cell table:formula="of:=[$'realWorldCalibrationData-collectedUnscaled'.A25]" office:value-type="string" office:string-value="CO2 emissions from fossil fuels" calcext:value-type="string">
            <text:p>CO2 emissions from fossil fuels</text:p>
          </table:table-cell>
          <table:table-cell table:formula="of:=IF([$'realWorldCalibrationData-collectedUnscaled'.B25];[$'realWorldCalibrationData-collectedUnscaled'.B25]*[$'realWorldCalibrationData-collectedUnscaled'.$AL25];&quot;&quot;)" office:value-type="float" office:value="22.041699273216" calcext:value-type="float">
            <text:p>22.041699273216</text:p>
          </table:table-cell>
          <table:table-cell table:formula="of:=IF([$'realWorldCalibrationData-collectedUnscaled'.C25];[$'realWorldCalibrationData-collectedUnscaled'.C25]*[$'realWorldCalibrationData-collectedUnscaled'.$AL25];&quot;&quot;)" office:value-type="float" office:value="22.5228498425012" calcext:value-type="float">
            <text:p>22.5228498425012</text:p>
          </table:table-cell>
          <table:table-cell table:formula="of:=IF([$'realWorldCalibrationData-collectedUnscaled'.D25];[$'realWorldCalibrationData-collectedUnscaled'.D25]*[$'realWorldCalibrationData-collectedUnscaled'.$AL25];&quot;&quot;)" office:value-type="float" office:value="21.8364067212029" calcext:value-type="float">
            <text:p>21.8364067212029</text:p>
          </table:table-cell>
          <table:table-cell table:formula="of:=IF([$'realWorldCalibrationData-collectedUnscaled'.E25];[$'realWorldCalibrationData-collectedUnscaled'.E25]*[$'realWorldCalibrationData-collectedUnscaled'.$AL25];&quot;&quot;)" office:value-type="float" office:value="22.0475215186396" calcext:value-type="float">
            <text:p>22.0475215186396</text:p>
          </table:table-cell>
          <table:table-cell table:formula="of:=IF([$'realWorldCalibrationData-collectedUnscaled'.F25];[$'realWorldCalibrationData-collectedUnscaled'.F25]*[$'realWorldCalibrationData-collectedUnscaled'.$AL25];&quot;&quot;)" office:value-type="float" office:value="22.1671222730407" calcext:value-type="float">
            <text:p>22.1671222730407</text:p>
          </table:table-cell>
          <table:table-cell table:formula="of:=IF([$'realWorldCalibrationData-collectedUnscaled'.G25];[$'realWorldCalibrationData-collectedUnscaled'.G25]*[$'realWorldCalibrationData-collectedUnscaled'.$AL25];&quot;&quot;)" office:value-type="float" office:value="22.6154850759198" calcext:value-type="float">
            <text:p>22.6154850759198</text:p>
          </table:table-cell>
          <table:table-cell table:formula="of:=IF([$'realWorldCalibrationData-collectedUnscaled'.H25];[$'realWorldCalibrationData-collectedUnscaled'.H25]*[$'realWorldCalibrationData-collectedUnscaled'.$AL25];&quot;&quot;)" office:value-type="float" office:value="23.3050073973432" calcext:value-type="float">
            <text:p>23.3050073973432</text:p>
          </table:table-cell>
          <table:table-cell table:formula="of:=IF([$'realWorldCalibrationData-collectedUnscaled'.I25];[$'realWorldCalibrationData-collectedUnscaled'.I25]*[$'realWorldCalibrationData-collectedUnscaled'.$AL25];&quot;&quot;)" office:value-type="float" office:value="23.4205244795503" calcext:value-type="float">
            <text:p>23.4205244795503</text:p>
          </table:table-cell>
          <table:table-cell table:formula="of:=IF([$'realWorldCalibrationData-collectedUnscaled'.J25];[$'realWorldCalibrationData-collectedUnscaled'.J25]*[$'realWorldCalibrationData-collectedUnscaled'.$AL25];&quot;&quot;)" office:value-type="float" office:value="23.3370216264251" calcext:value-type="float">
            <text:p>23.3370216264251</text:p>
          </table:table-cell>
          <table:table-cell table:formula="of:=IF([$'realWorldCalibrationData-collectedUnscaled'.K25];[$'realWorldCalibrationData-collectedUnscaled'.K25]*[$'realWorldCalibrationData-collectedUnscaled'.$AL25];&quot;&quot;)" office:value-type="float" office:value="23.8250668732969" calcext:value-type="float">
            <text:p>23.8250668732969</text:p>
          </table:table-cell>
          <table:table-cell table:formula="of:=IF([$'realWorldCalibrationData-collectedUnscaled'.L25];[$'realWorldCalibrationData-collectedUnscaled'.L25]*[$'realWorldCalibrationData-collectedUnscaled'.$AL25];&quot;&quot;)" office:value-type="float" office:value="24.5184138123653" calcext:value-type="float">
            <text:p>24.5184138123653</text:p>
          </table:table-cell>
          <table:table-cell table:formula="of:=IF([$'realWorldCalibrationData-collectedUnscaled'.M25];[$'realWorldCalibrationData-collectedUnscaled'.M25]*[$'realWorldCalibrationData-collectedUnscaled'.$AL25];&quot;&quot;)" office:value-type="float" office:value="24.7036473100738" calcext:value-type="float">
            <text:p>24.7036473100738</text:p>
          </table:table-cell>
          <table:table-cell table:formula="of:=IF([$'realWorldCalibrationData-collectedUnscaled'.N25];[$'realWorldCalibrationData-collectedUnscaled'.N25]*[$'realWorldCalibrationData-collectedUnscaled'.$AL25];&quot;&quot;)" office:value-type="float" office:value="25.2723087204166" calcext:value-type="float">
            <text:p>25.2723087204166</text:p>
          </table:table-cell>
          <table:table-cell table:formula="of:=IF([$'realWorldCalibrationData-collectedUnscaled'.O25];[$'realWorldCalibrationData-collectedUnscaled'.O25]*[$'realWorldCalibrationData-collectedUnscaled'.$AL25];&quot;&quot;)" office:value-type="float" office:value="26.5821991758423" calcext:value-type="float">
            <text:p>26.5821991758423</text:p>
          </table:table-cell>
          <table:table-cell table:formula="of:=IF([$'realWorldCalibrationData-collectedUnscaled'.P25];[$'realWorldCalibrationData-collectedUnscaled'.P25]*[$'realWorldCalibrationData-collectedUnscaled'.$AL25];&quot;&quot;)" office:value-type="float" office:value="27.4984306182001" calcext:value-type="float">
            <text:p>27.4984306182001</text:p>
          </table:table-cell>
          <table:table-cell table:formula="of:=IF([$'realWorldCalibrationData-collectedUnscaled'.Q25];[$'realWorldCalibrationData-collectedUnscaled'.Q25]*[$'realWorldCalibrationData-collectedUnscaled'.$AL25];&quot;&quot;)" office:value-type="float" office:value="28.4119541116871" calcext:value-type="float">
            <text:p>28.4119541116871</text:p>
          </table:table-cell>
          <table:table-cell table:formula="of:=IF([$'realWorldCalibrationData-collectedUnscaled'.R25];[$'realWorldCalibrationData-collectedUnscaled'.R25]*[$'realWorldCalibrationData-collectedUnscaled'.$AL25];&quot;&quot;)" office:value-type="float" office:value="29.2923987056594" calcext:value-type="float">
            <text:p>29.2923987056594</text:p>
          </table:table-cell>
          <table:table-cell table:formula="of:=IF([$'realWorldCalibrationData-collectedUnscaled'.S25];[$'realWorldCalibrationData-collectedUnscaled'.S25]*[$'realWorldCalibrationData-collectedUnscaled'.$AL25];&quot;&quot;)" office:value-type="float" office:value="30.1218132688879" calcext:value-type="float">
            <text:p>30.1218132688879</text:p>
          </table:table-cell>
          <table:table-cell table:formula="of:=IF([$'realWorldCalibrationData-collectedUnscaled'.T25];[$'realWorldCalibrationData-collectedUnscaled'.T25]*[$'realWorldCalibrationData-collectedUnscaled'.$AL25];&quot;&quot;)" office:value-type="float" office:value="30.6862244059293" calcext:value-type="float">
            <text:p>30.6862244059293</text:p>
          </table:table-cell>
          <table:table-cell table:formula="of:=IF([$'realWorldCalibrationData-collectedUnscaled'.U25];[$'realWorldCalibrationData-collectedUnscaled'.U25]*[$'realWorldCalibrationData-collectedUnscaled'.$AL25];&quot;&quot;)" office:value-type="float" office:value="30.1484043940044" calcext:value-type="float">
            <text:p>30.1484043940044</text:p>
          </table:table-cell>
          <table:table-cell table:formula="of:=IF([$'realWorldCalibrationData-collectedUnscaled'.V25];[$'realWorldCalibrationData-collectedUnscaled'.V25]*[$'realWorldCalibrationData-collectedUnscaled'.$AL25];&quot;&quot;)" office:value-type="float" office:value="31.8673790234856" calcext:value-type="float">
            <text:p>31.8673790234856</text:p>
          </table:table-cell>
          <table:table-cell table:formula="of:=IF([$'realWorldCalibrationData-collectedUnscaled'.W25];[$'realWorldCalibrationData-collectedUnscaled'.W25]*[$'realWorldCalibrationData-collectedUnscaled'.$AL25];&quot;&quot;)" office:value-type="float" office:value="32.8663961755341" calcext:value-type="float">
            <text:p>32.8663961755341</text:p>
          </table:table-cell>
          <table:table-cell table:formula="of:=IF([$'realWorldCalibrationData-collectedUnscaled'.X25];[$'realWorldCalibrationData-collectedUnscaled'.X25]*[$'realWorldCalibrationData-collectedUnscaled'.$AL25];&quot;&quot;)" office:value-type="float" office:value="33.3494731563762" calcext:value-type="float">
            <text:p>33.3494731563762</text:p>
          </table:table-cell>
          <table:table-cell table:formula="of:=IF([$'realWorldCalibrationData-collectedUnscaled'.Y25];[$'realWorldCalibrationData-collectedUnscaled'.Y25]*[$'realWorldCalibrationData-collectedUnscaled'.$AL25];&quot;&quot;)" office:value-type="float" office:value="33.5850847813671" calcext:value-type="float">
            <text:p>33.5850847813671</text:p>
          </table:table-cell>
          <table:table-cell table:formula="of:=IF([$'realWorldCalibrationData-collectedUnscaled'.Z25];[$'realWorldCalibrationData-collectedUnscaled'.Z25]*[$'realWorldCalibrationData-collectedUnscaled'.$AL25];&quot;&quot;)" office:value-type="float" office:value="33.7768659026317" calcext:value-type="float">
            <text:p>33.7768659026317</text:p>
          </table:table-cell>
          <table:table-cell table:formula="of:=IF([$'realWorldCalibrationData-collectedUnscaled'.AA25];[$'realWorldCalibrationData-collectedUnscaled'.AA25]*[$'realWorldCalibrationData-collectedUnscaled'.$AL25];&quot;&quot;)" office:value-type="float" office:value="33.8154791936955" calcext:value-type="float">
            <text:p>33.8154791936955</text:p>
          </table:table-cell>
          <table:table-cell table:formula="of:=IF([$'realWorldCalibrationData-collectedUnscaled'.AB25];[$'realWorldCalibrationData-collectedUnscaled'.AB25]*[$'realWorldCalibrationData-collectedUnscaled'.$AL25];&quot;&quot;)" office:value-type="float" office:value="33.7405819566107" calcext:value-type="float">
            <text:p>33.7405819566107</text:p>
          </table:table-cell>
          <table:table-cell table:formula="of:=IF([$'realWorldCalibrationData-collectedUnscaled'.AC25];[$'realWorldCalibrationData-collectedUnscaled'.AC25]*[$'realWorldCalibrationData-collectedUnscaled'.$AL25];&quot;&quot;)" office:value-type="float" office:value="34.2906983257504" calcext:value-type="float">
            <text:p>34.2906983257504</text:p>
          </table:table-cell>
          <table:table-cell table:formula="of:=IF([$'realWorldCalibrationData-collectedUnscaled'.AD25];[$'realWorldCalibrationData-collectedUnscaled'.AD25]*[$'realWorldCalibrationData-collectedUnscaled'.$AL25];&quot;&quot;)" office:value-type="float" office:value="34.9590671846834" calcext:value-type="float">
            <text:p>34.9590671846834</text:p>
          </table:table-cell>
          <table:table-cell table:formula="of:=IF([$'realWorldCalibrationData-collectedUnscaled'.AE25];[$'realWorldCalibrationData-collectedUnscaled'.AE25]*[$'realWorldCalibrationData-collectedUnscaled'.$AL25];&quot;&quot;)" office:value-type="float" office:value="35.1626960923174" calcext:value-type="float">
            <text:p>35.1626960923174</text:p>
          </table:table-cell>
          <table:table-cell table:formula="of:=IF([$'realWorldCalibrationData-collectedUnscaled'.AF25];[$'realWorldCalibrationData-collectedUnscaled'.AF25]*[$'realWorldCalibrationData-collectedUnscaled'.$AL25];&quot;&quot;)" office:value-type="float" office:value="33.3343063187952" calcext:value-type="float">
            <text:p>33.3343063187952</text:p>
          </table:table-cell>
          <table:table-cell table:formula="of:=IF([$'realWorldCalibrationData-collectedUnscaled'.AG25];[$'realWorldCalibrationData-collectedUnscaled'.AG25]*[$'realWorldCalibrationData-collectedUnscaled'.$AL25];&quot;&quot;)" office:value-type="float" office:value="35.1593943144017" calcext:value-type="float">
            <text:p>35.1593943144017</text:p>
          </table:table-cell>
          <table:table-cell table:formula="of:=IF([$'realWorldCalibrationData-collectedUnscaled'.AH25];[$'realWorldCalibrationData-collectedUnscaled'.AH25]*[$'realWorldCalibrationData-collectedUnscaled'.$AL25];&quot;&quot;)">
            <text:p/>
          </table:table-cell>
          <table:table-cell table:formula="of:=IF([$'realWorldCalibrationData-collectedUnscaled'.AI25];[$'realWorldCalibrationData-collectedUnscaled'.AI25]*[$'realWorldCalibrationData-collectedUnscaled'.$AL25];&quot;&quot;)">
            <text:p/>
          </table:table-cell>
        </table:table-row>
        <table:table-row table:style-name="ro1">
          <table:table-cell table:formula="of:=[$'realWorldCalibrationData-collectedUnscaled'.A26]" office:value-type="string" office:string-value="CH4 emissions from fossil fuels" calcext:value-type="string">
            <text:p>CH4 emissions from fossil fuels</text:p>
          </table:table-cell>
          <table:table-cell table:formula="of:=IF([$'realWorldCalibrationData-collectedUnscaled'.B26];[$'realWorldCalibrationData-collectedUnscaled'.B26]*[$'realWorldCalibrationData-collectedUnscaled'.$AL26];&quot;&quot;)" office:value-type="float" office:value="0.122631562118799" calcext:value-type="float">
            <text:p>0.122631562118799</text:p>
          </table:table-cell>
          <table:table-cell table:formula="of:=IF([$'realWorldCalibrationData-collectedUnscaled'.C26];[$'realWorldCalibrationData-collectedUnscaled'.C26]*[$'realWorldCalibrationData-collectedUnscaled'.$AL26];&quot;&quot;)" office:value-type="float" office:value="0.120561048622222" calcext:value-type="float">
            <text:p>0.120561048622222</text:p>
          </table:table-cell>
          <table:table-cell table:formula="of:=IF([$'realWorldCalibrationData-collectedUnscaled'.D26];[$'realWorldCalibrationData-collectedUnscaled'.D26]*[$'realWorldCalibrationData-collectedUnscaled'.$AL26];&quot;&quot;)" office:value-type="float" office:value="0.117135742554693" calcext:value-type="float">
            <text:p>0.117135742554693</text:p>
          </table:table-cell>
          <table:table-cell table:formula="of:=IF([$'realWorldCalibrationData-collectedUnscaled'.E26];[$'realWorldCalibrationData-collectedUnscaled'.E26]*[$'realWorldCalibrationData-collectedUnscaled'.$AL26];&quot;&quot;)" office:value-type="float" office:value="0.116450729695393" calcext:value-type="float">
            <text:p>0.116450729695393</text:p>
          </table:table-cell>
          <table:table-cell table:formula="of:=IF([$'realWorldCalibrationData-collectedUnscaled'.F26];[$'realWorldCalibrationData-collectedUnscaled'.F26]*[$'realWorldCalibrationData-collectedUnscaled'.$AL26];&quot;&quot;)" office:value-type="float" office:value="0.115841758536183" calcext:value-type="float">
            <text:p>0.115841758536183</text:p>
          </table:table-cell>
          <table:table-cell table:formula="of:=IF([$'realWorldCalibrationData-collectedUnscaled'.G26];[$'realWorldCalibrationData-collectedUnscaled'.G26]*[$'realWorldCalibrationData-collectedUnscaled'.$AL26];&quot;&quot;)" office:value-type="float" office:value="0.118831379713127" calcext:value-type="float">
            <text:p>0.118831379713127</text:p>
          </table:table-cell>
          <table:table-cell table:formula="of:=IF([$'realWorldCalibrationData-collectedUnscaled'.H26];[$'realWorldCalibrationData-collectedUnscaled'.H26]*[$'realWorldCalibrationData-collectedUnscaled'.$AL26];&quot;&quot;)" office:value-type="float" office:value="0.121411925984392" calcext:value-type="float">
            <text:p>0.121411925984392</text:p>
          </table:table-cell>
          <table:table-cell table:formula="of:=IF([$'realWorldCalibrationData-collectedUnscaled'.I26];[$'realWorldCalibrationData-collectedUnscaled'.I26]*[$'realWorldCalibrationData-collectedUnscaled'.$AL26];&quot;&quot;)" office:value-type="float" office:value="0.121892114213974" calcext:value-type="float">
            <text:p>0.121892114213974</text:p>
          </table:table-cell>
          <table:table-cell table:formula="of:=IF([$'realWorldCalibrationData-collectedUnscaled'.J26];[$'realWorldCalibrationData-collectedUnscaled'.J26]*[$'realWorldCalibrationData-collectedUnscaled'.$AL26];&quot;&quot;)" office:value-type="float" office:value="0.121486898330985" calcext:value-type="float">
            <text:p>0.121486898330985</text:p>
          </table:table-cell>
          <table:table-cell table:formula="of:=IF([$'realWorldCalibrationData-collectedUnscaled'.K26];[$'realWorldCalibrationData-collectedUnscaled'.K26]*[$'realWorldCalibrationData-collectedUnscaled'.$AL26];&quot;&quot;)" office:value-type="float" office:value="0.119944281305481" calcext:value-type="float">
            <text:p>0.119944281305481</text:p>
          </table:table-cell>
          <table:table-cell table:formula="of:=IF([$'realWorldCalibrationData-collectedUnscaled'.L26];[$'realWorldCalibrationData-collectedUnscaled'.L26]*[$'realWorldCalibrationData-collectedUnscaled'.$AL26];&quot;&quot;)" office:value-type="float" office:value="0.122392881629777" calcext:value-type="float">
            <text:p>0.122392881629777</text:p>
          </table:table-cell>
          <table:table-cell table:formula="of:=IF([$'realWorldCalibrationData-collectedUnscaled'.M26];[$'realWorldCalibrationData-collectedUnscaled'.M26]*[$'realWorldCalibrationData-collectedUnscaled'.$AL26];&quot;&quot;)" office:value-type="float" office:value="0.1238904838903" calcext:value-type="float">
            <text:p>0.1238904838903</text:p>
          </table:table-cell>
          <table:table-cell table:formula="of:=IF([$'realWorldCalibrationData-collectedUnscaled'.N26];[$'realWorldCalibrationData-collectedUnscaled'.N26]*[$'realWorldCalibrationData-collectedUnscaled'.$AL26];&quot;&quot;)" office:value-type="float" office:value="0.124861146703742" calcext:value-type="float">
            <text:p>0.124861146703742</text:p>
          </table:table-cell>
          <table:table-cell table:formula="of:=IF([$'realWorldCalibrationData-collectedUnscaled'.O26];[$'realWorldCalibrationData-collectedUnscaled'.O26]*[$'realWorldCalibrationData-collectedUnscaled'.$AL26];&quot;&quot;)" office:value-type="float" office:value="0.130687267061304" calcext:value-type="float">
            <text:p>0.130687267061304</text:p>
          </table:table-cell>
          <table:table-cell table:formula="of:=IF([$'realWorldCalibrationData-collectedUnscaled'.P26];[$'realWorldCalibrationData-collectedUnscaled'.P26]*[$'realWorldCalibrationData-collectedUnscaled'.$AL26];&quot;&quot;)" office:value-type="float" office:value="0.138763717232827" calcext:value-type="float">
            <text:p>0.138763717232827</text:p>
          </table:table-cell>
          <table:table-cell table:formula="of:=IF([$'realWorldCalibrationData-collectedUnscaled'.Q26];[$'realWorldCalibrationData-collectedUnscaled'.Q26]*[$'realWorldCalibrationData-collectedUnscaled'.$AL26];&quot;&quot;)" office:value-type="float" office:value="0.14326814173951" calcext:value-type="float">
            <text:p>0.14326814173951</text:p>
          </table:table-cell>
          <table:table-cell table:formula="of:=IF([$'realWorldCalibrationData-collectedUnscaled'.R26];[$'realWorldCalibrationData-collectedUnscaled'.R26]*[$'realWorldCalibrationData-collectedUnscaled'.$AL26];&quot;&quot;)" office:value-type="float" office:value="0.146917595194835" calcext:value-type="float">
            <text:p>0.146917595194835</text:p>
          </table:table-cell>
          <table:table-cell table:formula="of:=IF([$'realWorldCalibrationData-collectedUnscaled'.S26];[$'realWorldCalibrationData-collectedUnscaled'.S26]*[$'realWorldCalibrationData-collectedUnscaled'.$AL26];&quot;&quot;)" office:value-type="float" office:value="0.149116696545918" calcext:value-type="float">
            <text:p>0.149116696545918</text:p>
          </table:table-cell>
          <table:table-cell table:formula="of:=IF([$'realWorldCalibrationData-collectedUnscaled'.T26];[$'realWorldCalibrationData-collectedUnscaled'.T26]*[$'realWorldCalibrationData-collectedUnscaled'.$AL26];&quot;&quot;)" office:value-type="float" office:value="0.155192920165377" calcext:value-type="float">
            <text:p>0.155192920165377</text:p>
          </table:table-cell>
          <table:table-cell table:formula="of:=IF([$'realWorldCalibrationData-collectedUnscaled'.U26];[$'realWorldCalibrationData-collectedUnscaled'.U26]*[$'realWorldCalibrationData-collectedUnscaled'.$AL26];&quot;&quot;)" office:value-type="float" office:value="0.154854402882264" calcext:value-type="float">
            <text:p>0.154854402882264</text:p>
          </table:table-cell>
          <table:table-cell table:formula="of:=IF([$'realWorldCalibrationData-collectedUnscaled'.V26];[$'realWorldCalibrationData-collectedUnscaled'.V26]*[$'realWorldCalibrationData-collectedUnscaled'.$AL26];&quot;&quot;)" office:value-type="float" office:value="0.160665001373648" calcext:value-type="float">
            <text:p>0.160665001373648</text:p>
          </table:table-cell>
          <table:table-cell table:formula="of:=IF([$'realWorldCalibrationData-collectedUnscaled'.W26];[$'realWorldCalibrationData-collectedUnscaled'.W26]*[$'realWorldCalibrationData-collectedUnscaled'.$AL26];&quot;&quot;)" office:value-type="float" office:value="0.162503086589809" calcext:value-type="float">
            <text:p>0.162503086589809</text:p>
          </table:table-cell>
          <table:table-cell table:formula="of:=IF([$'realWorldCalibrationData-collectedUnscaled'.X26];[$'realWorldCalibrationData-collectedUnscaled'.X26]*[$'realWorldCalibrationData-collectedUnscaled'.$AL26];&quot;&quot;)" office:value-type="float" office:value="0.166551461228884" calcext:value-type="float">
            <text:p>0.166551461228884</text:p>
          </table:table-cell>
          <table:table-cell table:formula="of:=IF([$'realWorldCalibrationData-collectedUnscaled'.Y26];[$'realWorldCalibrationData-collectedUnscaled'.Y26]*[$'realWorldCalibrationData-collectedUnscaled'.$AL26];&quot;&quot;)" office:value-type="float" office:value="0.167692172211274" calcext:value-type="float">
            <text:p>0.167692172211274</text:p>
          </table:table-cell>
          <table:table-cell table:formula="of:=IF([$'realWorldCalibrationData-collectedUnscaled'.Z26];[$'realWorldCalibrationData-collectedUnscaled'.Z26]*[$'realWorldCalibrationData-collectedUnscaled'.$AL26];&quot;&quot;)" office:value-type="float" office:value="0.166885650892668" calcext:value-type="float">
            <text:p>0.166885650892668</text:p>
          </table:table-cell>
          <table:table-cell table:formula="of:=IF([$'realWorldCalibrationData-collectedUnscaled'.AA26];[$'realWorldCalibrationData-collectedUnscaled'.AA26]*[$'realWorldCalibrationData-collectedUnscaled'.$AL26];&quot;&quot;)">
            <text:p/>
          </table:table-cell>
          <table:table-cell table:formula="of:=IF([$'realWorldCalibrationData-collectedUnscaled'.AB26];[$'realWorldCalibrationData-collectedUnscaled'.AB26]*[$'realWorldCalibrationData-collectedUnscaled'.$AL26];&quot;&quot;)">
            <text:p/>
          </table:table-cell>
          <table:table-cell table:formula="of:=IF([$'realWorldCalibrationData-collectedUnscaled'.AC26];[$'realWorldCalibrationData-collectedUnscaled'.AC26]*[$'realWorldCalibrationData-collectedUnscaled'.$AL26];&quot;&quot;)">
            <text:p/>
          </table:table-cell>
          <table:table-cell table:formula="of:=IF([$'realWorldCalibrationData-collectedUnscaled'.AD26];[$'realWorldCalibrationData-collectedUnscaled'.AD26]*[$'realWorldCalibrationData-collectedUnscaled'.$AL26];&quot;&quot;)">
            <text:p/>
          </table:table-cell>
          <table:table-cell table:formula="of:=IF([$'realWorldCalibrationData-collectedUnscaled'.AE26];[$'realWorldCalibrationData-collectedUnscaled'.AE26]*[$'realWorldCalibrationData-collectedUnscaled'.$AL26];&quot;&quot;)">
            <text:p/>
          </table:table-cell>
          <table:table-cell table:formula="of:=IF([$'realWorldCalibrationData-collectedUnscaled'.AF26];[$'realWorldCalibrationData-collectedUnscaled'.AF26]*[$'realWorldCalibrationData-collectedUnscaled'.$AL26];&quot;&quot;)">
            <text:p/>
          </table:table-cell>
          <table:table-cell table:formula="of:=IF([$'realWorldCalibrationData-collectedUnscaled'.AG26];[$'realWorldCalibrationData-collectedUnscaled'.AG26]*[$'realWorldCalibrationData-collectedUnscaled'.$AL26];&quot;&quot;)">
            <text:p/>
          </table:table-cell>
          <table:table-cell table:formula="of:=IF([$'realWorldCalibrationData-collectedUnscaled'.AH26];[$'realWorldCalibrationData-collectedUnscaled'.AH26]*[$'realWorldCalibrationData-collectedUnscaled'.$AL26];&quot;&quot;)">
            <text:p/>
          </table:table-cell>
          <table:table-cell table:formula="of:=IF([$'realWorldCalibrationData-collectedUnscaled'.AI26];[$'realWorldCalibrationData-collectedUnscaled'.AI26]*[$'realWorldCalibrationData-collectedUnscaled'.$AL26];&quot;&quot;)">
            <text:p/>
          </table:table-cell>
        </table:table-row>
        <table:table-row table:style-name="ro1">
          <table:table-cell table:formula="of:=[$'realWorldCalibrationData-collectedUnscaled'.A27]" office:value-type="string" office:string-value="N20 emissions from fossil fuels" calcext:value-type="string">
            <text:p>N20 emissions from fossil fuels</text:p>
          </table:table-cell>
          <table:table-cell table:formula="of:=IF([$'realWorldCalibrationData-collectedUnscaled'.B27];[$'realWorldCalibrationData-collectedUnscaled'.B27]*[$'realWorldCalibrationData-collectedUnscaled'.$AL27];&quot;&quot;)" office:value-type="float" office:value="0.000909144746002712" calcext:value-type="float">
            <text:p>0.000909144746002712</text:p>
          </table:table-cell>
          <table:table-cell table:formula="of:=IF([$'realWorldCalibrationData-collectedUnscaled'.C27];[$'realWorldCalibrationData-collectedUnscaled'.C27]*[$'realWorldCalibrationData-collectedUnscaled'.$AL27];&quot;&quot;)" office:value-type="float" office:value="0.00115101941458253" calcext:value-type="float">
            <text:p>0.00115101941458253</text:p>
          </table:table-cell>
          <table:table-cell table:formula="of:=IF([$'realWorldCalibrationData-collectedUnscaled'.D27];[$'realWorldCalibrationData-collectedUnscaled'.D27]*[$'realWorldCalibrationData-collectedUnscaled'.$AL27];&quot;&quot;)" office:value-type="float" office:value="0.00121320908111897" calcext:value-type="float">
            <text:p>0.00121320908111897</text:p>
          </table:table-cell>
          <table:table-cell table:formula="of:=IF([$'realWorldCalibrationData-collectedUnscaled'.E27];[$'realWorldCalibrationData-collectedUnscaled'.E27]*[$'realWorldCalibrationData-collectedUnscaled'.$AL27];&quot;&quot;)" office:value-type="float" office:value="0.0010636595944508" calcext:value-type="float">
            <text:p>0.0010636595944508</text:p>
          </table:table-cell>
          <table:table-cell table:formula="of:=IF([$'realWorldCalibrationData-collectedUnscaled'.F27];[$'realWorldCalibrationData-collectedUnscaled'.F27]*[$'realWorldCalibrationData-collectedUnscaled'.$AL27];&quot;&quot;)" office:value-type="float" office:value="0.00116968730255171" calcext:value-type="float">
            <text:p>0.00116968730255171</text:p>
          </table:table-cell>
          <table:table-cell table:formula="of:=IF([$'realWorldCalibrationData-collectedUnscaled'.G27];[$'realWorldCalibrationData-collectedUnscaled'.G27]*[$'realWorldCalibrationData-collectedUnscaled'.$AL27];&quot;&quot;)" office:value-type="float" office:value="0.00107939706542218" calcext:value-type="float">
            <text:p>0.00107939706542218</text:p>
          </table:table-cell>
          <table:table-cell table:formula="of:=IF([$'realWorldCalibrationData-collectedUnscaled'.H27];[$'realWorldCalibrationData-collectedUnscaled'.H27]*[$'realWorldCalibrationData-collectedUnscaled'.$AL27];&quot;&quot;)" office:value-type="float" office:value="0.00102881429768062" calcext:value-type="float">
            <text:p>0.00102881429768062</text:p>
          </table:table-cell>
          <table:table-cell table:formula="of:=IF([$'realWorldCalibrationData-collectedUnscaled'.I27];[$'realWorldCalibrationData-collectedUnscaled'.I27]*[$'realWorldCalibrationData-collectedUnscaled'.$AL27];&quot;&quot;)" office:value-type="float" office:value="0.00142470289584598" calcext:value-type="float">
            <text:p>0.00142470289584598</text:p>
          </table:table-cell>
          <table:table-cell table:formula="of:=IF([$'realWorldCalibrationData-collectedUnscaled'.J27];[$'realWorldCalibrationData-collectedUnscaled'.J27]*[$'realWorldCalibrationData-collectedUnscaled'.$AL27];&quot;&quot;)" office:value-type="float" office:value="0.00101756683574336" calcext:value-type="float">
            <text:p>0.00101756683574336</text:p>
          </table:table-cell>
          <table:table-cell table:formula="of:=IF([$'realWorldCalibrationData-collectedUnscaled'.K27];[$'realWorldCalibrationData-collectedUnscaled'.K27]*[$'realWorldCalibrationData-collectedUnscaled'.$AL27];&quot;&quot;)" office:value-type="float" office:value="0.000903611658344026" calcext:value-type="float">
            <text:p>0.000903611658344026</text:p>
          </table:table-cell>
          <table:table-cell table:formula="of:=IF([$'realWorldCalibrationData-collectedUnscaled'.L27];[$'realWorldCalibrationData-collectedUnscaled'.L27]*[$'realWorldCalibrationData-collectedUnscaled'.$AL27];&quot;&quot;)" office:value-type="float" office:value="0.000910105697145982" calcext:value-type="float">
            <text:p>0.000910105697145982</text:p>
          </table:table-cell>
          <table:table-cell table:formula="of:=IF([$'realWorldCalibrationData-collectedUnscaled'.M27];[$'realWorldCalibrationData-collectedUnscaled'.M27]*[$'realWorldCalibrationData-collectedUnscaled'.$AL27];&quot;&quot;)" office:value-type="float" office:value="0.000894171363744367" calcext:value-type="float">
            <text:p>0.000894171363744367</text:p>
          </table:table-cell>
          <table:table-cell table:formula="of:=IF([$'realWorldCalibrationData-collectedUnscaled'.N27];[$'realWorldCalibrationData-collectedUnscaled'.N27]*[$'realWorldCalibrationData-collectedUnscaled'.$AL27];&quot;&quot;)" office:value-type="float" office:value="0.000978912869218947" calcext:value-type="float">
            <text:p>0.000978912869218947</text:p>
          </table:table-cell>
          <table:table-cell table:formula="of:=IF([$'realWorldCalibrationData-collectedUnscaled'.O27];[$'realWorldCalibrationData-collectedUnscaled'.O27]*[$'realWorldCalibrationData-collectedUnscaled'.$AL27];&quot;&quot;)" office:value-type="float" office:value="0.000915399550098554" calcext:value-type="float">
            <text:p>0.000915399550098554</text:p>
          </table:table-cell>
          <table:table-cell table:formula="of:=IF([$'realWorldCalibrationData-collectedUnscaled'.P27];[$'realWorldCalibrationData-collectedUnscaled'.P27]*[$'realWorldCalibrationData-collectedUnscaled'.$AL27];&quot;&quot;)" office:value-type="float" office:value="0.000949251797757946" calcext:value-type="float">
            <text:p>0.000949251797757946</text:p>
          </table:table-cell>
          <table:table-cell table:formula="of:=IF([$'realWorldCalibrationData-collectedUnscaled'.Q27];[$'realWorldCalibrationData-collectedUnscaled'.Q27]*[$'realWorldCalibrationData-collectedUnscaled'.$AL27];&quot;&quot;)" office:value-type="float" office:value="0.000896943824541488" calcext:value-type="float">
            <text:p>0.000896943824541488</text:p>
          </table:table-cell>
          <table:table-cell table:formula="of:=IF([$'realWorldCalibrationData-collectedUnscaled'.R27];[$'realWorldCalibrationData-collectedUnscaled'.R27]*[$'realWorldCalibrationData-collectedUnscaled'.$AL27];&quot;&quot;)" office:value-type="float" office:value="0.000996742797172011" calcext:value-type="float">
            <text:p>0.000996742797172011</text:p>
          </table:table-cell>
          <table:table-cell table:formula="of:=IF([$'realWorldCalibrationData-collectedUnscaled'.S27];[$'realWorldCalibrationData-collectedUnscaled'.S27]*[$'realWorldCalibrationData-collectedUnscaled'.$AL27];&quot;&quot;)" office:value-type="float" office:value="0.000876874547293947" calcext:value-type="float">
            <text:p>0.000876874547293947</text:p>
          </table:table-cell>
          <table:table-cell table:formula="of:=IF([$'realWorldCalibrationData-collectedUnscaled'.T27];[$'realWorldCalibrationData-collectedUnscaled'.T27]*[$'realWorldCalibrationData-collectedUnscaled'.$AL27];&quot;&quot;)" office:value-type="float" office:value="0.000673343918920299" calcext:value-type="float">
            <text:p>0.000673343918920299</text:p>
          </table:table-cell>
          <table:table-cell table:formula="of:=IF([$'realWorldCalibrationData-collectedUnscaled'.U27];[$'realWorldCalibrationData-collectedUnscaled'.U27]*[$'realWorldCalibrationData-collectedUnscaled'.$AL27];&quot;&quot;)" office:value-type="float" office:value="0.000692552219234329" calcext:value-type="float">
            <text:p>0.000692552219234329</text:p>
          </table:table-cell>
          <table:table-cell table:formula="of:=IF([$'realWorldCalibrationData-collectedUnscaled'.V27];[$'realWorldCalibrationData-collectedUnscaled'.V27]*[$'realWorldCalibrationData-collectedUnscaled'.$AL27];&quot;&quot;)" office:value-type="float" office:value="0.000675564752500571" calcext:value-type="float">
            <text:p>0.000675564752500571</text:p>
          </table:table-cell>
          <table:table-cell table:formula="of:=IF([$'realWorldCalibrationData-collectedUnscaled'.W27];[$'realWorldCalibrationData-collectedUnscaled'.W27]*[$'realWorldCalibrationData-collectedUnscaled'.$AL27];&quot;&quot;)" office:value-type="float" office:value="0.000698256317853123" calcext:value-type="float">
            <text:p>0.000698256317853123</text:p>
          </table:table-cell>
          <table:table-cell table:formula="of:=IF([$'realWorldCalibrationData-collectedUnscaled'.X27];[$'realWorldCalibrationData-collectedUnscaled'.X27]*[$'realWorldCalibrationData-collectedUnscaled'.$AL27];&quot;&quot;)" office:value-type="float" office:value="0.000669014747076612" calcext:value-type="float">
            <text:p>0.000669014747076612</text:p>
          </table:table-cell>
          <table:table-cell table:formula="of:=IF([$'realWorldCalibrationData-collectedUnscaled'.Y27];[$'realWorldCalibrationData-collectedUnscaled'.Y27]*[$'realWorldCalibrationData-collectedUnscaled'.$AL27];&quot;&quot;)" office:value-type="float" office:value="0.000672008426452217" calcext:value-type="float">
            <text:p>0.000672008426452217</text:p>
          </table:table-cell>
          <table:table-cell table:formula="of:=IF([$'realWorldCalibrationData-collectedUnscaled'.Z27];[$'realWorldCalibrationData-collectedUnscaled'.Z27]*[$'realWorldCalibrationData-collectedUnscaled'.$AL27];&quot;&quot;)" office:value-type="float" office:value="0.000630595480581728" calcext:value-type="float">
            <text:p>0.000630595480581728</text:p>
          </table:table-cell>
          <table:table-cell table:formula="of:=IF([$'realWorldCalibrationData-collectedUnscaled'.AA27];[$'realWorldCalibrationData-collectedUnscaled'.AA27]*[$'realWorldCalibrationData-collectedUnscaled'.$AL27];&quot;&quot;)">
            <text:p/>
          </table:table-cell>
          <table:table-cell table:formula="of:=IF([$'realWorldCalibrationData-collectedUnscaled'.AB27];[$'realWorldCalibrationData-collectedUnscaled'.AB27]*[$'realWorldCalibrationData-collectedUnscaled'.$AL27];&quot;&quot;)">
            <text:p/>
          </table:table-cell>
          <table:table-cell table:formula="of:=IF([$'realWorldCalibrationData-collectedUnscaled'.AC27];[$'realWorldCalibrationData-collectedUnscaled'.AC27]*[$'realWorldCalibrationData-collectedUnscaled'.$AL27];&quot;&quot;)">
            <text:p/>
          </table:table-cell>
          <table:table-cell table:formula="of:=IF([$'realWorldCalibrationData-collectedUnscaled'.AD27];[$'realWorldCalibrationData-collectedUnscaled'.AD27]*[$'realWorldCalibrationData-collectedUnscaled'.$AL27];&quot;&quot;)">
            <text:p/>
          </table:table-cell>
          <table:table-cell table:formula="of:=IF([$'realWorldCalibrationData-collectedUnscaled'.AE27];[$'realWorldCalibrationData-collectedUnscaled'.AE27]*[$'realWorldCalibrationData-collectedUnscaled'.$AL27];&quot;&quot;)">
            <text:p/>
          </table:table-cell>
          <table:table-cell table:formula="of:=IF([$'realWorldCalibrationData-collectedUnscaled'.AF27];[$'realWorldCalibrationData-collectedUnscaled'.AF27]*[$'realWorldCalibrationData-collectedUnscaled'.$AL27];&quot;&quot;)">
            <text:p/>
          </table:table-cell>
          <table:table-cell table:formula="of:=IF([$'realWorldCalibrationData-collectedUnscaled'.AG27];[$'realWorldCalibrationData-collectedUnscaled'.AG27]*[$'realWorldCalibrationData-collectedUnscaled'.$AL27];&quot;&quot;)">
            <text:p/>
          </table:table-cell>
          <table:table-cell table:formula="of:=IF([$'realWorldCalibrationData-collectedUnscaled'.AH27];[$'realWorldCalibrationData-collectedUnscaled'.AH27]*[$'realWorldCalibrationData-collectedUnscaled'.$AL27];&quot;&quot;)">
            <text:p/>
          </table:table-cell>
          <table:table-cell table:formula="of:=IF([$'realWorldCalibrationData-collectedUnscaled'.AI27];[$'realWorldCalibrationData-collectedUnscaled'.AI27]*[$'realWorldCalibrationData-collectedUnscaled'.$AL27];&quot;&quot;)">
            <text:p/>
          </table:table-cell>
        </table:table-row>
        <table:table-row table:style-name="ro1">
          <table:table-cell table:formula="of:=[$'realWorldCalibrationData-collectedUnscaled'.A28]" office:value-type="string" office:string-value="SO2 emissions from fossil fuels" calcext:value-type="string">
            <text:p>SO2 emissions from fossil fuels</text:p>
          </table:table-cell>
          <table:table-cell table:formula="of:=IF([$'realWorldCalibrationData-collectedUnscaled'.B28];[$'realWorldCalibrationData-collectedUnscaled'.B28]*[$'realWorldCalibrationData-collectedUnscaled'.$AL28];&quot;&quot;)" office:value-type="float" office:value="0.1319264911168" calcext:value-type="float">
            <text:p>0.1319264911168</text:p>
          </table:table-cell>
          <table:table-cell table:formula="of:=IF([$'realWorldCalibrationData-collectedUnscaled'.C28];[$'realWorldCalibrationData-collectedUnscaled'.C28]*[$'realWorldCalibrationData-collectedUnscaled'.$AL28];&quot;&quot;)" office:value-type="float" office:value="0.130070576223647" calcext:value-type="float">
            <text:p>0.130070576223647</text:p>
          </table:table-cell>
          <table:table-cell table:formula="of:=IF([$'realWorldCalibrationData-collectedUnscaled'.D28];[$'realWorldCalibrationData-collectedUnscaled'.D28]*[$'realWorldCalibrationData-collectedUnscaled'.$AL28];&quot;&quot;)" office:value-type="float" office:value="0.126300515088782" calcext:value-type="float">
            <text:p>0.126300515088782</text:p>
          </table:table-cell>
          <table:table-cell table:formula="of:=IF([$'realWorldCalibrationData-collectedUnscaled'.E28];[$'realWorldCalibrationData-collectedUnscaled'.E28]*[$'realWorldCalibrationData-collectedUnscaled'.$AL28];&quot;&quot;)" office:value-type="float" office:value="0.124077416582409" calcext:value-type="float">
            <text:p>0.124077416582409</text:p>
          </table:table-cell>
          <table:table-cell table:formula="of:=IF([$'realWorldCalibrationData-collectedUnscaled'.F28];[$'realWorldCalibrationData-collectedUnscaled'.F28]*[$'realWorldCalibrationData-collectedUnscaled'.$AL28];&quot;&quot;)" office:value-type="float" office:value="0.120915694841301" calcext:value-type="float">
            <text:p>0.120915694841301</text:p>
          </table:table-cell>
          <table:table-cell table:formula="of:=IF([$'realWorldCalibrationData-collectedUnscaled'.G28];[$'realWorldCalibrationData-collectedUnscaled'.G28]*[$'realWorldCalibrationData-collectedUnscaled'.$AL28];&quot;&quot;)" office:value-type="float" office:value="0.118836578688368" calcext:value-type="float">
            <text:p>0.118836578688368</text:p>
          </table:table-cell>
          <table:table-cell table:formula="of:=IF([$'realWorldCalibrationData-collectedUnscaled'.H28];[$'realWorldCalibrationData-collectedUnscaled'.H28]*[$'realWorldCalibrationData-collectedUnscaled'.$AL28];&quot;&quot;)" office:value-type="float" office:value="0.116980543387329" calcext:value-type="float">
            <text:p>0.116980543387329</text:p>
          </table:table-cell>
          <table:table-cell table:formula="of:=IF([$'realWorldCalibrationData-collectedUnscaled'.I28];[$'realWorldCalibrationData-collectedUnscaled'.I28]*[$'realWorldCalibrationData-collectedUnscaled'.$AL28];&quot;&quot;)" office:value-type="float" office:value="0.116639342263335" calcext:value-type="float">
            <text:p>0.116639342263335</text:p>
          </table:table-cell>
          <table:table-cell table:formula="of:=IF([$'realWorldCalibrationData-collectedUnscaled'.J28];[$'realWorldCalibrationData-collectedUnscaled'.J28]*[$'realWorldCalibrationData-collectedUnscaled'.$AL28];&quot;&quot;)" office:value-type="float" office:value="0.113780333553251" calcext:value-type="float">
            <text:p>0.113780333553251</text:p>
          </table:table-cell>
          <table:table-cell table:formula="of:=IF([$'realWorldCalibrationData-collectedUnscaled'.K28];[$'realWorldCalibrationData-collectedUnscaled'.K28]*[$'realWorldCalibrationData-collectedUnscaled'.$AL28];&quot;&quot;)" office:value-type="float" office:value="0.108523575166655" calcext:value-type="float">
            <text:p>0.108523575166655</text:p>
          </table:table-cell>
          <table:table-cell table:formula="of:=IF([$'realWorldCalibrationData-collectedUnscaled'.L28];[$'realWorldCalibrationData-collectedUnscaled'.L28]*[$'realWorldCalibrationData-collectedUnscaled'.$AL28];&quot;&quot;)" office:value-type="float" office:value="0.109131206660588" calcext:value-type="float">
            <text:p>0.109131206660588</text:p>
          </table:table-cell>
          <table:table-cell table:formula="of:=IF([$'realWorldCalibrationData-collectedUnscaled'.M28];[$'realWorldCalibrationData-collectedUnscaled'.M28]*[$'realWorldCalibrationData-collectedUnscaled'.$AL28];&quot;&quot;)" office:value-type="float" office:value="0.109875295204526" calcext:value-type="float">
            <text:p>0.109875295204526</text:p>
          </table:table-cell>
          <table:table-cell table:formula="of:=IF([$'realWorldCalibrationData-collectedUnscaled'.N28];[$'realWorldCalibrationData-collectedUnscaled'.N28]*[$'realWorldCalibrationData-collectedUnscaled'.$AL28];&quot;&quot;)" office:value-type="float" office:value="0.108626517688117" calcext:value-type="float">
            <text:p>0.108626517688117</text:p>
          </table:table-cell>
          <table:table-cell table:formula="of:=IF([$'realWorldCalibrationData-collectedUnscaled'.O28];[$'realWorldCalibrationData-collectedUnscaled'.O28]*[$'realWorldCalibrationData-collectedUnscaled'.$AL28];&quot;&quot;)" office:value-type="float" office:value="0.112506874810505" calcext:value-type="float">
            <text:p>0.112506874810505</text:p>
          </table:table-cell>
          <table:table-cell table:formula="of:=IF([$'realWorldCalibrationData-collectedUnscaled'.P28];[$'realWorldCalibrationData-collectedUnscaled'.P28]*[$'realWorldCalibrationData-collectedUnscaled'.$AL28];&quot;&quot;)" office:value-type="float" office:value="0.118214671775208" calcext:value-type="float">
            <text:p>0.118214671775208</text:p>
          </table:table-cell>
          <table:table-cell table:formula="of:=IF([$'realWorldCalibrationData-collectedUnscaled'.Q28];[$'realWorldCalibrationData-collectedUnscaled'.Q28]*[$'realWorldCalibrationData-collectedUnscaled'.$AL28];&quot;&quot;)" office:value-type="float" office:value="0.12268864065259" calcext:value-type="float">
            <text:p>0.12268864065259</text:p>
          </table:table-cell>
          <table:table-cell table:formula="of:=IF([$'realWorldCalibrationData-collectedUnscaled'.R28];[$'realWorldCalibrationData-collectedUnscaled'.R28]*[$'realWorldCalibrationData-collectedUnscaled'.$AL28];&quot;&quot;)" office:value-type="float" office:value="0.123586368346891" calcext:value-type="float">
            <text:p>0.123586368346891</text:p>
          </table:table-cell>
          <table:table-cell table:formula="of:=IF([$'realWorldCalibrationData-collectedUnscaled'.S28];[$'realWorldCalibrationData-collectedUnscaled'.S28]*[$'realWorldCalibrationData-collectedUnscaled'.$AL28];&quot;&quot;)" office:value-type="float" office:value="0.122839257946234" calcext:value-type="float">
            <text:p>0.122839257946234</text:p>
          </table:table-cell>
          <table:table-cell table:formula="of:=IF([$'realWorldCalibrationData-collectedUnscaled'.T28];[$'realWorldCalibrationData-collectedUnscaled'.T28]*[$'realWorldCalibrationData-collectedUnscaled'.$AL28];&quot;&quot;)" office:value-type="float" office:value="0.120302673647715" calcext:value-type="float">
            <text:p>0.120302673647715</text:p>
          </table:table-cell>
          <table:table-cell table:formula="of:=IF([$'realWorldCalibrationData-collectedUnscaled'.U28];[$'realWorldCalibrationData-collectedUnscaled'.U28]*[$'realWorldCalibrationData-collectedUnscaled'.$AL28];&quot;&quot;)" office:value-type="float" office:value="0.11532608333834" calcext:value-type="float">
            <text:p>0.11532608333834</text:p>
          </table:table-cell>
          <table:table-cell table:formula="of:=IF([$'realWorldCalibrationData-collectedUnscaled'.V28];[$'realWorldCalibrationData-collectedUnscaled'.V28]*[$'realWorldCalibrationData-collectedUnscaled'.$AL28];&quot;&quot;)" office:value-type="float" office:value="0.11408239271754" calcext:value-type="float">
            <text:p>0.11408239271754</text:p>
          </table:table-cell>
          <table:table-cell table:formula="of:=IF([$'realWorldCalibrationData-collectedUnscaled'.W28];[$'realWorldCalibrationData-collectedUnscaled'.W28]*[$'realWorldCalibrationData-collectedUnscaled'.$AL28];&quot;&quot;)" office:value-type="float" office:value="0.115487077423088" calcext:value-type="float">
            <text:p>0.115487077423088</text:p>
          </table:table-cell>
          <table:table-cell table:formula="of:=IF([$'realWorldCalibrationData-collectedUnscaled'.X28];[$'realWorldCalibrationData-collectedUnscaled'.X28]*[$'realWorldCalibrationData-collectedUnscaled'.$AL28];&quot;&quot;)" office:value-type="float" office:value="0.113338982204123" calcext:value-type="float">
            <text:p>0.113338982204123</text:p>
          </table:table-cell>
          <table:table-cell table:formula="of:=IF([$'realWorldCalibrationData-collectedUnscaled'.Y28];[$'realWorldCalibrationData-collectedUnscaled'.Y28]*[$'realWorldCalibrationData-collectedUnscaled'.$AL28];&quot;&quot;)" office:value-type="float" office:value="0.112684135976888" calcext:value-type="float">
            <text:p>0.112684135976888</text:p>
          </table:table-cell>
          <table:table-cell table:formula="of:=IF([$'realWorldCalibrationData-collectedUnscaled'.Z28];[$'realWorldCalibrationData-collectedUnscaled'.Z28]*[$'realWorldCalibrationData-collectedUnscaled'.$AL28];&quot;&quot;)" office:value-type="float" office:value="0.111763264776835" calcext:value-type="float">
            <text:p>0.111763264776835</text:p>
          </table:table-cell>
          <table:table-cell table:formula="of:=IF([$'realWorldCalibrationData-collectedUnscaled'.AA28];[$'realWorldCalibrationData-collectedUnscaled'.AA28]*[$'realWorldCalibrationData-collectedUnscaled'.$AL28];&quot;&quot;)">
            <text:p/>
          </table:table-cell>
          <table:table-cell table:formula="of:=IF([$'realWorldCalibrationData-collectedUnscaled'.AB28];[$'realWorldCalibrationData-collectedUnscaled'.AB28]*[$'realWorldCalibrationData-collectedUnscaled'.$AL28];&quot;&quot;)">
            <text:p/>
          </table:table-cell>
          <table:table-cell table:formula="of:=IF([$'realWorldCalibrationData-collectedUnscaled'.AC28];[$'realWorldCalibrationData-collectedUnscaled'.AC28]*[$'realWorldCalibrationData-collectedUnscaled'.$AL28];&quot;&quot;)">
            <text:p/>
          </table:table-cell>
          <table:table-cell table:formula="of:=IF([$'realWorldCalibrationData-collectedUnscaled'.AD28];[$'realWorldCalibrationData-collectedUnscaled'.AD28]*[$'realWorldCalibrationData-collectedUnscaled'.$AL28];&quot;&quot;)">
            <text:p/>
          </table:table-cell>
          <table:table-cell table:formula="of:=IF([$'realWorldCalibrationData-collectedUnscaled'.AE28];[$'realWorldCalibrationData-collectedUnscaled'.AE28]*[$'realWorldCalibrationData-collectedUnscaled'.$AL28];&quot;&quot;)">
            <text:p/>
          </table:table-cell>
          <table:table-cell table:formula="of:=IF([$'realWorldCalibrationData-collectedUnscaled'.AF28];[$'realWorldCalibrationData-collectedUnscaled'.AF28]*[$'realWorldCalibrationData-collectedUnscaled'.$AL28];&quot;&quot;)">
            <text:p/>
          </table:table-cell>
          <table:table-cell table:formula="of:=IF([$'realWorldCalibrationData-collectedUnscaled'.AG28];[$'realWorldCalibrationData-collectedUnscaled'.AG28]*[$'realWorldCalibrationData-collectedUnscaled'.$AL28];&quot;&quot;)">
            <text:p/>
          </table:table-cell>
          <table:table-cell table:formula="of:=IF([$'realWorldCalibrationData-collectedUnscaled'.AH28];[$'realWorldCalibrationData-collectedUnscaled'.AH28]*[$'realWorldCalibrationData-collectedUnscaled'.$AL28];&quot;&quot;)">
            <text:p/>
          </table:table-cell>
          <table:table-cell table:formula="of:=IF([$'realWorldCalibrationData-collectedUnscaled'.AI28];[$'realWorldCalibrationData-collectedUnscaled'.AI28]*[$'realWorldCalibrationData-collectedUnscaled'.$AL28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£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percentage-style style:name="N162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63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number-style style:name="N164">
      <number:number number:decimal-places="1" number:min-decimal-places="1" number:min-integer-digits="1" number:grouping="true"/>
    </number:number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0" number:min-decimal-places="0" number:min-integer-digits="0"/>
      <number:text>.</number:text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0-02">00/00/0000</text:date></text:span><text:span text:style-name="MT1">, </text:span><text:span text:style-name="MT1"><text:time style:data-style-name="N2" text:time-value="09:47:29.368535316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2T11:35:45.554106698</dc:date>
    <dc:creator>Benjamin Blanz</dc:creator>
    <meta:editing-duration>P1DT8H43M5S</meta:editing-duration>
    <meta:editing-cycles>27</meta:editing-cycles>
    <meta:generator>LibreOffice/7.5.5.2$Linux_X86_64 LibreOffice_project/50$Build-2</meta:generator>
    <meta:document-statistic meta:table-count="2" meta:cell-count="1766" meta:object-count="0"/>
    <meta:user-defined meta:name=""/>
    <meta:user-defined meta:name="qrichtext">1</meta:user-defined>
  </office:meta>
</office:document-meta>
</file>